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916cm"/>
    </style:style>
    <style:style style:name="co2" style:family="table-column">
      <style:table-column-properties fo:break-before="auto" style:column-width="2.61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794cm" fo:break-before="auto" style:use-optimal-row-height="true"/>
    </style:style>
    <style:style style:name="ro3" style:family="table-row">
      <style:table-row-properties style:row-height="0.714cm" fo:break-before="auto" style:use-optimal-row-height="true"/>
    </style:style>
    <style:style style:name="ro4" style:family="table-row">
      <style:table-row-properties style:row-height="0.556cm" fo:break-before="auto" style:use-optimal-row-height="true"/>
    </style:style>
    <style:style style:name="ro5" style:family="table-row">
      <style:table-row-properties style:row-height="0.635cm" fo:break-before="auto" style:use-optimal-row-height="true"/>
    </style:style>
    <style:style style:name="ta1" style:family="table" style:master-page-name="PageStyle_5f_Hinweise">
      <style:table-properties table:display="true" style:writing-mode="lr-tb" tableooo:tab-color="#ffffff"/>
    </style:style>
    <style:style style:name="ta4" style:family="table" style:master-page-name="PageStyle_5f_loPep_5f_data">
      <style:table-properties table:display="true" style:writing-mode="lr-tb" tableooo:tab-color="#e1c8aa"/>
    </style:style>
    <style:style style:name="ta3" style:family="table" style:master-page-name="PageStyle_5f_XylloPep_5f_Growth">
      <style:table-properties table:display="true" style:writing-mode="lr-tb" tableooo:tab-color="#e1c8aa"/>
    </style:style>
    <style:style style:name="ta5" style:family="table" style:master-page-name="PageStyle_5f_XylloPep_5f_MOs">
      <style:table-properties table:display="true" style:writing-mode="lr-tb" tableooo:tab-color="#e1c8aa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style:text-position="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51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 style:data-style-name="N125">
      <style:table-cell-properties style:rotation-align="none"/>
      <style:text-properties style:text-position=""/>
    </style:style>
    <style:style style:name="ce7" style:family="table-cell" style:parent-style-name="Excel_20_Built-in_20_Title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8" style:family="table-cell" style:parent-style-name="Excel_20_Built-in_20_Heading_20_1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9" style:family="table-cell" style:parent-style-name="Excel_20_Built-in_20_Heading_20_2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12" style:family="table-cell" style:parent-style-name="Default" style:data-style-name="N125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 style:data-style-name="N10">
      <style:table-cell-properties style:rotation-align="none"/>
    </style:style>
    <style:style style:name="ce15" style:family="table-cell" style:parent-style-name="Default" style:data-style-name="N126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 style:data-style-name="N125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7" style:family="table-cell" style:parent-style-name="Default" style:data-style-name="N125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8" style:family="table-cell" style:parent-style-name="Default" style:data-style-name="N125">
      <style:table-cell-properties style:diagonal-bl-tr="0.74pt solid #000000" style:diagonal-tl-br="0.74pt solid #000000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9" style:family="table-cell" style:parent-style-name="Default" style:data-style-name="N1">
      <style:table-cell-properties style:rotation-align="none"/>
    </style:style>
    <style:style style:name="ce20" style:family="table-cell" style:parent-style-name="Default" style:data-style-name="N125">
      <style:table-cell-properties style:diagonal-bl-tr="0.74pt solid #000000" style:diagonal-tl-br="0.74pt solid #000000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1" style:family="table-cell" style:parent-style-name="Default" style:data-style-name="N125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2" style:family="table-cell" style:parent-style-name="Default" style:data-style-name="N125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3" style:family="table-cell" style:parent-style-name="Default" style:data-style-name="N125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4" style:family="table-cell" style:parent-style-name="Default" style:data-style-name="N125">
      <style:table-cell-properties style:diagonal-bl-tr="0.74pt solid #000000" style:diagonal-tl-br="0.74pt solid #000000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5" style:family="table-cell" style:parent-style-name="Default" style:data-style-name="N125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6" style:family="table-cell" style:parent-style-name="Default" style:data-style-name="N125">
      <style:table-cell-properties style:diagonal-bl-tr="0.74pt solid #000000" style:diagonal-tl-br="0.74pt solid #000000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7" style:family="table-cell" style:parent-style-name="Default" style:data-style-name="N125">
      <style:table-cell-properties style:diagonal-bl-tr="0.74pt solid #000000" style:diagonal-tl-br="0.74pt solid #000000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8" style:family="table-cell" style:parent-style-name="Default" style:data-style-name="N125">
      <style:table-cell-properties style:diagonal-bl-tr="0.74pt solid #000000" style:diagonal-tl-br="0.74pt solid #000000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9" style:family="table-cell" style:parent-style-name="Default" style:data-style-name="N125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0" style:family="table-cell" style:parent-style-name="Default" style:data-style-name="N125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1" style:family="table-cell" style:parent-style-name="Default" style:data-style-name="N125">
      <style:table-cell-properties style:diagonal-bl-tr="0.74pt solid #000000" style:diagonal-tl-br="0.74pt solid #000000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2" style:family="table-cell" style:parent-style-name="Default" style:data-style-name="N125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3" style:family="table-cell" style:parent-style-name="Default" style:data-style-name="N125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4" style:family="table-cell" style:parent-style-name="Default" style:data-style-name="N125">
      <style:table-cell-properties style:diagonal-bl-tr="0.74pt solid #000000" style:diagonal-tl-br="0.74pt solid #000000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5" style:family="table-cell" style:parent-style-name="Default" style:data-style-name="N125">
      <style:table-cell-properties style:diagonal-bl-tr="0.74pt solid #000000" style:diagonal-tl-br="0.74pt solid #000000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6" style:family="table-cell" style:parent-style-name="Default" style:data-style-name="N125">
      <style:table-cell-properties style:diagonal-bl-tr="0.74pt solid #000000" style:diagonal-tl-br="0.74pt solid #000000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7" style:family="table-cell" style:parent-style-name="Default" style:data-style-name="N125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8" style:family="table-cell" style:parent-style-name="Default" style:data-style-name="N125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9" style:family="table-cell" style:parent-style-name="Default" style:data-style-name="N125">
      <style:table-cell-properties style:diagonal-bl-tr="0.74pt solid #000000" style:diagonal-tl-br="0.74pt solid #000000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0" style:family="table-cell" style:parent-style-name="Default" style:data-style-name="N125">
      <style:table-cell-properties style:diagonal-bl-tr="0.74pt solid #000000" style:diagonal-tl-br="0.74pt solid #000000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1" style:family="table-cell" style:parent-style-name="Default" style:data-style-name="N125">
      <style:table-cell-properties style:diagonal-bl-tr="0.74pt solid #000000" style:diagonal-tl-br="0.74pt solid #000000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2" style:family="table-cell" style:parent-style-name="Default" style:data-style-name="N125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3" style:family="table-cell" style:parent-style-name="Default" style:data-style-name="N125">
      <style:table-cell-properties style:diagonal-bl-tr="0.74pt solid #000000" style:diagonal-tl-br="0.74pt solid #000000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4" style:family="table-cell" style:parent-style-name="Default" style:data-style-name="N125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5" style:family="table-cell" style:parent-style-name="Default" style:data-style-name="N125">
      <style:table-cell-properties style:diagonal-bl-tr="0.74pt solid #000000" style:diagonal-tl-br="0.74pt solid #000000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6" style:family="table-cell" style:parent-style-name="Default" style:data-style-name="N125">
      <style:table-cell-properties style:diagonal-bl-tr="0.74pt solid #000000" style:diagonal-tl-br="0.74pt solid #000000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7" style:family="table-cell" style:parent-style-name="Default" style:data-style-name="N125">
      <style:table-cell-properties style:diagonal-bl-tr="0.74pt solid #000000" style:diagonal-tl-br="0.74pt solid #000000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8" style:family="table-cell" style:parent-style-name="Default" style:data-style-name="N125">
      <style:table-cell-properties style:diagonal-bl-tr="0.74pt solid #000000" style:diagonal-tl-br="0.74pt solid #000000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9" style:family="table-cell" style:parent-style-name="Default" style:data-style-name="N125">
      <style:table-cell-properties style:diagonal-bl-tr="0.74pt solid #000000" style:diagonal-tl-br="0.74pt solid #000000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0" style:family="table-cell" style:parent-style-name="Default" style:data-style-name="N125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3" style:family="table-cell" style:parent-style-name="Default" style:data-style-name="N125">
      <style:table-cell-properties style:diagonal-bl-tr="0.74pt solid #000000" style:diagonal-tl-br="0.74pt solid #000000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4" style:family="table-cell" style:parent-style-name="Default" style:data-style-name="N125">
      <style:table-cell-properties style:diagonal-bl-tr="0.74pt solid #000000" style:diagonal-tl-br="0.74pt solid #000000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5" style:family="table-cell" style:parent-style-name="Default" style:data-style-name="N125">
      <style:table-cell-properties style:diagonal-bl-tr="0.74pt solid #000000" style:diagonal-tl-br="0.74pt solid #000000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6" style:family="table-cell" style:parent-style-name="Default" style:data-style-name="N125">
      <style:table-cell-properties style:diagonal-bl-tr="0.74pt solid #000000" style:diagonal-tl-br="0.74pt solid #000000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7" style:family="table-cell" style:parent-style-name="Default" style:data-style-name="N125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8" style:family="table-cell" style:parent-style-name="Default" style:data-style-name="N125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9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 style:data-style-name="N125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inweis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Wachstum bestimmt über Abschwächung D bei 600 n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ein Wachstum:</text:p>
          </table:table-cell>
          <table:table-cell office:value-type="string" calcext:value-type="string">
            <text:p>D &lt; 0,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hwaches Wachstum:</text:p>
          </table:table-cell>
          <table:table-cell office:value-type="string" calcext:value-type="string">
            <text:p>0,01 =&lt; D &lt; 0,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chstum:</text:p>
          </table:table-cell>
          <table:table-cell office:value-type="string" calcext:value-type="string">
            <text:p>D &gt;= 0,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erte für D nach Abzug der Referenz</text:p>
          </table:table-cell>
          <table:table-cell table:number-columns-repeated="1023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XylloPep_Growth" table:style-name="ta3">
        <table:table-column table:style-name="co3" table:number-columns-repeated="27" table:default-cell-style-name="Default"/>
        <table:table-row table:style-name="ro2">
          <table:table-cell table:style-name="ce7" office:value-type="string" calcext:value-type="string">
            <text:p>EPS-Bildner-Screening Xylose</text:p>
          </table:table-cell>
          <table:table-cell table:number-columns-repeated="26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Medium: Xylose-Medium mit niedriger Peptonkonzentration (1,5 g/l)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Wachstum via Messung der Abschwächung bei 600 nm</text:p>
          </table:table-cell>
          <table:table-cell table:number-columns-repeated="26"/>
        </table:table-row>
        <table:table-row table:style-name="ro1">
          <table:table-cell table:number-columns-repeated="27"/>
        </table:table-row>
        <table:table-row table:style-name="ro3">
          <table:table-cell table:style-name="ce8" office:value-type="string" calcext:value-type="string">
            <text:p>Kein Wachstum nach 48 h (n = 1)</text:p>
          </table:table-cell>
          <table:table-cell table:number-columns-repeated="26"/>
        </table:table-row>
        <table:table-row table:style-name="ro4">
          <table:table-cell table:number-columns-repeated="27"/>
        </table:table-row>
        <table:table-row table:style-name="ro5">
          <table:table-cell table:style-name="ce9" office:value-type="string" calcext:value-type="string">
            <text:p>EPS1</text:p>
          </table:table-cell>
          <table:table-cell table:number-columns-repeated="13"/>
          <table:table-cell table:style-name="ce9" office:value-type="string" calcext:value-type="string">
            <text:p>EPS2</text:p>
          </table:table-cell>
          <table:table-cell table:number-columns-repeated="12"/>
        </table:table-row>
        <table:table-row table:style-name="ro4"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</table:table-row>
        <table:table-row table:style-name="ro1">
          <table:table-cell table:style-name="ce10" office:value-type="string" calcext:value-type="string">
            <text:p>A</text:p>
          </table:table-cell>
          <table:table-cell table:style-name="ce12" table:formula="of:=IF([$loPep_data.B4]&lt;0.01;&quot;x&quot;;&quot;&quot;)">
            <text:p/>
          </table:table-cell>
          <table:table-cell table:style-name="ce12" table:formula="of:=IF([$loPep_data.C4]&lt;0.01;&quot;x&quot;;&quot;&quot;)">
            <text:p/>
          </table:table-cell>
          <table:table-cell table:style-name="ce12" table:formula="of:=IF([$loPep_data.D4]&lt;0.01;&quot;x&quot;;&quot;&quot;)">
            <text:p/>
          </table:table-cell>
          <table:table-cell table:style-name="ce12" table:formula="of:=IF([$loPep_data.E4]&lt;0.01;&quot;x&quot;;&quot;&quot;)">
            <text:p/>
          </table:table-cell>
          <table:table-cell table:style-name="ce12" table:formula="of:=IF([$loPep_data.F4]&lt;0.01;&quot;x&quot;;&quot;&quot;)">
            <text:p/>
          </table:table-cell>
          <table:table-cell table:style-name="ce12" table:formula="of:=IF([$loPep_data.G4]&lt;0.01;&quot;x&quot;;&quot;&quot;)">
            <text:p/>
          </table:table-cell>
          <table:table-cell table:style-name="ce12" table:formula="of:=IF([$loPep_data.H4]&lt;0.01;&quot;x&quot;;&quot;&quot;)" office:value-type="string" office:string-value="x" calcext:value-type="string">
            <text:p>x</text:p>
          </table:table-cell>
          <table:table-cell table:style-name="ce12" table:formula="of:=IF([$loPep_data.I4]&lt;0.01;&quot;x&quot;;&quot;&quot;)">
            <text:p/>
          </table:table-cell>
          <table:table-cell table:style-name="ce12" table:formula="of:=IF([$loPep_data.J4]&lt;0.01;&quot;x&quot;;&quot;&quot;)">
            <text:p/>
          </table:table-cell>
          <table:table-cell table:style-name="ce12" table:formula="of:=IF([$loPep_data.K4]&lt;0.01;&quot;x&quot;;&quot;&quot;)">
            <text:p/>
          </table:table-cell>
          <table:table-cell table:style-name="ce12" table:formula="of:=IF([$loPep_data.L4]&lt;0.01;&quot;x&quot;;&quot;&quot;)">
            <text:p/>
          </table:table-cell>
          <table:table-cell table:style-name="ce12" table:formula="of:=IF([$loPep_data.M4]&lt;0.01;&quot;x&quot;;&quot;&quot;)">
            <text:p/>
          </table:table-cell>
          <table:table-cell/>
          <table:table-cell table:style-name="ce10" office:value-type="string" calcext:value-type="string">
            <text:p>A</text:p>
          </table:table-cell>
          <table:table-cell table:style-name="ce15" table:formula="of:=IF([$loPep_data.P4]&lt;0.01;&quot;x&quot;;&quot;&quot;)" office:value-type="string" office:string-value="x" calcext:value-type="string">
            <text:p>x</text:p>
          </table:table-cell>
          <table:table-cell table:style-name="ce15" table:formula="of:=IF([$loPep_data.Q4]&lt;0.01;&quot;x&quot;;&quot;&quot;)" office:value-type="string" office:string-value="x" calcext:value-type="string">
            <text:p>x</text:p>
          </table:table-cell>
          <table:table-cell table:style-name="ce15" table:formula="of:=IF([$loPep_data.R4]&lt;0.01;&quot;x&quot;;&quot;&quot;)" office:value-type="string" office:string-value="x" calcext:value-type="string">
            <text:p>x</text:p>
          </table:table-cell>
          <table:table-cell table:style-name="ce12" table:formula="of:=IF([$loPep_data.S4]&lt;0.01;&quot;x&quot;;&quot;&quot;)">
            <text:p/>
          </table:table-cell>
          <table:table-cell table:style-name="ce15" table:formula="of:=IF([$loPep_data.T4]&lt;0.01;&quot;x&quot;;&quot;&quot;)" office:value-type="string" office:string-value="x" calcext:value-type="string">
            <text:p>x</text:p>
          </table:table-cell>
          <table:table-cell table:style-name="ce12" table:formula="of:=IF([$loPep_data.U4]&lt;0.01;&quot;x&quot;;&quot;&quot;)">
            <text:p/>
          </table:table-cell>
          <table:table-cell table:style-name="ce12" table:formula="of:=IF([$loPep_data.V4]&lt;0.01;&quot;x&quot;;&quot;&quot;)">
            <text:p/>
          </table:table-cell>
          <table:table-cell table:style-name="ce12" table:formula="of:=IF([$loPep_data.W4]&lt;0.01;&quot;x&quot;;&quot;&quot;)">
            <text:p/>
          </table:table-cell>
          <table:table-cell table:style-name="ce12" table:formula="of:=IF([$loPep_data.X4]&lt;0.01;&quot;x&quot;;&quot;&quot;)">
            <text:p/>
          </table:table-cell>
          <table:table-cell table:style-name="ce12" table:formula="of:=IF([$loPep_data.Y4]&lt;0.01;&quot;x&quot;;&quot;&quot;)">
            <text:p/>
          </table:table-cell>
          <table:table-cell table:style-name="ce12" table:formula="of:=IF([$loPep_data.Z4]&lt;0.01;&quot;x&quot;;&quot;&quot;)">
            <text:p/>
          </table:table-cell>
          <table:table-cell table:style-name="ce12" table:formula="of:=IF([$loPep_data.AA4]&lt;0.01;&quot;x&quot;;&quot;&quot;)">
            <text:p/>
          </table:table-cell>
        </table:table-row>
        <table:table-row table:style-name="ro1">
          <table:table-cell table:style-name="ce10" office:value-type="string" calcext:value-type="string">
            <text:p>B</text:p>
          </table:table-cell>
          <table:table-cell table:style-name="ce12" table:formula="of:=IF([$loPep_data.B5]&lt;0.01;&quot;x&quot;;&quot;&quot;)">
            <text:p/>
          </table:table-cell>
          <table:table-cell table:style-name="ce12" table:formula="of:=IF([$loPep_data.C5]&lt;0.01;&quot;x&quot;;&quot;&quot;)">
            <text:p/>
          </table:table-cell>
          <table:table-cell table:style-name="ce12" table:formula="of:=IF([$loPep_data.D5]&lt;0.01;&quot;x&quot;;&quot;&quot;)">
            <text:p/>
          </table:table-cell>
          <table:table-cell table:style-name="ce12" table:formula="of:=IF([$loPep_data.E5]&lt;0.01;&quot;x&quot;;&quot;&quot;)">
            <text:p/>
          </table:table-cell>
          <table:table-cell table:style-name="ce12" table:formula="of:=IF([$loPep_data.F5]&lt;0.01;&quot;x&quot;;&quot;&quot;)">
            <text:p/>
          </table:table-cell>
          <table:table-cell table:style-name="ce12" table:formula="of:=IF([$loPep_data.G5]&lt;0.01;&quot;x&quot;;&quot;&quot;)">
            <text:p/>
          </table:table-cell>
          <table:table-cell table:style-name="ce12" table:formula="of:=IF([$loPep_data.H5]&lt;0.01;&quot;x&quot;;&quot;&quot;)">
            <text:p/>
          </table:table-cell>
          <table:table-cell table:style-name="ce12" table:formula="of:=IF([$loPep_data.I5]&lt;0.01;&quot;x&quot;;&quot;&quot;)">
            <text:p/>
          </table:table-cell>
          <table:table-cell table:style-name="ce12" table:formula="of:=IF([$loPep_data.J5]&lt;0.01;&quot;x&quot;;&quot;&quot;)">
            <text:p/>
          </table:table-cell>
          <table:table-cell table:style-name="ce12" table:formula="of:=IF([$loPep_data.K5]&lt;0.01;&quot;x&quot;;&quot;&quot;)">
            <text:p/>
          </table:table-cell>
          <table:table-cell table:style-name="ce12" table:formula="of:=IF([$loPep_data.L5]&lt;0.01;&quot;x&quot;;&quot;&quot;)">
            <text:p/>
          </table:table-cell>
          <table:table-cell table:style-name="ce12" table:formula="of:=IF([$loPep_data.M5]&lt;0.01;&quot;x&quot;;&quot;&quot;)">
            <text:p/>
          </table:table-cell>
          <table:table-cell/>
          <table:table-cell table:style-name="ce10" office:value-type="string" calcext:value-type="string">
            <text:p>B</text:p>
          </table:table-cell>
          <table:table-cell table:style-name="ce12" table:formula="of:=IF([$loPep_data.P5]&lt;0.01;&quot;x&quot;;&quot;&quot;)">
            <text:p/>
          </table:table-cell>
          <table:table-cell table:style-name="ce15" table:formula="of:=IF([$loPep_data.Q5]&lt;0.01;&quot;x&quot;;&quot;&quot;)" office:value-type="string" office:string-value="x" calcext:value-type="string">
            <text:p>x</text:p>
          </table:table-cell>
          <table:table-cell table:style-name="ce12" table:formula="of:=IF([$loPep_data.R5]&lt;0.01;&quot;x&quot;;&quot;&quot;)">
            <text:p/>
          </table:table-cell>
          <table:table-cell table:style-name="ce12" table:formula="of:=IF([$loPep_data.S5]&lt;0.01;&quot;x&quot;;&quot;&quot;)">
            <text:p/>
          </table:table-cell>
          <table:table-cell table:style-name="ce12" table:formula="of:=IF([$loPep_data.T5]&lt;0.01;&quot;x&quot;;&quot;&quot;)">
            <text:p/>
          </table:table-cell>
          <table:table-cell table:style-name="ce12" table:formula="of:=IF([$loPep_data.U5]&lt;0.01;&quot;x&quot;;&quot;&quot;)">
            <text:p/>
          </table:table-cell>
          <table:table-cell table:style-name="ce12" table:formula="of:=IF([$loPep_data.V5]&lt;0.01;&quot;x&quot;;&quot;&quot;)">
            <text:p/>
          </table:table-cell>
          <table:table-cell table:style-name="ce15" table:formula="of:=IF([$loPep_data.W5]&lt;0.01;&quot;x&quot;;&quot;&quot;)" office:value-type="string" office:string-value="x" calcext:value-type="string">
            <text:p>x</text:p>
          </table:table-cell>
          <table:table-cell table:style-name="ce15" table:formula="of:=IF([$loPep_data.X5]&lt;0.01;&quot;x&quot;;&quot;&quot;)" office:value-type="string" office:string-value="x" calcext:value-type="string">
            <text:p>x</text:p>
          </table:table-cell>
          <table:table-cell table:style-name="ce15" table:formula="of:=IF([$loPep_data.Y5]&lt;0.01;&quot;x&quot;;&quot;&quot;)" office:value-type="string" office:string-value="x" calcext:value-type="string">
            <text:p>x</text:p>
          </table:table-cell>
          <table:table-cell table:style-name="ce15" table:formula="of:=IF([$loPep_data.Z5]&lt;0.01;&quot;x&quot;;&quot;&quot;)" office:value-type="string" office:string-value="x" calcext:value-type="string">
            <text:p>x</text:p>
          </table:table-cell>
          <table:table-cell table:style-name="ce15" table:formula="of:=IF([$loPep_data.AA5]&lt;0.01;&quot;x&quot;;&quot;&quot;)" office:value-type="string" office:string-value="x" calcext:value-type="string">
            <text:p>x</text:p>
          </table:table-cell>
        </table:table-row>
        <table:table-row table:style-name="ro1">
          <table:table-cell table:style-name="ce10" office:value-type="string" calcext:value-type="string">
            <text:p>C</text:p>
          </table:table-cell>
          <table:table-cell table:style-name="ce12" table:formula="of:=IF([$loPep_data.B6]&lt;0.01;&quot;x&quot;;&quot;&quot;)" office:value-type="string" office:string-value="x" calcext:value-type="string">
            <text:p>x</text:p>
          </table:table-cell>
          <table:table-cell table:style-name="ce12" table:formula="of:=IF([$loPep_data.C6]&lt;0.01;&quot;x&quot;;&quot;&quot;)" office:value-type="string" office:string-value="x" calcext:value-type="string">
            <text:p>x</text:p>
          </table:table-cell>
          <table:table-cell table:style-name="ce12" table:formula="of:=IF([$loPep_data.D6]&lt;0.01;&quot;x&quot;;&quot;&quot;)">
            <text:p/>
          </table:table-cell>
          <table:table-cell table:style-name="ce12" table:formula="of:=IF([$loPep_data.E6]&lt;0.01;&quot;x&quot;;&quot;&quot;)">
            <text:p/>
          </table:table-cell>
          <table:table-cell table:style-name="ce12" table:formula="of:=IF([$loPep_data.F6]&lt;0.01;&quot;x&quot;;&quot;&quot;)">
            <text:p/>
          </table:table-cell>
          <table:table-cell table:style-name="ce12" table:formula="of:=IF([$loPep_data.G6]&lt;0.01;&quot;x&quot;;&quot;&quot;)">
            <text:p/>
          </table:table-cell>
          <table:table-cell table:style-name="ce12" table:formula="of:=IF([$loPep_data.H6]&lt;0.01;&quot;x&quot;;&quot;&quot;)">
            <text:p/>
          </table:table-cell>
          <table:table-cell table:style-name="ce12" table:formula="of:=IF([$loPep_data.I6]&lt;0.01;&quot;x&quot;;&quot;&quot;)">
            <text:p/>
          </table:table-cell>
          <table:table-cell table:style-name="ce12" table:formula="of:=IF([$loPep_data.J6]&lt;0.01;&quot;x&quot;;&quot;&quot;)">
            <text:p/>
          </table:table-cell>
          <table:table-cell table:style-name="ce12" table:formula="of:=IF([$loPep_data.K6]&lt;0.01;&quot;x&quot;;&quot;&quot;)">
            <text:p/>
          </table:table-cell>
          <table:table-cell table:style-name="ce12" table:formula="of:=IF([$loPep_data.L6]&lt;0.01;&quot;x&quot;;&quot;&quot;)">
            <text:p/>
          </table:table-cell>
          <table:table-cell table:style-name="ce12" table:formula="of:=IF([$loPep_data.M6]&lt;0.01;&quot;x&quot;;&quot;&quot;)">
            <text:p/>
          </table:table-cell>
          <table:table-cell/>
          <table:table-cell table:style-name="ce10" office:value-type="string" calcext:value-type="string">
            <text:p>C</text:p>
          </table:table-cell>
          <table:table-cell table:style-name="ce12" table:formula="of:=IF([$loPep_data.P6]&lt;0.01;&quot;x&quot;;&quot;&quot;)">
            <text:p/>
          </table:table-cell>
          <table:table-cell table:style-name="ce12" table:formula="of:=IF([$loPep_data.Q6]&lt;0.01;&quot;x&quot;;&quot;&quot;)">
            <text:p/>
          </table:table-cell>
          <table:table-cell table:style-name="ce12" table:formula="of:=IF([$loPep_data.R6]&lt;0.01;&quot;x&quot;;&quot;&quot;)">
            <text:p/>
          </table:table-cell>
          <table:table-cell table:style-name="ce12" table:formula="of:=IF([$loPep_data.S6]&lt;0.01;&quot;x&quot;;&quot;&quot;)">
            <text:p/>
          </table:table-cell>
          <table:table-cell table:style-name="ce12" table:formula="of:=IF([$loPep_data.T6]&lt;0.01;&quot;x&quot;;&quot;&quot;)">
            <text:p/>
          </table:table-cell>
          <table:table-cell table:style-name="ce12" table:formula="of:=IF([$loPep_data.U6]&lt;0.01;&quot;x&quot;;&quot;&quot;)">
            <text:p/>
          </table:table-cell>
          <table:table-cell table:style-name="ce12" table:formula="of:=IF([$loPep_data.V6]&lt;0.01;&quot;x&quot;;&quot;&quot;)">
            <text:p/>
          </table:table-cell>
          <table:table-cell table:style-name="ce12" table:formula="of:=IF([$loPep_data.W6]&lt;0.01;&quot;x&quot;;&quot;&quot;)" office:value-type="string" office:string-value="x" calcext:value-type="string">
            <text:p>x</text:p>
          </table:table-cell>
          <table:table-cell table:style-name="ce12" table:formula="of:=IF([$loPep_data.X6]&lt;0.01;&quot;x&quot;;&quot;&quot;)">
            <text:p/>
          </table:table-cell>
          <table:table-cell table:style-name="ce15" table:formula="of:=IF([$loPep_data.Y6]&lt;0.01;&quot;x&quot;;&quot;&quot;)" office:value-type="string" office:string-value="x" calcext:value-type="string">
            <text:p>x</text:p>
          </table:table-cell>
          <table:table-cell table:style-name="ce15" table:formula="of:=IF([$loPep_data.Z6]&lt;0.01;&quot;x&quot;;&quot;&quot;)" office:value-type="string" office:string-value="x" calcext:value-type="string">
            <text:p>x</text:p>
          </table:table-cell>
          <table:table-cell table:style-name="ce12" table:formula="of:=IF([$loPep_data.AA6]&lt;0.01;&quot;x&quot;;&quot;&quot;)">
            <text:p/>
          </table:table-cell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2" table:formula="of:=IF([$loPep_data.B7]&lt;0.01;&quot;x&quot;;&quot;&quot;)">
            <text:p/>
          </table:table-cell>
          <table:table-cell table:style-name="ce12" table:formula="of:=IF([$loPep_data.C7]&lt;0.01;&quot;x&quot;;&quot;&quot;)" office:value-type="string" office:string-value="x" calcext:value-type="string">
            <text:p>x</text:p>
          </table:table-cell>
          <table:table-cell table:style-name="ce12" table:formula="of:=IF([$loPep_data.D7]&lt;0.01;&quot;x&quot;;&quot;&quot;)">
            <text:p/>
          </table:table-cell>
          <table:table-cell table:style-name="ce12" table:formula="of:=IF([$loPep_data.E7]&lt;0.01;&quot;x&quot;;&quot;&quot;)">
            <text:p/>
          </table:table-cell>
          <table:table-cell table:style-name="ce12" table:formula="of:=IF([$loPep_data.F7]&lt;0.01;&quot;x&quot;;&quot;&quot;)" office:value-type="string" office:string-value="x" calcext:value-type="string">
            <text:p>x</text:p>
          </table:table-cell>
          <table:table-cell table:style-name="ce12" table:formula="of:=IF([$loPep_data.G7]&lt;0.01;&quot;x&quot;;&quot;&quot;)">
            <text:p/>
          </table:table-cell>
          <table:table-cell table:style-name="ce12" table:formula="of:=IF([$loPep_data.H7]&lt;0.01;&quot;x&quot;;&quot;&quot;)">
            <text:p/>
          </table:table-cell>
          <table:table-cell table:style-name="ce12" table:formula="of:=IF([$loPep_data.I7]&lt;0.01;&quot;x&quot;;&quot;&quot;)" office:value-type="string" office:string-value="x" calcext:value-type="string">
            <text:p>x</text:p>
          </table:table-cell>
          <table:table-cell table:style-name="ce12" table:formula="of:=IF([$loPep_data.J7]&lt;0.01;&quot;x&quot;;&quot;&quot;)">
            <text:p/>
          </table:table-cell>
          <table:table-cell table:style-name="ce12" table:formula="of:=IF([$loPep_data.K7]&lt;0.01;&quot;x&quot;;&quot;&quot;)">
            <text:p/>
          </table:table-cell>
          <table:table-cell table:style-name="ce12" table:formula="of:=IF([$loPep_data.L7]&lt;0.01;&quot;x&quot;;&quot;&quot;)">
            <text:p/>
          </table:table-cell>
          <table:table-cell table:style-name="ce12" table:formula="of:=IF([$loPep_data.M7]&lt;0.01;&quot;x&quot;;&quot;&quot;)">
            <text:p/>
          </table:table-cell>
          <table:table-cell/>
          <table:table-cell table:style-name="ce10" office:value-type="string" calcext:value-type="string">
            <text:p>D</text:p>
          </table:table-cell>
          <table:table-cell table:style-name="ce12" table:formula="of:=IF([$loPep_data.P7]&lt;0.01;&quot;x&quot;;&quot;&quot;)">
            <text:p/>
          </table:table-cell>
          <table:table-cell table:style-name="ce12" table:formula="of:=IF([$loPep_data.Q7]&lt;0.01;&quot;x&quot;;&quot;&quot;)">
            <text:p/>
          </table:table-cell>
          <table:table-cell table:style-name="ce12" table:formula="of:=IF([$loPep_data.R7]&lt;0.01;&quot;x&quot;;&quot;&quot;)">
            <text:p/>
          </table:table-cell>
          <table:table-cell table:style-name="ce12" table:formula="of:=IF([$loPep_data.S7]&lt;0.01;&quot;x&quot;;&quot;&quot;)">
            <text:p/>
          </table:table-cell>
          <table:table-cell table:style-name="ce12" table:formula="of:=IF([$loPep_data.T7]&lt;0.01;&quot;x&quot;;&quot;&quot;)" office:value-type="string" office:string-value="x" calcext:value-type="string">
            <text:p>x</text:p>
          </table:table-cell>
          <table:table-cell table:style-name="ce12" table:formula="of:=IF([$loPep_data.U7]&lt;0.01;&quot;x&quot;;&quot;&quot;)">
            <text:p/>
          </table:table-cell>
          <table:table-cell table:style-name="ce12" table:formula="of:=IF([$loPep_data.V7]&lt;0.01;&quot;x&quot;;&quot;&quot;)">
            <text:p/>
          </table:table-cell>
          <table:table-cell table:style-name="ce12" table:formula="of:=IF([$loPep_data.W7]&lt;0.01;&quot;x&quot;;&quot;&quot;)" office:value-type="string" office:string-value="x" calcext:value-type="string">
            <text:p>x</text:p>
          </table:table-cell>
          <table:table-cell table:style-name="ce15" table:formula="of:=IF([$loPep_data.X7]&lt;0.01;&quot;x&quot;;&quot;&quot;)" office:value-type="string" office:string-value="x" calcext:value-type="string">
            <text:p>x</text:p>
          </table:table-cell>
          <table:table-cell table:style-name="ce12" table:formula="of:=IF([$loPep_data.Y7]&lt;0.01;&quot;x&quot;;&quot;&quot;)" office:value-type="string" office:string-value="x" calcext:value-type="string">
            <text:p>x</text:p>
          </table:table-cell>
          <table:table-cell table:style-name="ce15" table:formula="of:=IF([$loPep_data.Z7]&lt;0.01;&quot;x&quot;;&quot;&quot;)" office:value-type="string" office:string-value="x" calcext:value-type="string">
            <text:p>x</text:p>
          </table:table-cell>
          <table:table-cell table:style-name="ce15" table:formula="of:=IF([$loPep_data.AA7]&lt;0.01;&quot;x&quot;;&quot;&quot;)" office:value-type="string" office:string-value="x" calcext:value-type="string">
            <text:p>x</text:p>
          </table:table-cell>
        </table:table-row>
        <table:table-row table:style-name="ro1">
          <table:table-cell table:style-name="ce10" office:value-type="string" calcext:value-type="string">
            <text:p>E</text:p>
          </table:table-cell>
          <table:table-cell table:style-name="ce12" table:formula="of:=IF([$loPep_data.B8]&lt;0.01;&quot;x&quot;;&quot;&quot;)">
            <text:p/>
          </table:table-cell>
          <table:table-cell table:style-name="ce12" table:formula="of:=IF([$loPep_data.C8]&lt;0.01;&quot;x&quot;;&quot;&quot;)" office:value-type="string" office:string-value="x" calcext:value-type="string">
            <text:p>x</text:p>
          </table:table-cell>
          <table:table-cell table:style-name="ce12" table:formula="of:=IF([$loPep_data.D8]&lt;0.01;&quot;x&quot;;&quot;&quot;)">
            <text:p/>
          </table:table-cell>
          <table:table-cell table:style-name="ce12" table:formula="of:=IF([$loPep_data.E8]&lt;0.01;&quot;x&quot;;&quot;&quot;)">
            <text:p/>
          </table:table-cell>
          <table:table-cell table:style-name="ce12" table:formula="of:=IF([$loPep_data.F8]&lt;0.01;&quot;x&quot;;&quot;&quot;)">
            <text:p/>
          </table:table-cell>
          <table:table-cell table:style-name="ce12" table:formula="of:=IF([$loPep_data.G8]&lt;0.01;&quot;x&quot;;&quot;&quot;)" office:value-type="string" office:string-value="x" calcext:value-type="string">
            <text:p>x</text:p>
          </table:table-cell>
          <table:table-cell table:style-name="ce12" table:formula="of:=IF([$loPep_data.H8]&lt;0.01;&quot;x&quot;;&quot;&quot;)" office:value-type="string" office:string-value="x" calcext:value-type="string">
            <text:p>x</text:p>
          </table:table-cell>
          <table:table-cell table:style-name="ce12" table:formula="of:=IF([$loPep_data.I8]&lt;0.01;&quot;x&quot;;&quot;&quot;)">
            <text:p/>
          </table:table-cell>
          <table:table-cell table:style-name="ce12" table:formula="of:=IF([$loPep_data.J8]&lt;0.01;&quot;x&quot;;&quot;&quot;)">
            <text:p/>
          </table:table-cell>
          <table:table-cell table:style-name="ce12" table:formula="of:=IF([$loPep_data.K8]&lt;0.01;&quot;x&quot;;&quot;&quot;)">
            <text:p/>
          </table:table-cell>
          <table:table-cell table:style-name="ce12" table:formula="of:=IF([$loPep_data.L8]&lt;0.01;&quot;x&quot;;&quot;&quot;)" office:value-type="string" office:string-value="x" calcext:value-type="string">
            <text:p>x</text:p>
          </table:table-cell>
          <table:table-cell table:style-name="ce12" table:formula="of:=IF([$loPep_data.M8]&lt;0.01;&quot;x&quot;;&quot;&quot;)" office:value-type="string" office:string-value="x" calcext:value-type="string">
            <text:p>x</text:p>
          </table:table-cell>
          <table:table-cell/>
          <table:table-cell table:style-name="ce10" office:value-type="string" calcext:value-type="string">
            <text:p>E</text:p>
          </table:table-cell>
          <table:table-cell table:style-name="ce12" table:formula="of:=IF([$loPep_data.P8]&lt;0.01;&quot;x&quot;;&quot;&quot;)">
            <text:p/>
          </table:table-cell>
          <table:table-cell table:style-name="ce12" table:formula="of:=IF([$loPep_data.Q8]&lt;0.01;&quot;x&quot;;&quot;&quot;)">
            <text:p/>
          </table:table-cell>
          <table:table-cell table:style-name="ce12" table:formula="of:=IF([$loPep_data.R8]&lt;0.01;&quot;x&quot;;&quot;&quot;)">
            <text:p/>
          </table:table-cell>
          <table:table-cell table:style-name="ce12" table:formula="of:=IF([$loPep_data.S8]&lt;0.01;&quot;x&quot;;&quot;&quot;)">
            <text:p/>
          </table:table-cell>
          <table:table-cell table:style-name="ce12" table:formula="of:=IF([$loPep_data.T8]&lt;0.01;&quot;x&quot;;&quot;&quot;)">
            <text:p/>
          </table:table-cell>
          <table:table-cell table:style-name="ce12" table:formula="of:=IF([$loPep_data.U8]&lt;0.01;&quot;x&quot;;&quot;&quot;)" office:value-type="string" office:string-value="x" calcext:value-type="string">
            <text:p>x</text:p>
          </table:table-cell>
          <table:table-cell table:style-name="ce12" table:formula="of:=IF([$loPep_data.V8]&lt;0.01;&quot;x&quot;;&quot;&quot;)" office:value-type="string" office:string-value="x" calcext:value-type="string">
            <text:p>x</text:p>
          </table:table-cell>
          <table:table-cell table:style-name="ce12" table:formula="of:=IF([$loPep_data.W8]&lt;0.01;&quot;x&quot;;&quot;&quot;)" office:value-type="string" office:string-value="x" calcext:value-type="string">
            <text:p>x</text:p>
          </table:table-cell>
          <table:table-cell table:style-name="ce12" table:formula="of:=IF([$loPep_data.X8]&lt;0.01;&quot;x&quot;;&quot;&quot;)">
            <text:p/>
          </table:table-cell>
          <table:table-cell table:style-name="ce12" table:formula="of:=IF([$loPep_data.Y8]&lt;0.01;&quot;x&quot;;&quot;&quot;)">
            <text:p/>
          </table:table-cell>
          <table:table-cell table:style-name="ce12" table:formula="of:=IF([$loPep_data.Z8]&lt;0.01;&quot;x&quot;;&quot;&quot;)">
            <text:p/>
          </table:table-cell>
          <table:table-cell table:style-name="ce12" table:formula="of:=IF([$loPep_data.AA8]&lt;0.01;&quot;x&quot;;&quot;&quot;)">
            <text:p/>
          </table:table-cell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2" table:formula="of:=IF([$loPep_data.B9]&lt;0.01;&quot;x&quot;;&quot;&quot;)">
            <text:p/>
          </table:table-cell>
          <table:table-cell table:style-name="ce12" table:formula="of:=IF([$loPep_data.C9]&lt;0.01;&quot;x&quot;;&quot;&quot;)" office:value-type="string" office:string-value="x" calcext:value-type="string">
            <text:p>x</text:p>
          </table:table-cell>
          <table:table-cell table:style-name="ce12" table:formula="of:=IF([$loPep_data.D9]&lt;0.01;&quot;x&quot;;&quot;&quot;)">
            <text:p/>
          </table:table-cell>
          <table:table-cell table:style-name="ce12" table:formula="of:=IF([$loPep_data.E9]&lt;0.01;&quot;x&quot;;&quot;&quot;)">
            <text:p/>
          </table:table-cell>
          <table:table-cell table:style-name="ce12" table:formula="of:=IF([$loPep_data.F9]&lt;0.01;&quot;x&quot;;&quot;&quot;)">
            <text:p/>
          </table:table-cell>
          <table:table-cell table:style-name="ce12" table:formula="of:=IF([$loPep_data.G9]&lt;0.01;&quot;x&quot;;&quot;&quot;)" office:value-type="string" office:string-value="x" calcext:value-type="string">
            <text:p>x</text:p>
          </table:table-cell>
          <table:table-cell table:style-name="ce12" table:formula="of:=IF([$loPep_data.H9]&lt;0.01;&quot;x&quot;;&quot;&quot;)">
            <text:p/>
          </table:table-cell>
          <table:table-cell table:style-name="ce12" table:formula="of:=IF([$loPep_data.I9]&lt;0.01;&quot;x&quot;;&quot;&quot;)">
            <text:p/>
          </table:table-cell>
          <table:table-cell table:style-name="ce12" table:formula="of:=IF([$loPep_data.J9]&lt;0.01;&quot;x&quot;;&quot;&quot;)">
            <text:p/>
          </table:table-cell>
          <table:table-cell table:style-name="ce12" table:formula="of:=IF([$loPep_data.K9]&lt;0.01;&quot;x&quot;;&quot;&quot;)">
            <text:p/>
          </table:table-cell>
          <table:table-cell table:style-name="ce12" table:formula="of:=IF([$loPep_data.L9]&lt;0.01;&quot;x&quot;;&quot;&quot;)">
            <text:p/>
          </table:table-cell>
          <table:table-cell table:style-name="ce12" table:formula="of:=IF([$loPep_data.M9]&lt;0.01;&quot;x&quot;;&quot;&quot;)">
            <text:p/>
          </table:table-cell>
          <table:table-cell/>
          <table:table-cell table:style-name="ce10" office:value-type="string" calcext:value-type="string">
            <text:p>F</text:p>
          </table:table-cell>
          <table:table-cell table:style-name="ce12" table:formula="of:=IF([$loPep_data.P9]&lt;0.01;&quot;x&quot;;&quot;&quot;)">
            <text:p/>
          </table:table-cell>
          <table:table-cell table:style-name="ce12" table:formula="of:=IF([$loPep_data.Q9]&lt;0.01;&quot;x&quot;;&quot;&quot;)">
            <text:p/>
          </table:table-cell>
          <table:table-cell table:style-name="ce12" table:formula="of:=IF([$loPep_data.R9]&lt;0.01;&quot;x&quot;;&quot;&quot;)" office:value-type="string" office:string-value="x" calcext:value-type="string">
            <text:p>x</text:p>
          </table:table-cell>
          <table:table-cell table:style-name="ce12" table:formula="of:=IF([$loPep_data.S9]&lt;0.01;&quot;x&quot;;&quot;&quot;)">
            <text:p/>
          </table:table-cell>
          <table:table-cell table:style-name="ce12" table:formula="of:=IF([$loPep_data.T9]&lt;0.01;&quot;x&quot;;&quot;&quot;)">
            <text:p/>
          </table:table-cell>
          <table:table-cell table:style-name="ce12" table:formula="of:=IF([$loPep_data.U9]&lt;0.01;&quot;x&quot;;&quot;&quot;)">
            <text:p/>
          </table:table-cell>
          <table:table-cell table:style-name="ce12" table:formula="of:=IF([$loPep_data.V9]&lt;0.01;&quot;x&quot;;&quot;&quot;)" office:value-type="string" office:string-value="x" calcext:value-type="string">
            <text:p>x</text:p>
          </table:table-cell>
          <table:table-cell table:style-name="ce12" table:formula="of:=IF([$loPep_data.W9]&lt;0.01;&quot;x&quot;;&quot;&quot;)">
            <text:p/>
          </table:table-cell>
          <table:table-cell table:style-name="ce12" table:formula="of:=IF([$loPep_data.X9]&lt;0.01;&quot;x&quot;;&quot;&quot;)">
            <text:p/>
          </table:table-cell>
          <table:table-cell table:style-name="ce12" table:formula="of:=IF([$loPep_data.Y9]&lt;0.01;&quot;x&quot;;&quot;&quot;)" office:value-type="string" office:string-value="x" calcext:value-type="string">
            <text:p>x</text:p>
          </table:table-cell>
          <table:table-cell table:style-name="ce12" table:formula="of:=IF([$loPep_data.Z9]&lt;0.01;&quot;x&quot;;&quot;&quot;)">
            <text:p/>
          </table:table-cell>
          <table:table-cell table:style-name="ce12" table:formula="of:=IF([$loPep_data.AA9]&lt;0.01;&quot;x&quot;;&quot;&quot;)">
            <text:p/>
          </table:table-cell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2" table:formula="of:=IF([$loPep_data.B10]&lt;0.01;&quot;x&quot;;&quot;&quot;)">
            <text:p/>
          </table:table-cell>
          <table:table-cell table:style-name="ce12" table:formula="of:=IF([$loPep_data.C10]&lt;0.01;&quot;x&quot;;&quot;&quot;)" office:value-type="string" office:string-value="x" calcext:value-type="string">
            <text:p>x</text:p>
          </table:table-cell>
          <table:table-cell table:style-name="ce12" table:formula="of:=IF([$loPep_data.D10]&lt;0.01;&quot;x&quot;;&quot;&quot;)">
            <text:p/>
          </table:table-cell>
          <table:table-cell table:style-name="ce12" table:formula="of:=IF([$loPep_data.E10]&lt;0.01;&quot;x&quot;;&quot;&quot;)">
            <text:p/>
          </table:table-cell>
          <table:table-cell table:style-name="ce12" table:formula="of:=IF([$loPep_data.F10]&lt;0.01;&quot;x&quot;;&quot;&quot;)">
            <text:p/>
          </table:table-cell>
          <table:table-cell table:style-name="ce12" table:formula="of:=IF([$loPep_data.G10]&lt;0.01;&quot;x&quot;;&quot;&quot;)">
            <text:p/>
          </table:table-cell>
          <table:table-cell table:style-name="ce12" table:formula="of:=IF([$loPep_data.H10]&lt;0.01;&quot;x&quot;;&quot;&quot;)">
            <text:p/>
          </table:table-cell>
          <table:table-cell table:style-name="ce12" table:formula="of:=IF([$loPep_data.I10]&lt;0.01;&quot;x&quot;;&quot;&quot;)">
            <text:p/>
          </table:table-cell>
          <table:table-cell table:style-name="ce12" table:formula="of:=IF([$loPep_data.J10]&lt;0.01;&quot;x&quot;;&quot;&quot;)" office:value-type="string" office:string-value="x" calcext:value-type="string">
            <text:p>x</text:p>
          </table:table-cell>
          <table:table-cell table:style-name="ce12" table:formula="of:=IF([$loPep_data.K10]&lt;0.01;&quot;x&quot;;&quot;&quot;)">
            <text:p/>
          </table:table-cell>
          <table:table-cell table:style-name="ce12" table:formula="of:=IF([$loPep_data.L10]&lt;0.01;&quot;x&quot;;&quot;&quot;)">
            <text:p/>
          </table:table-cell>
          <table:table-cell table:style-name="ce12" table:formula="of:=IF([$loPep_data.M10]&lt;0.01;&quot;x&quot;;&quot;&quot;)">
            <text:p/>
          </table:table-cell>
          <table:table-cell/>
          <table:table-cell table:style-name="ce10" office:value-type="string" calcext:value-type="string">
            <text:p>G</text:p>
          </table:table-cell>
          <table:table-cell table:style-name="ce15" table:formula="of:=IF([$loPep_data.P10]&lt;0.01;&quot;x&quot;;&quot;&quot;)" office:value-type="string" office:string-value="x" calcext:value-type="string">
            <text:p>x</text:p>
          </table:table-cell>
          <table:table-cell table:style-name="ce12" table:formula="of:=IF([$loPep_data.Q10]&lt;0.01;&quot;x&quot;;&quot;&quot;)">
            <text:p/>
          </table:table-cell>
          <table:table-cell table:style-name="ce12" table:formula="of:=IF([$loPep_data.R10]&lt;0.01;&quot;x&quot;;&quot;&quot;)">
            <text:p/>
          </table:table-cell>
          <table:table-cell table:style-name="ce12" table:formula="of:=IF([$loPep_data.S10]&lt;0.01;&quot;x&quot;;&quot;&quot;)">
            <text:p/>
          </table:table-cell>
          <table:table-cell table:style-name="ce12" table:formula="of:=IF([$loPep_data.T10]&lt;0.01;&quot;x&quot;;&quot;&quot;)">
            <text:p/>
          </table:table-cell>
          <table:table-cell table:style-name="ce12" table:formula="of:=IF([$loPep_data.U10]&lt;0.01;&quot;x&quot;;&quot;&quot;)">
            <text:p/>
          </table:table-cell>
          <table:table-cell table:style-name="ce12" table:formula="of:=IF([$loPep_data.V10]&lt;0.01;&quot;x&quot;;&quot;&quot;)" office:value-type="string" office:string-value="x" calcext:value-type="string">
            <text:p>x</text:p>
          </table:table-cell>
          <table:table-cell table:style-name="ce12" table:formula="of:=IF([$loPep_data.W10]&lt;0.01;&quot;x&quot;;&quot;&quot;)">
            <text:p/>
          </table:table-cell>
          <table:table-cell table:style-name="ce15" table:formula="of:=IF([$loPep_data.X10]&lt;0.01;&quot;x&quot;;&quot;&quot;)" office:value-type="string" office:string-value="x" calcext:value-type="string">
            <text:p>x</text:p>
          </table:table-cell>
          <table:table-cell table:style-name="ce15" table:formula="of:=IF([$loPep_data.Y10]&lt;0.01;&quot;x&quot;;&quot;&quot;)" office:value-type="string" office:string-value="x" calcext:value-type="string">
            <text:p>x</text:p>
          </table:table-cell>
          <table:table-cell table:style-name="ce12" table:formula="of:=IF([$loPep_data.Z10]&lt;0.01;&quot;x&quot;;&quot;&quot;)">
            <text:p/>
          </table:table-cell>
          <table:table-cell table:style-name="ce12" table:formula="of:=IF([$loPep_data.AA10]&lt;0.01;&quot;x&quot;;&quot;&quot;)">
            <text:p/>
          </table:table-cell>
        </table:table-row>
        <table:table-row table:style-name="ro1">
          <table:table-cell table:style-name="ce10" office:value-type="string" calcext:value-type="string">
            <text:p>H</text:p>
          </table:table-cell>
          <table:table-cell table:style-name="ce12" table:formula="of:=IF([$loPep_data.B11]&lt;0.01;&quot;x&quot;;&quot;&quot;)" office:value-type="string" office:string-value="x" calcext:value-type="string">
            <text:p>x</text:p>
          </table:table-cell>
          <table:table-cell table:style-name="ce12" table:formula="of:=IF([$loPep_data.C11]&lt;0.01;&quot;x&quot;;&quot;&quot;)">
            <text:p/>
          </table:table-cell>
          <table:table-cell table:style-name="ce12" table:formula="of:=IF([$loPep_data.D11]&lt;0.01;&quot;x&quot;;&quot;&quot;)">
            <text:p/>
          </table:table-cell>
          <table:table-cell table:style-name="ce12" table:formula="of:=IF([$loPep_data.E11]&lt;0.01;&quot;x&quot;;&quot;&quot;)" office:value-type="string" office:string-value="x" calcext:value-type="string">
            <text:p>x</text:p>
          </table:table-cell>
          <table:table-cell table:style-name="ce12" table:formula="of:=IF([$loPep_data.F11]&lt;0.01;&quot;x&quot;;&quot;&quot;)">
            <text:p/>
          </table:table-cell>
          <table:table-cell table:style-name="ce12" table:formula="of:=IF([$loPep_data.G11]&lt;0.01;&quot;x&quot;;&quot;&quot;)">
            <text:p/>
          </table:table-cell>
          <table:table-cell table:style-name="ce12" table:formula="of:=IF([$loPep_data.H11]&lt;0.01;&quot;x&quot;;&quot;&quot;)">
            <text:p/>
          </table:table-cell>
          <table:table-cell table:style-name="ce12" table:formula="of:=IF([$loPep_data.I11]&lt;0.01;&quot;x&quot;;&quot;&quot;)">
            <text:p/>
          </table:table-cell>
          <table:table-cell table:style-name="ce12" table:formula="of:=IF([$loPep_data.J11]&lt;0.01;&quot;x&quot;;&quot;&quot;)">
            <text:p/>
          </table:table-cell>
          <table:table-cell table:style-name="ce12" table:formula="of:=IF([$loPep_data.K11]&lt;0.01;&quot;x&quot;;&quot;&quot;)">
            <text:p/>
          </table:table-cell>
          <table:table-cell table:style-name="ce12" table:formula="of:=IF([$loPep_data.L11]&lt;0.01;&quot;x&quot;;&quot;&quot;)">
            <text:p/>
          </table:table-cell>
          <table:table-cell table:style-name="ce12" table:formula="of:=IF([$loPep_data.M11]&lt;0.01;&quot;x&quot;;&quot;&quot;)">
            <text:p/>
          </table:table-cell>
          <table:table-cell/>
          <table:table-cell table:style-name="ce10" office:value-type="string" calcext:value-type="string">
            <text:p>H</text:p>
          </table:table-cell>
          <table:table-cell table:style-name="ce12" table:formula="of:=IF([$loPep_data.P11]&lt;0.01;&quot;x&quot;;&quot;&quot;)">
            <text:p/>
          </table:table-cell>
          <table:table-cell table:style-name="ce12" table:formula="of:=IF([$loPep_data.Q11]&lt;0.01;&quot;x&quot;;&quot;&quot;)">
            <text:p/>
          </table:table-cell>
          <table:table-cell table:style-name="ce12" table:formula="of:=IF([$loPep_data.R11]&lt;0.01;&quot;x&quot;;&quot;&quot;)">
            <text:p/>
          </table:table-cell>
          <table:table-cell table:style-name="ce12" table:formula="of:=IF([$loPep_data.S11]&lt;0.01;&quot;x&quot;;&quot;&quot;)">
            <text:p/>
          </table:table-cell>
          <table:table-cell table:style-name="ce12" table:formula="of:=IF([$loPep_data.T11]&lt;0.01;&quot;x&quot;;&quot;&quot;)">
            <text:p/>
          </table:table-cell>
          <table:table-cell table:style-name="ce12" table:formula="of:=IF([$loPep_data.U11]&lt;0.01;&quot;x&quot;;&quot;&quot;)">
            <text:p/>
          </table:table-cell>
          <table:table-cell table:style-name="ce12" table:formula="of:=IF([$loPep_data.V11]&lt;0.01;&quot;x&quot;;&quot;&quot;)">
            <text:p/>
          </table:table-cell>
          <table:table-cell table:style-name="ce12" table:formula="of:=IF([$loPep_data.W11]&lt;0.01;&quot;x&quot;;&quot;&quot;)">
            <text:p/>
          </table:table-cell>
          <table:table-cell table:style-name="ce12" table:formula="of:=IF([$loPep_data.X11]&lt;0.01;&quot;x&quot;;&quot;&quot;)">
            <text:p/>
          </table:table-cell>
          <table:table-cell table:style-name="ce15" table:formula="of:=IF([$loPep_data.Y11]&lt;0.01;&quot;x&quot;;&quot;&quot;)" office:value-type="string" office:string-value="x" calcext:value-type="string">
            <text:p>x</text:p>
          </table:table-cell>
          <table:table-cell table:style-name="ce15" table:formula="of:=IF([$loPep_data.Z11]&lt;0.01;&quot;x&quot;;&quot;&quot;)" office:value-type="string" office:string-value="x" calcext:value-type="string">
            <text:p>x</text:p>
          </table:table-cell>
          <table:table-cell table:style-name="ce15" table:formula="of:=IF([$loPep_data.AA11]&lt;0.01;&quot;x&quot;;&quot;&quot;)" office:value-type="string" office:string-value="x" calcext:value-type="string">
            <text:p>x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Anzahl:</text:p>
          </table:table-cell>
          <table:table-cell table:formula="of:=COUNTIF([.B10:.M17];&quot;x&quot;)" office:value-type="float" office:value="17" calcext:value-type="float">
            <text:p>17</text:p>
          </table:table-cell>
          <table:table-cell table:number-columns-repeated="12"/>
          <table:table-cell office:value-type="string" calcext:value-type="string">
            <text:p>Anzahl:</text:p>
          </table:table-cell>
          <table:table-cell table:formula="of:=COUNTIF([.P10:.AA17];&quot;x&quot;)" office:value-type="float" office:value="32" calcext:value-type="float">
            <text:p>32</text:p>
          </table:table-cell>
          <table:table-cell table:number-columns-repeated="11"/>
        </table:table-row>
        <table:table-row table:style-name="ro1" table:number-rows-repeated="2">
          <table:table-cell table:number-columns-repeated="27"/>
        </table:table-row>
        <table:table-row table:style-name="ro3">
          <table:table-cell table:style-name="ce8" office:value-type="string" calcext:value-type="string">
            <text:p>Schwaches Wachstum nach 48 h (n = 1)</text:p>
          </table:table-cell>
          <table:table-cell table:number-columns-repeated="26"/>
        </table:table-row>
        <table:table-row table:style-name="ro4">
          <table:table-cell table:number-columns-repeated="27"/>
        </table:table-row>
        <table:table-row table:style-name="ro5">
          <table:table-cell table:style-name="ce9" office:value-type="string" calcext:value-type="string">
            <text:p>EPS1</text:p>
          </table:table-cell>
          <table:table-cell table:number-columns-repeated="13"/>
          <table:table-cell table:style-name="ce9" office:value-type="string" calcext:value-type="string">
            <text:p>EPS2</text:p>
          </table:table-cell>
          <table:table-cell table:number-columns-repeated="12"/>
        </table:table-row>
        <table:table-row table:style-name="ro4"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</table:table-row>
        <table:table-row table:style-name="ro1">
          <table:table-cell table:style-name="ce10" office:value-type="string" calcext:value-type="string">
            <text:p>A</text:p>
          </table:table-cell>
          <table:table-cell table:style-name="ce12" table:formula="of:=IF(AND([$loPep_data.B4]&gt;=0.01;[$loPep_data.B4]&lt;0.2);&quot;o&quot;;&quot;&quot;)">
            <text:p/>
          </table:table-cell>
          <table:table-cell table:style-name="ce12" table:formula="of:=IF(AND([$loPep_data.C4]&gt;=0.01;[$loPep_data.C4]&lt;0.2);&quot;o&quot;;&quot;&quot;)">
            <text:p/>
          </table:table-cell>
          <table:table-cell table:style-name="ce12" table:formula="of:=IF(AND([$loPep_data.D4]&gt;=0.01;[$loPep_data.D4]&lt;0.2);&quot;o&quot;;&quot;&quot;)">
            <text:p/>
          </table:table-cell>
          <table:table-cell table:style-name="ce12" table:formula="of:=IF(AND([$loPep_data.E4]&gt;=0.01;[$loPep_data.E4]&lt;0.2);&quot;o&quot;;&quot;&quot;)">
            <text:p/>
          </table:table-cell>
          <table:table-cell table:style-name="ce12" table:formula="of:=IF(AND([$loPep_data.F4]&gt;=0.01;[$loPep_data.F4]&lt;0.2);&quot;o&quot;;&quot;&quot;)">
            <text:p/>
          </table:table-cell>
          <table:table-cell table:style-name="ce12" table:formula="of:=IF(AND([$loPep_data.G4]&gt;=0.01;[$loPep_data.G4]&lt;0.2);&quot;o&quot;;&quot;&quot;)">
            <text:p/>
          </table:table-cell>
          <table:table-cell table:style-name="ce12" table:formula="of:=IF(AND([$loPep_data.H4]&gt;=0.01;[$loPep_data.H4]&lt;0.2);&quot;o&quot;;&quot;&quot;)">
            <text:p/>
          </table:table-cell>
          <table:table-cell table:style-name="ce12" table:formula="of:=IF(AND([$loPep_data.I4]&gt;=0.01;[$loPep_data.I4]&lt;0.2);&quot;o&quot;;&quot;&quot;)">
            <text:p/>
          </table:table-cell>
          <table:table-cell table:style-name="ce12" table:formula="of:=IF(AND([$loPep_data.J4]&gt;=0.01;[$loPep_data.J4]&lt;0.2);&quot;o&quot;;&quot;&quot;)">
            <text:p/>
          </table:table-cell>
          <table:table-cell table:style-name="ce12" table:formula="of:=IF(AND([$loPep_data.K4]&gt;=0.01;[$loPep_data.K4]&lt;0.2);&quot;o&quot;;&quot;&quot;)">
            <text:p/>
          </table:table-cell>
          <table:table-cell table:style-name="ce12" table:formula="of:=IF(AND([$loPep_data.L4]&gt;=0.01;[$loPep_data.L4]&lt;0.2);&quot;o&quot;;&quot;&quot;)" office:value-type="string" office:string-value="o" calcext:value-type="string">
            <text:p>o</text:p>
          </table:table-cell>
          <table:table-cell table:style-name="ce12" table:formula="of:=IF(AND([$loPep_data.M4]&gt;=0.01;[$loPep_data.M4]&lt;0.2);&quot;o&quot;;&quot;&quot;)">
            <text:p/>
          </table:table-cell>
          <table:table-cell/>
          <table:table-cell table:style-name="ce10" office:value-type="string" calcext:value-type="string">
            <text:p>A</text:p>
          </table:table-cell>
          <table:table-cell table:style-name="ce12" table:formula="of:=IF(AND([$loPep_data.P4]&gt;=0.01;[$loPep_data.P4]&lt;0.2);&quot;o&quot;;&quot;&quot;)">
            <text:p/>
          </table:table-cell>
          <table:table-cell table:style-name="ce12" table:formula="of:=IF(AND([$loPep_data.Q4]&gt;=0.01;[$loPep_data.Q4]&lt;0.2);&quot;o&quot;;&quot;&quot;)">
            <text:p/>
          </table:table-cell>
          <table:table-cell table:style-name="ce12" table:formula="of:=IF(AND([$loPep_data.R4]&gt;=0.01;[$loPep_data.R4]&lt;0.2);&quot;o&quot;;&quot;&quot;)">
            <text:p/>
          </table:table-cell>
          <table:table-cell table:style-name="ce12" table:formula="of:=IF(AND([$loPep_data.S4]&gt;=0.01;[$loPep_data.S4]&lt;0.2);&quot;o&quot;;&quot;&quot;)">
            <text:p/>
          </table:table-cell>
          <table:table-cell table:style-name="ce12" table:formula="of:=IF(AND([$loPep_data.T4]&gt;=0.01;[$loPep_data.T4]&lt;0.2);&quot;o&quot;;&quot;&quot;)">
            <text:p/>
          </table:table-cell>
          <table:table-cell table:style-name="ce12" table:formula="of:=IF(AND([$loPep_data.U4]&gt;=0.01;[$loPep_data.U4]&lt;0.2);&quot;o&quot;;&quot;&quot;)">
            <text:p/>
          </table:table-cell>
          <table:table-cell table:style-name="ce12" table:formula="of:=IF(AND([$loPep_data.V4]&gt;=0.01;[$loPep_data.V4]&lt;0.2);&quot;o&quot;;&quot;&quot;)" office:value-type="string" office:string-value="o" calcext:value-type="string">
            <text:p>o</text:p>
          </table:table-cell>
          <table:table-cell table:style-name="ce12" table:formula="of:=IF(AND([$loPep_data.W4]&gt;=0.01;[$loPep_data.W4]&lt;0.2);&quot;o&quot;;&quot;&quot;)">
            <text:p/>
          </table:table-cell>
          <table:table-cell table:style-name="ce12" table:formula="of:=IF(AND([$loPep_data.X4]&gt;=0.01;[$loPep_data.X4]&lt;0.2);&quot;o&quot;;&quot;&quot;)">
            <text:p/>
          </table:table-cell>
          <table:table-cell table:style-name="ce12" table:formula="of:=IF(AND([$loPep_data.Y4]&gt;=0.01;[$loPep_data.Y4]&lt;0.2);&quot;o&quot;;&quot;&quot;)">
            <text:p/>
          </table:table-cell>
          <table:table-cell table:style-name="ce12" table:formula="of:=IF(AND([$loPep_data.Z4]&gt;=0.01;[$loPep_data.Z4]&lt;0.2);&quot;o&quot;;&quot;&quot;)">
            <text:p/>
          </table:table-cell>
          <table:table-cell table:style-name="ce15" table:formula="of:=IF(AND([$loPep_data.AA4]&gt;=0.01;[$loPep_data.AA4]&lt;0.2);&quot;o&quot;;&quot;&quot;)" office:value-type="string" office:string-value="o" calcext:value-type="string">
            <text:p>o</text:p>
          </table:table-cell>
        </table:table-row>
        <table:table-row table:style-name="ro1">
          <table:table-cell table:style-name="ce10" office:value-type="string" calcext:value-type="string">
            <text:p>B</text:p>
          </table:table-cell>
          <table:table-cell table:style-name="ce12" table:formula="of:=IF(AND([$loPep_data.B5]&gt;=0.01;[$loPep_data.B5]&lt;0.2);&quot;o&quot;;&quot;&quot;)">
            <text:p/>
          </table:table-cell>
          <table:table-cell table:style-name="ce12" table:formula="of:=IF(AND([$loPep_data.C5]&gt;=0.01;[$loPep_data.C5]&lt;0.2);&quot;o&quot;;&quot;&quot;)">
            <text:p/>
          </table:table-cell>
          <table:table-cell table:style-name="ce12" table:formula="of:=IF(AND([$loPep_data.D5]&gt;=0.01;[$loPep_data.D5]&lt;0.2);&quot;o&quot;;&quot;&quot;)">
            <text:p/>
          </table:table-cell>
          <table:table-cell table:style-name="ce12" table:formula="of:=IF(AND([$loPep_data.E5]&gt;=0.01;[$loPep_data.E5]&lt;0.2);&quot;o&quot;;&quot;&quot;)">
            <text:p/>
          </table:table-cell>
          <table:table-cell table:style-name="ce12" table:formula="of:=IF(AND([$loPep_data.F5]&gt;=0.01;[$loPep_data.F5]&lt;0.2);&quot;o&quot;;&quot;&quot;)">
            <text:p/>
          </table:table-cell>
          <table:table-cell table:style-name="ce12" table:formula="of:=IF(AND([$loPep_data.G5]&gt;=0.01;[$loPep_data.G5]&lt;0.2);&quot;o&quot;;&quot;&quot;)">
            <text:p/>
          </table:table-cell>
          <table:table-cell table:style-name="ce12" table:formula="of:=IF(AND([$loPep_data.H5]&gt;=0.01;[$loPep_data.H5]&lt;0.2);&quot;o&quot;;&quot;&quot;)">
            <text:p/>
          </table:table-cell>
          <table:table-cell table:style-name="ce12" table:formula="of:=IF(AND([$loPep_data.I5]&gt;=0.01;[$loPep_data.I5]&lt;0.2);&quot;o&quot;;&quot;&quot;)">
            <text:p/>
          </table:table-cell>
          <table:table-cell table:style-name="ce12" table:formula="of:=IF(AND([$loPep_data.J5]&gt;=0.01;[$loPep_data.J5]&lt;0.2);&quot;o&quot;;&quot;&quot;)">
            <text:p/>
          </table:table-cell>
          <table:table-cell table:style-name="ce12" table:formula="of:=IF(AND([$loPep_data.K5]&gt;=0.01;[$loPep_data.K5]&lt;0.2);&quot;o&quot;;&quot;&quot;)">
            <text:p/>
          </table:table-cell>
          <table:table-cell table:style-name="ce12" table:formula="of:=IF(AND([$loPep_data.L5]&gt;=0.01;[$loPep_data.L5]&lt;0.2);&quot;o&quot;;&quot;&quot;)">
            <text:p/>
          </table:table-cell>
          <table:table-cell table:style-name="ce12" table:formula="of:=IF(AND([$loPep_data.M5]&gt;=0.01;[$loPep_data.M5]&lt;0.2);&quot;o&quot;;&quot;&quot;)">
            <text:p/>
          </table:table-cell>
          <table:table-cell/>
          <table:table-cell table:style-name="ce10" office:value-type="string" calcext:value-type="string">
            <text:p>B</text:p>
          </table:table-cell>
          <table:table-cell table:style-name="ce12" table:formula="of:=IF(AND([$loPep_data.P5]&gt;=0.01;[$loPep_data.P5]&lt;0.2);&quot;o&quot;;&quot;&quot;)">
            <text:p/>
          </table:table-cell>
          <table:table-cell table:style-name="ce12" table:formula="of:=IF(AND([$loPep_data.Q5]&gt;=0.01;[$loPep_data.Q5]&lt;0.2);&quot;o&quot;;&quot;&quot;)">
            <text:p/>
          </table:table-cell>
          <table:table-cell table:style-name="ce12" table:formula="of:=IF(AND([$loPep_data.R5]&gt;=0.01;[$loPep_data.R5]&lt;0.2);&quot;o&quot;;&quot;&quot;)">
            <text:p/>
          </table:table-cell>
          <table:table-cell table:style-name="ce12" table:formula="of:=IF(AND([$loPep_data.S5]&gt;=0.01;[$loPep_data.S5]&lt;0.2);&quot;o&quot;;&quot;&quot;)">
            <text:p/>
          </table:table-cell>
          <table:table-cell table:style-name="ce12" table:formula="of:=IF(AND([$loPep_data.T5]&gt;=0.01;[$loPep_data.T5]&lt;0.2);&quot;o&quot;;&quot;&quot;)">
            <text:p/>
          </table:table-cell>
          <table:table-cell table:style-name="ce12" table:formula="of:=IF(AND([$loPep_data.U5]&gt;=0.01;[$loPep_data.U5]&lt;0.2);&quot;o&quot;;&quot;&quot;)">
            <text:p/>
          </table:table-cell>
          <table:table-cell table:style-name="ce12" table:formula="of:=IF(AND([$loPep_data.V5]&gt;=0.01;[$loPep_data.V5]&lt;0.2);&quot;o&quot;;&quot;&quot;)">
            <text:p/>
          </table:table-cell>
          <table:table-cell table:style-name="ce12" table:formula="of:=IF(AND([$loPep_data.W5]&gt;=0.01;[$loPep_data.W5]&lt;0.2);&quot;o&quot;;&quot;&quot;)">
            <text:p/>
          </table:table-cell>
          <table:table-cell table:style-name="ce12" table:formula="of:=IF(AND([$loPep_data.X5]&gt;=0.01;[$loPep_data.X5]&lt;0.2);&quot;o&quot;;&quot;&quot;)">
            <text:p/>
          </table:table-cell>
          <table:table-cell table:style-name="ce12" table:formula="of:=IF(AND([$loPep_data.Y5]&gt;=0.01;[$loPep_data.Y5]&lt;0.2);&quot;o&quot;;&quot;&quot;)">
            <text:p/>
          </table:table-cell>
          <table:table-cell table:style-name="ce12" table:formula="of:=IF(AND([$loPep_data.Z5]&gt;=0.01;[$loPep_data.Z5]&lt;0.2);&quot;o&quot;;&quot;&quot;)">
            <text:p/>
          </table:table-cell>
          <table:table-cell table:style-name="ce12" table:formula="of:=IF(AND([$loPep_data.AA5]&gt;=0.01;[$loPep_data.AA5]&lt;0.2);&quot;o&quot;;&quot;&quot;)">
            <text:p/>
          </table:table-cell>
        </table:table-row>
        <table:table-row table:style-name="ro1">
          <table:table-cell table:style-name="ce10" office:value-type="string" calcext:value-type="string">
            <text:p>C</text:p>
          </table:table-cell>
          <table:table-cell table:style-name="ce12" table:formula="of:=IF(AND([$loPep_data.B6]&gt;=0.01;[$loPep_data.B6]&lt;0.2);&quot;o&quot;;&quot;&quot;)">
            <text:p/>
          </table:table-cell>
          <table:table-cell table:style-name="ce12" table:formula="of:=IF(AND([$loPep_data.C6]&gt;=0.01;[$loPep_data.C6]&lt;0.2);&quot;o&quot;;&quot;&quot;)">
            <text:p/>
          </table:table-cell>
          <table:table-cell table:style-name="ce12" table:formula="of:=IF(AND([$loPep_data.D6]&gt;=0.01;[$loPep_data.D6]&lt;0.2);&quot;o&quot;;&quot;&quot;)">
            <text:p/>
          </table:table-cell>
          <table:table-cell table:style-name="ce12" table:formula="of:=IF(AND([$loPep_data.E6]&gt;=0.01;[$loPep_data.E6]&lt;0.2);&quot;o&quot;;&quot;&quot;)">
            <text:p/>
          </table:table-cell>
          <table:table-cell table:style-name="ce12" table:formula="of:=IF(AND([$loPep_data.F6]&gt;=0.01;[$loPep_data.F6]&lt;0.2);&quot;o&quot;;&quot;&quot;)">
            <text:p/>
          </table:table-cell>
          <table:table-cell table:style-name="ce12" table:formula="of:=IF(AND([$loPep_data.G6]&gt;=0.01;[$loPep_data.G6]&lt;0.2);&quot;o&quot;;&quot;&quot;)">
            <text:p/>
          </table:table-cell>
          <table:table-cell table:style-name="ce12" table:formula="of:=IF(AND([$loPep_data.H6]&gt;=0.01;[$loPep_data.H6]&lt;0.2);&quot;o&quot;;&quot;&quot;)">
            <text:p/>
          </table:table-cell>
          <table:table-cell table:style-name="ce12" table:formula="of:=IF(AND([$loPep_data.I6]&gt;=0.01;[$loPep_data.I6]&lt;0.2);&quot;o&quot;;&quot;&quot;)">
            <text:p/>
          </table:table-cell>
          <table:table-cell table:style-name="ce12" table:formula="of:=IF(AND([$loPep_data.J6]&gt;=0.01;[$loPep_data.J6]&lt;0.2);&quot;o&quot;;&quot;&quot;)">
            <text:p/>
          </table:table-cell>
          <table:table-cell table:style-name="ce12" table:formula="of:=IF(AND([$loPep_data.K6]&gt;=0.01;[$loPep_data.K6]&lt;0.2);&quot;o&quot;;&quot;&quot;)">
            <text:p/>
          </table:table-cell>
          <table:table-cell table:style-name="ce12" table:formula="of:=IF(AND([$loPep_data.L6]&gt;=0.01;[$loPep_data.L6]&lt;0.2);&quot;o&quot;;&quot;&quot;)">
            <text:p/>
          </table:table-cell>
          <table:table-cell table:style-name="ce12" table:formula="of:=IF(AND([$loPep_data.M6]&gt;=0.01;[$loPep_data.M6]&lt;0.2);&quot;o&quot;;&quot;&quot;)">
            <text:p/>
          </table:table-cell>
          <table:table-cell/>
          <table:table-cell table:style-name="ce10" office:value-type="string" calcext:value-type="string">
            <text:p>C</text:p>
          </table:table-cell>
          <table:table-cell table:style-name="ce12" table:formula="of:=IF(AND([$loPep_data.P6]&gt;=0.01;[$loPep_data.P6]&lt;0.2);&quot;o&quot;;&quot;&quot;)">
            <text:p/>
          </table:table-cell>
          <table:table-cell table:style-name="ce12" table:formula="of:=IF(AND([$loPep_data.Q6]&gt;=0.01;[$loPep_data.Q6]&lt;0.2);&quot;o&quot;;&quot;&quot;)">
            <text:p/>
          </table:table-cell>
          <table:table-cell table:style-name="ce12" table:formula="of:=IF(AND([$loPep_data.R6]&gt;=0.01;[$loPep_data.R6]&lt;0.2);&quot;o&quot;;&quot;&quot;)">
            <text:p/>
          </table:table-cell>
          <table:table-cell table:style-name="ce12" table:formula="of:=IF(AND([$loPep_data.S6]&gt;=0.01;[$loPep_data.S6]&lt;0.2);&quot;o&quot;;&quot;&quot;)">
            <text:p/>
          </table:table-cell>
          <table:table-cell table:style-name="ce15" table:formula="of:=IF(AND([$loPep_data.T6]&gt;=0.01;[$loPep_data.T6]&lt;0.2);&quot;o&quot;;&quot;&quot;)">
            <text:p/>
          </table:table-cell>
          <table:table-cell table:style-name="ce12" table:formula="of:=IF(AND([$loPep_data.U6]&gt;=0.01;[$loPep_data.U6]&lt;0.2);&quot;o&quot;;&quot;&quot;)">
            <text:p/>
          </table:table-cell>
          <table:table-cell table:style-name="ce12" table:formula="of:=IF(AND([$loPep_data.V6]&gt;=0.01;[$loPep_data.V6]&lt;0.2);&quot;o&quot;;&quot;&quot;)">
            <text:p/>
          </table:table-cell>
          <table:table-cell table:style-name="ce12" table:formula="of:=IF(AND([$loPep_data.W6]&gt;=0.01;[$loPep_data.W6]&lt;0.2);&quot;o&quot;;&quot;&quot;)">
            <text:p/>
          </table:table-cell>
          <table:table-cell table:style-name="ce12" table:formula="of:=IF(AND([$loPep_data.X6]&gt;=0.01;[$loPep_data.X6]&lt;0.2);&quot;o&quot;;&quot;&quot;)">
            <text:p/>
          </table:table-cell>
          <table:table-cell table:style-name="ce12" table:formula="of:=IF(AND([$loPep_data.Y6]&gt;=0.01;[$loPep_data.Y6]&lt;0.2);&quot;o&quot;;&quot;&quot;)">
            <text:p/>
          </table:table-cell>
          <table:table-cell table:style-name="ce12" table:formula="of:=IF(AND([$loPep_data.Z6]&gt;=0.01;[$loPep_data.Z6]&lt;0.2);&quot;o&quot;;&quot;&quot;)">
            <text:p/>
          </table:table-cell>
          <table:table-cell table:style-name="ce12" table:formula="of:=IF(AND([$loPep_data.AA6]&gt;=0.01;[$loPep_data.AA6]&lt;0.2);&quot;o&quot;;&quot;&quot;)">
            <text:p/>
          </table:table-cell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2" table:formula="of:=IF(AND([$loPep_data.B7]&gt;=0.01;[$loPep_data.B7]&lt;0.2);&quot;o&quot;;&quot;&quot;)">
            <text:p/>
          </table:table-cell>
          <table:table-cell table:style-name="ce12" table:formula="of:=IF(AND([$loPep_data.C7]&gt;=0.01;[$loPep_data.C7]&lt;0.2);&quot;o&quot;;&quot;&quot;)">
            <text:p/>
          </table:table-cell>
          <table:table-cell table:style-name="ce12" table:formula="of:=IF(AND([$loPep_data.D7]&gt;=0.01;[$loPep_data.D7]&lt;0.2);&quot;o&quot;;&quot;&quot;)">
            <text:p/>
          </table:table-cell>
          <table:table-cell table:style-name="ce12" table:formula="of:=IF(AND([$loPep_data.E7]&gt;=0.01;[$loPep_data.E7]&lt;0.2);&quot;o&quot;;&quot;&quot;)">
            <text:p/>
          </table:table-cell>
          <table:table-cell table:style-name="ce12" table:formula="of:=IF(AND([$loPep_data.F7]&gt;=0.01;[$loPep_data.F7]&lt;0.2);&quot;o&quot;;&quot;&quot;)">
            <text:p/>
          </table:table-cell>
          <table:table-cell table:style-name="ce12" table:formula="of:=IF(AND([$loPep_data.G7]&gt;=0.01;[$loPep_data.G7]&lt;0.2);&quot;o&quot;;&quot;&quot;)">
            <text:p/>
          </table:table-cell>
          <table:table-cell table:style-name="ce12" table:formula="of:=IF(AND([$loPep_data.H7]&gt;=0.01;[$loPep_data.H7]&lt;0.2);&quot;o&quot;;&quot;&quot;)">
            <text:p/>
          </table:table-cell>
          <table:table-cell table:style-name="ce12" table:formula="of:=IF(AND([$loPep_data.I7]&gt;=0.01;[$loPep_data.I7]&lt;0.2);&quot;o&quot;;&quot;&quot;)">
            <text:p/>
          </table:table-cell>
          <table:table-cell table:style-name="ce12" table:formula="of:=IF(AND([$loPep_data.J7]&gt;=0.01;[$loPep_data.J7]&lt;0.2);&quot;o&quot;;&quot;&quot;)">
            <text:p/>
          </table:table-cell>
          <table:table-cell table:style-name="ce12" table:formula="of:=IF(AND([$loPep_data.K7]&gt;=0.01;[$loPep_data.K7]&lt;0.2);&quot;o&quot;;&quot;&quot;)">
            <text:p/>
          </table:table-cell>
          <table:table-cell table:style-name="ce12" table:formula="of:=IF(AND([$loPep_data.L7]&gt;=0.01;[$loPep_data.L7]&lt;0.2);&quot;o&quot;;&quot;&quot;)">
            <text:p/>
          </table:table-cell>
          <table:table-cell table:style-name="ce12" table:formula="of:=IF(AND([$loPep_data.M7]&gt;=0.01;[$loPep_data.M7]&lt;0.2);&quot;o&quot;;&quot;&quot;)">
            <text:p/>
          </table:table-cell>
          <table:table-cell/>
          <table:table-cell table:style-name="ce10" office:value-type="string" calcext:value-type="string">
            <text:p>D</text:p>
          </table:table-cell>
          <table:table-cell table:style-name="ce12" table:formula="of:=IF(AND([$loPep_data.P7]&gt;=0.01;[$loPep_data.P7]&lt;0.2);&quot;o&quot;;&quot;&quot;)">
            <text:p/>
          </table:table-cell>
          <table:table-cell table:style-name="ce12" table:formula="of:=IF(AND([$loPep_data.Q7]&gt;=0.01;[$loPep_data.Q7]&lt;0.2);&quot;o&quot;;&quot;&quot;)">
            <text:p/>
          </table:table-cell>
          <table:table-cell table:style-name="ce12" table:formula="of:=IF(AND([$loPep_data.R7]&gt;=0.01;[$loPep_data.R7]&lt;0.2);&quot;o&quot;;&quot;&quot;)">
            <text:p/>
          </table:table-cell>
          <table:table-cell table:style-name="ce12" table:formula="of:=IF(AND([$loPep_data.S7]&gt;=0.01;[$loPep_data.S7]&lt;0.2);&quot;o&quot;;&quot;&quot;)">
            <text:p/>
          </table:table-cell>
          <table:table-cell table:style-name="ce15" table:formula="of:=IF(AND([$loPep_data.T7]&gt;=0.01;[$loPep_data.T7]&lt;0.2);&quot;o&quot;;&quot;&quot;)">
            <text:p/>
          </table:table-cell>
          <table:table-cell table:style-name="ce12" table:formula="of:=IF(AND([$loPep_data.U7]&gt;=0.01;[$loPep_data.U7]&lt;0.2);&quot;o&quot;;&quot;&quot;)">
            <text:p/>
          </table:table-cell>
          <table:table-cell table:style-name="ce12" table:formula="of:=IF(AND([$loPep_data.V7]&gt;=0.01;[$loPep_data.V7]&lt;0.2);&quot;o&quot;;&quot;&quot;)">
            <text:p/>
          </table:table-cell>
          <table:table-cell table:style-name="ce15" table:formula="of:=IF(AND([$loPep_data.W7]&gt;=0.01;[$loPep_data.W7]&lt;0.2);&quot;o&quot;;&quot;&quot;)">
            <text:p/>
          </table:table-cell>
          <table:table-cell table:style-name="ce12" table:formula="of:=IF(AND([$loPep_data.X7]&gt;=0.01;[$loPep_data.X7]&lt;0.2);&quot;o&quot;;&quot;&quot;)">
            <text:p/>
          </table:table-cell>
          <table:table-cell table:style-name="ce12" table:formula="of:=IF(AND([$loPep_data.Y7]&gt;=0.01;[$loPep_data.Y7]&lt;0.2);&quot;o&quot;;&quot;&quot;)">
            <text:p/>
          </table:table-cell>
          <table:table-cell table:style-name="ce12" table:formula="of:=IF(AND([$loPep_data.Z7]&gt;=0.01;[$loPep_data.Z7]&lt;0.2);&quot;o&quot;;&quot;&quot;)">
            <text:p/>
          </table:table-cell>
          <table:table-cell table:style-name="ce12" table:formula="of:=IF(AND([$loPep_data.AA7]&gt;=0.01;[$loPep_data.AA7]&lt;0.2);&quot;o&quot;;&quot;&quot;)">
            <text:p/>
          </table:table-cell>
        </table:table-row>
        <table:table-row table:style-name="ro1">
          <table:table-cell table:style-name="ce10" office:value-type="string" calcext:value-type="string">
            <text:p>E</text:p>
          </table:table-cell>
          <table:table-cell table:style-name="ce12" table:formula="of:=IF(AND([$loPep_data.B8]&gt;=0.01;[$loPep_data.B8]&lt;0.2);&quot;o&quot;;&quot;&quot;)">
            <text:p/>
          </table:table-cell>
          <table:table-cell table:style-name="ce12" table:formula="of:=IF(AND([$loPep_data.C8]&gt;=0.01;[$loPep_data.C8]&lt;0.2);&quot;o&quot;;&quot;&quot;)">
            <text:p/>
          </table:table-cell>
          <table:table-cell table:style-name="ce12" table:formula="of:=IF(AND([$loPep_data.D8]&gt;=0.01;[$loPep_data.D8]&lt;0.2);&quot;o&quot;;&quot;&quot;)">
            <text:p/>
          </table:table-cell>
          <table:table-cell table:style-name="ce12" table:formula="of:=IF(AND([$loPep_data.E8]&gt;=0.01;[$loPep_data.E8]&lt;0.2);&quot;o&quot;;&quot;&quot;)">
            <text:p/>
          </table:table-cell>
          <table:table-cell table:style-name="ce12" table:formula="of:=IF(AND([$loPep_data.F8]&gt;=0.01;[$loPep_data.F8]&lt;0.2);&quot;o&quot;;&quot;&quot;)">
            <text:p/>
          </table:table-cell>
          <table:table-cell table:style-name="ce12" table:formula="of:=IF(AND([$loPep_data.G8]&gt;=0.01;[$loPep_data.G8]&lt;0.2);&quot;o&quot;;&quot;&quot;)">
            <text:p/>
          </table:table-cell>
          <table:table-cell table:style-name="ce12" table:formula="of:=IF(AND([$loPep_data.H8]&gt;=0.01;[$loPep_data.H8]&lt;0.2);&quot;o&quot;;&quot;&quot;)">
            <text:p/>
          </table:table-cell>
          <table:table-cell table:style-name="ce12" table:formula="of:=IF(AND([$loPep_data.I8]&gt;=0.01;[$loPep_data.I8]&lt;0.2);&quot;o&quot;;&quot;&quot;)">
            <text:p/>
          </table:table-cell>
          <table:table-cell table:style-name="ce12" table:formula="of:=IF(AND([$loPep_data.J8]&gt;=0.01;[$loPep_data.J8]&lt;0.2);&quot;o&quot;;&quot;&quot;)">
            <text:p/>
          </table:table-cell>
          <table:table-cell table:style-name="ce12" table:formula="of:=IF(AND([$loPep_data.K8]&gt;=0.01;[$loPep_data.K8]&lt;0.2);&quot;o&quot;;&quot;&quot;)">
            <text:p/>
          </table:table-cell>
          <table:table-cell table:style-name="ce12" table:formula="of:=IF(AND([$loPep_data.L8]&gt;=0.01;[$loPep_data.L8]&lt;0.2);&quot;o&quot;;&quot;&quot;)">
            <text:p/>
          </table:table-cell>
          <table:table-cell table:style-name="ce12" table:formula="of:=IF(AND([$loPep_data.M8]&gt;=0.01;[$loPep_data.M8]&lt;0.2);&quot;o&quot;;&quot;&quot;)">
            <text:p/>
          </table:table-cell>
          <table:table-cell/>
          <table:table-cell table:style-name="ce10" office:value-type="string" calcext:value-type="string">
            <text:p>E</text:p>
          </table:table-cell>
          <table:table-cell table:style-name="ce12" table:formula="of:=IF(AND([$loPep_data.P8]&gt;=0.01;[$loPep_data.P8]&lt;0.2);&quot;o&quot;;&quot;&quot;)">
            <text:p/>
          </table:table-cell>
          <table:table-cell table:style-name="ce12" table:formula="of:=IF(AND([$loPep_data.Q8]&gt;=0.01;[$loPep_data.Q8]&lt;0.2);&quot;o&quot;;&quot;&quot;)">
            <text:p/>
          </table:table-cell>
          <table:table-cell table:style-name="ce12" table:formula="of:=IF(AND([$loPep_data.R8]&gt;=0.01;[$loPep_data.R8]&lt;0.2);&quot;o&quot;;&quot;&quot;)">
            <text:p/>
          </table:table-cell>
          <table:table-cell table:style-name="ce12" table:formula="of:=IF(AND([$loPep_data.S8]&gt;=0.01;[$loPep_data.S8]&lt;0.2);&quot;o&quot;;&quot;&quot;)">
            <text:p/>
          </table:table-cell>
          <table:table-cell table:style-name="ce12" table:formula="of:=IF(AND([$loPep_data.T8]&gt;=0.01;[$loPep_data.T8]&lt;0.2);&quot;o&quot;;&quot;&quot;)">
            <text:p/>
          </table:table-cell>
          <table:table-cell table:style-name="ce12" table:formula="of:=IF(AND([$loPep_data.U8]&gt;=0.01;[$loPep_data.U8]&lt;0.2);&quot;o&quot;;&quot;&quot;)">
            <text:p/>
          </table:table-cell>
          <table:table-cell table:style-name="ce15" table:formula="of:=IF(AND([$loPep_data.V8]&gt;=0.01;[$loPep_data.V8]&lt;0.2);&quot;o&quot;;&quot;&quot;)">
            <text:p/>
          </table:table-cell>
          <table:table-cell table:style-name="ce15" table:formula="of:=IF(AND([$loPep_data.W8]&gt;=0.01;[$loPep_data.W8]&lt;0.2);&quot;o&quot;;&quot;&quot;)">
            <text:p/>
          </table:table-cell>
          <table:table-cell table:style-name="ce12" table:formula="of:=IF(AND([$loPep_data.X8]&gt;=0.01;[$loPep_data.X8]&lt;0.2);&quot;o&quot;;&quot;&quot;)">
            <text:p/>
          </table:table-cell>
          <table:table-cell table:style-name="ce12" table:formula="of:=IF(AND([$loPep_data.Y8]&gt;=0.01;[$loPep_data.Y8]&lt;0.2);&quot;o&quot;;&quot;&quot;)">
            <text:p/>
          </table:table-cell>
          <table:table-cell table:style-name="ce12" table:formula="of:=IF(AND([$loPep_data.Z8]&gt;=0.01;[$loPep_data.Z8]&lt;0.2);&quot;o&quot;;&quot;&quot;)">
            <text:p/>
          </table:table-cell>
          <table:table-cell table:style-name="ce12" table:formula="of:=IF(AND([$loPep_data.AA8]&gt;=0.01;[$loPep_data.AA8]&lt;0.2);&quot;o&quot;;&quot;&quot;)">
            <text:p/>
          </table:table-cell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2" table:formula="of:=IF(AND([$loPep_data.B9]&gt;=0.01;[$loPep_data.B9]&lt;0.2);&quot;o&quot;;&quot;&quot;)" office:value-type="string" office:string-value="o" calcext:value-type="string">
            <text:p>o</text:p>
          </table:table-cell>
          <table:table-cell table:style-name="ce12" table:formula="of:=IF(AND([$loPep_data.C9]&gt;=0.01;[$loPep_data.C9]&lt;0.2);&quot;o&quot;;&quot;&quot;)">
            <text:p/>
          </table:table-cell>
          <table:table-cell table:style-name="ce12" table:formula="of:=IF(AND([$loPep_data.D9]&gt;=0.01;[$loPep_data.D9]&lt;0.2);&quot;o&quot;;&quot;&quot;)" office:value-type="string" office:string-value="o" calcext:value-type="string">
            <text:p>o</text:p>
          </table:table-cell>
          <table:table-cell table:style-name="ce12" table:formula="of:=IF(AND([$loPep_data.E9]&gt;=0.01;[$loPep_data.E9]&lt;0.2);&quot;o&quot;;&quot;&quot;)">
            <text:p/>
          </table:table-cell>
          <table:table-cell table:style-name="ce12" table:formula="of:=IF(AND([$loPep_data.F9]&gt;=0.01;[$loPep_data.F9]&lt;0.2);&quot;o&quot;;&quot;&quot;)">
            <text:p/>
          </table:table-cell>
          <table:table-cell table:style-name="ce12" table:formula="of:=IF(AND([$loPep_data.G9]&gt;=0.01;[$loPep_data.G9]&lt;0.2);&quot;o&quot;;&quot;&quot;)">
            <text:p/>
          </table:table-cell>
          <table:table-cell table:style-name="ce12" table:formula="of:=IF(AND([$loPep_data.H9]&gt;=0.01;[$loPep_data.H9]&lt;0.2);&quot;o&quot;;&quot;&quot;)">
            <text:p/>
          </table:table-cell>
          <table:table-cell table:style-name="ce12" table:formula="of:=IF(AND([$loPep_data.I9]&gt;=0.01;[$loPep_data.I9]&lt;0.2);&quot;o&quot;;&quot;&quot;)">
            <text:p/>
          </table:table-cell>
          <table:table-cell table:style-name="ce12" table:formula="of:=IF(AND([$loPep_data.J9]&gt;=0.01;[$loPep_data.J9]&lt;0.2);&quot;o&quot;;&quot;&quot;)">
            <text:p/>
          </table:table-cell>
          <table:table-cell table:style-name="ce12" table:formula="of:=IF(AND([$loPep_data.K9]&gt;=0.01;[$loPep_data.K9]&lt;0.2);&quot;o&quot;;&quot;&quot;)">
            <text:p/>
          </table:table-cell>
          <table:table-cell table:style-name="ce12" table:formula="of:=IF(AND([$loPep_data.L9]&gt;=0.01;[$loPep_data.L9]&lt;0.2);&quot;o&quot;;&quot;&quot;)">
            <text:p/>
          </table:table-cell>
          <table:table-cell table:style-name="ce12" table:formula="of:=IF(AND([$loPep_data.M9]&gt;=0.01;[$loPep_data.M9]&lt;0.2);&quot;o&quot;;&quot;&quot;)">
            <text:p/>
          </table:table-cell>
          <table:table-cell/>
          <table:table-cell table:style-name="ce10" office:value-type="string" calcext:value-type="string">
            <text:p>F</text:p>
          </table:table-cell>
          <table:table-cell table:style-name="ce12" table:formula="of:=IF(AND([$loPep_data.P9]&gt;=0.01;[$loPep_data.P9]&lt;0.2);&quot;o&quot;;&quot;&quot;)">
            <text:p/>
          </table:table-cell>
          <table:table-cell table:style-name="ce12" table:formula="of:=IF(AND([$loPep_data.Q9]&gt;=0.01;[$loPep_data.Q9]&lt;0.2);&quot;o&quot;;&quot;&quot;)">
            <text:p/>
          </table:table-cell>
          <table:table-cell table:style-name="ce15" table:formula="of:=IF(AND([$loPep_data.R9]&gt;=0.01;[$loPep_data.R9]&lt;0.2);&quot;o&quot;;&quot;&quot;)">
            <text:p/>
          </table:table-cell>
          <table:table-cell table:style-name="ce12" table:formula="of:=IF(AND([$loPep_data.S9]&gt;=0.01;[$loPep_data.S9]&lt;0.2);&quot;o&quot;;&quot;&quot;)">
            <text:p/>
          </table:table-cell>
          <table:table-cell table:style-name="ce12" table:formula="of:=IF(AND([$loPep_data.T9]&gt;=0.01;[$loPep_data.T9]&lt;0.2);&quot;o&quot;;&quot;&quot;)">
            <text:p/>
          </table:table-cell>
          <table:table-cell table:style-name="ce15" table:formula="of:=IF(AND([$loPep_data.U9]&gt;=0.01;[$loPep_data.U9]&lt;0.2);&quot;o&quot;;&quot;&quot;)" office:value-type="string" office:string-value="o" calcext:value-type="string">
            <text:p>o</text:p>
          </table:table-cell>
          <table:table-cell table:style-name="ce15" table:formula="of:=IF(AND([$loPep_data.V9]&gt;=0.01;[$loPep_data.V9]&lt;0.2);&quot;o&quot;;&quot;&quot;)">
            <text:p/>
          </table:table-cell>
          <table:table-cell table:style-name="ce12" table:formula="of:=IF(AND([$loPep_data.W9]&gt;=0.01;[$loPep_data.W9]&lt;0.2);&quot;o&quot;;&quot;&quot;)">
            <text:p/>
          </table:table-cell>
          <table:table-cell table:style-name="ce12" table:formula="of:=IF(AND([$loPep_data.X9]&gt;=0.01;[$loPep_data.X9]&lt;0.2);&quot;o&quot;;&quot;&quot;)">
            <text:p/>
          </table:table-cell>
          <table:table-cell table:style-name="ce12" table:formula="of:=IF(AND([$loPep_data.Y9]&gt;=0.01;[$loPep_data.Y9]&lt;0.2);&quot;o&quot;;&quot;&quot;)">
            <text:p/>
          </table:table-cell>
          <table:table-cell table:style-name="ce12" table:formula="of:=IF(AND([$loPep_data.Z9]&gt;=0.01;[$loPep_data.Z9]&lt;0.2);&quot;o&quot;;&quot;&quot;)">
            <text:p/>
          </table:table-cell>
          <table:table-cell table:style-name="ce12" table:formula="of:=IF(AND([$loPep_data.AA9]&gt;=0.01;[$loPep_data.AA9]&lt;0.2);&quot;o&quot;;&quot;&quot;)">
            <text:p/>
          </table:table-cell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2" table:formula="of:=IF(AND([$loPep_data.B10]&gt;=0.01;[$loPep_data.B10]&lt;0.2);&quot;o&quot;;&quot;&quot;)">
            <text:p/>
          </table:table-cell>
          <table:table-cell table:style-name="ce12" table:formula="of:=IF(AND([$loPep_data.C10]&gt;=0.01;[$loPep_data.C10]&lt;0.2);&quot;o&quot;;&quot;&quot;)">
            <text:p/>
          </table:table-cell>
          <table:table-cell table:style-name="ce12" table:formula="of:=IF(AND([$loPep_data.D10]&gt;=0.01;[$loPep_data.D10]&lt;0.2);&quot;o&quot;;&quot;&quot;)">
            <text:p/>
          </table:table-cell>
          <table:table-cell table:style-name="ce12" table:formula="of:=IF(AND([$loPep_data.E10]&gt;=0.01;[$loPep_data.E10]&lt;0.2);&quot;o&quot;;&quot;&quot;)">
            <text:p/>
          </table:table-cell>
          <table:table-cell table:style-name="ce12" table:formula="of:=IF(AND([$loPep_data.F10]&gt;=0.01;[$loPep_data.F10]&lt;0.2);&quot;o&quot;;&quot;&quot;)">
            <text:p/>
          </table:table-cell>
          <table:table-cell table:style-name="ce12" table:formula="of:=IF(AND([$loPep_data.G10]&gt;=0.01;[$loPep_data.G10]&lt;0.2);&quot;o&quot;;&quot;&quot;)">
            <text:p/>
          </table:table-cell>
          <table:table-cell table:style-name="ce12" table:formula="of:=IF(AND([$loPep_data.H10]&gt;=0.01;[$loPep_data.H10]&lt;0.2);&quot;o&quot;;&quot;&quot;)">
            <text:p/>
          </table:table-cell>
          <table:table-cell table:style-name="ce12" table:formula="of:=IF(AND([$loPep_data.I10]&gt;=0.01;[$loPep_data.I10]&lt;0.2);&quot;o&quot;;&quot;&quot;)">
            <text:p/>
          </table:table-cell>
          <table:table-cell table:style-name="ce12" table:formula="of:=IF(AND([$loPep_data.J10]&gt;=0.01;[$loPep_data.J10]&lt;0.2);&quot;o&quot;;&quot;&quot;)">
            <text:p/>
          </table:table-cell>
          <table:table-cell table:style-name="ce12" table:formula="of:=IF(AND([$loPep_data.K10]&gt;=0.01;[$loPep_data.K10]&lt;0.2);&quot;o&quot;;&quot;&quot;)">
            <text:p/>
          </table:table-cell>
          <table:table-cell table:style-name="ce12" table:formula="of:=IF(AND([$loPep_data.L10]&gt;=0.01;[$loPep_data.L10]&lt;0.2);&quot;o&quot;;&quot;&quot;)">
            <text:p/>
          </table:table-cell>
          <table:table-cell table:style-name="ce12" table:formula="of:=IF(AND([$loPep_data.M10]&gt;=0.01;[$loPep_data.M10]&lt;0.2);&quot;o&quot;;&quot;&quot;)">
            <text:p/>
          </table:table-cell>
          <table:table-cell/>
          <table:table-cell table:style-name="ce10" office:value-type="string" calcext:value-type="string">
            <text:p>G</text:p>
          </table:table-cell>
          <table:table-cell table:style-name="ce12" table:formula="of:=IF(AND([$loPep_data.P10]&gt;=0.01;[$loPep_data.P10]&lt;0.2);&quot;o&quot;;&quot;&quot;)">
            <text:p/>
          </table:table-cell>
          <table:table-cell table:style-name="ce12" table:formula="of:=IF(AND([$loPep_data.Q10]&gt;=0.01;[$loPep_data.Q10]&lt;0.2);&quot;o&quot;;&quot;&quot;)">
            <text:p/>
          </table:table-cell>
          <table:table-cell table:style-name="ce12" table:formula="of:=IF(AND([$loPep_data.R10]&gt;=0.01;[$loPep_data.R10]&lt;0.2);&quot;o&quot;;&quot;&quot;)">
            <text:p/>
          </table:table-cell>
          <table:table-cell table:style-name="ce12" table:formula="of:=IF(AND([$loPep_data.S10]&gt;=0.01;[$loPep_data.S10]&lt;0.2);&quot;o&quot;;&quot;&quot;)">
            <text:p/>
          </table:table-cell>
          <table:table-cell table:style-name="ce12" table:formula="of:=IF(AND([$loPep_data.T10]&gt;=0.01;[$loPep_data.T10]&lt;0.2);&quot;o&quot;;&quot;&quot;)">
            <text:p/>
          </table:table-cell>
          <table:table-cell table:style-name="ce12" table:formula="of:=IF(AND([$loPep_data.U10]&gt;=0.01;[$loPep_data.U10]&lt;0.2);&quot;o&quot;;&quot;&quot;)">
            <text:p/>
          </table:table-cell>
          <table:table-cell table:style-name="ce15" table:formula="of:=IF(AND([$loPep_data.V10]&gt;=0.01;[$loPep_data.V10]&lt;0.2);&quot;o&quot;;&quot;&quot;)">
            <text:p/>
          </table:table-cell>
          <table:table-cell table:style-name="ce12" table:formula="of:=IF(AND([$loPep_data.W10]&gt;=0.01;[$loPep_data.W10]&lt;0.2);&quot;o&quot;;&quot;&quot;)" office:value-type="string" office:string-value="o" calcext:value-type="string">
            <text:p>o</text:p>
          </table:table-cell>
          <table:table-cell table:style-name="ce12" table:formula="of:=IF(AND([$loPep_data.X10]&gt;=0.01;[$loPep_data.X10]&lt;0.2);&quot;o&quot;;&quot;&quot;)">
            <text:p/>
          </table:table-cell>
          <table:table-cell table:style-name="ce12" table:formula="of:=IF(AND([$loPep_data.Y10]&gt;=0.01;[$loPep_data.Y10]&lt;0.2);&quot;o&quot;;&quot;&quot;)">
            <text:p/>
          </table:table-cell>
          <table:table-cell table:style-name="ce12" table:formula="of:=IF(AND([$loPep_data.Z10]&gt;=0.01;[$loPep_data.Z10]&lt;0.2);&quot;o&quot;;&quot;&quot;)">
            <text:p/>
          </table:table-cell>
          <table:table-cell table:style-name="ce12" table:formula="of:=IF(AND([$loPep_data.AA10]&gt;=0.01;[$loPep_data.AA10]&lt;0.2);&quot;o&quot;;&quot;&quot;)">
            <text:p/>
          </table:table-cell>
        </table:table-row>
        <table:table-row table:style-name="ro1">
          <table:table-cell table:style-name="ce10" office:value-type="string" calcext:value-type="string">
            <text:p>H</text:p>
          </table:table-cell>
          <table:table-cell table:style-name="ce12" table:formula="of:=IF(AND([$loPep_data.B11]&gt;=0.01;[$loPep_data.B11]&lt;0.2);&quot;o&quot;;&quot;&quot;)">
            <text:p/>
          </table:table-cell>
          <table:table-cell table:style-name="ce12" table:formula="of:=IF(AND([$loPep_data.C11]&gt;=0.01;[$loPep_data.C11]&lt;0.2);&quot;o&quot;;&quot;&quot;)">
            <text:p/>
          </table:table-cell>
          <table:table-cell table:style-name="ce12" table:formula="of:=IF(AND([$loPep_data.D11]&gt;=0.01;[$loPep_data.D11]&lt;0.2);&quot;o&quot;;&quot;&quot;)">
            <text:p/>
          </table:table-cell>
          <table:table-cell table:style-name="ce12" table:formula="of:=IF(AND([$loPep_data.E11]&gt;=0.01;[$loPep_data.E11]&lt;0.2);&quot;o&quot;;&quot;&quot;)">
            <text:p/>
          </table:table-cell>
          <table:table-cell table:style-name="ce12" table:formula="of:=IF(AND([$loPep_data.F11]&gt;=0.01;[$loPep_data.F11]&lt;0.2);&quot;o&quot;;&quot;&quot;)">
            <text:p/>
          </table:table-cell>
          <table:table-cell table:style-name="ce12" table:formula="of:=IF(AND([$loPep_data.G11]&gt;=0.01;[$loPep_data.G11]&lt;0.2);&quot;o&quot;;&quot;&quot;)">
            <text:p/>
          </table:table-cell>
          <table:table-cell table:style-name="ce12" table:formula="of:=IF(AND([$loPep_data.H11]&gt;=0.01;[$loPep_data.H11]&lt;0.2);&quot;o&quot;;&quot;&quot;)">
            <text:p/>
          </table:table-cell>
          <table:table-cell table:style-name="ce12" table:formula="of:=IF(AND([$loPep_data.I11]&gt;=0.01;[$loPep_data.I11]&lt;0.2);&quot;o&quot;;&quot;&quot;)">
            <text:p/>
          </table:table-cell>
          <table:table-cell table:style-name="ce12" table:formula="of:=IF(AND([$loPep_data.J11]&gt;=0.01;[$loPep_data.J11]&lt;0.2);&quot;o&quot;;&quot;&quot;)">
            <text:p/>
          </table:table-cell>
          <table:table-cell table:style-name="ce12" table:formula="of:=IF(AND([$loPep_data.K11]&gt;=0.01;[$loPep_data.K11]&lt;0.2);&quot;o&quot;;&quot;&quot;)">
            <text:p/>
          </table:table-cell>
          <table:table-cell table:style-name="ce12" table:formula="of:=IF(AND([$loPep_data.L11]&gt;=0.01;[$loPep_data.L11]&lt;0.2);&quot;o&quot;;&quot;&quot;)">
            <text:p/>
          </table:table-cell>
          <table:table-cell table:style-name="ce12" table:formula="of:=IF(AND([$loPep_data.M11]&gt;=0.01;[$loPep_data.M11]&lt;0.2);&quot;o&quot;;&quot;&quot;)">
            <text:p/>
          </table:table-cell>
          <table:table-cell/>
          <table:table-cell table:style-name="ce10" office:value-type="string" calcext:value-type="string">
            <text:p>H</text:p>
          </table:table-cell>
          <table:table-cell table:style-name="ce12" table:formula="of:=IF(AND([$loPep_data.P11]&gt;=0.01;[$loPep_data.P11]&lt;0.2);&quot;o&quot;;&quot;&quot;)">
            <text:p/>
          </table:table-cell>
          <table:table-cell table:style-name="ce12" table:formula="of:=IF(AND([$loPep_data.Q11]&gt;=0.01;[$loPep_data.Q11]&lt;0.2);&quot;o&quot;;&quot;&quot;)">
            <text:p/>
          </table:table-cell>
          <table:table-cell table:style-name="ce12" table:formula="of:=IF(AND([$loPep_data.R11]&gt;=0.01;[$loPep_data.R11]&lt;0.2);&quot;o&quot;;&quot;&quot;)">
            <text:p/>
          </table:table-cell>
          <table:table-cell table:style-name="ce12" table:formula="of:=IF(AND([$loPep_data.S11]&gt;=0.01;[$loPep_data.S11]&lt;0.2);&quot;o&quot;;&quot;&quot;)">
            <text:p/>
          </table:table-cell>
          <table:table-cell table:style-name="ce12" table:formula="of:=IF(AND([$loPep_data.T11]&gt;=0.01;[$loPep_data.T11]&lt;0.2);&quot;o&quot;;&quot;&quot;)">
            <text:p/>
          </table:table-cell>
          <table:table-cell table:style-name="ce12" table:formula="of:=IF(AND([$loPep_data.U11]&gt;=0.01;[$loPep_data.U11]&lt;0.2);&quot;o&quot;;&quot;&quot;)">
            <text:p/>
          </table:table-cell>
          <table:table-cell table:style-name="ce12" table:formula="of:=IF(AND([$loPep_data.V11]&gt;=0.01;[$loPep_data.V11]&lt;0.2);&quot;o&quot;;&quot;&quot;)">
            <text:p/>
          </table:table-cell>
          <table:table-cell table:style-name="ce12" table:formula="of:=IF(AND([$loPep_data.W11]&gt;=0.01;[$loPep_data.W11]&lt;0.2);&quot;o&quot;;&quot;&quot;)">
            <text:p/>
          </table:table-cell>
          <table:table-cell table:style-name="ce12" table:formula="of:=IF(AND([$loPep_data.X11]&gt;=0.01;[$loPep_data.X11]&lt;0.2);&quot;o&quot;;&quot;&quot;)" office:value-type="string" office:string-value="o" calcext:value-type="string">
            <text:p>o</text:p>
          </table:table-cell>
          <table:table-cell table:style-name="ce12" table:formula="of:=IF(AND([$loPep_data.Y11]&gt;=0.01;[$loPep_data.Y11]&lt;0.2);&quot;o&quot;;&quot;&quot;)">
            <text:p/>
          </table:table-cell>
          <table:table-cell table:style-name="ce12" table:formula="of:=IF(AND([$loPep_data.Z11]&gt;=0.01;[$loPep_data.Z11]&lt;0.2);&quot;o&quot;;&quot;&quot;)">
            <text:p/>
          </table:table-cell>
          <table:table-cell table:style-name="ce12" table:formula="of:=IF(AND([$loPep_data.AA11]&gt;=0.01;[$loPep_data.AA11]&lt;0.2);&quot;o&quot;;&quot;&quot;)">
            <text:p/>
          </table:table-cell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Anzahl:</text:p>
          </table:table-cell>
          <table:table-cell table:formula="of:=COUNTIF([.B26:.M33];&quot;o&quot;)" office:value-type="float" office:value="3" calcext:value-type="float">
            <text:p>3</text:p>
          </table:table-cell>
          <table:table-cell table:number-columns-repeated="12"/>
          <table:table-cell office:value-type="string" calcext:value-type="string">
            <text:p>Anzahl:</text:p>
          </table:table-cell>
          <table:table-cell table:formula="of:=COUNTIF([.P26:.AA33];&quot;o&quot;)" office:value-type="float" office:value="5" calcext:value-type="float">
            <text:p>5</text:p>
          </table:table-cell>
          <table:table-cell table:number-columns-repeated="11"/>
        </table:table-row>
        <table:table-row table:style-name="ro1" table:number-rows-repeated="2">
          <table:table-cell table:number-columns-repeated="27"/>
        </table:table-row>
        <table:table-row table:style-name="ro3">
          <table:table-cell table:style-name="ce8" office:value-type="string" calcext:value-type="string">
            <text:p>Gutes Wachstum nach 48 h (n = 1)</text:p>
          </table:table-cell>
          <table:table-cell table:number-columns-repeated="26"/>
        </table:table-row>
        <table:table-row table:style-name="ro4">
          <table:table-cell table:number-columns-repeated="27"/>
        </table:table-row>
        <table:table-row table:style-name="ro5">
          <table:table-cell table:style-name="ce9" office:value-type="string" calcext:value-type="string">
            <text:p>EPS1</text:p>
          </table:table-cell>
          <table:table-cell table:number-columns-repeated="13"/>
          <table:table-cell table:style-name="ce9" office:value-type="string" calcext:value-type="string">
            <text:p>EPS2</text:p>
          </table:table-cell>
          <table:table-cell table:number-columns-repeated="12"/>
        </table:table-row>
        <table:table-row table:style-name="ro4"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</table:table-row>
        <table:table-row table:style-name="ro1">
          <table:table-cell table:style-name="ce10" office:value-type="string" calcext:value-type="string">
            <text:p>A</text:p>
          </table:table-cell>
          <table:table-cell table:style-name="ce12" table:formula="of:=IF([$loPep_data.B4]&gt;=0.2;&quot;+&quot;;&quot;&quot;)" office:value-type="string" office:string-value="+" calcext:value-type="string">
            <text:p>+</text:p>
          </table:table-cell>
          <table:table-cell table:style-name="ce12" table:formula="of:=IF([$loPep_data.C4]&gt;=0.2;&quot;+&quot;;&quot;&quot;)" office:value-type="string" office:string-value="+" calcext:value-type="string">
            <text:p>+</text:p>
          </table:table-cell>
          <table:table-cell table:style-name="ce12" table:formula="of:=IF([$loPep_data.D4]&gt;=0.2;&quot;+&quot;;&quot;&quot;)" office:value-type="string" office:string-value="+" calcext:value-type="string">
            <text:p>+</text:p>
          </table:table-cell>
          <table:table-cell table:style-name="ce12" table:formula="of:=IF([$loPep_data.E4]&gt;=0.2;&quot;+&quot;;&quot;&quot;)" office:value-type="string" office:string-value="+" calcext:value-type="string">
            <text:p>+</text:p>
          </table:table-cell>
          <table:table-cell table:style-name="ce12" table:formula="of:=IF([$loPep_data.F4]&gt;=0.2;&quot;+&quot;;&quot;&quot;)" office:value-type="string" office:string-value="+" calcext:value-type="string">
            <text:p>+</text:p>
          </table:table-cell>
          <table:table-cell table:style-name="ce12" table:formula="of:=IF([$loPep_data.G4]&gt;=0.2;&quot;+&quot;;&quot;&quot;)" office:value-type="string" office:string-value="+" calcext:value-type="string">
            <text:p>+</text:p>
          </table:table-cell>
          <table:table-cell table:style-name="ce12" table:formula="of:=IF([$loPep_data.H4]&gt;=0.2;&quot;+&quot;;&quot;&quot;)">
            <text:p/>
          </table:table-cell>
          <table:table-cell table:style-name="ce12" table:formula="of:=IF([$loPep_data.I4]&gt;=0.2;&quot;+&quot;;&quot;&quot;)" office:value-type="string" office:string-value="+" calcext:value-type="string">
            <text:p>+</text:p>
          </table:table-cell>
          <table:table-cell table:style-name="ce12" table:formula="of:=IF([$loPep_data.J4]&gt;=0.2;&quot;+&quot;;&quot;&quot;)" office:value-type="string" office:string-value="+" calcext:value-type="string">
            <text:p>+</text:p>
          </table:table-cell>
          <table:table-cell table:style-name="ce12" table:formula="of:=IF([$loPep_data.K4]&gt;=0.2;&quot;+&quot;;&quot;&quot;)" office:value-type="string" office:string-value="+" calcext:value-type="string">
            <text:p>+</text:p>
          </table:table-cell>
          <table:table-cell table:style-name="ce12" table:formula="of:=IF([$loPep_data.L4]&gt;=0.2;&quot;+&quot;;&quot;&quot;)">
            <text:p/>
          </table:table-cell>
          <table:table-cell table:style-name="ce12" table:formula="of:=IF([$loPep_data.M4]&gt;=0.2;&quot;+&quot;;&quot;&quot;)" office:value-type="string" office:string-value="+" calcext:value-type="string">
            <text:p>+</text:p>
          </table:table-cell>
          <table:table-cell/>
          <table:table-cell table:style-name="ce10" office:value-type="string" calcext:value-type="string">
            <text:p>A</text:p>
          </table:table-cell>
          <table:table-cell table:style-name="ce12" table:formula="of:=IF([$loPep_data.P4]&gt;=0.2;&quot;+&quot;;&quot;&quot;)">
            <text:p/>
          </table:table-cell>
          <table:table-cell table:style-name="ce12" table:formula="of:=IF([$loPep_data.Q4]&gt;=0.2;&quot;+&quot;;&quot;&quot;)">
            <text:p/>
          </table:table-cell>
          <table:table-cell table:style-name="ce12" table:formula="of:=IF([$loPep_data.R4]&gt;=0.2;&quot;+&quot;;&quot;&quot;)">
            <text:p/>
          </table:table-cell>
          <table:table-cell table:style-name="ce12" table:formula="of:=IF([$loPep_data.S4]&gt;=0.2;&quot;+&quot;;&quot;&quot;)" office:value-type="string" office:string-value="+" calcext:value-type="string">
            <text:p>+</text:p>
          </table:table-cell>
          <table:table-cell table:style-name="ce12" table:formula="of:=IF([$loPep_data.T4]&gt;=0.2;&quot;+&quot;;&quot;&quot;)">
            <text:p/>
          </table:table-cell>
          <table:table-cell table:style-name="ce12" table:formula="of:=IF([$loPep_data.U4]&gt;=0.2;&quot;+&quot;;&quot;&quot;)" office:value-type="string" office:string-value="+" calcext:value-type="string">
            <text:p>+</text:p>
          </table:table-cell>
          <table:table-cell table:style-name="ce12" table:formula="of:=IF([$loPep_data.V4]&gt;=0.2;&quot;+&quot;;&quot;&quot;)">
            <text:p/>
          </table:table-cell>
          <table:table-cell table:style-name="ce12" table:formula="of:=IF([$loPep_data.W4]&gt;=0.2;&quot;+&quot;;&quot;&quot;)" office:value-type="string" office:string-value="+" calcext:value-type="string">
            <text:p>+</text:p>
          </table:table-cell>
          <table:table-cell table:style-name="ce12" table:formula="of:=IF([$loPep_data.X4]&gt;=0.2;&quot;+&quot;;&quot;&quot;)" office:value-type="string" office:string-value="+" calcext:value-type="string">
            <text:p>+</text:p>
          </table:table-cell>
          <table:table-cell table:style-name="ce12" table:formula="of:=IF([$loPep_data.Y4]&gt;=0.2;&quot;+&quot;;&quot;&quot;)" office:value-type="string" office:string-value="+" calcext:value-type="string">
            <text:p>+</text:p>
          </table:table-cell>
          <table:table-cell table:style-name="ce12" table:formula="of:=IF([$loPep_data.Z4]&gt;=0.2;&quot;+&quot;;&quot;&quot;)" office:value-type="string" office:string-value="+" calcext:value-type="string">
            <text:p>+</text:p>
          </table:table-cell>
          <table:table-cell table:style-name="ce12" table:formula="of:=IF([$loPep_data.AA4]&gt;=0.2;&quot;+&quot;;&quot;&quot;)">
            <text:p/>
          </table:table-cell>
        </table:table-row>
        <table:table-row table:style-name="ro1">
          <table:table-cell table:style-name="ce10" office:value-type="string" calcext:value-type="string">
            <text:p>B</text:p>
          </table:table-cell>
          <table:table-cell table:style-name="ce12" table:formula="of:=IF([$loPep_data.B5]&gt;=0.2;&quot;+&quot;;&quot;&quot;)" office:value-type="string" office:string-value="+" calcext:value-type="string">
            <text:p>+</text:p>
          </table:table-cell>
          <table:table-cell table:style-name="ce12" table:formula="of:=IF([$loPep_data.C5]&gt;=0.2;&quot;+&quot;;&quot;&quot;)" office:value-type="string" office:string-value="+" calcext:value-type="string">
            <text:p>+</text:p>
          </table:table-cell>
          <table:table-cell table:style-name="ce12" table:formula="of:=IF([$loPep_data.D5]&gt;=0.2;&quot;+&quot;;&quot;&quot;)" office:value-type="string" office:string-value="+" calcext:value-type="string">
            <text:p>+</text:p>
          </table:table-cell>
          <table:table-cell table:style-name="ce12" table:formula="of:=IF([$loPep_data.E5]&gt;=0.2;&quot;+&quot;;&quot;&quot;)" office:value-type="string" office:string-value="+" calcext:value-type="string">
            <text:p>+</text:p>
          </table:table-cell>
          <table:table-cell table:style-name="ce12" table:formula="of:=IF([$loPep_data.F5]&gt;=0.2;&quot;+&quot;;&quot;&quot;)" office:value-type="string" office:string-value="+" calcext:value-type="string">
            <text:p>+</text:p>
          </table:table-cell>
          <table:table-cell table:style-name="ce12" table:formula="of:=IF([$loPep_data.G5]&gt;=0.2;&quot;+&quot;;&quot;&quot;)" office:value-type="string" office:string-value="+" calcext:value-type="string">
            <text:p>+</text:p>
          </table:table-cell>
          <table:table-cell table:style-name="ce12" table:formula="of:=IF([$loPep_data.H5]&gt;=0.2;&quot;+&quot;;&quot;&quot;)" office:value-type="string" office:string-value="+" calcext:value-type="string">
            <text:p>+</text:p>
          </table:table-cell>
          <table:table-cell table:style-name="ce12" table:formula="of:=IF([$loPep_data.I5]&gt;=0.2;&quot;+&quot;;&quot;&quot;)" office:value-type="string" office:string-value="+" calcext:value-type="string">
            <text:p>+</text:p>
          </table:table-cell>
          <table:table-cell table:style-name="ce12" table:formula="of:=IF([$loPep_data.J5]&gt;=0.2;&quot;+&quot;;&quot;&quot;)" office:value-type="string" office:string-value="+" calcext:value-type="string">
            <text:p>+</text:p>
          </table:table-cell>
          <table:table-cell table:style-name="ce12" table:formula="of:=IF([$loPep_data.K5]&gt;=0.2;&quot;+&quot;;&quot;&quot;)" office:value-type="string" office:string-value="+" calcext:value-type="string">
            <text:p>+</text:p>
          </table:table-cell>
          <table:table-cell table:style-name="ce12" table:formula="of:=IF([$loPep_data.L5]&gt;=0.2;&quot;+&quot;;&quot;&quot;)" office:value-type="string" office:string-value="+" calcext:value-type="string">
            <text:p>+</text:p>
          </table:table-cell>
          <table:table-cell table:style-name="ce12" table:formula="of:=IF([$loPep_data.M5]&gt;=0.2;&quot;+&quot;;&quot;&quot;)" office:value-type="string" office:string-value="+" calcext:value-type="string">
            <text:p>+</text:p>
          </table:table-cell>
          <table:table-cell/>
          <table:table-cell table:style-name="ce10" office:value-type="string" calcext:value-type="string">
            <text:p>B</text:p>
          </table:table-cell>
          <table:table-cell table:style-name="ce12" table:formula="of:=IF([$loPep_data.P5]&gt;=0.2;&quot;+&quot;;&quot;&quot;)" office:value-type="string" office:string-value="+" calcext:value-type="string">
            <text:p>+</text:p>
          </table:table-cell>
          <table:table-cell table:style-name="ce12" table:formula="of:=IF([$loPep_data.Q5]&gt;=0.2;&quot;+&quot;;&quot;&quot;)">
            <text:p/>
          </table:table-cell>
          <table:table-cell table:style-name="ce12" table:formula="of:=IF([$loPep_data.R5]&gt;=0.2;&quot;+&quot;;&quot;&quot;)" office:value-type="string" office:string-value="+" calcext:value-type="string">
            <text:p>+</text:p>
          </table:table-cell>
          <table:table-cell table:style-name="ce12" table:formula="of:=IF([$loPep_data.S5]&gt;=0.2;&quot;+&quot;;&quot;&quot;)" office:value-type="string" office:string-value="+" calcext:value-type="string">
            <text:p>+</text:p>
          </table:table-cell>
          <table:table-cell table:style-name="ce12" table:formula="of:=IF([$loPep_data.T5]&gt;=0.2;&quot;+&quot;;&quot;&quot;)" office:value-type="string" office:string-value="+" calcext:value-type="string">
            <text:p>+</text:p>
          </table:table-cell>
          <table:table-cell table:style-name="ce12" table:formula="of:=IF([$loPep_data.U5]&gt;=0.2;&quot;+&quot;;&quot;&quot;)" office:value-type="string" office:string-value="+" calcext:value-type="string">
            <text:p>+</text:p>
          </table:table-cell>
          <table:table-cell table:style-name="ce12" table:formula="of:=IF([$loPep_data.V5]&gt;=0.2;&quot;+&quot;;&quot;&quot;)" office:value-type="string" office:string-value="+" calcext:value-type="string">
            <text:p>+</text:p>
          </table:table-cell>
          <table:table-cell table:style-name="ce12" table:formula="of:=IF([$loPep_data.W5]&gt;=0.2;&quot;+&quot;;&quot;&quot;)">
            <text:p/>
          </table:table-cell>
          <table:table-cell table:style-name="ce12" table:formula="of:=IF([$loPep_data.X5]&gt;=0.2;&quot;+&quot;;&quot;&quot;)">
            <text:p/>
          </table:table-cell>
          <table:table-cell table:style-name="ce12" table:formula="of:=IF([$loPep_data.Y5]&gt;=0.2;&quot;+&quot;;&quot;&quot;)">
            <text:p/>
          </table:table-cell>
          <table:table-cell table:style-name="ce12" table:formula="of:=IF([$loPep_data.Z5]&gt;=0.2;&quot;+&quot;;&quot;&quot;)">
            <text:p/>
          </table:table-cell>
          <table:table-cell table:style-name="ce12" table:formula="of:=IF([$loPep_data.AA5]&gt;=0.2;&quot;+&quot;;&quot;&quot;)">
            <text:p/>
          </table:table-cell>
        </table:table-row>
        <table:table-row table:style-name="ro1">
          <table:table-cell table:style-name="ce10" office:value-type="string" calcext:value-type="string">
            <text:p>C</text:p>
          </table:table-cell>
          <table:table-cell table:style-name="ce12" table:formula="of:=IF([$loPep_data.B6]&gt;=0.2;&quot;+&quot;;&quot;&quot;)">
            <text:p/>
          </table:table-cell>
          <table:table-cell table:style-name="ce12" table:formula="of:=IF([$loPep_data.C6]&gt;=0.2;&quot;+&quot;;&quot;&quot;)">
            <text:p/>
          </table:table-cell>
          <table:table-cell table:style-name="ce12" table:formula="of:=IF([$loPep_data.D6]&gt;=0.2;&quot;+&quot;;&quot;&quot;)" office:value-type="string" office:string-value="+" calcext:value-type="string">
            <text:p>+</text:p>
          </table:table-cell>
          <table:table-cell table:style-name="ce12" table:formula="of:=IF([$loPep_data.E6]&gt;=0.2;&quot;+&quot;;&quot;&quot;)" office:value-type="string" office:string-value="+" calcext:value-type="string">
            <text:p>+</text:p>
          </table:table-cell>
          <table:table-cell table:style-name="ce12" table:formula="of:=IF([$loPep_data.F6]&gt;=0.2;&quot;+&quot;;&quot;&quot;)" office:value-type="string" office:string-value="+" calcext:value-type="string">
            <text:p>+</text:p>
          </table:table-cell>
          <table:table-cell table:style-name="ce12" table:formula="of:=IF([$loPep_data.G6]&gt;=0.2;&quot;+&quot;;&quot;&quot;)" office:value-type="string" office:string-value="+" calcext:value-type="string">
            <text:p>+</text:p>
          </table:table-cell>
          <table:table-cell table:style-name="ce12" table:formula="of:=IF([$loPep_data.H6]&gt;=0.2;&quot;+&quot;;&quot;&quot;)" office:value-type="string" office:string-value="+" calcext:value-type="string">
            <text:p>+</text:p>
          </table:table-cell>
          <table:table-cell table:style-name="ce12" table:formula="of:=IF([$loPep_data.I6]&gt;=0.2;&quot;+&quot;;&quot;&quot;)" office:value-type="string" office:string-value="+" calcext:value-type="string">
            <text:p>+</text:p>
          </table:table-cell>
          <table:table-cell table:style-name="ce12" table:formula="of:=IF([$loPep_data.J6]&gt;=0.2;&quot;+&quot;;&quot;&quot;)" office:value-type="string" office:string-value="+" calcext:value-type="string">
            <text:p>+</text:p>
          </table:table-cell>
          <table:table-cell table:style-name="ce12" table:formula="of:=IF([$loPep_data.K6]&gt;=0.2;&quot;+&quot;;&quot;&quot;)" office:value-type="string" office:string-value="+" calcext:value-type="string">
            <text:p>+</text:p>
          </table:table-cell>
          <table:table-cell table:style-name="ce12" table:formula="of:=IF([$loPep_data.L6]&gt;=0.2;&quot;+&quot;;&quot;&quot;)" office:value-type="string" office:string-value="+" calcext:value-type="string">
            <text:p>+</text:p>
          </table:table-cell>
          <table:table-cell table:style-name="ce12" table:formula="of:=IF([$loPep_data.M6]&gt;=0.2;&quot;+&quot;;&quot;&quot;)" office:value-type="string" office:string-value="+" calcext:value-type="string">
            <text:p>+</text:p>
          </table:table-cell>
          <table:table-cell/>
          <table:table-cell table:style-name="ce10" office:value-type="string" calcext:value-type="string">
            <text:p>C</text:p>
          </table:table-cell>
          <table:table-cell table:style-name="ce12" table:formula="of:=IF([$loPep_data.P6]&gt;=0.2;&quot;+&quot;;&quot;&quot;)" office:value-type="string" office:string-value="+" calcext:value-type="string">
            <text:p>+</text:p>
          </table:table-cell>
          <table:table-cell table:style-name="ce12" table:formula="of:=IF([$loPep_data.Q6]&gt;=0.2;&quot;+&quot;;&quot;&quot;)" office:value-type="string" office:string-value="+" calcext:value-type="string">
            <text:p>+</text:p>
          </table:table-cell>
          <table:table-cell table:style-name="ce12" table:formula="of:=IF([$loPep_data.R6]&gt;=0.2;&quot;+&quot;;&quot;&quot;)" office:value-type="string" office:string-value="+" calcext:value-type="string">
            <text:p>+</text:p>
          </table:table-cell>
          <table:table-cell table:style-name="ce12" table:formula="of:=IF([$loPep_data.S6]&gt;=0.2;&quot;+&quot;;&quot;&quot;)" office:value-type="string" office:string-value="+" calcext:value-type="string">
            <text:p>+</text:p>
          </table:table-cell>
          <table:table-cell table:style-name="ce12" table:formula="of:=IF([$loPep_data.T6]&gt;=0.2;&quot;+&quot;;&quot;&quot;)" office:value-type="string" office:string-value="+" calcext:value-type="string">
            <text:p>+</text:p>
          </table:table-cell>
          <table:table-cell table:style-name="ce12" table:formula="of:=IF([$loPep_data.U6]&gt;=0.2;&quot;+&quot;;&quot;&quot;)" office:value-type="string" office:string-value="+" calcext:value-type="string">
            <text:p>+</text:p>
          </table:table-cell>
          <table:table-cell table:style-name="ce12" table:formula="of:=IF([$loPep_data.V6]&gt;=0.2;&quot;+&quot;;&quot;&quot;)" office:value-type="string" office:string-value="+" calcext:value-type="string">
            <text:p>+</text:p>
          </table:table-cell>
          <table:table-cell table:style-name="ce15" table:formula="of:=IF([$loPep_data.W6]&gt;=0.2;&quot;+&quot;;&quot;&quot;)">
            <text:p/>
          </table:table-cell>
          <table:table-cell table:style-name="ce12" table:formula="of:=IF([$loPep_data.X6]&gt;=0.2;&quot;+&quot;;&quot;&quot;)" office:value-type="string" office:string-value="+" calcext:value-type="string">
            <text:p>+</text:p>
          </table:table-cell>
          <table:table-cell table:style-name="ce12" table:formula="of:=IF([$loPep_data.Y6]&gt;=0.2;&quot;+&quot;;&quot;&quot;)">
            <text:p/>
          </table:table-cell>
          <table:table-cell table:style-name="ce12" table:formula="of:=IF([$loPep_data.Z6]&gt;=0.2;&quot;+&quot;;&quot;&quot;)">
            <text:p/>
          </table:table-cell>
          <table:table-cell table:style-name="ce15" table:formula="of:=IF([$loPep_data.AA6]&gt;=0.2;&quot;+&quot;;&quot;&quot;)" office:value-type="string" office:string-value="+" calcext:value-type="string">
            <text:p>+</text:p>
          </table:table-cell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2" table:formula="of:=IF([$loPep_data.B7]&gt;=0.2;&quot;+&quot;;&quot;&quot;)" office:value-type="string" office:string-value="+" calcext:value-type="string">
            <text:p>+</text:p>
          </table:table-cell>
          <table:table-cell table:style-name="ce12" table:formula="of:=IF([$loPep_data.C7]&gt;=0.2;&quot;+&quot;;&quot;&quot;)">
            <text:p/>
          </table:table-cell>
          <table:table-cell table:style-name="ce12" table:formula="of:=IF([$loPep_data.D7]&gt;=0.2;&quot;+&quot;;&quot;&quot;)" office:value-type="string" office:string-value="+" calcext:value-type="string">
            <text:p>+</text:p>
          </table:table-cell>
          <table:table-cell table:style-name="ce12" table:formula="of:=IF([$loPep_data.E7]&gt;=0.2;&quot;+&quot;;&quot;&quot;)" office:value-type="string" office:string-value="+" calcext:value-type="string">
            <text:p>+</text:p>
          </table:table-cell>
          <table:table-cell table:style-name="ce12" table:formula="of:=IF([$loPep_data.F7]&gt;=0.2;&quot;+&quot;;&quot;&quot;)">
            <text:p/>
          </table:table-cell>
          <table:table-cell table:style-name="ce12" table:formula="of:=IF([$loPep_data.G7]&gt;=0.2;&quot;+&quot;;&quot;&quot;)" office:value-type="string" office:string-value="+" calcext:value-type="string">
            <text:p>+</text:p>
          </table:table-cell>
          <table:table-cell table:style-name="ce12" table:formula="of:=IF([$loPep_data.H7]&gt;=0.2;&quot;+&quot;;&quot;&quot;)" office:value-type="string" office:string-value="+" calcext:value-type="string">
            <text:p>+</text:p>
          </table:table-cell>
          <table:table-cell table:style-name="ce12" table:formula="of:=IF([$loPep_data.I7]&gt;=0.2;&quot;+&quot;;&quot;&quot;)">
            <text:p/>
          </table:table-cell>
          <table:table-cell table:style-name="ce12" table:formula="of:=IF([$loPep_data.J7]&gt;=0.2;&quot;+&quot;;&quot;&quot;)" office:value-type="string" office:string-value="+" calcext:value-type="string">
            <text:p>+</text:p>
          </table:table-cell>
          <table:table-cell table:style-name="ce12" table:formula="of:=IF([$loPep_data.K7]&gt;=0.2;&quot;+&quot;;&quot;&quot;)" office:value-type="string" office:string-value="+" calcext:value-type="string">
            <text:p>+</text:p>
          </table:table-cell>
          <table:table-cell table:style-name="ce12" table:formula="of:=IF([$loPep_data.L7]&gt;=0.2;&quot;+&quot;;&quot;&quot;)" office:value-type="string" office:string-value="+" calcext:value-type="string">
            <text:p>+</text:p>
          </table:table-cell>
          <table:table-cell table:style-name="ce12" table:formula="of:=IF([$loPep_data.M7]&gt;=0.2;&quot;+&quot;;&quot;&quot;)" office:value-type="string" office:string-value="+" calcext:value-type="string">
            <text:p>+</text:p>
          </table:table-cell>
          <table:table-cell/>
          <table:table-cell table:style-name="ce10" office:value-type="string" calcext:value-type="string">
            <text:p>D</text:p>
          </table:table-cell>
          <table:table-cell table:style-name="ce12" table:formula="of:=IF([$loPep_data.P7]&gt;=0.2;&quot;+&quot;;&quot;&quot;)" office:value-type="string" office:string-value="+" calcext:value-type="string">
            <text:p>+</text:p>
          </table:table-cell>
          <table:table-cell table:style-name="ce15" table:formula="of:=IF([$loPep_data.Q7]&gt;=0.2;&quot;+&quot;;&quot;&quot;)" office:value-type="string" office:string-value="+" calcext:value-type="string">
            <text:p>+</text:p>
          </table:table-cell>
          <table:table-cell table:style-name="ce12" table:formula="of:=IF([$loPep_data.R7]&gt;=0.2;&quot;+&quot;;&quot;&quot;)" office:value-type="string" office:string-value="+" calcext:value-type="string">
            <text:p>+</text:p>
          </table:table-cell>
          <table:table-cell table:style-name="ce12" table:formula="of:=IF([$loPep_data.S7]&gt;=0.2;&quot;+&quot;;&quot;&quot;)" office:value-type="string" office:string-value="+" calcext:value-type="string">
            <text:p>+</text:p>
          </table:table-cell>
          <table:table-cell table:style-name="ce12" table:formula="of:=IF([$loPep_data.T7]&gt;=0.2;&quot;+&quot;;&quot;&quot;)">
            <text:p/>
          </table:table-cell>
          <table:table-cell table:style-name="ce12" table:formula="of:=IF([$loPep_data.U7]&gt;=0.2;&quot;+&quot;;&quot;&quot;)" office:value-type="string" office:string-value="+" calcext:value-type="string">
            <text:p>+</text:p>
          </table:table-cell>
          <table:table-cell table:style-name="ce12" table:formula="of:=IF([$loPep_data.V7]&gt;=0.2;&quot;+&quot;;&quot;&quot;)" office:value-type="string" office:string-value="+" calcext:value-type="string">
            <text:p>+</text:p>
          </table:table-cell>
          <table:table-cell table:style-name="ce12" table:formula="of:=IF([$loPep_data.W7]&gt;=0.2;&quot;+&quot;;&quot;&quot;)">
            <text:p/>
          </table:table-cell>
          <table:table-cell table:style-name="ce12" table:formula="of:=IF([$loPep_data.X7]&gt;=0.2;&quot;+&quot;;&quot;&quot;)">
            <text:p/>
          </table:table-cell>
          <table:table-cell table:style-name="ce12" table:formula="of:=IF([$loPep_data.Y7]&gt;=0.2;&quot;+&quot;;&quot;&quot;)">
            <text:p/>
          </table:table-cell>
          <table:table-cell table:style-name="ce12" table:formula="of:=IF([$loPep_data.Z7]&gt;=0.2;&quot;+&quot;;&quot;&quot;)">
            <text:p/>
          </table:table-cell>
          <table:table-cell table:style-name="ce12" table:formula="of:=IF([$loPep_data.AA7]&gt;=0.2;&quot;+&quot;;&quot;&quot;)">
            <text:p/>
          </table:table-cell>
        </table:table-row>
        <table:table-row table:style-name="ro1">
          <table:table-cell table:style-name="ce10" office:value-type="string" calcext:value-type="string">
            <text:p>E</text:p>
          </table:table-cell>
          <table:table-cell table:style-name="ce12" table:formula="of:=IF([$loPep_data.B8]&gt;=0.2;&quot;+&quot;;&quot;&quot;)" office:value-type="string" office:string-value="+" calcext:value-type="string">
            <text:p>+</text:p>
          </table:table-cell>
          <table:table-cell table:style-name="ce12" table:formula="of:=IF([$loPep_data.C8]&gt;=0.2;&quot;+&quot;;&quot;&quot;)">
            <text:p/>
          </table:table-cell>
          <table:table-cell table:style-name="ce12" table:formula="of:=IF([$loPep_data.D8]&gt;=0.2;&quot;+&quot;;&quot;&quot;)" office:value-type="string" office:string-value="+" calcext:value-type="string">
            <text:p>+</text:p>
          </table:table-cell>
          <table:table-cell table:style-name="ce12" table:formula="of:=IF([$loPep_data.E8]&gt;=0.2;&quot;+&quot;;&quot;&quot;)" office:value-type="string" office:string-value="+" calcext:value-type="string">
            <text:p>+</text:p>
          </table:table-cell>
          <table:table-cell table:style-name="ce12" table:formula="of:=IF([$loPep_data.F8]&gt;=0.2;&quot;+&quot;;&quot;&quot;)" office:value-type="string" office:string-value="+" calcext:value-type="string">
            <text:p>+</text:p>
          </table:table-cell>
          <table:table-cell table:style-name="ce12" table:formula="of:=IF([$loPep_data.G8]&gt;=0.2;&quot;+&quot;;&quot;&quot;)">
            <text:p/>
          </table:table-cell>
          <table:table-cell table:style-name="ce12" table:formula="of:=IF([$loPep_data.H8]&gt;=0.2;&quot;+&quot;;&quot;&quot;)">
            <text:p/>
          </table:table-cell>
          <table:table-cell table:style-name="ce12" table:formula="of:=IF([$loPep_data.I8]&gt;=0.2;&quot;+&quot;;&quot;&quot;)" office:value-type="string" office:string-value="+" calcext:value-type="string">
            <text:p>+</text:p>
          </table:table-cell>
          <table:table-cell table:style-name="ce12" table:formula="of:=IF([$loPep_data.J8]&gt;=0.2;&quot;+&quot;;&quot;&quot;)" office:value-type="string" office:string-value="+" calcext:value-type="string">
            <text:p>+</text:p>
          </table:table-cell>
          <table:table-cell table:style-name="ce12" table:formula="of:=IF([$loPep_data.K8]&gt;=0.2;&quot;+&quot;;&quot;&quot;)" office:value-type="string" office:string-value="+" calcext:value-type="string">
            <text:p>+</text:p>
          </table:table-cell>
          <table:table-cell table:style-name="ce12" table:formula="of:=IF([$loPep_data.L8]&gt;=0.2;&quot;+&quot;;&quot;&quot;)">
            <text:p/>
          </table:table-cell>
          <table:table-cell table:style-name="ce12" table:formula="of:=IF([$loPep_data.M8]&gt;=0.2;&quot;+&quot;;&quot;&quot;)">
            <text:p/>
          </table:table-cell>
          <table:table-cell/>
          <table:table-cell table:style-name="ce10" office:value-type="string" calcext:value-type="string">
            <text:p>E</text:p>
          </table:table-cell>
          <table:table-cell table:style-name="ce12" table:formula="of:=IF([$loPep_data.P8]&gt;=0.2;&quot;+&quot;;&quot;&quot;)" office:value-type="string" office:string-value="+" calcext:value-type="string">
            <text:p>+</text:p>
          </table:table-cell>
          <table:table-cell table:style-name="ce12" table:formula="of:=IF([$loPep_data.Q8]&gt;=0.2;&quot;+&quot;;&quot;&quot;)" office:value-type="string" office:string-value="+" calcext:value-type="string">
            <text:p>+</text:p>
          </table:table-cell>
          <table:table-cell table:style-name="ce12" table:formula="of:=IF([$loPep_data.R8]&gt;=0.2;&quot;+&quot;;&quot;&quot;)" office:value-type="string" office:string-value="+" calcext:value-type="string">
            <text:p>+</text:p>
          </table:table-cell>
          <table:table-cell table:style-name="ce12" table:formula="of:=IF([$loPep_data.S8]&gt;=0.2;&quot;+&quot;;&quot;&quot;)" office:value-type="string" office:string-value="+" calcext:value-type="string">
            <text:p>+</text:p>
          </table:table-cell>
          <table:table-cell table:style-name="ce12" table:formula="of:=IF([$loPep_data.T8]&gt;=0.2;&quot;+&quot;;&quot;&quot;)" office:value-type="string" office:string-value="+" calcext:value-type="string">
            <text:p>+</text:p>
          </table:table-cell>
          <table:table-cell table:style-name="ce12" table:formula="of:=IF([$loPep_data.U8]&gt;=0.2;&quot;+&quot;;&quot;&quot;)">
            <text:p/>
          </table:table-cell>
          <table:table-cell table:style-name="ce12" table:formula="of:=IF([$loPep_data.V8]&gt;=0.2;&quot;+&quot;;&quot;&quot;)">
            <text:p/>
          </table:table-cell>
          <table:table-cell table:style-name="ce12" table:formula="of:=IF([$loPep_data.W8]&gt;=0.2;&quot;+&quot;;&quot;&quot;)">
            <text:p/>
          </table:table-cell>
          <table:table-cell table:style-name="ce12" table:formula="of:=IF([$loPep_data.X8]&gt;=0.2;&quot;+&quot;;&quot;&quot;)" office:value-type="string" office:string-value="+" calcext:value-type="string">
            <text:p>+</text:p>
          </table:table-cell>
          <table:table-cell table:style-name="ce12" table:formula="of:=IF([$loPep_data.Y8]&gt;=0.2;&quot;+&quot;;&quot;&quot;)" office:value-type="string" office:string-value="+" calcext:value-type="string">
            <text:p>+</text:p>
          </table:table-cell>
          <table:table-cell table:style-name="ce12" table:formula="of:=IF([$loPep_data.Z8]&gt;=0.2;&quot;+&quot;;&quot;&quot;)" office:value-type="string" office:string-value="+" calcext:value-type="string">
            <text:p>+</text:p>
          </table:table-cell>
          <table:table-cell table:style-name="ce12" table:formula="of:=IF([$loPep_data.AA8]&gt;=0.2;&quot;+&quot;;&quot;&quot;)" office:value-type="string" office:string-value="+" calcext:value-type="string">
            <text:p>+</text:p>
          </table:table-cell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2" table:formula="of:=IF([$loPep_data.B9]&gt;=0.2;&quot;+&quot;;&quot;&quot;)">
            <text:p/>
          </table:table-cell>
          <table:table-cell table:style-name="ce12" table:formula="of:=IF([$loPep_data.C9]&gt;=0.2;&quot;+&quot;;&quot;&quot;)">
            <text:p/>
          </table:table-cell>
          <table:table-cell table:style-name="ce12" table:formula="of:=IF([$loPep_data.D9]&gt;=0.2;&quot;+&quot;;&quot;&quot;)">
            <text:p/>
          </table:table-cell>
          <table:table-cell table:style-name="ce12" table:formula="of:=IF([$loPep_data.E9]&gt;=0.2;&quot;+&quot;;&quot;&quot;)" office:value-type="string" office:string-value="+" calcext:value-type="string">
            <text:p>+</text:p>
          </table:table-cell>
          <table:table-cell table:style-name="ce12" table:formula="of:=IF([$loPep_data.F9]&gt;=0.2;&quot;+&quot;;&quot;&quot;)" office:value-type="string" office:string-value="+" calcext:value-type="string">
            <text:p>+</text:p>
          </table:table-cell>
          <table:table-cell table:style-name="ce12" table:formula="of:=IF([$loPep_data.G9]&gt;=0.2;&quot;+&quot;;&quot;&quot;)">
            <text:p/>
          </table:table-cell>
          <table:table-cell table:style-name="ce12" table:formula="of:=IF([$loPep_data.H9]&gt;=0.2;&quot;+&quot;;&quot;&quot;)" office:value-type="string" office:string-value="+" calcext:value-type="string">
            <text:p>+</text:p>
          </table:table-cell>
          <table:table-cell table:style-name="ce12" table:formula="of:=IF([$loPep_data.I9]&gt;=0.2;&quot;+&quot;;&quot;&quot;)" office:value-type="string" office:string-value="+" calcext:value-type="string">
            <text:p>+</text:p>
          </table:table-cell>
          <table:table-cell table:style-name="ce12" table:formula="of:=IF([$loPep_data.J9]&gt;=0.2;&quot;+&quot;;&quot;&quot;)" office:value-type="string" office:string-value="+" calcext:value-type="string">
            <text:p>+</text:p>
          </table:table-cell>
          <table:table-cell table:style-name="ce12" table:formula="of:=IF([$loPep_data.K9]&gt;=0.2;&quot;+&quot;;&quot;&quot;)" office:value-type="string" office:string-value="+" calcext:value-type="string">
            <text:p>+</text:p>
          </table:table-cell>
          <table:table-cell table:style-name="ce12" table:formula="of:=IF([$loPep_data.L9]&gt;=0.2;&quot;+&quot;;&quot;&quot;)" office:value-type="string" office:string-value="+" calcext:value-type="string">
            <text:p>+</text:p>
          </table:table-cell>
          <table:table-cell table:style-name="ce12" table:formula="of:=IF([$loPep_data.M9]&gt;=0.2;&quot;+&quot;;&quot;&quot;)" office:value-type="string" office:string-value="+" calcext:value-type="string">
            <text:p>+</text:p>
          </table:table-cell>
          <table:table-cell/>
          <table:table-cell table:style-name="ce10" office:value-type="string" calcext:value-type="string">
            <text:p>F</text:p>
          </table:table-cell>
          <table:table-cell table:style-name="ce12" table:formula="of:=IF([$loPep_data.P9]&gt;=0.2;&quot;+&quot;;&quot;&quot;)" office:value-type="string" office:string-value="+" calcext:value-type="string">
            <text:p>+</text:p>
          </table:table-cell>
          <table:table-cell table:style-name="ce12" table:formula="of:=IF([$loPep_data.Q9]&gt;=0.2;&quot;+&quot;;&quot;&quot;)" office:value-type="string" office:string-value="+" calcext:value-type="string">
            <text:p>+</text:p>
          </table:table-cell>
          <table:table-cell table:style-name="ce12" table:formula="of:=IF([$loPep_data.R9]&gt;=0.2;&quot;+&quot;;&quot;&quot;)">
            <text:p/>
          </table:table-cell>
          <table:table-cell table:style-name="ce12" table:formula="of:=IF([$loPep_data.S9]&gt;=0.2;&quot;+&quot;;&quot;&quot;)" office:value-type="string" office:string-value="+" calcext:value-type="string">
            <text:p>+</text:p>
          </table:table-cell>
          <table:table-cell table:style-name="ce12" table:formula="of:=IF([$loPep_data.T9]&gt;=0.2;&quot;+&quot;;&quot;&quot;)" office:value-type="string" office:string-value="+" calcext:value-type="string">
            <text:p>+</text:p>
          </table:table-cell>
          <table:table-cell table:style-name="ce12" table:formula="of:=IF([$loPep_data.U9]&gt;=0.2;&quot;+&quot;;&quot;&quot;)">
            <text:p/>
          </table:table-cell>
          <table:table-cell table:style-name="ce12" table:formula="of:=IF([$loPep_data.V9]&gt;=0.2;&quot;+&quot;;&quot;&quot;)">
            <text:p/>
          </table:table-cell>
          <table:table-cell table:style-name="ce12" table:formula="of:=IF([$loPep_data.W9]&gt;=0.2;&quot;+&quot;;&quot;&quot;)" office:value-type="string" office:string-value="+" calcext:value-type="string">
            <text:p>+</text:p>
          </table:table-cell>
          <table:table-cell table:style-name="ce12" table:formula="of:=IF([$loPep_data.X9]&gt;=0.2;&quot;+&quot;;&quot;&quot;)" office:value-type="string" office:string-value="+" calcext:value-type="string">
            <text:p>+</text:p>
          </table:table-cell>
          <table:table-cell table:style-name="ce12" table:formula="of:=IF([$loPep_data.Y9]&gt;=0.2;&quot;+&quot;;&quot;&quot;)">
            <text:p/>
          </table:table-cell>
          <table:table-cell table:style-name="ce12" table:formula="of:=IF([$loPep_data.Z9]&gt;=0.2;&quot;+&quot;;&quot;&quot;)" office:value-type="string" office:string-value="+" calcext:value-type="string">
            <text:p>+</text:p>
          </table:table-cell>
          <table:table-cell table:style-name="ce12" table:formula="of:=IF([$loPep_data.AA9]&gt;=0.2;&quot;+&quot;;&quot;&quot;)" office:value-type="string" office:string-value="+" calcext:value-type="string">
            <text:p>+</text:p>
          </table:table-cell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2" table:formula="of:=IF([$loPep_data.B10]&gt;=0.2;&quot;+&quot;;&quot;&quot;)" office:value-type="string" office:string-value="+" calcext:value-type="string">
            <text:p>+</text:p>
          </table:table-cell>
          <table:table-cell table:style-name="ce12" table:formula="of:=IF([$loPep_data.C10]&gt;=0.2;&quot;+&quot;;&quot;&quot;)">
            <text:p/>
          </table:table-cell>
          <table:table-cell table:style-name="ce12" table:formula="of:=IF([$loPep_data.D10]&gt;=0.2;&quot;+&quot;;&quot;&quot;)" office:value-type="string" office:string-value="+" calcext:value-type="string">
            <text:p>+</text:p>
          </table:table-cell>
          <table:table-cell table:style-name="ce12" table:formula="of:=IF([$loPep_data.E10]&gt;=0.2;&quot;+&quot;;&quot;&quot;)" office:value-type="string" office:string-value="+" calcext:value-type="string">
            <text:p>+</text:p>
          </table:table-cell>
          <table:table-cell table:style-name="ce12" table:formula="of:=IF([$loPep_data.F10]&gt;=0.2;&quot;+&quot;;&quot;&quot;)" office:value-type="string" office:string-value="+" calcext:value-type="string">
            <text:p>+</text:p>
          </table:table-cell>
          <table:table-cell table:style-name="ce12" table:formula="of:=IF([$loPep_data.G10]&gt;=0.2;&quot;+&quot;;&quot;&quot;)" office:value-type="string" office:string-value="+" calcext:value-type="string">
            <text:p>+</text:p>
          </table:table-cell>
          <table:table-cell table:style-name="ce12" table:formula="of:=IF([$loPep_data.H10]&gt;=0.2;&quot;+&quot;;&quot;&quot;)" office:value-type="string" office:string-value="+" calcext:value-type="string">
            <text:p>+</text:p>
          </table:table-cell>
          <table:table-cell table:style-name="ce12" table:formula="of:=IF([$loPep_data.I10]&gt;=0.2;&quot;+&quot;;&quot;&quot;)" office:value-type="string" office:string-value="+" calcext:value-type="string">
            <text:p>+</text:p>
          </table:table-cell>
          <table:table-cell table:style-name="ce12" table:formula="of:=IF([$loPep_data.J10]&gt;=0.2;&quot;+&quot;;&quot;&quot;)">
            <text:p/>
          </table:table-cell>
          <table:table-cell table:style-name="ce12" table:formula="of:=IF([$loPep_data.K10]&gt;=0.2;&quot;+&quot;;&quot;&quot;)" office:value-type="string" office:string-value="+" calcext:value-type="string">
            <text:p>+</text:p>
          </table:table-cell>
          <table:table-cell table:style-name="ce12" table:formula="of:=IF([$loPep_data.L10]&gt;=0.2;&quot;+&quot;;&quot;&quot;)" office:value-type="string" office:string-value="+" calcext:value-type="string">
            <text:p>+</text:p>
          </table:table-cell>
          <table:table-cell table:style-name="ce12" table:formula="of:=IF([$loPep_data.M10]&gt;=0.2;&quot;+&quot;;&quot;&quot;)" office:value-type="string" office:string-value="+" calcext:value-type="string">
            <text:p>+</text:p>
          </table:table-cell>
          <table:table-cell/>
          <table:table-cell table:style-name="ce10" office:value-type="string" calcext:value-type="string">
            <text:p>G</text:p>
          </table:table-cell>
          <table:table-cell table:style-name="ce12" table:formula="of:=IF([$loPep_data.P10]&gt;=0.2;&quot;+&quot;;&quot;&quot;)">
            <text:p/>
          </table:table-cell>
          <table:table-cell table:style-name="ce12" table:formula="of:=IF([$loPep_data.Q10]&gt;=0.2;&quot;+&quot;;&quot;&quot;)" office:value-type="string" office:string-value="+" calcext:value-type="string">
            <text:p>+</text:p>
          </table:table-cell>
          <table:table-cell table:style-name="ce12" table:formula="of:=IF([$loPep_data.R10]&gt;=0.2;&quot;+&quot;;&quot;&quot;)" office:value-type="string" office:string-value="+" calcext:value-type="string">
            <text:p>+</text:p>
          </table:table-cell>
          <table:table-cell table:style-name="ce12" table:formula="of:=IF([$loPep_data.S10]&gt;=0.2;&quot;+&quot;;&quot;&quot;)" office:value-type="string" office:string-value="+" calcext:value-type="string">
            <text:p>+</text:p>
          </table:table-cell>
          <table:table-cell table:style-name="ce12" table:formula="of:=IF([$loPep_data.T10]&gt;=0.2;&quot;+&quot;;&quot;&quot;)" office:value-type="string" office:string-value="+" calcext:value-type="string">
            <text:p>+</text:p>
          </table:table-cell>
          <table:table-cell table:style-name="ce12" table:formula="of:=IF([$loPep_data.U10]&gt;=0.2;&quot;+&quot;;&quot;&quot;)" office:value-type="string" office:string-value="+" calcext:value-type="string">
            <text:p>+</text:p>
          </table:table-cell>
          <table:table-cell table:style-name="ce12" table:formula="of:=IF([$loPep_data.V10]&gt;=0.2;&quot;+&quot;;&quot;&quot;)">
            <text:p/>
          </table:table-cell>
          <table:table-cell table:style-name="ce12" table:formula="of:=IF([$loPep_data.W10]&gt;=0.2;&quot;+&quot;;&quot;&quot;)">
            <text:p/>
          </table:table-cell>
          <table:table-cell table:style-name="ce12" table:formula="of:=IF([$loPep_data.X10]&gt;=0.2;&quot;+&quot;;&quot;&quot;)">
            <text:p/>
          </table:table-cell>
          <table:table-cell table:style-name="ce12" table:formula="of:=IF([$loPep_data.Y10]&gt;=0.2;&quot;+&quot;;&quot;&quot;)">
            <text:p/>
          </table:table-cell>
          <table:table-cell table:style-name="ce12" table:formula="of:=IF([$loPep_data.Z10]&gt;=0.2;&quot;+&quot;;&quot;&quot;)" office:value-type="string" office:string-value="+" calcext:value-type="string">
            <text:p>+</text:p>
          </table:table-cell>
          <table:table-cell table:style-name="ce12" table:formula="of:=IF([$loPep_data.AA10]&gt;=0.2;&quot;+&quot;;&quot;&quot;)" office:value-type="string" office:string-value="+" calcext:value-type="string">
            <text:p>+</text:p>
          </table:table-cell>
        </table:table-row>
        <table:table-row table:style-name="ro1">
          <table:table-cell table:style-name="ce10" office:value-type="string" calcext:value-type="string">
            <text:p>H</text:p>
          </table:table-cell>
          <table:table-cell table:style-name="ce12" table:formula="of:=IF([$loPep_data.B11]&gt;=0.2;&quot;+&quot;;&quot;&quot;)">
            <text:p/>
          </table:table-cell>
          <table:table-cell table:style-name="ce12" table:formula="of:=IF([$loPep_data.C11]&gt;=0.2;&quot;+&quot;;&quot;&quot;)" office:value-type="string" office:string-value="+" calcext:value-type="string">
            <text:p>+</text:p>
          </table:table-cell>
          <table:table-cell table:style-name="ce12" table:formula="of:=IF([$loPep_data.D11]&gt;=0.2;&quot;+&quot;;&quot;&quot;)" office:value-type="string" office:string-value="+" calcext:value-type="string">
            <text:p>+</text:p>
          </table:table-cell>
          <table:table-cell table:style-name="ce12" table:formula="of:=IF([$loPep_data.E11]&gt;=0.2;&quot;+&quot;;&quot;&quot;)">
            <text:p/>
          </table:table-cell>
          <table:table-cell table:style-name="ce12" table:formula="of:=IF([$loPep_data.F11]&gt;=0.2;&quot;+&quot;;&quot;&quot;)" office:value-type="string" office:string-value="+" calcext:value-type="string">
            <text:p>+</text:p>
          </table:table-cell>
          <table:table-cell table:style-name="ce12" table:formula="of:=IF([$loPep_data.G11]&gt;=0.2;&quot;+&quot;;&quot;&quot;)" office:value-type="string" office:string-value="+" calcext:value-type="string">
            <text:p>+</text:p>
          </table:table-cell>
          <table:table-cell table:style-name="ce12" table:formula="of:=IF([$loPep_data.H11]&gt;=0.2;&quot;+&quot;;&quot;&quot;)" office:value-type="string" office:string-value="+" calcext:value-type="string">
            <text:p>+</text:p>
          </table:table-cell>
          <table:table-cell table:style-name="ce12" table:formula="of:=IF([$loPep_data.I11]&gt;=0.2;&quot;+&quot;;&quot;&quot;)" office:value-type="string" office:string-value="+" calcext:value-type="string">
            <text:p>+</text:p>
          </table:table-cell>
          <table:table-cell table:style-name="ce12" table:formula="of:=IF([$loPep_data.J11]&gt;=0.2;&quot;+&quot;;&quot;&quot;)" office:value-type="string" office:string-value="+" calcext:value-type="string">
            <text:p>+</text:p>
          </table:table-cell>
          <table:table-cell table:style-name="ce12" table:formula="of:=IF([$loPep_data.K11]&gt;=0.2;&quot;+&quot;;&quot;&quot;)" office:value-type="string" office:string-value="+" calcext:value-type="string">
            <text:p>+</text:p>
          </table:table-cell>
          <table:table-cell table:style-name="ce12" table:formula="of:=IF([$loPep_data.L11]&gt;=0.2;&quot;+&quot;;&quot;&quot;)" office:value-type="string" office:string-value="+" calcext:value-type="string">
            <text:p>+</text:p>
          </table:table-cell>
          <table:table-cell table:style-name="ce12" table:formula="of:=IF([$loPep_data.M11]&gt;=0.2;&quot;+&quot;;&quot;&quot;)" office:value-type="string" office:string-value="+" calcext:value-type="string">
            <text:p>+</text:p>
          </table:table-cell>
          <table:table-cell/>
          <table:table-cell table:style-name="ce10" office:value-type="string" calcext:value-type="string">
            <text:p>H</text:p>
          </table:table-cell>
          <table:table-cell table:style-name="ce12" table:formula="of:=IF([$loPep_data.P11]&gt;=0.2;&quot;+&quot;;&quot;&quot;)" office:value-type="string" office:string-value="+" calcext:value-type="string">
            <text:p>+</text:p>
          </table:table-cell>
          <table:table-cell table:style-name="ce12" table:formula="of:=IF([$loPep_data.Q11]&gt;=0.2;&quot;+&quot;;&quot;&quot;)" office:value-type="string" office:string-value="+" calcext:value-type="string">
            <text:p>+</text:p>
          </table:table-cell>
          <table:table-cell table:style-name="ce12" table:formula="of:=IF([$loPep_data.R11]&gt;=0.2;&quot;+&quot;;&quot;&quot;)" office:value-type="string" office:string-value="+" calcext:value-type="string">
            <text:p>+</text:p>
          </table:table-cell>
          <table:table-cell table:style-name="ce12" table:formula="of:=IF([$loPep_data.S11]&gt;=0.2;&quot;+&quot;;&quot;&quot;)" office:value-type="string" office:string-value="+" calcext:value-type="string">
            <text:p>+</text:p>
          </table:table-cell>
          <table:table-cell table:style-name="ce12" table:formula="of:=IF([$loPep_data.T11]&gt;=0.2;&quot;+&quot;;&quot;&quot;)" office:value-type="string" office:string-value="+" calcext:value-type="string">
            <text:p>+</text:p>
          </table:table-cell>
          <table:table-cell table:style-name="ce15" table:formula="of:=IF([$loPep_data.U11]&gt;=0.2;&quot;+&quot;;&quot;&quot;)" office:value-type="string" office:string-value="+" calcext:value-type="string">
            <text:p>+</text:p>
          </table:table-cell>
          <table:table-cell table:style-name="ce12" table:formula="of:=IF([$loPep_data.V11]&gt;=0.2;&quot;+&quot;;&quot;&quot;)" office:value-type="string" office:string-value="+" calcext:value-type="string">
            <text:p>+</text:p>
          </table:table-cell>
          <table:table-cell table:style-name="ce12" table:formula="of:=IF([$loPep_data.W11]&gt;=0.2;&quot;+&quot;;&quot;&quot;)" office:value-type="string" office:string-value="+" calcext:value-type="string">
            <text:p>+</text:p>
          </table:table-cell>
          <table:table-cell table:style-name="ce12" table:formula="of:=IF([$loPep_data.X11]&gt;=0.2;&quot;+&quot;;&quot;&quot;)">
            <text:p/>
          </table:table-cell>
          <table:table-cell table:style-name="ce12" table:formula="of:=IF([$loPep_data.Y11]&gt;=0.2;&quot;+&quot;;&quot;&quot;)">
            <text:p/>
          </table:table-cell>
          <table:table-cell table:style-name="ce12" table:formula="of:=IF([$loPep_data.Z11]&gt;=0.2;&quot;+&quot;;&quot;&quot;)">
            <text:p/>
          </table:table-cell>
          <table:table-cell table:style-name="ce12" table:formula="of:=IF([$loPep_data.AA11]&gt;=0.2;&quot;+&quot;;&quot;&quot;)">
            <text:p/>
          </table:table-cell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Anzahl:</text:p>
          </table:table-cell>
          <table:table-cell table:formula="of:=COUNTIF([.B42:.M49];&quot;+&quot;)" office:value-type="float" office:value="76" calcext:value-type="float">
            <text:p>76</text:p>
          </table:table-cell>
          <table:table-cell table:number-columns-repeated="12"/>
          <table:table-cell office:value-type="string" calcext:value-type="string">
            <text:p>Anzahl:</text:p>
          </table:table-cell>
          <table:table-cell table:formula="of:=COUNTIF([.P42:.AA49];&quot;+&quot;)" office:value-type="float" office:value="59" calcext:value-type="float">
            <text:p>59</text:p>
          </table:table-cell>
          <table:table-cell table:number-columns-repeated="11"/>
        </table:table-row>
        <table:table-row table:style-name="ro1" table:number-rows-repeated="2">
          <table:table-cell table:number-columns-repeated="27"/>
        </table:table-row>
        <table:table-row table:style-name="ro3">
          <table:table-cell table:style-name="ce8" office:value-type="string" calcext:value-type="string">
            <text:p>Gesamt</text:p>
          </table:table-cell>
          <table:table-cell table:number-columns-repeated="26"/>
        </table:table-row>
        <table:table-row table:style-name="ro4">
          <table:table-cell table:number-columns-repeated="27"/>
        </table:table-row>
        <table:table-row table:style-name="ro5">
          <table:table-cell table:style-name="ce9" office:value-type="string" calcext:value-type="string">
            <text:p>EPS1</text:p>
          </table:table-cell>
          <table:table-cell table:number-columns-repeated="13"/>
          <table:table-cell table:style-name="ce9" office:value-type="string" calcext:value-type="string">
            <text:p>EPS2</text:p>
          </table:table-cell>
          <table:table-cell table:number-columns-repeated="12"/>
        </table:table-row>
        <table:table-row table:style-name="ro4"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</table:table-row>
        <table:table-row table:style-name="ro1">
          <table:table-cell table:style-name="ce10" office:value-type="string" calcext:value-type="string">
            <text:p>A</text:p>
          </table:table-cell>
          <table:table-cell table:style-name="ce12" table:formula="of:=IF([.B42]=&quot;+&quot;;[.B42];IF([.B10]=&quot;x&quot;;[.B10];[.B26]))" office:value-type="string" office:string-value="+" calcext:value-type="string">
            <text:p>+</text:p>
          </table:table-cell>
          <table:table-cell table:style-name="ce12" table:formula="of:=IF([.C42]=&quot;+&quot;;[.C42];IF([.C10]=&quot;x&quot;;[.C10];[.C26]))" office:value-type="string" office:string-value="+" calcext:value-type="string">
            <text:p>+</text:p>
          </table:table-cell>
          <table:table-cell table:style-name="ce12" table:formula="of:=IF([.D42]=&quot;+&quot;;[.D42];IF([.D10]=&quot;x&quot;;[.D10];[.D26]))" office:value-type="string" office:string-value="+" calcext:value-type="string">
            <text:p>+</text:p>
          </table:table-cell>
          <table:table-cell table:style-name="ce12" table:formula="of:=IF([.E42]=&quot;+&quot;;[.E42];IF([.E10]=&quot;x&quot;;[.E10];[.E26]))" office:value-type="string" office:string-value="+" calcext:value-type="string">
            <text:p>+</text:p>
          </table:table-cell>
          <table:table-cell table:style-name="ce12" table:formula="of:=IF([.F42]=&quot;+&quot;;[.F42];IF([.F10]=&quot;x&quot;;[.F10];[.F26]))" office:value-type="string" office:string-value="+" calcext:value-type="string">
            <text:p>+</text:p>
          </table:table-cell>
          <table:table-cell table:style-name="ce12" table:formula="of:=IF([.G42]=&quot;+&quot;;[.G42];IF([.G10]=&quot;x&quot;;[.G10];[.G26]))" office:value-type="string" office:string-value="+" calcext:value-type="string">
            <text:p>+</text:p>
          </table:table-cell>
          <table:table-cell table:style-name="ce12" table:formula="of:=IF([.H42]=&quot;+&quot;;[.H42];IF([.H10]=&quot;x&quot;;[.H10];[.H26]))" office:value-type="string" office:string-value="x" calcext:value-type="string">
            <text:p>x</text:p>
          </table:table-cell>
          <table:table-cell table:style-name="ce12" table:formula="of:=IF([.I42]=&quot;+&quot;;[.I42];IF([.I10]=&quot;x&quot;;[.I10];[.I26]))" office:value-type="string" office:string-value="+" calcext:value-type="string">
            <text:p>+</text:p>
          </table:table-cell>
          <table:table-cell table:style-name="ce12" table:formula="of:=IF([.J42]=&quot;+&quot;;[.J42];IF([.J10]=&quot;x&quot;;[.J10];[.J26]))" office:value-type="string" office:string-value="+" calcext:value-type="string">
            <text:p>+</text:p>
          </table:table-cell>
          <table:table-cell table:style-name="ce12" table:formula="of:=IF([.K42]=&quot;+&quot;;[.K42];IF([.K10]=&quot;x&quot;;[.K10];[.K26]))" office:value-type="string" office:string-value="+" calcext:value-type="string">
            <text:p>+</text:p>
          </table:table-cell>
          <table:table-cell table:style-name="ce12" table:formula="of:=IF([.L42]=&quot;+&quot;;[.L42];IF([.L10]=&quot;x&quot;;[.L10];[.L26]))" office:value-type="string" office:string-value="o" calcext:value-type="string">
            <text:p>o</text:p>
          </table:table-cell>
          <table:table-cell table:style-name="ce12" table:formula="of:=IF([.M42]=&quot;+&quot;;[.M42];IF([.M10]=&quot;x&quot;;[.M10];[.M26]))" office:value-type="string" office:string-value="+" calcext:value-type="string">
            <text:p>+</text:p>
          </table:table-cell>
          <table:table-cell/>
          <table:table-cell table:style-name="ce10" office:value-type="string" calcext:value-type="string">
            <text:p>A</text:p>
          </table:table-cell>
          <table:table-cell table:style-name="ce15" table:formula="of:=IF([.P42]=&quot;+&quot;;[.P42];IF([.P10]=&quot;x&quot;;[.P10];[.P26]))" office:value-type="string" office:string-value="x" calcext:value-type="string">
            <text:p>x</text:p>
          </table:table-cell>
          <table:table-cell table:style-name="ce15" table:formula="of:=IF([.Q42]=&quot;+&quot;;[.Q42];IF([.Q10]=&quot;x&quot;;[.Q10];[.Q26]))" office:value-type="string" office:string-value="x" calcext:value-type="string">
            <text:p>x</text:p>
          </table:table-cell>
          <table:table-cell table:style-name="ce15" table:formula="of:=IF([.R42]=&quot;+&quot;;[.R42];IF([.R10]=&quot;x&quot;;[.R10];[.R26]))" office:value-type="string" office:string-value="x" calcext:value-type="string">
            <text:p>x</text:p>
          </table:table-cell>
          <table:table-cell table:style-name="ce12" table:formula="of:=IF([.S42]=&quot;+&quot;;[.S42];IF([.S10]=&quot;x&quot;;[.S10];[.S26]))" office:value-type="string" office:string-value="+" calcext:value-type="string">
            <text:p>+</text:p>
          </table:table-cell>
          <table:table-cell table:style-name="ce15" table:formula="of:=IF([.T42]=&quot;+&quot;;[.T42];IF([.T10]=&quot;x&quot;;[.T10];[.T26]))" office:value-type="string" office:string-value="x" calcext:value-type="string">
            <text:p>x</text:p>
          </table:table-cell>
          <table:table-cell table:style-name="ce12" table:formula="of:=IF([.U42]=&quot;+&quot;;[.U42];IF([.U10]=&quot;x&quot;;[.U10];[.U26]))" office:value-type="string" office:string-value="+" calcext:value-type="string">
            <text:p>+</text:p>
          </table:table-cell>
          <table:table-cell table:style-name="ce12" table:formula="of:=IF([.V42]=&quot;+&quot;;[.V42];IF([.V10]=&quot;x&quot;;[.V10];[.V26]))" office:value-type="string" office:string-value="o" calcext:value-type="string">
            <text:p>o</text:p>
          </table:table-cell>
          <table:table-cell table:style-name="ce12" table:formula="of:=IF([.W42]=&quot;+&quot;;[.W42];IF([.W10]=&quot;x&quot;;[.W10];[.W26]))" office:value-type="string" office:string-value="+" calcext:value-type="string">
            <text:p>+</text:p>
          </table:table-cell>
          <table:table-cell table:style-name="ce12" table:formula="of:=IF([.X42]=&quot;+&quot;;[.X42];IF([.X10]=&quot;x&quot;;[.X10];[.X26]))" office:value-type="string" office:string-value="+" calcext:value-type="string">
            <text:p>+</text:p>
          </table:table-cell>
          <table:table-cell table:style-name="ce12" table:formula="of:=IF([.Y42]=&quot;+&quot;;[.Y42];IF([.Y10]=&quot;x&quot;;[.Y10];[.Y26]))" office:value-type="string" office:string-value="+" calcext:value-type="string">
            <text:p>+</text:p>
          </table:table-cell>
          <table:table-cell table:style-name="ce12" table:formula="of:=IF([.Z42]=&quot;+&quot;;[.Z42];IF([.Z10]=&quot;x&quot;;[.Z10];[.Z26]))" office:value-type="string" office:string-value="+" calcext:value-type="string">
            <text:p>+</text:p>
          </table:table-cell>
          <table:table-cell table:style-name="ce15" table:formula="of:=IF([.AA42]=&quot;+&quot;;[.AA42];IF([.AA10]=&quot;x&quot;;[.AA10];[.AA26]))" office:value-type="string" office:string-value="o" calcext:value-type="string">
            <text:p>o</text:p>
          </table:table-cell>
        </table:table-row>
        <table:table-row table:style-name="ro1">
          <table:table-cell table:style-name="ce10" office:value-type="string" calcext:value-type="string">
            <text:p>B</text:p>
          </table:table-cell>
          <table:table-cell table:style-name="ce12" table:formula="of:=IF([.B43]=&quot;+&quot;;[.B43];IF([.B11]=&quot;x&quot;;[.B11];[.B27]))" office:value-type="string" office:string-value="+" calcext:value-type="string">
            <text:p>+</text:p>
          </table:table-cell>
          <table:table-cell table:style-name="ce12" table:formula="of:=IF([.C43]=&quot;+&quot;;[.C43];IF([.C11]=&quot;x&quot;;[.C11];[.C27]))" office:value-type="string" office:string-value="+" calcext:value-type="string">
            <text:p>+</text:p>
          </table:table-cell>
          <table:table-cell table:style-name="ce12" table:formula="of:=IF([.D43]=&quot;+&quot;;[.D43];IF([.D11]=&quot;x&quot;;[.D11];[.D27]))" office:value-type="string" office:string-value="+" calcext:value-type="string">
            <text:p>+</text:p>
          </table:table-cell>
          <table:table-cell table:style-name="ce12" table:formula="of:=IF([.E43]=&quot;+&quot;;[.E43];IF([.E11]=&quot;x&quot;;[.E11];[.E27]))" office:value-type="string" office:string-value="+" calcext:value-type="string">
            <text:p>+</text:p>
          </table:table-cell>
          <table:table-cell table:style-name="ce12" table:formula="of:=IF([.F43]=&quot;+&quot;;[.F43];IF([.F11]=&quot;x&quot;;[.F11];[.F27]))" office:value-type="string" office:string-value="+" calcext:value-type="string">
            <text:p>+</text:p>
          </table:table-cell>
          <table:table-cell table:style-name="ce12" table:formula="of:=IF([.G43]=&quot;+&quot;;[.G43];IF([.G11]=&quot;x&quot;;[.G11];[.G27]))" office:value-type="string" office:string-value="+" calcext:value-type="string">
            <text:p>+</text:p>
          </table:table-cell>
          <table:table-cell table:style-name="ce12" table:formula="of:=IF([.H43]=&quot;+&quot;;[.H43];IF([.H11]=&quot;x&quot;;[.H11];[.H27]))" office:value-type="string" office:string-value="+" calcext:value-type="string">
            <text:p>+</text:p>
          </table:table-cell>
          <table:table-cell table:style-name="ce12" table:formula="of:=IF([.I43]=&quot;+&quot;;[.I43];IF([.I11]=&quot;x&quot;;[.I11];[.I27]))" office:value-type="string" office:string-value="+" calcext:value-type="string">
            <text:p>+</text:p>
          </table:table-cell>
          <table:table-cell table:style-name="ce12" table:formula="of:=IF([.J43]=&quot;+&quot;;[.J43];IF([.J11]=&quot;x&quot;;[.J11];[.J27]))" office:value-type="string" office:string-value="+" calcext:value-type="string">
            <text:p>+</text:p>
          </table:table-cell>
          <table:table-cell table:style-name="ce12" table:formula="of:=IF([.K43]=&quot;+&quot;;[.K43];IF([.K11]=&quot;x&quot;;[.K11];[.K27]))" office:value-type="string" office:string-value="+" calcext:value-type="string">
            <text:p>+</text:p>
          </table:table-cell>
          <table:table-cell table:style-name="ce12" table:formula="of:=IF([.L43]=&quot;+&quot;;[.L43];IF([.L11]=&quot;x&quot;;[.L11];[.L27]))" office:value-type="string" office:string-value="+" calcext:value-type="string">
            <text:p>+</text:p>
          </table:table-cell>
          <table:table-cell table:style-name="ce12" table:formula="of:=IF([.M43]=&quot;+&quot;;[.M43];IF([.M11]=&quot;x&quot;;[.M11];[.M27]))" office:value-type="string" office:string-value="+" calcext:value-type="string">
            <text:p>+</text:p>
          </table:table-cell>
          <table:table-cell/>
          <table:table-cell table:style-name="ce10" office:value-type="string" calcext:value-type="string">
            <text:p>B</text:p>
          </table:table-cell>
          <table:table-cell table:style-name="ce12" table:formula="of:=IF([.P43]=&quot;+&quot;;[.P43];IF([.P11]=&quot;x&quot;;[.P11];[.P27]))" office:value-type="string" office:string-value="+" calcext:value-type="string">
            <text:p>+</text:p>
          </table:table-cell>
          <table:table-cell table:style-name="ce15" table:formula="of:=IF([.Q43]=&quot;+&quot;;[.Q43];IF([.Q11]=&quot;x&quot;;[.Q11];[.Q27]))" office:value-type="string" office:string-value="x" calcext:value-type="string">
            <text:p>x</text:p>
          </table:table-cell>
          <table:table-cell table:style-name="ce12" table:formula="of:=IF([.R43]=&quot;+&quot;;[.R43];IF([.R11]=&quot;x&quot;;[.R11];[.R27]))" office:value-type="string" office:string-value="+" calcext:value-type="string">
            <text:p>+</text:p>
          </table:table-cell>
          <table:table-cell table:style-name="ce12" table:formula="of:=IF([.S43]=&quot;+&quot;;[.S43];IF([.S11]=&quot;x&quot;;[.S11];[.S27]))" office:value-type="string" office:string-value="+" calcext:value-type="string">
            <text:p>+</text:p>
          </table:table-cell>
          <table:table-cell table:style-name="ce12" table:formula="of:=IF([.T43]=&quot;+&quot;;[.T43];IF([.T11]=&quot;x&quot;;[.T11];[.T27]))" office:value-type="string" office:string-value="+" calcext:value-type="string">
            <text:p>+</text:p>
          </table:table-cell>
          <table:table-cell table:style-name="ce12" table:formula="of:=IF([.U43]=&quot;+&quot;;[.U43];IF([.U11]=&quot;x&quot;;[.U11];[.U27]))" office:value-type="string" office:string-value="+" calcext:value-type="string">
            <text:p>+</text:p>
          </table:table-cell>
          <table:table-cell table:style-name="ce12" table:formula="of:=IF([.V43]=&quot;+&quot;;[.V43];IF([.V11]=&quot;x&quot;;[.V11];[.V27]))" office:value-type="string" office:string-value="+" calcext:value-type="string">
            <text:p>+</text:p>
          </table:table-cell>
          <table:table-cell table:style-name="ce15" table:formula="of:=IF([.W43]=&quot;+&quot;;[.W43];IF([.W11]=&quot;x&quot;;[.W11];[.W27]))" office:value-type="string" office:string-value="x" calcext:value-type="string">
            <text:p>x</text:p>
          </table:table-cell>
          <table:table-cell table:style-name="ce15" table:formula="of:=IF([.X43]=&quot;+&quot;;[.X43];IF([.X11]=&quot;x&quot;;[.X11];[.X27]))" office:value-type="string" office:string-value="x" calcext:value-type="string">
            <text:p>x</text:p>
          </table:table-cell>
          <table:table-cell table:style-name="ce15" table:formula="of:=IF([.Y43]=&quot;+&quot;;[.Y43];IF([.Y11]=&quot;x&quot;;[.Y11];[.Y27]))" office:value-type="string" office:string-value="x" calcext:value-type="string">
            <text:p>x</text:p>
          </table:table-cell>
          <table:table-cell table:style-name="ce15" table:formula="of:=IF([.Z43]=&quot;+&quot;;[.Z43];IF([.Z11]=&quot;x&quot;;[.Z11];[.Z27]))" office:value-type="string" office:string-value="x" calcext:value-type="string">
            <text:p>x</text:p>
          </table:table-cell>
          <table:table-cell table:style-name="ce15" table:formula="of:=IF([.AA43]=&quot;+&quot;;[.AA43];IF([.AA11]=&quot;x&quot;;[.AA11];[.AA27]))" office:value-type="string" office:string-value="x" calcext:value-type="string">
            <text:p>x</text:p>
          </table:table-cell>
        </table:table-row>
        <table:table-row table:style-name="ro1">
          <table:table-cell table:style-name="ce10" office:value-type="string" calcext:value-type="string">
            <text:p>C</text:p>
          </table:table-cell>
          <table:table-cell table:style-name="ce12" table:formula="of:=IF([.B44]=&quot;+&quot;;[.B44];IF([.B12]=&quot;x&quot;;[.B12];[.B28]))" office:value-type="string" office:string-value="x" calcext:value-type="string">
            <text:p>x</text:p>
          </table:table-cell>
          <table:table-cell table:style-name="ce12" table:formula="of:=IF([.C44]=&quot;+&quot;;[.C44];IF([.C12]=&quot;x&quot;;[.C12];[.C28]))" office:value-type="string" office:string-value="x" calcext:value-type="string">
            <text:p>x</text:p>
          </table:table-cell>
          <table:table-cell table:style-name="ce12" table:formula="of:=IF([.D44]=&quot;+&quot;;[.D44];IF([.D12]=&quot;x&quot;;[.D12];[.D28]))" office:value-type="string" office:string-value="+" calcext:value-type="string">
            <text:p>+</text:p>
          </table:table-cell>
          <table:table-cell table:style-name="ce12" table:formula="of:=IF([.E44]=&quot;+&quot;;[.E44];IF([.E12]=&quot;x&quot;;[.E12];[.E28]))" office:value-type="string" office:string-value="+" calcext:value-type="string">
            <text:p>+</text:p>
          </table:table-cell>
          <table:table-cell table:style-name="ce12" table:formula="of:=IF([.F44]=&quot;+&quot;;[.F44];IF([.F12]=&quot;x&quot;;[.F12];[.F28]))" office:value-type="string" office:string-value="+" calcext:value-type="string">
            <text:p>+</text:p>
          </table:table-cell>
          <table:table-cell table:style-name="ce12" table:formula="of:=IF([.G44]=&quot;+&quot;;[.G44];IF([.G12]=&quot;x&quot;;[.G12];[.G28]))" office:value-type="string" office:string-value="+" calcext:value-type="string">
            <text:p>+</text:p>
          </table:table-cell>
          <table:table-cell table:style-name="ce12" table:formula="of:=IF([.H44]=&quot;+&quot;;[.H44];IF([.H12]=&quot;x&quot;;[.H12];[.H28]))" office:value-type="string" office:string-value="+" calcext:value-type="string">
            <text:p>+</text:p>
          </table:table-cell>
          <table:table-cell table:style-name="ce12" table:formula="of:=IF([.I44]=&quot;+&quot;;[.I44];IF([.I12]=&quot;x&quot;;[.I12];[.I28]))" office:value-type="string" office:string-value="+" calcext:value-type="string">
            <text:p>+</text:p>
          </table:table-cell>
          <table:table-cell table:style-name="ce12" table:formula="of:=IF([.J44]=&quot;+&quot;;[.J44];IF([.J12]=&quot;x&quot;;[.J12];[.J28]))" office:value-type="string" office:string-value="+" calcext:value-type="string">
            <text:p>+</text:p>
          </table:table-cell>
          <table:table-cell table:style-name="ce12" table:formula="of:=IF([.K44]=&quot;+&quot;;[.K44];IF([.K12]=&quot;x&quot;;[.K12];[.K28]))" office:value-type="string" office:string-value="+" calcext:value-type="string">
            <text:p>+</text:p>
          </table:table-cell>
          <table:table-cell table:style-name="ce12" table:formula="of:=IF([.L44]=&quot;+&quot;;[.L44];IF([.L12]=&quot;x&quot;;[.L12];[.L28]))" office:value-type="string" office:string-value="+" calcext:value-type="string">
            <text:p>+</text:p>
          </table:table-cell>
          <table:table-cell table:style-name="ce12" table:formula="of:=IF([.M44]=&quot;+&quot;;[.M44];IF([.M12]=&quot;x&quot;;[.M12];[.M28]))" office:value-type="string" office:string-value="+" calcext:value-type="string">
            <text:p>+</text:p>
          </table:table-cell>
          <table:table-cell/>
          <table:table-cell table:style-name="ce10" office:value-type="string" calcext:value-type="string">
            <text:p>C</text:p>
          </table:table-cell>
          <table:table-cell table:style-name="ce12" table:formula="of:=IF([.P44]=&quot;+&quot;;[.P44];IF([.P12]=&quot;x&quot;;[.P12];[.P28]))" office:value-type="string" office:string-value="+" calcext:value-type="string">
            <text:p>+</text:p>
          </table:table-cell>
          <table:table-cell table:style-name="ce12" table:formula="of:=IF([.Q44]=&quot;+&quot;;[.Q44];IF([.Q12]=&quot;x&quot;;[.Q12];[.Q28]))" office:value-type="string" office:string-value="+" calcext:value-type="string">
            <text:p>+</text:p>
          </table:table-cell>
          <table:table-cell table:style-name="ce12" table:formula="of:=IF([.R44]=&quot;+&quot;;[.R44];IF([.R12]=&quot;x&quot;;[.R12];[.R28]))" office:value-type="string" office:string-value="+" calcext:value-type="string">
            <text:p>+</text:p>
          </table:table-cell>
          <table:table-cell table:style-name="ce12" table:formula="of:=IF([.S44]=&quot;+&quot;;[.S44];IF([.S12]=&quot;x&quot;;[.S12];[.S28]))" office:value-type="string" office:string-value="+" calcext:value-type="string">
            <text:p>+</text:p>
          </table:table-cell>
          <table:table-cell table:style-name="ce15" table:formula="of:=IF([.T44]=&quot;+&quot;;[.T44];IF([.T12]=&quot;x&quot;;[.T12];[.T28]))" office:value-type="string" office:string-value="+" calcext:value-type="string">
            <text:p>+</text:p>
          </table:table-cell>
          <table:table-cell table:style-name="ce12" table:formula="of:=IF([.U44]=&quot;+&quot;;[.U44];IF([.U12]=&quot;x&quot;;[.U12];[.U28]))" office:value-type="string" office:string-value="+" calcext:value-type="string">
            <text:p>+</text:p>
          </table:table-cell>
          <table:table-cell table:style-name="ce12" table:formula="of:=IF([.V44]=&quot;+&quot;;[.V44];IF([.V12]=&quot;x&quot;;[.V12];[.V28]))" office:value-type="string" office:string-value="+" calcext:value-type="string">
            <text:p>+</text:p>
          </table:table-cell>
          <table:table-cell table:style-name="ce15" table:formula="of:=IF([.W44]=&quot;+&quot;;[.W44];IF([.W12]=&quot;x&quot;;[.W12];[.W28]))" office:value-type="string" office:string-value="x" calcext:value-type="string">
            <text:p>x</text:p>
          </table:table-cell>
          <table:table-cell table:style-name="ce12" table:formula="of:=IF([.X44]=&quot;+&quot;;[.X44];IF([.X12]=&quot;x&quot;;[.X12];[.X28]))" office:value-type="string" office:string-value="+" calcext:value-type="string">
            <text:p>+</text:p>
          </table:table-cell>
          <table:table-cell table:style-name="ce15" table:formula="of:=IF([.Y44]=&quot;+&quot;;[.Y44];IF([.Y12]=&quot;x&quot;;[.Y12];[.Y28]))" office:value-type="string" office:string-value="x" calcext:value-type="string">
            <text:p>x</text:p>
          </table:table-cell>
          <table:table-cell table:style-name="ce15" table:formula="of:=IF([.Z44]=&quot;+&quot;;[.Z44];IF([.Z12]=&quot;x&quot;;[.Z12];[.Z28]))" office:value-type="string" office:string-value="x" calcext:value-type="string">
            <text:p>x</text:p>
          </table:table-cell>
          <table:table-cell table:style-name="ce15" table:formula="of:=IF([.AA44]=&quot;+&quot;;[.AA44];IF([.AA12]=&quot;x&quot;;[.AA12];[.AA28]))" office:value-type="string" office:string-value="+" calcext:value-type="string">
            <text:p>+</text:p>
          </table:table-cell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2" table:formula="of:=IF([.B45]=&quot;+&quot;;[.B45];IF([.B13]=&quot;x&quot;;[.B13];[.B29]))" office:value-type="string" office:string-value="+" calcext:value-type="string">
            <text:p>+</text:p>
          </table:table-cell>
          <table:table-cell table:style-name="ce12" table:formula="of:=IF([.C45]=&quot;+&quot;;[.C45];IF([.C13]=&quot;x&quot;;[.C13];[.C29]))" office:value-type="string" office:string-value="x" calcext:value-type="string">
            <text:p>x</text:p>
          </table:table-cell>
          <table:table-cell table:style-name="ce12" table:formula="of:=IF([.D45]=&quot;+&quot;;[.D45];IF([.D13]=&quot;x&quot;;[.D13];[.D29]))" office:value-type="string" office:string-value="+" calcext:value-type="string">
            <text:p>+</text:p>
          </table:table-cell>
          <table:table-cell table:style-name="ce12" table:formula="of:=IF([.E45]=&quot;+&quot;;[.E45];IF([.E13]=&quot;x&quot;;[.E13];[.E29]))" office:value-type="string" office:string-value="+" calcext:value-type="string">
            <text:p>+</text:p>
          </table:table-cell>
          <table:table-cell table:style-name="ce12" table:formula="of:=IF([.F45]=&quot;+&quot;;[.F45];IF([.F13]=&quot;x&quot;;[.F13];[.F29]))" office:value-type="string" office:string-value="x" calcext:value-type="string">
            <text:p>x</text:p>
          </table:table-cell>
          <table:table-cell table:style-name="ce12" table:formula="of:=IF([.G45]=&quot;+&quot;;[.G45];IF([.G13]=&quot;x&quot;;[.G13];[.G29]))" office:value-type="string" office:string-value="+" calcext:value-type="string">
            <text:p>+</text:p>
          </table:table-cell>
          <table:table-cell table:style-name="ce12" table:formula="of:=IF([.H45]=&quot;+&quot;;[.H45];IF([.H13]=&quot;x&quot;;[.H13];[.H29]))" office:value-type="string" office:string-value="+" calcext:value-type="string">
            <text:p>+</text:p>
          </table:table-cell>
          <table:table-cell table:style-name="ce12" table:formula="of:=IF([.I45]=&quot;+&quot;;[.I45];IF([.I13]=&quot;x&quot;;[.I13];[.I29]))" office:value-type="string" office:string-value="x" calcext:value-type="string">
            <text:p>x</text:p>
          </table:table-cell>
          <table:table-cell table:style-name="ce12" table:formula="of:=IF([.J45]=&quot;+&quot;;[.J45];IF([.J13]=&quot;x&quot;;[.J13];[.J29]))" office:value-type="string" office:string-value="+" calcext:value-type="string">
            <text:p>+</text:p>
          </table:table-cell>
          <table:table-cell table:style-name="ce12" table:formula="of:=IF([.K45]=&quot;+&quot;;[.K45];IF([.K13]=&quot;x&quot;;[.K13];[.K29]))" office:value-type="string" office:string-value="+" calcext:value-type="string">
            <text:p>+</text:p>
          </table:table-cell>
          <table:table-cell table:style-name="ce12" table:formula="of:=IF([.L45]=&quot;+&quot;;[.L45];IF([.L13]=&quot;x&quot;;[.L13];[.L29]))" office:value-type="string" office:string-value="+" calcext:value-type="string">
            <text:p>+</text:p>
          </table:table-cell>
          <table:table-cell table:style-name="ce12" table:formula="of:=IF([.M45]=&quot;+&quot;;[.M45];IF([.M13]=&quot;x&quot;;[.M13];[.M29]))" office:value-type="string" office:string-value="+" calcext:value-type="string">
            <text:p>+</text:p>
          </table:table-cell>
          <table:table-cell/>
          <table:table-cell table:style-name="ce10" office:value-type="string" calcext:value-type="string">
            <text:p>D</text:p>
          </table:table-cell>
          <table:table-cell table:style-name="ce12" table:formula="of:=IF([.P45]=&quot;+&quot;;[.P45];IF([.P13]=&quot;x&quot;;[.P13];[.P29]))" office:value-type="string" office:string-value="+" calcext:value-type="string">
            <text:p>+</text:p>
          </table:table-cell>
          <table:table-cell table:style-name="ce15" table:formula="of:=IF([.Q45]=&quot;+&quot;;[.Q45];IF([.Q13]=&quot;x&quot;;[.Q13];[.Q29]))" office:value-type="string" office:string-value="+" calcext:value-type="string">
            <text:p>+</text:p>
          </table:table-cell>
          <table:table-cell table:style-name="ce12" table:formula="of:=IF([.R45]=&quot;+&quot;;[.R45];IF([.R13]=&quot;x&quot;;[.R13];[.R29]))" office:value-type="string" office:string-value="+" calcext:value-type="string">
            <text:p>+</text:p>
          </table:table-cell>
          <table:table-cell table:style-name="ce12" table:formula="of:=IF([.S45]=&quot;+&quot;;[.S45];IF([.S13]=&quot;x&quot;;[.S13];[.S29]))" office:value-type="string" office:string-value="+" calcext:value-type="string">
            <text:p>+</text:p>
          </table:table-cell>
          <table:table-cell table:style-name="ce15" table:formula="of:=IF([.T45]=&quot;+&quot;;[.T45];IF([.T13]=&quot;x&quot;;[.T13];[.T29]))" office:value-type="string" office:string-value="x" calcext:value-type="string">
            <text:p>x</text:p>
          </table:table-cell>
          <table:table-cell table:style-name="ce12" table:formula="of:=IF([.U45]=&quot;+&quot;;[.U45];IF([.U13]=&quot;x&quot;;[.U13];[.U29]))" office:value-type="string" office:string-value="+" calcext:value-type="string">
            <text:p>+</text:p>
          </table:table-cell>
          <table:table-cell table:style-name="ce12" table:formula="of:=IF([.V45]=&quot;+&quot;;[.V45];IF([.V13]=&quot;x&quot;;[.V13];[.V29]))" office:value-type="string" office:string-value="+" calcext:value-type="string">
            <text:p>+</text:p>
          </table:table-cell>
          <table:table-cell table:style-name="ce15" table:formula="of:=IF([.W45]=&quot;+&quot;;[.W45];IF([.W13]=&quot;x&quot;;[.W13];[.W29]))" office:value-type="string" office:string-value="x" calcext:value-type="string">
            <text:p>x</text:p>
          </table:table-cell>
          <table:table-cell table:style-name="ce15" table:formula="of:=IF([.X45]=&quot;+&quot;;[.X45];IF([.X13]=&quot;x&quot;;[.X13];[.X29]))" office:value-type="string" office:string-value="x" calcext:value-type="string">
            <text:p>x</text:p>
          </table:table-cell>
          <table:table-cell table:style-name="ce12" table:formula="of:=IF([.Y45]=&quot;+&quot;;[.Y45];IF([.Y13]=&quot;x&quot;;[.Y13];[.Y29]))" office:value-type="string" office:string-value="x" calcext:value-type="string">
            <text:p>x</text:p>
          </table:table-cell>
          <table:table-cell table:style-name="ce15" table:formula="of:=IF([.Z45]=&quot;+&quot;;[.Z45];IF([.Z13]=&quot;x&quot;;[.Z13];[.Z29]))" office:value-type="string" office:string-value="x" calcext:value-type="string">
            <text:p>x</text:p>
          </table:table-cell>
          <table:table-cell table:style-name="ce15" table:formula="of:=IF([.AA45]=&quot;+&quot;;[.AA45];IF([.AA13]=&quot;x&quot;;[.AA13];[.AA29]))" office:value-type="string" office:string-value="x" calcext:value-type="string">
            <text:p>x</text:p>
          </table:table-cell>
        </table:table-row>
        <table:table-row table:style-name="ro1">
          <table:table-cell table:style-name="ce10" office:value-type="string" calcext:value-type="string">
            <text:p>E</text:p>
          </table:table-cell>
          <table:table-cell table:style-name="ce12" table:formula="of:=IF([.B46]=&quot;+&quot;;[.B46];IF([.B14]=&quot;x&quot;;[.B14];[.B30]))" office:value-type="string" office:string-value="+" calcext:value-type="string">
            <text:p>+</text:p>
          </table:table-cell>
          <table:table-cell table:style-name="ce12" table:formula="of:=IF([.C46]=&quot;+&quot;;[.C46];IF([.C14]=&quot;x&quot;;[.C14];[.C30]))" office:value-type="string" office:string-value="x" calcext:value-type="string">
            <text:p>x</text:p>
          </table:table-cell>
          <table:table-cell table:style-name="ce12" table:formula="of:=IF([.D46]=&quot;+&quot;;[.D46];IF([.D14]=&quot;x&quot;;[.D14];[.D30]))" office:value-type="string" office:string-value="+" calcext:value-type="string">
            <text:p>+</text:p>
          </table:table-cell>
          <table:table-cell table:style-name="ce12" table:formula="of:=IF([.E46]=&quot;+&quot;;[.E46];IF([.E14]=&quot;x&quot;;[.E14];[.E30]))" office:value-type="string" office:string-value="+" calcext:value-type="string">
            <text:p>+</text:p>
          </table:table-cell>
          <table:table-cell table:style-name="ce12" table:formula="of:=IF([.F46]=&quot;+&quot;;[.F46];IF([.F14]=&quot;x&quot;;[.F14];[.F30]))" office:value-type="string" office:string-value="+" calcext:value-type="string">
            <text:p>+</text:p>
          </table:table-cell>
          <table:table-cell table:style-name="ce12" table:formula="of:=IF([.G46]=&quot;+&quot;;[.G46];IF([.G14]=&quot;x&quot;;[.G14];[.G30]))" office:value-type="string" office:string-value="x" calcext:value-type="string">
            <text:p>x</text:p>
          </table:table-cell>
          <table:table-cell table:style-name="ce12" table:formula="of:=IF([.H46]=&quot;+&quot;;[.H46];IF([.H14]=&quot;x&quot;;[.H14];[.H30]))" office:value-type="string" office:string-value="x" calcext:value-type="string">
            <text:p>x</text:p>
          </table:table-cell>
          <table:table-cell table:style-name="ce12" table:formula="of:=IF([.I46]=&quot;+&quot;;[.I46];IF([.I14]=&quot;x&quot;;[.I14];[.I30]))" office:value-type="string" office:string-value="+" calcext:value-type="string">
            <text:p>+</text:p>
          </table:table-cell>
          <table:table-cell table:style-name="ce12" table:formula="of:=IF([.J46]=&quot;+&quot;;[.J46];IF([.J14]=&quot;x&quot;;[.J14];[.J30]))" office:value-type="string" office:string-value="+" calcext:value-type="string">
            <text:p>+</text:p>
          </table:table-cell>
          <table:table-cell table:style-name="ce12" table:formula="of:=IF([.K46]=&quot;+&quot;;[.K46];IF([.K14]=&quot;x&quot;;[.K14];[.K30]))" office:value-type="string" office:string-value="+" calcext:value-type="string">
            <text:p>+</text:p>
          </table:table-cell>
          <table:table-cell table:style-name="ce12" table:formula="of:=IF([.L46]=&quot;+&quot;;[.L46];IF([.L14]=&quot;x&quot;;[.L14];[.L30]))" office:value-type="string" office:string-value="x" calcext:value-type="string">
            <text:p>x</text:p>
          </table:table-cell>
          <table:table-cell table:style-name="ce12" table:formula="of:=IF([.M46]=&quot;+&quot;;[.M46];IF([.M14]=&quot;x&quot;;[.M14];[.M30]))" office:value-type="string" office:string-value="x" calcext:value-type="string">
            <text:p>x</text:p>
          </table:table-cell>
          <table:table-cell/>
          <table:table-cell table:style-name="ce10" office:value-type="string" calcext:value-type="string">
            <text:p>E</text:p>
          </table:table-cell>
          <table:table-cell table:style-name="ce12" table:formula="of:=IF([.P46]=&quot;+&quot;;[.P46];IF([.P14]=&quot;x&quot;;[.P14];[.P30]))" office:value-type="string" office:string-value="+" calcext:value-type="string">
            <text:p>+</text:p>
          </table:table-cell>
          <table:table-cell table:style-name="ce12" table:formula="of:=IF([.Q46]=&quot;+&quot;;[.Q46];IF([.Q14]=&quot;x&quot;;[.Q14];[.Q30]))" office:value-type="string" office:string-value="+" calcext:value-type="string">
            <text:p>+</text:p>
          </table:table-cell>
          <table:table-cell table:style-name="ce12" table:formula="of:=IF([.R46]=&quot;+&quot;;[.R46];IF([.R14]=&quot;x&quot;;[.R14];[.R30]))" office:value-type="string" office:string-value="+" calcext:value-type="string">
            <text:p>+</text:p>
          </table:table-cell>
          <table:table-cell table:style-name="ce12" table:formula="of:=IF([.S46]=&quot;+&quot;;[.S46];IF([.S14]=&quot;x&quot;;[.S14];[.S30]))" office:value-type="string" office:string-value="+" calcext:value-type="string">
            <text:p>+</text:p>
          </table:table-cell>
          <table:table-cell table:style-name="ce12" table:formula="of:=IF([.T46]=&quot;+&quot;;[.T46];IF([.T14]=&quot;x&quot;;[.T14];[.T30]))" office:value-type="string" office:string-value="+" calcext:value-type="string">
            <text:p>+</text:p>
          </table:table-cell>
          <table:table-cell table:style-name="ce12" table:formula="of:=IF([.U46]=&quot;+&quot;;[.U46];IF([.U14]=&quot;x&quot;;[.U14];[.U30]))" office:value-type="string" office:string-value="x" calcext:value-type="string">
            <text:p>x</text:p>
          </table:table-cell>
          <table:table-cell table:style-name="ce15" table:formula="of:=IF([.V46]=&quot;+&quot;;[.V46];IF([.V14]=&quot;x&quot;;[.V14];[.V30]))" office:value-type="string" office:string-value="x" calcext:value-type="string">
            <text:p>x</text:p>
          </table:table-cell>
          <table:table-cell table:style-name="ce15" table:formula="of:=IF([.W46]=&quot;+&quot;;[.W46];IF([.W14]=&quot;x&quot;;[.W14];[.W30]))" office:value-type="string" office:string-value="x" calcext:value-type="string">
            <text:p>x</text:p>
          </table:table-cell>
          <table:table-cell table:style-name="ce12" table:formula="of:=IF([.X46]=&quot;+&quot;;[.X46];IF([.X14]=&quot;x&quot;;[.X14];[.X30]))" office:value-type="string" office:string-value="+" calcext:value-type="string">
            <text:p>+</text:p>
          </table:table-cell>
          <table:table-cell table:style-name="ce12" table:formula="of:=IF([.Y46]=&quot;+&quot;;[.Y46];IF([.Y14]=&quot;x&quot;;[.Y14];[.Y30]))" office:value-type="string" office:string-value="+" calcext:value-type="string">
            <text:p>+</text:p>
          </table:table-cell>
          <table:table-cell table:style-name="ce12" table:formula="of:=IF([.Z46]=&quot;+&quot;;[.Z46];IF([.Z14]=&quot;x&quot;;[.Z14];[.Z30]))" office:value-type="string" office:string-value="+" calcext:value-type="string">
            <text:p>+</text:p>
          </table:table-cell>
          <table:table-cell table:style-name="ce12" table:formula="of:=IF([.AA46]=&quot;+&quot;;[.AA46];IF([.AA14]=&quot;x&quot;;[.AA14];[.AA30]))" office:value-type="string" office:string-value="+" calcext:value-type="string">
            <text:p>+</text:p>
          </table:table-cell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2" table:formula="of:=IF([.B47]=&quot;+&quot;;[.B47];IF([.B15]=&quot;x&quot;;[.B15];[.B31]))" office:value-type="string" office:string-value="o" calcext:value-type="string">
            <text:p>o</text:p>
          </table:table-cell>
          <table:table-cell table:style-name="ce12" table:formula="of:=IF([.C47]=&quot;+&quot;;[.C47];IF([.C15]=&quot;x&quot;;[.C15];[.C31]))" office:value-type="string" office:string-value="x" calcext:value-type="string">
            <text:p>x</text:p>
          </table:table-cell>
          <table:table-cell table:style-name="ce12" table:formula="of:=IF([.D47]=&quot;+&quot;;[.D47];IF([.D15]=&quot;x&quot;;[.D15];[.D31]))" office:value-type="string" office:string-value="o" calcext:value-type="string">
            <text:p>o</text:p>
          </table:table-cell>
          <table:table-cell table:style-name="ce12" table:formula="of:=IF([.E47]=&quot;+&quot;;[.E47];IF([.E15]=&quot;x&quot;;[.E15];[.E31]))" office:value-type="string" office:string-value="+" calcext:value-type="string">
            <text:p>+</text:p>
          </table:table-cell>
          <table:table-cell table:style-name="ce12" table:formula="of:=IF([.F47]=&quot;+&quot;;[.F47];IF([.F15]=&quot;x&quot;;[.F15];[.F31]))" office:value-type="string" office:string-value="+" calcext:value-type="string">
            <text:p>+</text:p>
          </table:table-cell>
          <table:table-cell table:style-name="ce12" table:formula="of:=IF([.G47]=&quot;+&quot;;[.G47];IF([.G15]=&quot;x&quot;;[.G15];[.G31]))" office:value-type="string" office:string-value="x" calcext:value-type="string">
            <text:p>x</text:p>
          </table:table-cell>
          <table:table-cell table:style-name="ce12" table:formula="of:=IF([.H47]=&quot;+&quot;;[.H47];IF([.H15]=&quot;x&quot;;[.H15];[.H31]))" office:value-type="string" office:string-value="+" calcext:value-type="string">
            <text:p>+</text:p>
          </table:table-cell>
          <table:table-cell table:style-name="ce12" table:formula="of:=IF([.I47]=&quot;+&quot;;[.I47];IF([.I15]=&quot;x&quot;;[.I15];[.I31]))" office:value-type="string" office:string-value="+" calcext:value-type="string">
            <text:p>+</text:p>
          </table:table-cell>
          <table:table-cell table:style-name="ce12" table:formula="of:=IF([.J47]=&quot;+&quot;;[.J47];IF([.J15]=&quot;x&quot;;[.J15];[.J31]))" office:value-type="string" office:string-value="+" calcext:value-type="string">
            <text:p>+</text:p>
          </table:table-cell>
          <table:table-cell table:style-name="ce12" table:formula="of:=IF([.K47]=&quot;+&quot;;[.K47];IF([.K15]=&quot;x&quot;;[.K15];[.K31]))" office:value-type="string" office:string-value="+" calcext:value-type="string">
            <text:p>+</text:p>
          </table:table-cell>
          <table:table-cell table:style-name="ce12" table:formula="of:=IF([.L47]=&quot;+&quot;;[.L47];IF([.L15]=&quot;x&quot;;[.L15];[.L31]))" office:value-type="string" office:string-value="+" calcext:value-type="string">
            <text:p>+</text:p>
          </table:table-cell>
          <table:table-cell table:style-name="ce12" table:formula="of:=IF([.M47]=&quot;+&quot;;[.M47];IF([.M15]=&quot;x&quot;;[.M15];[.M31]))" office:value-type="string" office:string-value="+" calcext:value-type="string">
            <text:p>+</text:p>
          </table:table-cell>
          <table:table-cell/>
          <table:table-cell table:style-name="ce10" office:value-type="string" calcext:value-type="string">
            <text:p>F</text:p>
          </table:table-cell>
          <table:table-cell table:style-name="ce12" table:formula="of:=IF([.P47]=&quot;+&quot;;[.P47];IF([.P15]=&quot;x&quot;;[.P15];[.P31]))" office:value-type="string" office:string-value="+" calcext:value-type="string">
            <text:p>+</text:p>
          </table:table-cell>
          <table:table-cell table:style-name="ce12" table:formula="of:=IF([.Q47]=&quot;+&quot;;[.Q47];IF([.Q15]=&quot;x&quot;;[.Q15];[.Q31]))" office:value-type="string" office:string-value="+" calcext:value-type="string">
            <text:p>+</text:p>
          </table:table-cell>
          <table:table-cell table:style-name="ce15" table:formula="of:=IF([.R47]=&quot;+&quot;;[.R47];IF([.R15]=&quot;x&quot;;[.R15];[.R31]))" office:value-type="string" office:string-value="x" calcext:value-type="string">
            <text:p>x</text:p>
          </table:table-cell>
          <table:table-cell table:style-name="ce12" table:formula="of:=IF([.S47]=&quot;+&quot;;[.S47];IF([.S15]=&quot;x&quot;;[.S15];[.S31]))" office:value-type="string" office:string-value="+" calcext:value-type="string">
            <text:p>+</text:p>
          </table:table-cell>
          <table:table-cell table:style-name="ce12" table:formula="of:=IF([.T47]=&quot;+&quot;;[.T47];IF([.T15]=&quot;x&quot;;[.T15];[.T31]))" office:value-type="string" office:string-value="+" calcext:value-type="string">
            <text:p>+</text:p>
          </table:table-cell>
          <table:table-cell table:style-name="ce15" table:formula="of:=IF([.U47]=&quot;+&quot;;[.U47];IF([.U15]=&quot;x&quot;;[.U15];[.U31]))" office:value-type="string" office:string-value="o" calcext:value-type="string">
            <text:p>o</text:p>
          </table:table-cell>
          <table:table-cell table:style-name="ce15" table:formula="of:=IF([.V47]=&quot;+&quot;;[.V47];IF([.V15]=&quot;x&quot;;[.V15];[.V31]))" office:value-type="string" office:string-value="x" calcext:value-type="string">
            <text:p>x</text:p>
          </table:table-cell>
          <table:table-cell table:style-name="ce12" table:formula="of:=IF([.W47]=&quot;+&quot;;[.W47];IF([.W15]=&quot;x&quot;;[.W15];[.W31]))" office:value-type="string" office:string-value="+" calcext:value-type="string">
            <text:p>+</text:p>
          </table:table-cell>
          <table:table-cell table:style-name="ce12" table:formula="of:=IF([.X47]=&quot;+&quot;;[.X47];IF([.X15]=&quot;x&quot;;[.X15];[.X31]))" office:value-type="string" office:string-value="+" calcext:value-type="string">
            <text:p>+</text:p>
          </table:table-cell>
          <table:table-cell table:style-name="ce12" table:formula="of:=IF([.Y47]=&quot;+&quot;;[.Y47];IF([.Y15]=&quot;x&quot;;[.Y15];[.Y31]))" office:value-type="string" office:string-value="x" calcext:value-type="string">
            <text:p>x</text:p>
          </table:table-cell>
          <table:table-cell table:style-name="ce12" table:formula="of:=IF([.Z47]=&quot;+&quot;;[.Z47];IF([.Z15]=&quot;x&quot;;[.Z15];[.Z31]))" office:value-type="string" office:string-value="+" calcext:value-type="string">
            <text:p>+</text:p>
          </table:table-cell>
          <table:table-cell table:style-name="ce12" table:formula="of:=IF([.AA47]=&quot;+&quot;;[.AA47];IF([.AA15]=&quot;x&quot;;[.AA15];[.AA31]))" office:value-type="string" office:string-value="+" calcext:value-type="string">
            <text:p>+</text:p>
          </table:table-cell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2" table:formula="of:=IF([.B48]=&quot;+&quot;;[.B48];IF([.B16]=&quot;x&quot;;[.B16];[.B32]))" office:value-type="string" office:string-value="+" calcext:value-type="string">
            <text:p>+</text:p>
          </table:table-cell>
          <table:table-cell table:style-name="ce12" table:formula="of:=IF([.C48]=&quot;+&quot;;[.C48];IF([.C16]=&quot;x&quot;;[.C16];[.C32]))" office:value-type="string" office:string-value="x" calcext:value-type="string">
            <text:p>x</text:p>
          </table:table-cell>
          <table:table-cell table:style-name="ce12" table:formula="of:=IF([.D48]=&quot;+&quot;;[.D48];IF([.D16]=&quot;x&quot;;[.D16];[.D32]))" office:value-type="string" office:string-value="+" calcext:value-type="string">
            <text:p>+</text:p>
          </table:table-cell>
          <table:table-cell table:style-name="ce12" table:formula="of:=IF([.E48]=&quot;+&quot;;[.E48];IF([.E16]=&quot;x&quot;;[.E16];[.E32]))" office:value-type="string" office:string-value="+" calcext:value-type="string">
            <text:p>+</text:p>
          </table:table-cell>
          <table:table-cell table:style-name="ce12" table:formula="of:=IF([.F48]=&quot;+&quot;;[.F48];IF([.F16]=&quot;x&quot;;[.F16];[.F32]))" office:value-type="string" office:string-value="+" calcext:value-type="string">
            <text:p>+</text:p>
          </table:table-cell>
          <table:table-cell table:style-name="ce12" table:formula="of:=IF([.G48]=&quot;+&quot;;[.G48];IF([.G16]=&quot;x&quot;;[.G16];[.G32]))" office:value-type="string" office:string-value="+" calcext:value-type="string">
            <text:p>+</text:p>
          </table:table-cell>
          <table:table-cell table:style-name="ce12" table:formula="of:=IF([.H48]=&quot;+&quot;;[.H48];IF([.H16]=&quot;x&quot;;[.H16];[.H32]))" office:value-type="string" office:string-value="+" calcext:value-type="string">
            <text:p>+</text:p>
          </table:table-cell>
          <table:table-cell table:style-name="ce12" table:formula="of:=IF([.I48]=&quot;+&quot;;[.I48];IF([.I16]=&quot;x&quot;;[.I16];[.I32]))" office:value-type="string" office:string-value="+" calcext:value-type="string">
            <text:p>+</text:p>
          </table:table-cell>
          <table:table-cell table:style-name="ce12" table:formula="of:=IF([.J48]=&quot;+&quot;;[.J48];IF([.J16]=&quot;x&quot;;[.J16];[.J32]))" office:value-type="string" office:string-value="x" calcext:value-type="string">
            <text:p>x</text:p>
          </table:table-cell>
          <table:table-cell table:style-name="ce12" table:formula="of:=IF([.K48]=&quot;+&quot;;[.K48];IF([.K16]=&quot;x&quot;;[.K16];[.K32]))" office:value-type="string" office:string-value="+" calcext:value-type="string">
            <text:p>+</text:p>
          </table:table-cell>
          <table:table-cell table:style-name="ce12" table:formula="of:=IF([.L48]=&quot;+&quot;;[.L48];IF([.L16]=&quot;x&quot;;[.L16];[.L32]))" office:value-type="string" office:string-value="+" calcext:value-type="string">
            <text:p>+</text:p>
          </table:table-cell>
          <table:table-cell table:style-name="ce12" table:formula="of:=IF([.M48]=&quot;+&quot;;[.M48];IF([.M16]=&quot;x&quot;;[.M16];[.M32]))" office:value-type="string" office:string-value="+" calcext:value-type="string">
            <text:p>+</text:p>
          </table:table-cell>
          <table:table-cell/>
          <table:table-cell table:style-name="ce10" office:value-type="string" calcext:value-type="string">
            <text:p>G</text:p>
          </table:table-cell>
          <table:table-cell table:style-name="ce15" table:formula="of:=IF([.P48]=&quot;+&quot;;[.P48];IF([.P16]=&quot;x&quot;;[.P16];[.P32]))" office:value-type="string" office:string-value="x" calcext:value-type="string">
            <text:p>x</text:p>
          </table:table-cell>
          <table:table-cell table:style-name="ce12" table:formula="of:=IF([.Q48]=&quot;+&quot;;[.Q48];IF([.Q16]=&quot;x&quot;;[.Q16];[.Q32]))" office:value-type="string" office:string-value="+" calcext:value-type="string">
            <text:p>+</text:p>
          </table:table-cell>
          <table:table-cell table:style-name="ce12" table:formula="of:=IF([.R48]=&quot;+&quot;;[.R48];IF([.R16]=&quot;x&quot;;[.R16];[.R32]))" office:value-type="string" office:string-value="+" calcext:value-type="string">
            <text:p>+</text:p>
          </table:table-cell>
          <table:table-cell table:style-name="ce12" table:formula="of:=IF([.S48]=&quot;+&quot;;[.S48];IF([.S16]=&quot;x&quot;;[.S16];[.S32]))" office:value-type="string" office:string-value="+" calcext:value-type="string">
            <text:p>+</text:p>
          </table:table-cell>
          <table:table-cell table:style-name="ce12" table:formula="of:=IF([.T48]=&quot;+&quot;;[.T48];IF([.T16]=&quot;x&quot;;[.T16];[.T32]))" office:value-type="string" office:string-value="+" calcext:value-type="string">
            <text:p>+</text:p>
          </table:table-cell>
          <table:table-cell table:style-name="ce12" table:formula="of:=IF([.U48]=&quot;+&quot;;[.U48];IF([.U16]=&quot;x&quot;;[.U16];[.U32]))" office:value-type="string" office:string-value="+" calcext:value-type="string">
            <text:p>+</text:p>
          </table:table-cell>
          <table:table-cell table:style-name="ce15" table:formula="of:=IF([.V48]=&quot;+&quot;;[.V48];IF([.V16]=&quot;x&quot;;[.V16];[.V32]))" office:value-type="string" office:string-value="x" calcext:value-type="string">
            <text:p>x</text:p>
          </table:table-cell>
          <table:table-cell table:style-name="ce12" table:formula="of:=IF([.W48]=&quot;+&quot;;[.W48];IF([.W16]=&quot;x&quot;;[.W16];[.W32]))" office:value-type="string" office:string-value="o" calcext:value-type="string">
            <text:p>o</text:p>
          </table:table-cell>
          <table:table-cell table:style-name="ce15" table:formula="of:=IF([.X48]=&quot;+&quot;;[.X48];IF([.X16]=&quot;x&quot;;[.X16];[.X32]))" office:value-type="string" office:string-value="x" calcext:value-type="string">
            <text:p>x</text:p>
          </table:table-cell>
          <table:table-cell table:style-name="ce15" table:formula="of:=IF([.Y48]=&quot;+&quot;;[.Y48];IF([.Y16]=&quot;x&quot;;[.Y16];[.Y32]))" office:value-type="string" office:string-value="x" calcext:value-type="string">
            <text:p>x</text:p>
          </table:table-cell>
          <table:table-cell table:style-name="ce12" table:formula="of:=IF([.Z48]=&quot;+&quot;;[.Z48];IF([.Z16]=&quot;x&quot;;[.Z16];[.Z32]))" office:value-type="string" office:string-value="+" calcext:value-type="string">
            <text:p>+</text:p>
          </table:table-cell>
          <table:table-cell table:style-name="ce12" table:formula="of:=IF([.AA48]=&quot;+&quot;;[.AA48];IF([.AA16]=&quot;x&quot;;[.AA16];[.AA32]))" office:value-type="string" office:string-value="+" calcext:value-type="string">
            <text:p>+</text:p>
          </table:table-cell>
        </table:table-row>
        <table:table-row table:style-name="ro1">
          <table:table-cell table:style-name="ce10" office:value-type="string" calcext:value-type="string">
            <text:p>H</text:p>
          </table:table-cell>
          <table:table-cell table:style-name="ce12" table:formula="of:=IF([.B49]=&quot;+&quot;;[.B49];IF([.B17]=&quot;x&quot;;[.B17];[.B33]))" office:value-type="string" office:string-value="x" calcext:value-type="string">
            <text:p>x</text:p>
          </table:table-cell>
          <table:table-cell table:style-name="ce12" table:formula="of:=IF([.C49]=&quot;+&quot;;[.C49];IF([.C17]=&quot;x&quot;;[.C17];[.C33]))" office:value-type="string" office:string-value="+" calcext:value-type="string">
            <text:p>+</text:p>
          </table:table-cell>
          <table:table-cell table:style-name="ce12" table:formula="of:=IF([.D49]=&quot;+&quot;;[.D49];IF([.D17]=&quot;x&quot;;[.D17];[.D33]))" office:value-type="string" office:string-value="+" calcext:value-type="string">
            <text:p>+</text:p>
          </table:table-cell>
          <table:table-cell table:style-name="ce12" table:formula="of:=IF([.E49]=&quot;+&quot;;[.E49];IF([.E17]=&quot;x&quot;;[.E17];[.E33]))" office:value-type="string" office:string-value="x" calcext:value-type="string">
            <text:p>x</text:p>
          </table:table-cell>
          <table:table-cell table:style-name="ce12" table:formula="of:=IF([.F49]=&quot;+&quot;;[.F49];IF([.F17]=&quot;x&quot;;[.F17];[.F33]))" office:value-type="string" office:string-value="+" calcext:value-type="string">
            <text:p>+</text:p>
          </table:table-cell>
          <table:table-cell table:style-name="ce12" table:formula="of:=IF([.G49]=&quot;+&quot;;[.G49];IF([.G17]=&quot;x&quot;;[.G17];[.G33]))" office:value-type="string" office:string-value="+" calcext:value-type="string">
            <text:p>+</text:p>
          </table:table-cell>
          <table:table-cell table:style-name="ce12" table:formula="of:=IF([.H49]=&quot;+&quot;;[.H49];IF([.H17]=&quot;x&quot;;[.H17];[.H33]))" office:value-type="string" office:string-value="+" calcext:value-type="string">
            <text:p>+</text:p>
          </table:table-cell>
          <table:table-cell table:style-name="ce12" table:formula="of:=IF([.I49]=&quot;+&quot;;[.I49];IF([.I17]=&quot;x&quot;;[.I17];[.I33]))" office:value-type="string" office:string-value="+" calcext:value-type="string">
            <text:p>+</text:p>
          </table:table-cell>
          <table:table-cell table:style-name="ce12" table:formula="of:=IF([.J49]=&quot;+&quot;;[.J49];IF([.J17]=&quot;x&quot;;[.J17];[.J33]))" office:value-type="string" office:string-value="+" calcext:value-type="string">
            <text:p>+</text:p>
          </table:table-cell>
          <table:table-cell table:style-name="ce12" table:formula="of:=IF([.K49]=&quot;+&quot;;[.K49];IF([.K17]=&quot;x&quot;;[.K17];[.K33]))" office:value-type="string" office:string-value="+" calcext:value-type="string">
            <text:p>+</text:p>
          </table:table-cell>
          <table:table-cell table:style-name="ce12" table:formula="of:=IF([.L49]=&quot;+&quot;;[.L49];IF([.L17]=&quot;x&quot;;[.L17];[.L33]))" office:value-type="string" office:string-value="+" calcext:value-type="string">
            <text:p>+</text:p>
          </table:table-cell>
          <table:table-cell table:style-name="ce12" table:formula="of:=IF([.M49]=&quot;+&quot;;[.M49];IF([.M17]=&quot;x&quot;;[.M17];[.M33]))" office:value-type="string" office:string-value="+" calcext:value-type="string">
            <text:p>+</text:p>
          </table:table-cell>
          <table:table-cell/>
          <table:table-cell table:style-name="ce10" office:value-type="string" calcext:value-type="string">
            <text:p>H</text:p>
          </table:table-cell>
          <table:table-cell table:style-name="ce12" table:formula="of:=IF([.P49]=&quot;+&quot;;[.P49];IF([.P17]=&quot;x&quot;;[.P17];[.P33]))" office:value-type="string" office:string-value="+" calcext:value-type="string">
            <text:p>+</text:p>
          </table:table-cell>
          <table:table-cell table:style-name="ce12" table:formula="of:=IF([.Q49]=&quot;+&quot;;[.Q49];IF([.Q17]=&quot;x&quot;;[.Q17];[.Q33]))" office:value-type="string" office:string-value="+" calcext:value-type="string">
            <text:p>+</text:p>
          </table:table-cell>
          <table:table-cell table:style-name="ce12" table:formula="of:=IF([.R49]=&quot;+&quot;;[.R49];IF([.R17]=&quot;x&quot;;[.R17];[.R33]))" office:value-type="string" office:string-value="+" calcext:value-type="string">
            <text:p>+</text:p>
          </table:table-cell>
          <table:table-cell table:style-name="ce12" table:formula="of:=IF([.S49]=&quot;+&quot;;[.S49];IF([.S17]=&quot;x&quot;;[.S17];[.S33]))" office:value-type="string" office:string-value="+" calcext:value-type="string">
            <text:p>+</text:p>
          </table:table-cell>
          <table:table-cell table:style-name="ce12" table:formula="of:=IF([.T49]=&quot;+&quot;;[.T49];IF([.T17]=&quot;x&quot;;[.T17];[.T33]))" office:value-type="string" office:string-value="+" calcext:value-type="string">
            <text:p>+</text:p>
          </table:table-cell>
          <table:table-cell table:style-name="ce15" table:formula="of:=IF([.U49]=&quot;+&quot;;[.U49];IF([.U17]=&quot;x&quot;;[.U17];[.U33]))" office:value-type="string" office:string-value="+" calcext:value-type="string">
            <text:p>+</text:p>
          </table:table-cell>
          <table:table-cell table:style-name="ce12" table:formula="of:=IF([.V49]=&quot;+&quot;;[.V49];IF([.V17]=&quot;x&quot;;[.V17];[.V33]))" office:value-type="string" office:string-value="+" calcext:value-type="string">
            <text:p>+</text:p>
          </table:table-cell>
          <table:table-cell table:style-name="ce12" table:formula="of:=IF([.W49]=&quot;+&quot;;[.W49];IF([.W17]=&quot;x&quot;;[.W17];[.W33]))" office:value-type="string" office:string-value="+" calcext:value-type="string">
            <text:p>+</text:p>
          </table:table-cell>
          <table:table-cell table:style-name="ce12" table:formula="of:=IF([.X49]=&quot;+&quot;;[.X49];IF([.X17]=&quot;x&quot;;[.X17];[.X33]))" office:value-type="string" office:string-value="o" calcext:value-type="string">
            <text:p>o</text:p>
          </table:table-cell>
          <table:table-cell table:style-name="ce15" table:formula="of:=IF([.Y49]=&quot;+&quot;;[.Y49];IF([.Y17]=&quot;x&quot;;[.Y17];[.Y33]))" office:value-type="string" office:string-value="x" calcext:value-type="string">
            <text:p>x</text:p>
          </table:table-cell>
          <table:table-cell table:style-name="ce15" table:formula="of:=IF([.Z49]=&quot;+&quot;;[.Z49];IF([.Z17]=&quot;x&quot;;[.Z17];[.Z33]))" office:value-type="string" office:string-value="x" calcext:value-type="string">
            <text:p>x</text:p>
          </table:table-cell>
          <table:table-cell table:style-name="ce15" table:formula="of:=IF([.AA49]=&quot;+&quot;;[.AA49];IF([.AA17]=&quot;x&quot;;[.AA17];[.AA33]))" office:value-type="string" office:string-value="x" calcext:value-type="string">
            <text:p>x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Anzahl x</text:p>
          </table:table-cell>
          <table:table-cell table:formula="of:=COUNTIF([.B58:.M65];&quot;x&quot;)" office:value-type="float" office:value="17" calcext:value-type="float">
            <text:p>17</text:p>
          </table:table-cell>
          <table:table-cell table:style-name="ce13" table:formula="of:=[.B67]/[.B$70]" office:value-type="percentage" office:value="0.177083333333333" calcext:value-type="percentage">
            <text:p>18%</text:p>
          </table:table-cell>
          <table:table-cell table:number-columns-repeated="11"/>
          <table:table-cell office:value-type="string" calcext:value-type="string">
            <text:p>Anzahl x</text:p>
          </table:table-cell>
          <table:table-cell table:formula="of:=COUNTIF([.P58:.AA65];&quot;x&quot;)" office:value-type="float" office:value="32" calcext:value-type="float">
            <text:p>32</text:p>
          </table:table-cell>
          <table:table-cell table:style-name="ce13" table:formula="of:=[.P67]/[.P$70]" office:value-type="percentage" office:value="0.333333333333333" calcext:value-type="percentage">
            <text:p>33%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nzahl o</text:p>
          </table:table-cell>
          <table:table-cell table:formula="of:=COUNTIF([.B58:.M65];&quot;o&quot;)" office:value-type="float" office:value="3" calcext:value-type="float">
            <text:p>3</text:p>
          </table:table-cell>
          <table:table-cell table:style-name="ce13" table:formula="of:=[.B68]/[.B$70]" office:value-type="percentage" office:value="0.03125" calcext:value-type="percentage">
            <text:p>3%</text:p>
          </table:table-cell>
          <table:table-cell table:number-columns-repeated="11"/>
          <table:table-cell office:value-type="string" calcext:value-type="string">
            <text:p>Anzahl o</text:p>
          </table:table-cell>
          <table:table-cell table:formula="of:=COUNTIF([.P58:.AA65];&quot;o&quot;)" office:value-type="float" office:value="5" calcext:value-type="float">
            <text:p>5</text:p>
          </table:table-cell>
          <table:table-cell table:style-name="ce13" table:formula="of:=[.P68]/[.P$70]" office:value-type="percentage" office:value="0.0520833333333333" calcext:value-type="percentage">
            <text:p>5%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nzahl +</text:p>
          </table:table-cell>
          <table:table-cell table:formula="of:=COUNTIF([.B58:.M65];&quot;+&quot;)" office:value-type="float" office:value="76" calcext:value-type="float">
            <text:p>76</text:p>
          </table:table-cell>
          <table:table-cell table:style-name="ce13" table:formula="of:=[.B69]/[.B$70]" office:value-type="percentage" office:value="0.791666666666667" calcext:value-type="percentage">
            <text:p>79%</text:p>
          </table:table-cell>
          <table:table-cell table:number-columns-repeated="11"/>
          <table:table-cell office:value-type="string" calcext:value-type="string">
            <text:p>Anzahl +</text:p>
          </table:table-cell>
          <table:table-cell table:formula="of:=COUNTIF([.P58:.AA65];&quot;+&quot;)" office:value-type="float" office:value="59" calcext:value-type="float">
            <text:p>59</text:p>
          </table:table-cell>
          <table:table-cell table:style-name="ce13" table:formula="of:=[.P69]/[.P$70]" office:value-type="percentage" office:value="0.614583333333333" calcext:value-type="percentage">
            <text:p>61%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MME</text:p>
          </table:table-cell>
          <table:table-cell table:formula="of:=SUM([.B67:.B69])" office:value-type="float" office:value="96" calcext:value-type="float">
            <text:p>96</text:p>
          </table:table-cell>
          <table:table-cell table:style-name="ce14" table:formula="of:=SUM([.C67:.C69])" office:value-type="percentage" office:value="1" calcext:value-type="percentage">
            <text:p>100%</text:p>
          </table:table-cell>
          <table:table-cell table:number-columns-repeated="11"/>
          <table:table-cell office:value-type="string" calcext:value-type="string">
            <text:p>SUMME</text:p>
          </table:table-cell>
          <table:table-cell table:formula="of:=SUM([.P67:.P69])" office:value-type="float" office:value="96" calcext:value-type="float">
            <text:p>96</text:p>
          </table:table-cell>
          <table:table-cell table:style-name="ce14" table:formula="of:=SUM([.Q67:.Q69])" office:value-type="percentage" office:value="1" calcext:value-type="percentage">
            <text:p>100%</text:p>
          </table:table-cell>
          <table:table-cell table:number-columns-repeated="10"/>
        </table:table-row>
        <table:table-row table:style-name="ro1">
          <table:table-cell table:number-columns-repeated="27"/>
        </table:table-row>
        <table:table-row table:style-name="ro3">
          <table:table-cell table:style-name="ce8" office:value-type="string" calcext:value-type="string">
            <text:p>Kernaussagen</text:p>
          </table:table-cell>
          <table:table-cell table:number-columns-repeated="26"/>
        </table:table-row>
        <table:table-row table:style-name="ro4">
          <table:table-cell table:number-columns-repeated="27"/>
        </table:table-row>
        <table:table-row table:style-name="ro1">
          <table:table-cell office:value-type="string" calcext:value-type="string">
            <text:p>Insgesamt 135 Stämme mit gutem Wachstum auf Xylose-Medium (loPep, pH 7).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Wenn die Stämme gewachsen sind, dann im Großteil der Fälle gut.</text:p>
          </table:table-cell>
          <table:table-cell table:number-columns-repeated="26"/>
        </table:table-row>
        <table:table-row table:style-name="ro1" table:number-rows-repeated="1048500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XylloPep_MOs" table:style-name="ta5">
        <table:table-column table:style-name="co3" table:number-columns-repeated="29" table:default-cell-style-name="Default"/>
        <table:table-column table:style-name="co3" table:visibility="collapse" table:default-cell-style-name="Default"/>
        <table:table-column table:style-name="co3" table:default-cell-style-name="Default"/>
        <table:table-row table:style-name="ro2">
          <table:table-cell table:style-name="ce7" office:value-type="string" calcext:value-type="string">
            <text:p>EPS-Bildner-Screening Xylose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Auflistung der Stämme (nach 16S-rRNA); nur gut gewachsene Stämme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3">
          <table:table-cell table:style-name="ce8" office:value-type="string" calcext:value-type="string">
            <text:p>Gesamt</text:p>
          </table:table-cell>
          <table:table-cell table:number-columns-repeated="30"/>
        </table:table-row>
        <table:table-row table:style-name="ro4">
          <table:table-cell table:number-columns-repeated="31"/>
        </table:table-row>
        <table:table-row table:style-name="ro5">
          <table:table-cell table:style-name="ce9" office:value-type="string" calcext:value-type="string">
            <text:p>EPS1</text:p>
          </table:table-cell>
          <table:table-cell table:number-columns-repeated="13"/>
          <table:table-cell table:style-name="ce9" office:value-type="string" calcext:value-type="string">
            <text:p>EPS2</text:p>
          </table:table-cell>
          <table:table-cell table:number-columns-repeated="16"/>
        </table:table-row>
        <table:table-row table:style-name="ro4"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A</text:p>
          </table:table-cell>
          <table:table-cell table:style-name="ce17" office:value-type="string" calcext:value-type="string">
            <text:p>Xanthomonas campestris</text:p>
          </table:table-cell>
          <table:table-cell table:style-name="ce17" office:value-type="string" calcext:value-type="string">
            <text:p>Pseudomonas</text:p>
          </table:table-cell>
          <table:table-cell table:number-columns-repeated="2" table:style-name="ce17" office:value-type="string" calcext:value-type="string">
            <text:p>Bacillus</text:p>
          </table:table-cell>
          <table:table-cell table:number-columns-repeated="2" table:style-name="ce17" office:value-type="string" calcext:value-type="string">
            <text:p>Pseudomonas</text:p>
          </table:table-cell>
          <table:table-cell table:style-name="ce18"/>
          <table:table-cell table:number-columns-repeated="3" table:style-name="ce17" office:value-type="string" calcext:value-type="string">
            <text:p>Pseudomonas</text:p>
          </table:table-cell>
          <table:table-cell table:style-name="ce18"/>
          <table:table-cell table:style-name="ce17" office:value-type="string" calcext:value-type="string">
            <text:p>Pseudomonas</text:p>
          </table:table-cell>
          <table:table-cell/>
          <table:table-cell table:style-name="ce10" office:value-type="string" calcext:value-type="string">
            <text:p>A</text:p>
          </table:table-cell>
          <table:table-cell table:style-name="ce20"/>
          <table:table-cell table:style-name="ce26"/>
          <table:table-cell table:style-name="ce28"/>
          <table:table-cell table:style-name="ce32" office:value-type="string" calcext:value-type="string">
            <text:p>Microbacterium ähnlich</text:p>
          </table:table-cell>
          <table:table-cell table:style-name="ce34"/>
          <table:table-cell table:style-name="ce32" office:value-type="string" calcext:value-type="string">
            <text:p>Pseudomonas</text:p>
          </table:table-cell>
          <table:table-cell table:style-name="ce39"/>
          <table:table-cell table:style-name="ce21" office:value-type="string" calcext:value-type="string">
            <text:p>Microbacterium assoz.</text:p>
          </table:table-cell>
          <table:table-cell table:style-name="ce44" office:value-type="string" calcext:value-type="string">
            <text:p>Microbacterium</text:p>
          </table:table-cell>
          <table:table-cell table:style-name="ce21" office:value-type="string" calcext:value-type="string">
            <text:p>Herbaspirillum</text:p>
          </table:table-cell>
          <table:table-cell table:style-name="ce50" office:value-type="string" calcext:value-type="string">
            <text:p>Sphingomonas</text:p>
          </table:table-cell>
          <table:table-cell table:style-name="ce55"/>
          <table:table-cell table:number-columns-repeated="4"/>
        </table:table-row>
        <table:table-row table:style-name="ro1">
          <table:table-cell table:style-name="ce10" office:value-type="string" calcext:value-type="string">
            <text:p>B</text:p>
          </table:table-cell>
          <table:table-cell table:style-name="ce17" office:value-type="string" calcext:value-type="string">
            <text:p>Curtobacterium</text:p>
          </table:table-cell>
          <table:table-cell table:style-name="ce17" office:value-type="string" calcext:value-type="string">
            <text:p>Bacillus</text:p>
          </table:table-cell>
          <table:table-cell table:style-name="ce17" office:value-type="string" calcext:value-type="string">
            <text:p>Pseudomonas</text:p>
          </table:table-cell>
          <table:table-cell table:style-name="ce17" office:value-type="string" calcext:value-type="string">
            <text:p>Curtobacterium</text:p>
          </table:table-cell>
          <table:table-cell table:style-name="ce17" office:value-type="string" calcext:value-type="string">
            <text:p>Rahnella</text:p>
          </table:table-cell>
          <table:table-cell table:number-columns-repeated="6" table:style-name="ce17" office:value-type="string" calcext:value-type="string">
            <text:p>Arthrobacter</text:p>
          </table:table-cell>
          <table:table-cell table:style-name="ce17" office:value-type="string" calcext:value-type="string">
            <text:p>Bacillus</text:p>
          </table:table-cell>
          <table:table-cell/>
          <table:table-cell table:style-name="ce10" office:value-type="string" calcext:value-type="string">
            <text:p>B</text:p>
          </table:table-cell>
          <table:table-cell table:style-name="ce21" office:value-type="string" calcext:value-type="string">
            <text:p>Herbaspirillum</text:p>
          </table:table-cell>
          <table:table-cell table:style-name="ce27"/>
          <table:table-cell table:style-name="ce21" office:value-type="string" calcext:value-type="string">
            <text:p>Sphingomonas</text:p>
          </table:table-cell>
          <table:table-cell table:style-name="ce33" office:value-type="string" calcext:value-type="string">
            <text:p>Rhizobium</text:p>
          </table:table-cell>
          <table:table-cell table:number-columns-repeated="2" table:style-name="ce21" office:value-type="string" calcext:value-type="string">
            <text:p>Paenibacillus</text:p>
          </table:table-cell>
          <table:table-cell table:style-name="ce21" office:value-type="string" calcext:value-type="string">
            <text:p>Herbaspirillum</text:p>
          </table:table-cell>
          <table:table-cell table:style-name="ce41"/>
          <table:table-cell table:style-name="ce45"/>
          <table:table-cell table:style-name="ce48"/>
          <table:table-cell table:style-name="ce53"/>
          <table:table-cell table:style-name="ce55"/>
          <table:table-cell table:number-columns-repeated="4"/>
        </table:table-row>
        <table:table-row table:style-name="ro1">
          <table:table-cell table:style-name="ce10" office:value-type="string" calcext:value-type="string">
            <text:p>C</text:p>
          </table:table-cell>
          <table:table-cell table:style-name="ce18" table:number-columns-repeated="2"/>
          <table:table-cell table:number-columns-repeated="2" table:style-name="ce17" office:value-type="string" calcext:value-type="string">
            <text:p>Arthrobacter</text:p>
          </table:table-cell>
          <table:table-cell table:style-name="ce17" office:value-type="string" calcext:value-type="string">
            <text:p>Raoultella</text:p>
          </table:table-cell>
          <table:table-cell table:style-name="ce17" office:value-type="string" calcext:value-type="string">
            <text:p>Pseudomonas</text:p>
          </table:table-cell>
          <table:table-cell table:style-name="ce17" office:value-type="string" calcext:value-type="string">
            <text:p>Kozakia</text:p>
          </table:table-cell>
          <table:table-cell table:style-name="ce17" office:value-type="string" calcext:value-type="string">
            <text:p>Erwinia ähnlich</text:p>
          </table:table-cell>
          <table:table-cell table:style-name="ce17" office:value-type="string" calcext:value-type="string">
            <text:p>Pseudomonas</text:p>
          </table:table-cell>
          <table:table-cell table:style-name="ce17" office:value-type="string" calcext:value-type="string">
            <text:p>Bacillus</text:p>
          </table:table-cell>
          <table:table-cell table:style-name="ce17" office:value-type="string" calcext:value-type="string">
            <text:p>Arthrobacter</text:p>
          </table:table-cell>
          <table:table-cell table:style-name="ce17" office:value-type="string" calcext:value-type="string">
            <text:p>Pseudomonas</text:p>
          </table:table-cell>
          <table:table-cell/>
          <table:table-cell table:style-name="ce10" office:value-type="string" calcext:value-type="string">
            <text:p>C</text:p>
          </table:table-cell>
          <table:table-cell table:number-columns-repeated="6" table:style-name="ce22" office:value-type="string" calcext:value-type="string">
            <text:p>Microbacterium</text:p>
          </table:table-cell>
          <table:table-cell table:style-name="ce21" office:value-type="string" calcext:value-type="string">
            <text:p>Microbacterium</text:p>
          </table:table-cell>
          <table:table-cell table:style-name="ce41"/>
          <table:table-cell table:style-name="ce21" office:value-type="string" calcext:value-type="string">
            <text:p>Microbacterium</text:p>
          </table:table-cell>
          <table:table-cell table:style-name="ce48"/>
          <table:table-cell table:style-name="ce53"/>
          <table:table-cell table:style-name="ce21" office:value-type="string" calcext:value-type="string">
            <text:p>Pseudomonas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7" office:value-type="string" calcext:value-type="string">
            <text:p>Bacillus</text:p>
          </table:table-cell>
          <table:table-cell table:style-name="ce18"/>
          <table:table-cell table:style-name="ce17" office:value-type="string" calcext:value-type="string">
            <text:p>Agrobacterium</text:p>
          </table:table-cell>
          <table:table-cell table:style-name="ce17" office:value-type="string" calcext:value-type="string">
            <text:p>Bacillus</text:p>
          </table:table-cell>
          <table:table-cell table:style-name="ce18"/>
          <table:table-cell table:style-name="ce17" office:value-type="string" calcext:value-type="string">
            <text:p>Arthrobacter</text:p>
          </table:table-cell>
          <table:table-cell table:style-name="ce17" office:value-type="string" calcext:value-type="string">
            <text:p>Micrococcus</text:p>
          </table:table-cell>
          <table:table-cell table:style-name="ce18"/>
          <table:table-cell table:number-columns-repeated="2" table:style-name="ce17" office:value-type="string" calcext:value-type="string">
            <text:p>Pseudomonas</text:p>
          </table:table-cell>
          <table:table-cell table:style-name="ce17" office:value-type="string" calcext:value-type="string">
            <text:p>Nähe Sphingobacterium</text:p>
          </table:table-cell>
          <table:table-cell table:style-name="ce17" office:value-type="string" calcext:value-type="string">
            <text:p>Microbacterium ähnlich</text:p>
          </table:table-cell>
          <table:table-cell/>
          <table:table-cell table:style-name="ce10" office:value-type="string" calcext:value-type="string">
            <text:p>D</text:p>
          </table:table-cell>
          <table:table-cell table:number-columns-repeated="2" table:style-name="ce21" office:value-type="string" calcext:value-type="string">
            <text:p>Bacillus</text:p>
          </table:table-cell>
          <table:table-cell table:style-name="ce29" office:value-type="string" calcext:value-type="string">
            <text:p>Rhodococcus</text:p>
          </table:table-cell>
          <table:table-cell table:style-name="ce29" office:value-type="string" calcext:value-type="string">
            <text:p>Pseudomonas</text:p>
          </table:table-cell>
          <table:table-cell table:style-name="ce35"/>
          <table:table-cell table:number-columns-repeated="2" table:style-name="ce21" office:value-type="string" calcext:value-type="string">
            <text:p>Bacillus</text:p>
          </table:table-cell>
          <table:table-cell table:style-name="ce41"/>
          <table:table-cell table:style-name="ce46"/>
          <table:table-cell table:style-name="ce48"/>
          <table:table-cell table:style-name="ce53"/>
          <table:table-cell table:style-name="ce56"/>
          <table:table-cell table:number-columns-repeated="4"/>
        </table:table-row>
        <table:table-row table:style-name="ro1">
          <table:table-cell table:style-name="ce10" office:value-type="string" calcext:value-type="string">
            <text:p>E</text:p>
          </table:table-cell>
          <table:table-cell table:style-name="ce17" office:value-type="string" calcext:value-type="string">
            <text:p>Dyella</text:p>
          </table:table-cell>
          <table:table-cell table:style-name="ce18"/>
          <table:table-cell table:style-name="ce17" office:value-type="string" calcext:value-type="string">
            <text:p>Herbaspirillum</text:p>
          </table:table-cell>
          <table:table-cell table:style-name="ce17" office:value-type="string" calcext:value-type="string">
            <text:p>Sphingomonas</text:p>
          </table:table-cell>
          <table:table-cell table:style-name="ce17" office:value-type="string" calcext:value-type="string">
            <text:p>Herbaspirillum</text:p>
          </table:table-cell>
          <table:table-cell table:style-name="ce18" table:number-columns-repeated="2"/>
          <table:table-cell table:number-columns-repeated="2" table:style-name="ce17" office:value-type="string" calcext:value-type="string">
            <text:p>Herbaspirillum</text:p>
          </table:table-cell>
          <table:table-cell table:style-name="ce17" office:value-type="string" calcext:value-type="string">
            <text:p>Sphingomonas</text:p>
          </table:table-cell>
          <table:table-cell table:style-name="ce18" table:number-columns-repeated="2"/>
          <table:table-cell/>
          <table:table-cell table:style-name="ce10" office:value-type="string" calcext:value-type="string">
            <text:p>E</text:p>
          </table:table-cell>
          <table:table-cell table:style-name="ce23" office:value-type="string" calcext:value-type="string">
            <text:p>Burkholderia</text:p>
          </table:table-cell>
          <table:table-cell table:style-name="ce21" office:value-type="string" calcext:value-type="string">
            <text:p>Microbacterium</text:p>
          </table:table-cell>
          <table:table-cell table:number-columns-repeated="2" table:style-name="ce30" office:value-type="string" calcext:value-type="string">
            <text:p>Microbacterium</text:p>
          </table:table-cell>
          <table:table-cell table:style-name="ce21" office:value-type="string" calcext:value-type="string">
            <text:p>Microbacterium</text:p>
          </table:table-cell>
          <table:table-cell table:style-name="ce36"/>
          <table:table-cell table:style-name="ce40"/>
          <table:table-cell table:style-name="ce41"/>
          <table:table-cell table:number-columns-repeated="3" table:style-name="ce21" office:value-type="string" calcext:value-type="string">
            <text:p>Bacillus</text:p>
          </table:table-cell>
          <table:table-cell table:style-name="ce57" office:value-type="string" calcext:value-type="string">
            <text:p>Bacillus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8" table:number-columns-repeated="3"/>
          <table:table-cell table:style-name="ce17" office:value-type="string" calcext:value-type="string">
            <text:p>Arthrobacter</text:p>
          </table:table-cell>
          <table:table-cell table:style-name="ce17" office:value-type="string" calcext:value-type="string">
            <text:p>Agrobacterium</text:p>
          </table:table-cell>
          <table:table-cell table:style-name="ce18"/>
          <table:table-cell table:style-name="ce17" office:value-type="string" calcext:value-type="string">
            <text:p>Microbacterium assoz.</text:p>
          </table:table-cell>
          <table:table-cell table:style-name="ce17" office:value-type="string" calcext:value-type="string">
            <text:p>Microbacterium</text:p>
          </table:table-cell>
          <table:table-cell table:style-name="ce17" office:value-type="string" calcext:value-type="string">
            <text:p>Agrobacterium</text:p>
          </table:table-cell>
          <table:table-cell table:style-name="ce17" office:value-type="string" calcext:value-type="string">
            <text:p>Arthrobacter</text:p>
          </table:table-cell>
          <table:table-cell table:number-columns-repeated="2" table:style-name="ce17" office:value-type="string" calcext:value-type="string">
            <text:p>Microbacterium</text:p>
          </table:table-cell>
          <table:table-cell/>
          <table:table-cell table:style-name="ce10" office:value-type="string" calcext:value-type="string">
            <text:p>F</text:p>
          </table:table-cell>
          <table:table-cell table:style-name="ce21" office:value-type="string" calcext:value-type="string">
            <text:p>Agrobacterium</text:p>
          </table:table-cell>
          <table:table-cell table:style-name="ce21" office:value-type="string" calcext:value-type="string">
            <text:p>Arthrobacter</text:p>
          </table:table-cell>
          <table:table-cell table:style-name="ce31"/>
          <table:table-cell table:style-name="ce21" office:value-type="string" calcext:value-type="string">
            <text:p>Burkholderia</text:p>
          </table:table-cell>
          <table:table-cell table:style-name="ce21" office:value-type="string" calcext:value-type="string">
            <text:p>Paenibacillus</text:p>
          </table:table-cell>
          <table:table-cell table:style-name="ce36"/>
          <table:table-cell table:style-name="ce40"/>
          <table:table-cell table:number-columns-repeated="2" table:style-name="ce42" office:value-type="string" calcext:value-type="string">
            <text:p>Rahnella</text:p>
          </table:table-cell>
          <table:table-cell table:style-name="ce49"/>
          <table:table-cell table:style-name="ce21" office:value-type="string" calcext:value-type="string">
            <text:p>Rahnella</text:p>
          </table:table-cell>
          <table:table-cell table:style-name="ce21" office:value-type="string" calcext:value-type="string">
            <text:p>Arthrobacter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7" office:value-type="string" calcext:value-type="string">
            <text:p>Agrobacterium</text:p>
          </table:table-cell>
          <table:table-cell table:style-name="ce18"/>
          <table:table-cell table:number-columns-repeated="2" table:style-name="ce17" office:value-type="string" calcext:value-type="string">
            <text:p>Paenibacillus</text:p>
          </table:table-cell>
          <table:table-cell table:style-name="ce17" office:value-type="string" calcext:value-type="string">
            <text:p>Agrobacterium</text:p>
          </table:table-cell>
          <table:table-cell table:style-name="ce17" office:value-type="string" calcext:value-type="string">
            <text:p>Pseudomonas</text:p>
          </table:table-cell>
          <table:table-cell table:number-columns-repeated="2" table:style-name="ce17" office:value-type="string" calcext:value-type="string">
            <text:p>Paenibacillus</text:p>
          </table:table-cell>
          <table:table-cell table:style-name="ce18"/>
          <table:table-cell table:style-name="ce17" office:value-type="string" calcext:value-type="string">
            <text:p>Microbacterium</text:p>
          </table:table-cell>
          <table:table-cell table:style-name="ce17" office:value-type="string" calcext:value-type="string">
            <text:p>Arthrobacter</text:p>
          </table:table-cell>
          <table:table-cell table:style-name="ce17" office:value-type="string" calcext:value-type="string">
            <text:p>Agrobacterium</text:p>
          </table:table-cell>
          <table:table-cell/>
          <table:table-cell table:style-name="ce10" office:value-type="string" calcext:value-type="string">
            <text:p>G</text:p>
          </table:table-cell>
          <table:table-cell table:style-name="ce24"/>
          <table:table-cell table:number-columns-repeated="4" table:style-name="ce21" office:value-type="string" calcext:value-type="string">
            <text:p>Bacillus</text:p>
          </table:table-cell>
          <table:table-cell table:style-name="ce37" office:value-type="string" calcext:value-type="string">
            <text:p>Arthrobacter</text:p>
          </table:table-cell>
          <table:table-cell table:style-name="ce40"/>
          <table:table-cell table:style-name="ce43"/>
          <table:table-cell table:style-name="ce47"/>
          <table:table-cell table:style-name="ce49"/>
          <table:table-cell table:number-columns-repeated="2" table:style-name="ce37" office:value-type="string" calcext:value-type="string">
            <text:p>Cellulosimicrobium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H</text:p>
          </table:table-cell>
          <table:table-cell table:style-name="ce18"/>
          <table:table-cell table:style-name="ce17" office:value-type="string" calcext:value-type="string">
            <text:p>Pseudomonas</text:p>
          </table:table-cell>
          <table:table-cell table:style-name="ce17" office:value-type="string" calcext:value-type="string">
            <text:p>Xanthomonas</text:p>
          </table:table-cell>
          <table:table-cell table:style-name="ce18"/>
          <table:table-cell table:number-columns-repeated="2" table:style-name="ce17" office:value-type="string" calcext:value-type="string">
            <text:p>Rhodococcus</text:p>
          </table:table-cell>
          <table:table-cell table:style-name="ce17" office:value-type="string" calcext:value-type="string">
            <text:p>Paenibacillus</text:p>
          </table:table-cell>
          <table:table-cell table:style-name="ce17" office:value-type="string" calcext:value-type="string">
            <text:p>Arthrobacter</text:p>
          </table:table-cell>
          <table:table-cell table:style-name="ce17" office:value-type="string" calcext:value-type="string">
            <text:p>Rhodococcus</text:p>
          </table:table-cell>
          <table:table-cell table:style-name="ce17" office:value-type="string" calcext:value-type="string">
            <text:p>Arthrobacter</text:p>
          </table:table-cell>
          <table:table-cell table:number-columns-repeated="2" table:style-name="ce17" office:value-type="string" calcext:value-type="string">
            <text:p>Agrobacterium</text:p>
          </table:table-cell>
          <table:table-cell/>
          <table:table-cell table:style-name="ce10" office:value-type="string" calcext:value-type="string">
            <text:p>H</text:p>
          </table:table-cell>
          <table:table-cell table:style-name="ce25" office:value-type="string" calcext:value-type="string">
            <text:p>Sphingomonas</text:p>
          </table:table-cell>
          <table:table-cell table:style-name="ce25" office:value-type="string" calcext:value-type="string">
            <text:p>Paenibacillus</text:p>
          </table:table-cell>
          <table:table-cell table:style-name="ce21" office:value-type="string" calcext:value-type="string">
            <text:p>Caulobacter</text:p>
          </table:table-cell>
          <table:table-cell table:style-name="ce21" office:value-type="string" calcext:value-type="string">
            <text:p>Bacillus</text:p>
          </table:table-cell>
          <table:table-cell table:style-name="ce21" office:value-type="string" calcext:value-type="string">
            <text:p>Xanthomonas</text:p>
          </table:table-cell>
          <table:table-cell table:style-name="ce38" office:value-type="string" calcext:value-type="string">
            <text:p>Agrobacterium</text:p>
          </table:table-cell>
          <table:table-cell table:number-columns-repeated="2" table:style-name="ce38" office:value-type="string" calcext:value-type="string">
            <text:p>Xanthomonas</text:p>
          </table:table-cell>
          <table:table-cell table:style-name="ce47"/>
          <table:table-cell table:style-name="ce49"/>
          <table:table-cell table:style-name="ce54" table:number-columns-repeated="2"/>
          <table:table-cell table:number-columns-repeated="4"/>
        </table:table-row>
        <table:table-row table:style-name="ro1" table:number-rows-repeated="2">
          <table:table-cell table:style-name="ce10"/>
          <table:table-cell table:style-name="ce17" table:number-columns-repeated="12"/>
          <table:table-cell/>
          <table:table-cell table:style-name="ce10"/>
          <table:table-cell table:style-name="ce17" table:number-columns-repeated="12"/>
          <table:table-cell table:number-columns-repeated="4"/>
        </table:table-row>
        <table:table-row table:style-name="ro1">
          <table:table-cell table:number-columns-repeated="30"/>
          <table:table-cell office:value-type="string" calcext:value-type="string">
            <text:p>% von Gesamt</text:p>
          </table:table-cell>
        </table:table-row>
        <table:table-row table:style-name="ro1">
          <table:table-cell table:style-name="ce16" office:value-type="string" calcext:value-type="string">
            <text:p>Agrobacterium</text:p>
          </table:table-cell>
          <table:table-cell table:formula="of:=COUNTIF([.B$9:.M$16];CONCATENATE([.A20];&quot;*&quot;))" office:value-type="float" office:value="0" calcext:value-type="float">
            <text:p>0</text:p>
          </table:table-cell>
          <table:table-cell table:number-columns-repeated="12"/>
          <table:table-cell table:style-name="ce17" office:value-type="string" calcext:value-type="string">
            <text:p>Agrobacterium</text:p>
          </table:table-cell>
          <table:table-cell table:formula="of:=COUNTIF([.P$9:.AA$16];CONCATENATE([.O20];&quot;*&quot;))" office:value-type="float" office:value="0" calcext:value-type="float">
            <text:p>0</text:p>
          </table:table-cell>
          <table:table-cell table:number-columns-repeated="11"/>
          <table:table-cell table:style-name="ce58" office:value-type="string" calcext:value-type="string">
            <text:p>Agrobacterium</text:p>
          </table:table-cell>
          <table:table-cell table:formula="of:=[.B20]+[.P20]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13" table:formula="of:=[.AC20]/[.AD20]" office:value-type="percentage" office:value="0.769230769230769" calcext:value-type="percentage">
            <text:p>77%</text:p>
          </table:table-cell>
        </table:table-row>
        <table:table-row table:style-name="ro1">
          <table:table-cell table:style-name="ce16" office:value-type="string" calcext:value-type="string">
            <text:p>Arthrobacter</text:p>
          </table:table-cell>
          <table:table-cell table:formula="of:=COUNTIF([.B$9:.M$16];CONCATENATE([.A21];&quot;*&quot;))" office:value-type="float" office:value="0" calcext:value-type="float">
            <text:p>0</text:p>
          </table:table-cell>
          <table:table-cell table:number-columns-repeated="12"/>
          <table:table-cell table:style-name="ce17" office:value-type="string" calcext:value-type="string">
            <text:p>Arthrobacter</text:p>
          </table:table-cell>
          <table:table-cell table:formula="of:=COUNTIF([.P$9:.AA$16];CONCATENATE([.O21];&quot;*&quot;))" office:value-type="float" office:value="0" calcext:value-type="float">
            <text:p>0</text:p>
          </table:table-cell>
          <table:table-cell table:number-columns-repeated="11"/>
          <table:table-cell table:style-name="ce58" office:value-type="string" calcext:value-type="string">
            <text:p>Arthrobacter</text:p>
          </table:table-cell>
          <table:table-cell table:formula="of:=[.B21]+[.P21]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13" table:formula="of:=[.AC21]/[.AD21]" office:value-type="percentage" office:value="0" calcext:value-type="percentage">
            <text:p>0%</text:p>
          </table:table-cell>
        </table:table-row>
        <table:table-row table:style-name="ro1">
          <table:table-cell table:style-name="ce16" office:value-type="string" calcext:value-type="string">
            <text:p>Bacillus</text:p>
          </table:table-cell>
          <table:table-cell table:formula="of:=COUNTIF([.B$9:.M$16];CONCATENATE([.A22];&quot;*&quot;))" office:value-type="float" office:value="0" calcext:value-type="float">
            <text:p>0</text:p>
          </table:table-cell>
          <table:table-cell table:number-columns-repeated="12"/>
          <table:table-cell table:style-name="ce17" office:value-type="string" calcext:value-type="string">
            <text:p>Bacillus</text:p>
          </table:table-cell>
          <table:table-cell table:formula="of:=COUNTIF([.P$9:.AA$16];CONCATENATE([.O22];&quot;*&quot;))" office:value-type="float" office:value="0" calcext:value-type="float">
            <text:p>0</text:p>
          </table:table-cell>
          <table:table-cell table:number-columns-repeated="11"/>
          <table:table-cell table:style-name="ce58" office:value-type="string" calcext:value-type="string">
            <text:p>Bacillus</text:p>
          </table:table-cell>
          <table:table-cell table:formula="of:=[.B22]+[.P22]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style-name="ce13" table:formula="of:=[.AC22]/[.AD22]" office:value-type="percentage" office:value="0" calcext:value-type="percentage">
            <text:p>0%</text:p>
          </table:table-cell>
        </table:table-row>
        <table:table-row table:style-name="ro1">
          <table:table-cell table:style-name="ce16" office:value-type="string" calcext:value-type="string">
            <text:p>Herbaspirillum</text:p>
          </table:table-cell>
          <table:table-cell table:formula="of:=COUNTIF([.B$9:.M$16];CONCATENATE([.A23];&quot;*&quot;))" office:value-type="float" office:value="0" calcext:value-type="float">
            <text:p>0</text:p>
          </table:table-cell>
          <table:table-cell table:number-columns-repeated="12"/>
          <table:table-cell table:style-name="ce17" office:value-type="string" calcext:value-type="string">
            <text:p>Herbaspirillum</text:p>
          </table:table-cell>
          <table:table-cell table:formula="of:=COUNTIF([.P$9:.AA$16];CONCATENATE([.O23];&quot;*&quot;))" office:value-type="float" office:value="0" calcext:value-type="float">
            <text:p>0</text:p>
          </table:table-cell>
          <table:table-cell table:number-columns-repeated="11"/>
          <table:table-cell table:style-name="ce58" office:value-type="string" calcext:value-type="string">
            <text:p>Herbaspirillum</text:p>
          </table:table-cell>
          <table:table-cell table:formula="of:=[.B23]+[.P23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3" table:formula="of:=[.AC23]/[.AD23]" office:value-type="percentage" office:value="0" calcext:value-type="percentage">
            <text:p>0%</text:p>
          </table:table-cell>
        </table:table-row>
        <table:table-row table:style-name="ro1">
          <table:table-cell table:style-name="ce16" office:value-type="string" calcext:value-type="string">
            <text:p>Microbacterium</text:p>
          </table:table-cell>
          <table:table-cell table:formula="of:=COUNTIF([.B$9:.M$16];CONCATENATE([.A24];&quot;*&quot;))" office:value-type="float" office:value="0" calcext:value-type="float">
            <text:p>0</text:p>
          </table:table-cell>
          <table:table-cell table:number-columns-repeated="12"/>
          <table:table-cell table:style-name="ce17" office:value-type="string" calcext:value-type="string">
            <text:p>Microbacterium</text:p>
          </table:table-cell>
          <table:table-cell table:formula="of:=COUNTIF([.P$9:.AA$16];CONCATENATE([.O24];&quot;*&quot;))" office:value-type="float" office:value="0" calcext:value-type="float">
            <text:p>0</text:p>
          </table:table-cell>
          <table:table-cell table:number-columns-repeated="11"/>
          <table:table-cell table:style-name="ce58" office:value-type="string" calcext:value-type="string">
            <text:p>Microbacterium</text:p>
          </table:table-cell>
          <table:table-cell table:formula="of:=[.B24]+[.P24]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style-name="ce13" table:formula="of:=[.AC24]/[.AD24]" office:value-type="percentage" office:value="0" calcext:value-type="percentage">
            <text:p>0%</text:p>
          </table:table-cell>
        </table:table-row>
        <table:table-row table:style-name="ro1">
          <table:table-cell table:style-name="ce16" office:value-type="string" calcext:value-type="string">
            <text:p>Paenibacillus</text:p>
          </table:table-cell>
          <table:table-cell table:formula="of:=COUNTIF([.B$9:.M$16];CONCATENATE([.A25];&quot;*&quot;))" office:value-type="float" office:value="0" calcext:value-type="float">
            <text:p>0</text:p>
          </table:table-cell>
          <table:table-cell table:number-columns-repeated="12"/>
          <table:table-cell table:style-name="ce17" office:value-type="string" calcext:value-type="string">
            <text:p>Paenibacillus</text:p>
          </table:table-cell>
          <table:table-cell table:formula="of:=COUNTIF([.P$9:.AA$16];CONCATENATE([.O25];&quot;*&quot;))" office:value-type="float" office:value="0" calcext:value-type="float">
            <text:p>0</text:p>
          </table:table-cell>
          <table:table-cell table:number-columns-repeated="11"/>
          <table:table-cell table:style-name="ce58" office:value-type="string" calcext:value-type="string">
            <text:p>Paenibacillus</text:p>
          </table:table-cell>
          <table:table-cell table:formula="of:=[.B25]+[.P25]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13" table:formula="of:=[.AC25]/[.AD25]" office:value-type="percentage" office:value="0" calcext:value-type="percentage">
            <text:p>0%</text:p>
          </table:table-cell>
        </table:table-row>
        <table:table-row table:style-name="ro1">
          <table:table-cell table:style-name="ce16" office:value-type="string" calcext:value-type="string">
            <text:p>Pseudomonas</text:p>
          </table:table-cell>
          <table:table-cell table:formula="of:=COUNTIF([.B$9:.M$16];CONCATENATE([.A26];&quot;*&quot;))" office:value-type="float" office:value="0" calcext:value-type="float">
            <text:p>0</text:p>
          </table:table-cell>
          <table:table-cell table:number-columns-repeated="12"/>
          <table:table-cell table:style-name="ce17" office:value-type="string" calcext:value-type="string">
            <text:p>Pseudomonas</text:p>
          </table:table-cell>
          <table:table-cell table:formula="of:=COUNTIF([.P$9:.AA$16];CONCATENATE([.O26];&quot;*&quot;))" office:value-type="float" office:value="0" calcext:value-type="float">
            <text:p>0</text:p>
          </table:table-cell>
          <table:table-cell table:number-columns-repeated="11"/>
          <table:table-cell table:style-name="ce58" office:value-type="string" calcext:value-type="string">
            <text:p>Pseudomonas</text:p>
          </table:table-cell>
          <table:table-cell table:formula="of:=[.B26]+[.P26]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style-name="ce13" table:formula="of:=[.AC26]/[.AD26]" office:value-type="percentage" office:value="0" calcext:value-type="percentage">
            <text:p>0%</text:p>
          </table:table-cell>
        </table:table-row>
        <table:table-row table:style-name="ro1">
          <table:table-cell table:style-name="ce16" office:value-type="string" calcext:value-type="string">
            <text:p>Rhodococcus</text:p>
          </table:table-cell>
          <table:table-cell table:formula="of:=COUNTIF([.B$9:.M$16];CONCATENATE([.A27];&quot;*&quot;))" office:value-type="float" office:value="0" calcext:value-type="float">
            <text:p>0</text:p>
          </table:table-cell>
          <table:table-cell table:number-columns-repeated="12"/>
          <table:table-cell table:style-name="ce17" office:value-type="string" calcext:value-type="string">
            <text:p>Rhodococcus</text:p>
          </table:table-cell>
          <table:table-cell table:formula="of:=COUNTIF([.P$9:.AA$16];CONCATENATE([.O27];&quot;*&quot;))" office:value-type="float" office:value="0" calcext:value-type="float">
            <text:p>0</text:p>
          </table:table-cell>
          <table:table-cell table:number-columns-repeated="11"/>
          <table:table-cell table:style-name="ce58" office:value-type="string" calcext:value-type="string">
            <text:p>Rhodococcus</text:p>
          </table:table-cell>
          <table:table-cell table:formula="of:=[.B27]+[.P27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3" table:formula="of:=[.AC27]/[.AD27]" office:value-type="percentage" office:value="0" calcext:value-type="percentage">
            <text:p>0%</text:p>
          </table:table-cell>
        </table:table-row>
        <table:table-row table:style-name="ro1">
          <table:table-cell table:style-name="ce16" office:value-type="string" calcext:value-type="string">
            <text:p>Sphingomonas</text:p>
          </table:table-cell>
          <table:table-cell table:formula="of:=COUNTIF([.B$9:.M$16];CONCATENATE([.A28];&quot;*&quot;))" office:value-type="float" office:value="0" calcext:value-type="float">
            <text:p>0</text:p>
          </table:table-cell>
          <table:table-cell table:number-columns-repeated="12"/>
          <table:table-cell table:style-name="ce17" office:value-type="string" calcext:value-type="string">
            <text:p>Sphingomonas</text:p>
          </table:table-cell>
          <table:table-cell table:formula="of:=COUNTIF([.P$9:.AA$16];CONCATENATE([.O28];&quot;*&quot;))" office:value-type="float" office:value="0" calcext:value-type="float">
            <text:p>0</text:p>
          </table:table-cell>
          <table:table-cell table:number-columns-repeated="11"/>
          <table:table-cell table:style-name="ce58" office:value-type="string" calcext:value-type="string">
            <text:p>Sphingomonas</text:p>
          </table:table-cell>
          <table:table-cell table:formula="of:=[.B28]+[.P28]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13" table:formula="of:=[.AC28]/[.AD28]" office:value-type="percentage" office:value="0" calcext:value-type="percentage">
            <text:p>0%</text:p>
          </table:table-cell>
        </table:table-row>
        <table:table-row table:style-name="ro1">
          <table:table-cell table:style-name="ce16" office:value-type="string" calcext:value-type="string">
            <text:p>Xanthomonas</text:p>
          </table:table-cell>
          <table:table-cell table:formula="of:=COUNTIF([.B$9:.M$16];CONCATENATE([.A29];&quot;*&quot;))" office:value-type="float" office:value="0" calcext:value-type="float">
            <text:p>0</text:p>
          </table:table-cell>
          <table:table-cell table:number-columns-repeated="12"/>
          <table:table-cell table:style-name="ce17" office:value-type="string" calcext:value-type="string">
            <text:p>Xanthomonas</text:p>
          </table:table-cell>
          <table:table-cell table:formula="of:=COUNTIF([.P$9:.AA$16];CONCATENATE([.O29];&quot;*&quot;))" office:value-type="float" office:value="0" calcext:value-type="float">
            <text:p>0</text:p>
          </table:table-cell>
          <table:table-cell table:number-columns-repeated="11"/>
          <table:table-cell table:style-name="ce58" office:value-type="string" calcext:value-type="string">
            <text:p>Xanthomonas</text:p>
          </table:table-cell>
          <table:table-cell table:formula="of:=[.B29]+[.P29]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3" table:formula="of:=[.AC29]/[.AD29]" office:value-type="percentage" office:value="0" calcext:value-type="percentage">
            <text:p>0%</text:p>
          </table:table-cell>
        </table:table-row>
        <table:table-row table:style-name="ro1">
          <table:table-cell table:style-name="ce16" office:value-type="string" calcext:value-type="string">
            <text:p>Rest</text:p>
          </table:table-cell>
          <table:table-cell table:style-name="ce19" table:formula="of:=COUNTA([.B9:.M16])-SUM([.B20:.B29])" office:value-type="float" office:value="9" calcext:value-type="float">
            <text:p>9</text:p>
          </table:table-cell>
          <table:table-cell table:style-name="ce11" table:number-columns-repeated="11"/>
          <table:table-cell/>
          <table:table-cell table:style-name="ce17" office:value-type="string" calcext:value-type="string">
            <text:p>Rest</text:p>
          </table:table-cell>
          <table:table-cell table:style-name="ce19" table:formula="of:=COUNTA([.P9:.AA16])-SUM([.P20:.P29])" office:value-type="float" office:value="9" calcext:value-type="float">
            <text:p>9</text:p>
          </table:table-cell>
          <table:table-cell table:number-columns-repeated="11"/>
          <table:table-cell table:style-name="ce58" office:value-type="string" calcext:value-type="string">
            <text:p>Rest</text:p>
          </table:table-cell>
          <table:table-cell table:formula="of:=[.B30]+[.P30]"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table:style-name="ce13" table:formula="of:=[.AC30]/[.AD30]" office:value-type="percentage" office:value="0.439024390243902" calcext:value-type="percentage">
            <text:p>44%</text:p>
          </table:table-cell>
        </table:table-row>
        <table:table-row table:style-name="ro1">
          <table:table-cell table:number-columns-repeated="27"/>
          <table:table-cell office:value-type="string" calcext:value-type="string">
            <text:p>SUMME</text:p>
          </table:table-cell>
          <table:table-cell table:formula="of:=SUM([.AC20:.AC30])" office:value-type="float" office:value="18" calcext:value-type="float">
            <text:p>18</text:p>
          </table:table-cell>
          <table:table-cell table:formula="of:=SUM([.AD20:.AD30])" office:value-type="float" office:value="191" calcext:value-type="float">
            <text:p>191</text:p>
          </table:table-cell>
          <table:table-cell table:style-name="ce13" table:formula="of:=[.AC31]/[.AD31]" office:value-type="percentage" office:value="0.706806282722513" calcext:value-type="percentage">
            <text:p>71%</text:p>
          </table:table-cell>
        </table:table-row>
        <table:table-row table:style-name="ro1">
          <table:table-cell table:number-columns-repeated="31"/>
        </table:table-row>
        <table:table-row table:style-name="ro3">
          <table:table-cell table:style-name="ce8" office:value-type="string" calcext:value-type="string">
            <text:p>Kernaussagen</text:p>
          </table:table-cell>
          <table:table-cell table:number-columns-repeated="30"/>
        </table:table-row>
        <table:table-row table:style-name="ro4">
          <table:table-cell table:number-columns-repeated="31"/>
        </table:table-row>
        <table:table-row table:style-name="ro1">
          <table:table-cell office:value-type="string" calcext:value-type="string">
            <text:p>Dominierende Genera: Microbacterium, Bacillus, Pseudomonas, Arthrobacter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ämtliche Mitglieder des Genus Paenibacillus sind gut gewachsen.</text:p>
          </table:table-cell>
          <table:table-cell table:number-columns-repeated="30"/>
        </table:table-row>
        <table:table-row table:style-name="ro1" table:number-rows-repeated="1048539">
          <table:table-cell table:number-columns-repeated="31"/>
        </table:table-row>
        <table:table-row table:style-name="ro1">
          <table:table-cell table:number-columns-repeated="31"/>
        </table:table-row>
        <calcext:conditional-formats>
          <calcext:conditional-format calcext:target-range-address="XylloPep_MOs.O20:XylloPep_MOs.O30 XylloPep_MOs.P17:XylloPep_MOs.AA18 XylloPep_MOs.B9:XylloPep_MOs.M18">
            <calcext:condition calcext:apply-style-name="ConditionalStyle_390" calcext:value="contains-text(&quot;Rhodococcus&quot;)" calcext:base-cell-address="XylloPep_MOs.O20"/>
            <calcext:condition calcext:apply-style-name="ConditionalStyle_389" calcext:value="contains-text(&quot;Paenibacillus&quot;)" calcext:base-cell-address="XylloPep_MOs.O20"/>
            <calcext:condition calcext:apply-style-name="ConditionalStyle_388" calcext:value="begins-with(&quot;Bacillus&quot;)" calcext:base-cell-address="XylloPep_MOs.O20"/>
            <calcext:condition calcext:apply-style-name="ConditionalStyle_387" calcext:value="contains-text(&quot;Xanthomonas&quot;)" calcext:base-cell-address="XylloPep_MOs.O20"/>
            <calcext:condition calcext:apply-style-name="ConditionalStyle_386" calcext:value="contains-text(&quot;Herbaspirillum&quot;)" calcext:base-cell-address="XylloPep_MOs.O20"/>
            <calcext:condition calcext:apply-style-name="ConditionalStyle_385" calcext:value="contains-text(&quot;Agrobacterium&quot;)" calcext:base-cell-address="XylloPep_MOs.O20"/>
            <calcext:condition calcext:apply-style-name="ConditionalStyle_384" calcext:value="contains-text(&quot;Arthrobacter&quot;)" calcext:base-cell-address="XylloPep_MOs.O20"/>
            <calcext:condition calcext:apply-style-name="ConditionalStyle_383" calcext:value="contains-text(&quot;Sphingomonas&quot;)" calcext:base-cell-address="XylloPep_MOs.O20"/>
            <calcext:condition calcext:apply-style-name="ConditionalStyle_382" calcext:value="contains-text(&quot;Microbacterium&quot;)" calcext:base-cell-address="XylloPep_MOs.O20"/>
            <calcext:condition calcext:apply-style-name="ConditionalStyle_381" calcext:value="contains-text(&quot;Pseudomonas&quot;)" calcext:base-cell-address="XylloPep_MOs.O20"/>
          </calcext:conditional-format>
          <calcext:conditional-format calcext:target-range-address="XylloPep_MOs.A20:XylloPep_MOs.A30">
            <calcext:condition calcext:apply-style-name="ConditionalStyle_380" calcext:value="contains-text(&quot;Rhodococcus&quot;)" calcext:base-cell-address="XylloPep_MOs.A20"/>
            <calcext:condition calcext:apply-style-name="ConditionalStyle_379" calcext:value="contains-text(&quot;Paenibacillus&quot;)" calcext:base-cell-address="XylloPep_MOs.A20"/>
            <calcext:condition calcext:apply-style-name="ConditionalStyle_378" calcext:value="begins-with(&quot;Bacillus&quot;)" calcext:base-cell-address="XylloPep_MOs.A20"/>
            <calcext:condition calcext:apply-style-name="ConditionalStyle_377" calcext:value="contains-text(&quot;Xanthomonas&quot;)" calcext:base-cell-address="XylloPep_MOs.A20"/>
            <calcext:condition calcext:apply-style-name="ConditionalStyle_376" calcext:value="contains-text(&quot;Herbaspirillum&quot;)" calcext:base-cell-address="XylloPep_MOs.A20"/>
            <calcext:condition calcext:apply-style-name="ConditionalStyle_375" calcext:value="contains-text(&quot;Agrobacterium&quot;)" calcext:base-cell-address="XylloPep_MOs.A20"/>
            <calcext:condition calcext:apply-style-name="ConditionalStyle_374" calcext:value="contains-text(&quot;Arthrobacter&quot;)" calcext:base-cell-address="XylloPep_MOs.A20"/>
            <calcext:condition calcext:apply-style-name="ConditionalStyle_373" calcext:value="contains-text(&quot;Sphingomonas&quot;)" calcext:base-cell-address="XylloPep_MOs.A20"/>
            <calcext:condition calcext:apply-style-name="ConditionalStyle_372" calcext:value="contains-text(&quot;Microbacterium&quot;)" calcext:base-cell-address="XylloPep_MOs.A20"/>
            <calcext:condition calcext:apply-style-name="ConditionalStyle_371" calcext:value="contains-text(&quot;Pseudomonas&quot;)" calcext:base-cell-address="XylloPep_MOs.A20"/>
          </calcext:conditional-format>
          <calcext:conditional-format calcext:target-range-address="XylloPep_MOs.AB20:XylloPep_MOs.AB30">
            <calcext:condition calcext:apply-style-name="ConditionalStyle_370" calcext:value="contains-text(&quot;Rhodococcus&quot;)" calcext:base-cell-address="XylloPep_MOs.AB20"/>
            <calcext:condition calcext:apply-style-name="ConditionalStyle_369" calcext:value="contains-text(&quot;Paenibacillus&quot;)" calcext:base-cell-address="XylloPep_MOs.AB20"/>
            <calcext:condition calcext:apply-style-name="ConditionalStyle_368" calcext:value="begins-with(&quot;Bacillus&quot;)" calcext:base-cell-address="XylloPep_MOs.AB20"/>
            <calcext:condition calcext:apply-style-name="ConditionalStyle_367" calcext:value="contains-text(&quot;Xanthomonas&quot;)" calcext:base-cell-address="XylloPep_MOs.AB20"/>
            <calcext:condition calcext:apply-style-name="ConditionalStyle_366" calcext:value="contains-text(&quot;Herbaspirillum&quot;)" calcext:base-cell-address="XylloPep_MOs.AB20"/>
            <calcext:condition calcext:apply-style-name="ConditionalStyle_365" calcext:value="contains-text(&quot;Agrobacterium&quot;)" calcext:base-cell-address="XylloPep_MOs.AB20"/>
            <calcext:condition calcext:apply-style-name="ConditionalStyle_364" calcext:value="contains-text(&quot;Arthrobacter&quot;)" calcext:base-cell-address="XylloPep_MOs.AB20"/>
            <calcext:condition calcext:apply-style-name="ConditionalStyle_363" calcext:value="contains-text(&quot;Sphingomonas&quot;)" calcext:base-cell-address="XylloPep_MOs.AB20"/>
            <calcext:condition calcext:apply-style-name="ConditionalStyle_362" calcext:value="contains-text(&quot;Microbacterium&quot;)" calcext:base-cell-address="XylloPep_MOs.AB20"/>
            <calcext:condition calcext:apply-style-name="ConditionalStyle_361" calcext:value="contains-text(&quot;Pseudomonas&quot;)" calcext:base-cell-address="XylloPep_MOs.AB20"/>
          </calcext:conditional-format>
          <calcext:conditional-format calcext:target-range-address="XylloPep_MOs.W9:XylloPep_MOs.W9 XylloPep_MOs.Y9:XylloPep_MOs.Y9 XylloPep_MOs.P10:XylloPep_MOs.P10 XylloPep_MOs.T10:XylloPep_MOs.V10 XylloPep_MOs.R10:XylloPep_MOs.R10 XylloPep_MOs.V11:XylloPep_MOs.V11 XylloPep_MOs.X11:XylloPep_MOs.X11 XylloPep_MOs.AA11:XylloPep_MOs.AA11 XylloPep_MOs.P12:XylloPep_MOs.Q12 XylloPep_MOs.U12:XylloPep_MOs.V12 XylloPep_MOs.Q13:XylloPep_MOs.Q13 XylloPep_MOs.T13:XylloPep_MOs.T13 XylloPep_MOs.X13:XylloPep_MOs.Z13 XylloPep_MOs.P14:XylloPep_MOs.Q14 XylloPep_MOs.Z14:XylloPep_MOs.AA14 XylloPep_MOs.S14:XylloPep_MOs.T14 XylloPep_MOs.Q15:XylloPep_MOs.T15 XylloPep_MOs.R16:XylloPep_MOs.T16">
            <calcext:condition calcext:apply-style-name="ConditionalStyle_360" calcext:value="contains-text(&quot;Rhodococcus&quot;)" calcext:base-cell-address="XylloPep_MOs.W9"/>
            <calcext:condition calcext:apply-style-name="ConditionalStyle_359" calcext:value="contains-text(&quot;Paenibacillus&quot;)" calcext:base-cell-address="XylloPep_MOs.W9"/>
            <calcext:condition calcext:apply-style-name="ConditionalStyle_358" calcext:value="begins-with(&quot;Bacillus&quot;)" calcext:base-cell-address="XylloPep_MOs.W9"/>
            <calcext:condition calcext:apply-style-name="ConditionalStyle_357" calcext:value="contains-text(&quot;Xanthomonas&quot;)" calcext:base-cell-address="XylloPep_MOs.W9"/>
            <calcext:condition calcext:apply-style-name="ConditionalStyle_356" calcext:value="contains-text(&quot;Herbaspirillum&quot;)" calcext:base-cell-address="XylloPep_MOs.W9"/>
            <calcext:condition calcext:apply-style-name="ConditionalStyle_355" calcext:value="contains-text(&quot;Agrobacterium&quot;)" calcext:base-cell-address="XylloPep_MOs.W9"/>
            <calcext:condition calcext:apply-style-name="ConditionalStyle_354" calcext:value="contains-text(&quot;Arthrobacter&quot;)" calcext:base-cell-address="XylloPep_MOs.W9"/>
            <calcext:condition calcext:apply-style-name="ConditionalStyle_353" calcext:value="contains-text(&quot;Sphingomonas&quot;)" calcext:base-cell-address="XylloPep_MOs.W9"/>
            <calcext:condition calcext:apply-style-name="ConditionalStyle_352" calcext:value="contains-text(&quot;Microbacterium&quot;)" calcext:base-cell-address="XylloPep_MOs.W9"/>
            <calcext:condition calcext:apply-style-name="ConditionalStyle_351" calcext:value="contains-text(&quot;Pseudomonas&quot;)" calcext:base-cell-address="XylloPep_MOs.W9"/>
          </calcext:conditional-format>
          <calcext:conditional-format calcext:target-range-address="XylloPep_MOs.S9:XylloPep_MOs.S9 XylloPep_MOs.U9:XylloPep_MOs.U9">
            <calcext:condition calcext:apply-style-name="ConditionalStyle_350" calcext:value="contains-text(&quot;Rhodococcus&quot;)" calcext:base-cell-address="XylloPep_MOs.S9"/>
            <calcext:condition calcext:apply-style-name="ConditionalStyle_349" calcext:value="contains-text(&quot;Paenibacillus&quot;)" calcext:base-cell-address="XylloPep_MOs.S9"/>
            <calcext:condition calcext:apply-style-name="ConditionalStyle_348" calcext:value="begins-with(&quot;Bacillus&quot;)" calcext:base-cell-address="XylloPep_MOs.S9"/>
            <calcext:condition calcext:apply-style-name="ConditionalStyle_347" calcext:value="contains-text(&quot;Xanthomonas&quot;)" calcext:base-cell-address="XylloPep_MOs.S9"/>
            <calcext:condition calcext:apply-style-name="ConditionalStyle_346" calcext:value="contains-text(&quot;Herbaspirillum&quot;)" calcext:base-cell-address="XylloPep_MOs.S9"/>
            <calcext:condition calcext:apply-style-name="ConditionalStyle_345" calcext:value="contains-text(&quot;Agrobacterium&quot;)" calcext:base-cell-address="XylloPep_MOs.S9"/>
            <calcext:condition calcext:apply-style-name="ConditionalStyle_344" calcext:value="contains-text(&quot;Arthrobacter&quot;)" calcext:base-cell-address="XylloPep_MOs.S9"/>
            <calcext:condition calcext:apply-style-name="ConditionalStyle_343" calcext:value="contains-text(&quot;Sphingomonas&quot;)" calcext:base-cell-address="XylloPep_MOs.S9"/>
            <calcext:condition calcext:apply-style-name="ConditionalStyle_342" calcext:value="contains-text(&quot;Microbacterium&quot;)" calcext:base-cell-address="XylloPep_MOs.S9"/>
            <calcext:condition calcext:apply-style-name="ConditionalStyle_341" calcext:value="contains-text(&quot;Pseudomonas&quot;)" calcext:base-cell-address="XylloPep_MOs.S9"/>
          </calcext:conditional-format>
          <calcext:conditional-format calcext:target-range-address="XylloPep_MOs.X9:XylloPep_MOs.X9">
            <calcext:condition calcext:apply-style-name="ConditionalStyle_340" calcext:value="contains-text(&quot;Rhodococcus&quot;)" calcext:base-cell-address="XylloPep_MOs.X9"/>
            <calcext:condition calcext:apply-style-name="ConditionalStyle_339" calcext:value="contains-text(&quot;Paenibacillus&quot;)" calcext:base-cell-address="XylloPep_MOs.X9"/>
            <calcext:condition calcext:apply-style-name="ConditionalStyle_338" calcext:value="begins-with(&quot;Bacillus&quot;)" calcext:base-cell-address="XylloPep_MOs.X9"/>
            <calcext:condition calcext:apply-style-name="ConditionalStyle_337" calcext:value="contains-text(&quot;Xanthomonas&quot;)" calcext:base-cell-address="XylloPep_MOs.X9"/>
            <calcext:condition calcext:apply-style-name="ConditionalStyle_336" calcext:value="contains-text(&quot;Herbaspirillum&quot;)" calcext:base-cell-address="XylloPep_MOs.X9"/>
            <calcext:condition calcext:apply-style-name="ConditionalStyle_335" calcext:value="contains-text(&quot;Agrobacterium&quot;)" calcext:base-cell-address="XylloPep_MOs.X9"/>
            <calcext:condition calcext:apply-style-name="ConditionalStyle_334" calcext:value="contains-text(&quot;Arthrobacter&quot;)" calcext:base-cell-address="XylloPep_MOs.X9"/>
            <calcext:condition calcext:apply-style-name="ConditionalStyle_333" calcext:value="contains-text(&quot;Sphingomonas&quot;)" calcext:base-cell-address="XylloPep_MOs.X9"/>
            <calcext:condition calcext:apply-style-name="ConditionalStyle_332" calcext:value="contains-text(&quot;Microbacterium&quot;)" calcext:base-cell-address="XylloPep_MOs.X9"/>
            <calcext:condition calcext:apply-style-name="ConditionalStyle_331" calcext:value="contains-text(&quot;Pseudomonas&quot;)" calcext:base-cell-address="XylloPep_MOs.X9"/>
          </calcext:conditional-format>
          <calcext:conditional-format calcext:target-range-address="XylloPep_MOs.Z9:XylloPep_MOs.Z9">
            <calcext:condition calcext:apply-style-name="ConditionalStyle_330" calcext:value="contains-text(&quot;Rhodococcus&quot;)" calcext:base-cell-address="XylloPep_MOs.Z9"/>
            <calcext:condition calcext:apply-style-name="ConditionalStyle_329" calcext:value="contains-text(&quot;Paenibacillus&quot;)" calcext:base-cell-address="XylloPep_MOs.Z9"/>
            <calcext:condition calcext:apply-style-name="ConditionalStyle_328" calcext:value="begins-with(&quot;Bacillus&quot;)" calcext:base-cell-address="XylloPep_MOs.Z9"/>
            <calcext:condition calcext:apply-style-name="ConditionalStyle_327" calcext:value="contains-text(&quot;Xanthomonas&quot;)" calcext:base-cell-address="XylloPep_MOs.Z9"/>
            <calcext:condition calcext:apply-style-name="ConditionalStyle_326" calcext:value="contains-text(&quot;Herbaspirillum&quot;)" calcext:base-cell-address="XylloPep_MOs.Z9"/>
            <calcext:condition calcext:apply-style-name="ConditionalStyle_325" calcext:value="contains-text(&quot;Agrobacterium&quot;)" calcext:base-cell-address="XylloPep_MOs.Z9"/>
            <calcext:condition calcext:apply-style-name="ConditionalStyle_324" calcext:value="contains-text(&quot;Arthrobacter&quot;)" calcext:base-cell-address="XylloPep_MOs.Z9"/>
            <calcext:condition calcext:apply-style-name="ConditionalStyle_323" calcext:value="contains-text(&quot;Sphingomonas&quot;)" calcext:base-cell-address="XylloPep_MOs.Z9"/>
            <calcext:condition calcext:apply-style-name="ConditionalStyle_322" calcext:value="contains-text(&quot;Microbacterium&quot;)" calcext:base-cell-address="XylloPep_MOs.Z9"/>
            <calcext:condition calcext:apply-style-name="ConditionalStyle_321" calcext:value="contains-text(&quot;Pseudomonas&quot;)" calcext:base-cell-address="XylloPep_MOs.Z9"/>
          </calcext:conditional-format>
          <calcext:conditional-format calcext:target-range-address="XylloPep_MOs.S10:XylloPep_MOs.S10">
            <calcext:condition calcext:apply-style-name="ConditionalStyle_320" calcext:value="contains-text(&quot;Rhodococcus&quot;)" calcext:base-cell-address="XylloPep_MOs.S10"/>
            <calcext:condition calcext:apply-style-name="ConditionalStyle_319" calcext:value="contains-text(&quot;Paenibacillus&quot;)" calcext:base-cell-address="XylloPep_MOs.S10"/>
            <calcext:condition calcext:apply-style-name="ConditionalStyle_318" calcext:value="begins-with(&quot;Bacillus&quot;)" calcext:base-cell-address="XylloPep_MOs.S10"/>
            <calcext:condition calcext:apply-style-name="ConditionalStyle_317" calcext:value="contains-text(&quot;Xanthomonas&quot;)" calcext:base-cell-address="XylloPep_MOs.S10"/>
            <calcext:condition calcext:apply-style-name="ConditionalStyle_316" calcext:value="contains-text(&quot;Herbaspirillum&quot;)" calcext:base-cell-address="XylloPep_MOs.S10"/>
            <calcext:condition calcext:apply-style-name="ConditionalStyle_315" calcext:value="contains-text(&quot;Agrobacterium&quot;)" calcext:base-cell-address="XylloPep_MOs.S10"/>
            <calcext:condition calcext:apply-style-name="ConditionalStyle_314" calcext:value="contains-text(&quot;Arthrobacter&quot;)" calcext:base-cell-address="XylloPep_MOs.S10"/>
            <calcext:condition calcext:apply-style-name="ConditionalStyle_313" calcext:value="contains-text(&quot;Sphingomonas&quot;)" calcext:base-cell-address="XylloPep_MOs.S10"/>
            <calcext:condition calcext:apply-style-name="ConditionalStyle_312" calcext:value="contains-text(&quot;Microbacterium&quot;)" calcext:base-cell-address="XylloPep_MOs.S10"/>
            <calcext:condition calcext:apply-style-name="ConditionalStyle_311" calcext:value="contains-text(&quot;Pseudomonas&quot;)" calcext:base-cell-address="XylloPep_MOs.S10"/>
          </calcext:conditional-format>
          <calcext:conditional-format calcext:target-range-address="XylloPep_MOs.Q10:XylloPep_MOs.Q10">
            <calcext:condition calcext:apply-style-name="ConditionalStyle_310" calcext:value="contains-text(&quot;Rhodococcus&quot;)" calcext:base-cell-address="XylloPep_MOs.Q10"/>
            <calcext:condition calcext:apply-style-name="ConditionalStyle_309" calcext:value="contains-text(&quot;Paenibacillus&quot;)" calcext:base-cell-address="XylloPep_MOs.Q10"/>
            <calcext:condition calcext:apply-style-name="ConditionalStyle_308" calcext:value="begins-with(&quot;Bacillus&quot;)" calcext:base-cell-address="XylloPep_MOs.Q10"/>
            <calcext:condition calcext:apply-style-name="ConditionalStyle_307" calcext:value="contains-text(&quot;Xanthomonas&quot;)" calcext:base-cell-address="XylloPep_MOs.Q10"/>
            <calcext:condition calcext:apply-style-name="ConditionalStyle_306" calcext:value="contains-text(&quot;Herbaspirillum&quot;)" calcext:base-cell-address="XylloPep_MOs.Q10"/>
            <calcext:condition calcext:apply-style-name="ConditionalStyle_305" calcext:value="contains-text(&quot;Agrobacterium&quot;)" calcext:base-cell-address="XylloPep_MOs.Q10"/>
            <calcext:condition calcext:apply-style-name="ConditionalStyle_304" calcext:value="contains-text(&quot;Arthrobacter&quot;)" calcext:base-cell-address="XylloPep_MOs.Q10"/>
            <calcext:condition calcext:apply-style-name="ConditionalStyle_303" calcext:value="contains-text(&quot;Sphingomonas&quot;)" calcext:base-cell-address="XylloPep_MOs.Q10"/>
            <calcext:condition calcext:apply-style-name="ConditionalStyle_302" calcext:value="contains-text(&quot;Microbacterium&quot;)" calcext:base-cell-address="XylloPep_MOs.Q10"/>
            <calcext:condition calcext:apply-style-name="ConditionalStyle_301" calcext:value="contains-text(&quot;Pseudomonas&quot;)" calcext:base-cell-address="XylloPep_MOs.Q10"/>
          </calcext:conditional-format>
          <calcext:conditional-format calcext:target-range-address="XylloPep_MOs.P11:XylloPep_MOs.U11">
            <calcext:condition calcext:apply-style-name="ConditionalStyle_300" calcext:value="contains-text(&quot;Rhodococcus&quot;)" calcext:base-cell-address="XylloPep_MOs.P11"/>
            <calcext:condition calcext:apply-style-name="ConditionalStyle_299" calcext:value="contains-text(&quot;Paenibacillus&quot;)" calcext:base-cell-address="XylloPep_MOs.P11"/>
            <calcext:condition calcext:apply-style-name="ConditionalStyle_298" calcext:value="begins-with(&quot;Bacillus&quot;)" calcext:base-cell-address="XylloPep_MOs.P11"/>
            <calcext:condition calcext:apply-style-name="ConditionalStyle_297" calcext:value="contains-text(&quot;Xanthomonas&quot;)" calcext:base-cell-address="XylloPep_MOs.P11"/>
            <calcext:condition calcext:apply-style-name="ConditionalStyle_296" calcext:value="contains-text(&quot;Herbaspirillum&quot;)" calcext:base-cell-address="XylloPep_MOs.P11"/>
            <calcext:condition calcext:apply-style-name="ConditionalStyle_295" calcext:value="contains-text(&quot;Agrobacterium&quot;)" calcext:base-cell-address="XylloPep_MOs.P11"/>
            <calcext:condition calcext:apply-style-name="ConditionalStyle_294" calcext:value="contains-text(&quot;Arthrobacter&quot;)" calcext:base-cell-address="XylloPep_MOs.P11"/>
            <calcext:condition calcext:apply-style-name="ConditionalStyle_293" calcext:value="contains-text(&quot;Sphingomonas&quot;)" calcext:base-cell-address="XylloPep_MOs.P11"/>
            <calcext:condition calcext:apply-style-name="ConditionalStyle_292" calcext:value="contains-text(&quot;Microbacterium&quot;)" calcext:base-cell-address="XylloPep_MOs.P11"/>
            <calcext:condition calcext:apply-style-name="ConditionalStyle_291" calcext:value="contains-text(&quot;Pseudomonas&quot;)" calcext:base-cell-address="XylloPep_MOs.P11"/>
          </calcext:conditional-format>
          <calcext:conditional-format calcext:target-range-address="XylloPep_MOs.R13:XylloPep_MOs.S13">
            <calcext:condition calcext:apply-style-name="ConditionalStyle_290" calcext:value="contains-text(&quot;Rhodococcus&quot;)" calcext:base-cell-address="XylloPep_MOs.R13"/>
            <calcext:condition calcext:apply-style-name="ConditionalStyle_289" calcext:value="contains-text(&quot;Paenibacillus&quot;)" calcext:base-cell-address="XylloPep_MOs.R13"/>
            <calcext:condition calcext:apply-style-name="ConditionalStyle_288" calcext:value="begins-with(&quot;Bacillus&quot;)" calcext:base-cell-address="XylloPep_MOs.R13"/>
            <calcext:condition calcext:apply-style-name="ConditionalStyle_287" calcext:value="contains-text(&quot;Xanthomonas&quot;)" calcext:base-cell-address="XylloPep_MOs.R13"/>
            <calcext:condition calcext:apply-style-name="ConditionalStyle_286" calcext:value="contains-text(&quot;Herbaspirillum&quot;)" calcext:base-cell-address="XylloPep_MOs.R13"/>
            <calcext:condition calcext:apply-style-name="ConditionalStyle_285" calcext:value="contains-text(&quot;Agrobacterium&quot;)" calcext:base-cell-address="XylloPep_MOs.R13"/>
            <calcext:condition calcext:apply-style-name="ConditionalStyle_284" calcext:value="contains-text(&quot;Arthrobacter&quot;)" calcext:base-cell-address="XylloPep_MOs.R13"/>
            <calcext:condition calcext:apply-style-name="ConditionalStyle_283" calcext:value="contains-text(&quot;Sphingomonas&quot;)" calcext:base-cell-address="XylloPep_MOs.R13"/>
            <calcext:condition calcext:apply-style-name="ConditionalStyle_282" calcext:value="contains-text(&quot;Microbacterium&quot;)" calcext:base-cell-address="XylloPep_MOs.R13"/>
            <calcext:condition calcext:apply-style-name="ConditionalStyle_281" calcext:value="contains-text(&quot;Pseudomonas&quot;)" calcext:base-cell-address="XylloPep_MOs.R13"/>
          </calcext:conditional-format>
          <calcext:conditional-format calcext:target-range-address="XylloPep_MOs.R12:XylloPep_MOs.S12">
            <calcext:condition calcext:apply-style-name="ConditionalStyle_280" calcext:value="contains-text(&quot;Rhodococcus&quot;)" calcext:base-cell-address="XylloPep_MOs.R12"/>
            <calcext:condition calcext:apply-style-name="ConditionalStyle_279" calcext:value="contains-text(&quot;Paenibacillus&quot;)" calcext:base-cell-address="XylloPep_MOs.R12"/>
            <calcext:condition calcext:apply-style-name="ConditionalStyle_278" calcext:value="begins-with(&quot;Bacillus&quot;)" calcext:base-cell-address="XylloPep_MOs.R12"/>
            <calcext:condition calcext:apply-style-name="ConditionalStyle_277" calcext:value="contains-text(&quot;Xanthomonas&quot;)" calcext:base-cell-address="XylloPep_MOs.R12"/>
            <calcext:condition calcext:apply-style-name="ConditionalStyle_276" calcext:value="contains-text(&quot;Herbaspirillum&quot;)" calcext:base-cell-address="XylloPep_MOs.R12"/>
            <calcext:condition calcext:apply-style-name="ConditionalStyle_275" calcext:value="contains-text(&quot;Agrobacterium&quot;)" calcext:base-cell-address="XylloPep_MOs.R12"/>
            <calcext:condition calcext:apply-style-name="ConditionalStyle_274" calcext:value="contains-text(&quot;Arthrobacter&quot;)" calcext:base-cell-address="XylloPep_MOs.R12"/>
            <calcext:condition calcext:apply-style-name="ConditionalStyle_273" calcext:value="contains-text(&quot;Sphingomonas&quot;)" calcext:base-cell-address="XylloPep_MOs.R12"/>
            <calcext:condition calcext:apply-style-name="ConditionalStyle_272" calcext:value="contains-text(&quot;Microbacterium&quot;)" calcext:base-cell-address="XylloPep_MOs.R12"/>
            <calcext:condition calcext:apply-style-name="ConditionalStyle_271" calcext:value="contains-text(&quot;Pseudomonas&quot;)" calcext:base-cell-address="XylloPep_MOs.R12"/>
          </calcext:conditional-format>
          <calcext:conditional-format calcext:target-range-address="XylloPep_MOs.P13:XylloPep_MOs.P13">
            <calcext:condition calcext:apply-style-name="ConditionalStyle_270" calcext:value="contains-text(&quot;Rhodococcus&quot;)" calcext:base-cell-address="XylloPep_MOs.P13"/>
            <calcext:condition calcext:apply-style-name="ConditionalStyle_269" calcext:value="contains-text(&quot;Paenibacillus&quot;)" calcext:base-cell-address="XylloPep_MOs.P13"/>
            <calcext:condition calcext:apply-style-name="ConditionalStyle_268" calcext:value="begins-with(&quot;Bacillus&quot;)" calcext:base-cell-address="XylloPep_MOs.P13"/>
            <calcext:condition calcext:apply-style-name="ConditionalStyle_267" calcext:value="contains-text(&quot;Xanthomonas&quot;)" calcext:base-cell-address="XylloPep_MOs.P13"/>
            <calcext:condition calcext:apply-style-name="ConditionalStyle_266" calcext:value="contains-text(&quot;Herbaspirillum&quot;)" calcext:base-cell-address="XylloPep_MOs.P13"/>
            <calcext:condition calcext:apply-style-name="ConditionalStyle_265" calcext:value="contains-text(&quot;Agrobacterium&quot;)" calcext:base-cell-address="XylloPep_MOs.P13"/>
            <calcext:condition calcext:apply-style-name="ConditionalStyle_264" calcext:value="contains-text(&quot;Arthrobacter&quot;)" calcext:base-cell-address="XylloPep_MOs.P13"/>
            <calcext:condition calcext:apply-style-name="ConditionalStyle_263" calcext:value="contains-text(&quot;Sphingomonas&quot;)" calcext:base-cell-address="XylloPep_MOs.P13"/>
            <calcext:condition calcext:apply-style-name="ConditionalStyle_262" calcext:value="contains-text(&quot;Microbacterium&quot;)" calcext:base-cell-address="XylloPep_MOs.P13"/>
            <calcext:condition calcext:apply-style-name="ConditionalStyle_261" calcext:value="contains-text(&quot;Pseudomonas&quot;)" calcext:base-cell-address="XylloPep_MOs.P13"/>
          </calcext:conditional-format>
          <calcext:conditional-format calcext:target-range-address="XylloPep_MOs.Q9:XylloPep_MOs.Q9">
            <calcext:condition calcext:apply-style-name="ConditionalStyle_260" calcext:value="contains-text(&quot;Rhodococcus&quot;)" calcext:base-cell-address="XylloPep_MOs.Q9"/>
            <calcext:condition calcext:apply-style-name="ConditionalStyle_259" calcext:value="contains-text(&quot;Paenibacillus&quot;)" calcext:base-cell-address="XylloPep_MOs.Q9"/>
            <calcext:condition calcext:apply-style-name="ConditionalStyle_258" calcext:value="begins-with(&quot;Bacillus&quot;)" calcext:base-cell-address="XylloPep_MOs.Q9"/>
            <calcext:condition calcext:apply-style-name="ConditionalStyle_257" calcext:value="contains-text(&quot;Xanthomonas&quot;)" calcext:base-cell-address="XylloPep_MOs.Q9"/>
            <calcext:condition calcext:apply-style-name="ConditionalStyle_256" calcext:value="contains-text(&quot;Herbaspirillum&quot;)" calcext:base-cell-address="XylloPep_MOs.Q9"/>
            <calcext:condition calcext:apply-style-name="ConditionalStyle_255" calcext:value="contains-text(&quot;Agrobacterium&quot;)" calcext:base-cell-address="XylloPep_MOs.Q9"/>
            <calcext:condition calcext:apply-style-name="ConditionalStyle_254" calcext:value="contains-text(&quot;Arthrobacter&quot;)" calcext:base-cell-address="XylloPep_MOs.Q9"/>
            <calcext:condition calcext:apply-style-name="ConditionalStyle_253" calcext:value="contains-text(&quot;Sphingomonas&quot;)" calcext:base-cell-address="XylloPep_MOs.Q9"/>
            <calcext:condition calcext:apply-style-name="ConditionalStyle_252" calcext:value="contains-text(&quot;Microbacterium&quot;)" calcext:base-cell-address="XylloPep_MOs.Q9"/>
            <calcext:condition calcext:apply-style-name="ConditionalStyle_251" calcext:value="contains-text(&quot;Pseudomonas&quot;)" calcext:base-cell-address="XylloPep_MOs.Q9"/>
          </calcext:conditional-format>
          <calcext:conditional-format calcext:target-range-address="XylloPep_MOs.AA13:XylloPep_MOs.AA13">
            <calcext:condition calcext:apply-style-name="ConditionalStyle_250" calcext:value="contains-text(&quot;Rhodococcus&quot;)" calcext:base-cell-address="XylloPep_MOs.AA13"/>
            <calcext:condition calcext:apply-style-name="ConditionalStyle_249" calcext:value="contains-text(&quot;Paenibacillus&quot;)" calcext:base-cell-address="XylloPep_MOs.AA13"/>
            <calcext:condition calcext:apply-style-name="ConditionalStyle_248" calcext:value="begins-with(&quot;Bacillus&quot;)" calcext:base-cell-address="XylloPep_MOs.AA13"/>
            <calcext:condition calcext:apply-style-name="ConditionalStyle_247" calcext:value="contains-text(&quot;Xanthomonas&quot;)" calcext:base-cell-address="XylloPep_MOs.AA13"/>
            <calcext:condition calcext:apply-style-name="ConditionalStyle_246" calcext:value="contains-text(&quot;Herbaspirillum&quot;)" calcext:base-cell-address="XylloPep_MOs.AA13"/>
            <calcext:condition calcext:apply-style-name="ConditionalStyle_245" calcext:value="contains-text(&quot;Agrobacterium&quot;)" calcext:base-cell-address="XylloPep_MOs.AA13"/>
            <calcext:condition calcext:apply-style-name="ConditionalStyle_244" calcext:value="contains-text(&quot;Arthrobacter&quot;)" calcext:base-cell-address="XylloPep_MOs.AA13"/>
            <calcext:condition calcext:apply-style-name="ConditionalStyle_243" calcext:value="contains-text(&quot;Sphingomonas&quot;)" calcext:base-cell-address="XylloPep_MOs.AA13"/>
            <calcext:condition calcext:apply-style-name="ConditionalStyle_242" calcext:value="contains-text(&quot;Microbacterium&quot;)" calcext:base-cell-address="XylloPep_MOs.AA13"/>
            <calcext:condition calcext:apply-style-name="ConditionalStyle_241" calcext:value="contains-text(&quot;Pseudomonas&quot;)" calcext:base-cell-address="XylloPep_MOs.AA13"/>
          </calcext:conditional-format>
          <calcext:conditional-format calcext:target-range-address="XylloPep_MOs.W14:XylloPep_MOs.X14">
            <calcext:condition calcext:apply-style-name="ConditionalStyle_240" calcext:value="contains-text(&quot;Rhodococcus&quot;)" calcext:base-cell-address="XylloPep_MOs.W14"/>
            <calcext:condition calcext:apply-style-name="ConditionalStyle_239" calcext:value="contains-text(&quot;Paenibacillus&quot;)" calcext:base-cell-address="XylloPep_MOs.W14"/>
            <calcext:condition calcext:apply-style-name="ConditionalStyle_238" calcext:value="begins-with(&quot;Bacillus&quot;)" calcext:base-cell-address="XylloPep_MOs.W14"/>
            <calcext:condition calcext:apply-style-name="ConditionalStyle_237" calcext:value="contains-text(&quot;Xanthomonas&quot;)" calcext:base-cell-address="XylloPep_MOs.W14"/>
            <calcext:condition calcext:apply-style-name="ConditionalStyle_236" calcext:value="contains-text(&quot;Herbaspirillum&quot;)" calcext:base-cell-address="XylloPep_MOs.W14"/>
            <calcext:condition calcext:apply-style-name="ConditionalStyle_235" calcext:value="contains-text(&quot;Agrobacterium&quot;)" calcext:base-cell-address="XylloPep_MOs.W14"/>
            <calcext:condition calcext:apply-style-name="ConditionalStyle_234" calcext:value="contains-text(&quot;Arthrobacter&quot;)" calcext:base-cell-address="XylloPep_MOs.W14"/>
            <calcext:condition calcext:apply-style-name="ConditionalStyle_233" calcext:value="contains-text(&quot;Sphingomonas&quot;)" calcext:base-cell-address="XylloPep_MOs.W14"/>
            <calcext:condition calcext:apply-style-name="ConditionalStyle_232" calcext:value="contains-text(&quot;Microbacterium&quot;)" calcext:base-cell-address="XylloPep_MOs.W14"/>
            <calcext:condition calcext:apply-style-name="ConditionalStyle_231" calcext:value="contains-text(&quot;Pseudomonas&quot;)" calcext:base-cell-address="XylloPep_MOs.W14"/>
          </calcext:conditional-format>
          <calcext:conditional-format calcext:target-range-address="XylloPep_MOs.W10:XylloPep_MOs.W13">
            <calcext:condition calcext:apply-style-name="ConditionalStyle_230" calcext:value="contains-text(&quot;Rhodococcus&quot;)" calcext:base-cell-address="XylloPep_MOs.W10"/>
            <calcext:condition calcext:apply-style-name="ConditionalStyle_229" calcext:value="contains-text(&quot;Paenibacillus&quot;)" calcext:base-cell-address="XylloPep_MOs.W10"/>
            <calcext:condition calcext:apply-style-name="ConditionalStyle_228" calcext:value="begins-with(&quot;Bacillus&quot;)" calcext:base-cell-address="XylloPep_MOs.W10"/>
            <calcext:condition calcext:apply-style-name="ConditionalStyle_227" calcext:value="contains-text(&quot;Xanthomonas&quot;)" calcext:base-cell-address="XylloPep_MOs.W10"/>
            <calcext:condition calcext:apply-style-name="ConditionalStyle_226" calcext:value="contains-text(&quot;Herbaspirillum&quot;)" calcext:base-cell-address="XylloPep_MOs.W10"/>
            <calcext:condition calcext:apply-style-name="ConditionalStyle_225" calcext:value="contains-text(&quot;Agrobacterium&quot;)" calcext:base-cell-address="XylloPep_MOs.W10"/>
            <calcext:condition calcext:apply-style-name="ConditionalStyle_224" calcext:value="contains-text(&quot;Arthrobacter&quot;)" calcext:base-cell-address="XylloPep_MOs.W10"/>
            <calcext:condition calcext:apply-style-name="ConditionalStyle_223" calcext:value="contains-text(&quot;Sphingomonas&quot;)" calcext:base-cell-address="XylloPep_MOs.W10"/>
            <calcext:condition calcext:apply-style-name="ConditionalStyle_222" calcext:value="contains-text(&quot;Microbacterium&quot;)" calcext:base-cell-address="XylloPep_MOs.W10"/>
            <calcext:condition calcext:apply-style-name="ConditionalStyle_221" calcext:value="contains-text(&quot;Pseudomonas&quot;)" calcext:base-cell-address="XylloPep_MOs.W10"/>
          </calcext:conditional-format>
          <calcext:conditional-format calcext:target-range-address="XylloPep_MOs.Y10:XylloPep_MOs.Y12">
            <calcext:condition calcext:apply-style-name="ConditionalStyle_220" calcext:value="contains-text(&quot;Rhodococcus&quot;)" calcext:base-cell-address="XylloPep_MOs.Y10"/>
            <calcext:condition calcext:apply-style-name="ConditionalStyle_219" calcext:value="contains-text(&quot;Paenibacillus&quot;)" calcext:base-cell-address="XylloPep_MOs.Y10"/>
            <calcext:condition calcext:apply-style-name="ConditionalStyle_218" calcext:value="begins-with(&quot;Bacillus&quot;)" calcext:base-cell-address="XylloPep_MOs.Y10"/>
            <calcext:condition calcext:apply-style-name="ConditionalStyle_217" calcext:value="contains-text(&quot;Xanthomonas&quot;)" calcext:base-cell-address="XylloPep_MOs.Y10"/>
            <calcext:condition calcext:apply-style-name="ConditionalStyle_216" calcext:value="contains-text(&quot;Herbaspirillum&quot;)" calcext:base-cell-address="XylloPep_MOs.Y10"/>
            <calcext:condition calcext:apply-style-name="ConditionalStyle_215" calcext:value="contains-text(&quot;Agrobacterium&quot;)" calcext:base-cell-address="XylloPep_MOs.Y10"/>
            <calcext:condition calcext:apply-style-name="ConditionalStyle_214" calcext:value="contains-text(&quot;Arthrobacter&quot;)" calcext:base-cell-address="XylloPep_MOs.Y10"/>
            <calcext:condition calcext:apply-style-name="ConditionalStyle_213" calcext:value="contains-text(&quot;Sphingomonas&quot;)" calcext:base-cell-address="XylloPep_MOs.Y10"/>
            <calcext:condition calcext:apply-style-name="ConditionalStyle_212" calcext:value="contains-text(&quot;Microbacterium&quot;)" calcext:base-cell-address="XylloPep_MOs.Y10"/>
            <calcext:condition calcext:apply-style-name="ConditionalStyle_211" calcext:value="contains-text(&quot;Pseudomonas&quot;)" calcext:base-cell-address="XylloPep_MOs.Y10"/>
          </calcext:conditional-format>
          <calcext:conditional-format calcext:target-range-address="XylloPep_MOs.U15:XylloPep_MOs.U15 XylloPep_MOs.Z15:XylloPep_MOs.AA15">
            <calcext:condition calcext:apply-style-name="ConditionalStyle_210" calcext:value="contains-text(&quot;Rhodococcus&quot;)" calcext:base-cell-address="XylloPep_MOs.U15"/>
            <calcext:condition calcext:apply-style-name="ConditionalStyle_209" calcext:value="contains-text(&quot;Paenibacillus&quot;)" calcext:base-cell-address="XylloPep_MOs.U15"/>
            <calcext:condition calcext:apply-style-name="ConditionalStyle_208" calcext:value="begins-with(&quot;Bacillus&quot;)" calcext:base-cell-address="XylloPep_MOs.U15"/>
            <calcext:condition calcext:apply-style-name="ConditionalStyle_207" calcext:value="contains-text(&quot;Xanthomonas&quot;)" calcext:base-cell-address="XylloPep_MOs.U15"/>
            <calcext:condition calcext:apply-style-name="ConditionalStyle_206" calcext:value="contains-text(&quot;Herbaspirillum&quot;)" calcext:base-cell-address="XylloPep_MOs.U15"/>
            <calcext:condition calcext:apply-style-name="ConditionalStyle_205" calcext:value="contains-text(&quot;Agrobacterium&quot;)" calcext:base-cell-address="XylloPep_MOs.U15"/>
            <calcext:condition calcext:apply-style-name="ConditionalStyle_204" calcext:value="contains-text(&quot;Arthrobacter&quot;)" calcext:base-cell-address="XylloPep_MOs.U15"/>
            <calcext:condition calcext:apply-style-name="ConditionalStyle_203" calcext:value="contains-text(&quot;Sphingomonas&quot;)" calcext:base-cell-address="XylloPep_MOs.U15"/>
            <calcext:condition calcext:apply-style-name="ConditionalStyle_202" calcext:value="contains-text(&quot;Microbacterium&quot;)" calcext:base-cell-address="XylloPep_MOs.U15"/>
            <calcext:condition calcext:apply-style-name="ConditionalStyle_201" calcext:value="contains-text(&quot;Pseudomonas&quot;)" calcext:base-cell-address="XylloPep_MOs.U15"/>
          </calcext:conditional-format>
          <calcext:conditional-format calcext:target-range-address="XylloPep_MOs.U16:XylloPep_MOs.W16">
            <calcext:condition calcext:apply-style-name="ConditionalStyle_200" calcext:value="contains-text(&quot;Rhodococcus&quot;)" calcext:base-cell-address="XylloPep_MOs.U16"/>
            <calcext:condition calcext:apply-style-name="ConditionalStyle_199" calcext:value="contains-text(&quot;Paenibacillus&quot;)" calcext:base-cell-address="XylloPep_MOs.U16"/>
            <calcext:condition calcext:apply-style-name="ConditionalStyle_198" calcext:value="begins-with(&quot;Bacillus&quot;)" calcext:base-cell-address="XylloPep_MOs.U16"/>
            <calcext:condition calcext:apply-style-name="ConditionalStyle_197" calcext:value="contains-text(&quot;Xanthomonas&quot;)" calcext:base-cell-address="XylloPep_MOs.U16"/>
            <calcext:condition calcext:apply-style-name="ConditionalStyle_196" calcext:value="contains-text(&quot;Herbaspirillum&quot;)" calcext:base-cell-address="XylloPep_MOs.U16"/>
            <calcext:condition calcext:apply-style-name="ConditionalStyle_195" calcext:value="contains-text(&quot;Agrobacterium&quot;)" calcext:base-cell-address="XylloPep_MOs.U16"/>
            <calcext:condition calcext:apply-style-name="ConditionalStyle_194" calcext:value="contains-text(&quot;Arthrobacter&quot;)" calcext:base-cell-address="XylloPep_MOs.U16"/>
            <calcext:condition calcext:apply-style-name="ConditionalStyle_193" calcext:value="contains-text(&quot;Sphingomonas&quot;)" calcext:base-cell-address="XylloPep_MOs.U16"/>
            <calcext:condition calcext:apply-style-name="ConditionalStyle_192" calcext:value="contains-text(&quot;Microbacterium&quot;)" calcext:base-cell-address="XylloPep_MOs.U16"/>
            <calcext:condition calcext:apply-style-name="ConditionalStyle_191" calcext:value="contains-text(&quot;Pseudomonas&quot;)" calcext:base-cell-address="XylloPep_MOs.U16"/>
          </calcext:conditional-format>
          <calcext:conditional-format calcext:target-range-address="XylloPep_MOs.P16:XylloPep_MOs.Q16">
            <calcext:condition calcext:apply-style-name="ConditionalStyle_190" calcext:value="contains-text(&quot;Rhodococcus&quot;)" calcext:base-cell-address="XylloPep_MOs.P16"/>
            <calcext:condition calcext:apply-style-name="ConditionalStyle_189" calcext:value="contains-text(&quot;Paenibacillus&quot;)" calcext:base-cell-address="XylloPep_MOs.P16"/>
            <calcext:condition calcext:apply-style-name="ConditionalStyle_188" calcext:value="begins-with(&quot;Bacillus&quot;)" calcext:base-cell-address="XylloPep_MOs.P16"/>
            <calcext:condition calcext:apply-style-name="ConditionalStyle_187" calcext:value="contains-text(&quot;Xanthomonas&quot;)" calcext:base-cell-address="XylloPep_MOs.P16"/>
            <calcext:condition calcext:apply-style-name="ConditionalStyle_186" calcext:value="contains-text(&quot;Herbaspirillum&quot;)" calcext:base-cell-address="XylloPep_MOs.P16"/>
            <calcext:condition calcext:apply-style-name="ConditionalStyle_185" calcext:value="contains-text(&quot;Agrobacterium&quot;)" calcext:base-cell-address="XylloPep_MOs.P16"/>
            <calcext:condition calcext:apply-style-name="ConditionalStyle_184" calcext:value="contains-text(&quot;Arthrobacter&quot;)" calcext:base-cell-address="XylloPep_MOs.P16"/>
            <calcext:condition calcext:apply-style-name="ConditionalStyle_183" calcext:value="contains-text(&quot;Sphingomonas&quot;)" calcext:base-cell-address="XylloPep_MOs.P16"/>
            <calcext:condition calcext:apply-style-name="ConditionalStyle_182" calcext:value="contains-text(&quot;Microbacterium&quot;)" calcext:base-cell-address="XylloPep_MOs.P16"/>
            <calcext:condition calcext:apply-style-name="ConditionalStyle_181" calcext:value="contains-text(&quot;Pseudomonas&quot;)" calcext:base-cell-address="XylloPep_MOs.P16"/>
          </calcext:conditional-format>
          <calcext:conditional-format calcext:target-range-address="XylloPep_MOs.P9:XylloPep_MOs.P9">
            <calcext:condition calcext:apply-style-name="ConditionalStyle_180" calcext:value="contains-text(&quot;Rhodococcus&quot;)" calcext:base-cell-address="XylloPep_MOs.P9"/>
            <calcext:condition calcext:apply-style-name="ConditionalStyle_179" calcext:value="contains-text(&quot;Paenibacillus&quot;)" calcext:base-cell-address="XylloPep_MOs.P9"/>
            <calcext:condition calcext:apply-style-name="ConditionalStyle_178" calcext:value="begins-with(&quot;Bacillus&quot;)" calcext:base-cell-address="XylloPep_MOs.P9"/>
            <calcext:condition calcext:apply-style-name="ConditionalStyle_177" calcext:value="contains-text(&quot;Xanthomonas&quot;)" calcext:base-cell-address="XylloPep_MOs.P9"/>
            <calcext:condition calcext:apply-style-name="ConditionalStyle_176" calcext:value="contains-text(&quot;Herbaspirillum&quot;)" calcext:base-cell-address="XylloPep_MOs.P9"/>
            <calcext:condition calcext:apply-style-name="ConditionalStyle_175" calcext:value="contains-text(&quot;Agrobacterium&quot;)" calcext:base-cell-address="XylloPep_MOs.P9"/>
            <calcext:condition calcext:apply-style-name="ConditionalStyle_174" calcext:value="contains-text(&quot;Arthrobacter&quot;)" calcext:base-cell-address="XylloPep_MOs.P9"/>
            <calcext:condition calcext:apply-style-name="ConditionalStyle_173" calcext:value="contains-text(&quot;Sphingomonas&quot;)" calcext:base-cell-address="XylloPep_MOs.P9"/>
            <calcext:condition calcext:apply-style-name="ConditionalStyle_172" calcext:value="contains-text(&quot;Microbacterium&quot;)" calcext:base-cell-address="XylloPep_MOs.P9"/>
            <calcext:condition calcext:apply-style-name="ConditionalStyle_171" calcext:value="contains-text(&quot;Pseudomonas&quot;)" calcext:base-cell-address="XylloPep_MOs.P9"/>
          </calcext:conditional-format>
          <calcext:conditional-format calcext:target-range-address="XylloPep_MOs.P15:XylloPep_MOs.P15">
            <calcext:condition calcext:apply-style-name="ConditionalStyle_170" calcext:value="contains-text(&quot;Rhodococcus&quot;)" calcext:base-cell-address="XylloPep_MOs.P15"/>
            <calcext:condition calcext:apply-style-name="ConditionalStyle_169" calcext:value="contains-text(&quot;Paenibacillus&quot;)" calcext:base-cell-address="XylloPep_MOs.P15"/>
            <calcext:condition calcext:apply-style-name="ConditionalStyle_168" calcext:value="begins-with(&quot;Bacillus&quot;)" calcext:base-cell-address="XylloPep_MOs.P15"/>
            <calcext:condition calcext:apply-style-name="ConditionalStyle_167" calcext:value="contains-text(&quot;Xanthomonas&quot;)" calcext:base-cell-address="XylloPep_MOs.P15"/>
            <calcext:condition calcext:apply-style-name="ConditionalStyle_166" calcext:value="contains-text(&quot;Herbaspirillum&quot;)" calcext:base-cell-address="XylloPep_MOs.P15"/>
            <calcext:condition calcext:apply-style-name="ConditionalStyle_165" calcext:value="contains-text(&quot;Agrobacterium&quot;)" calcext:base-cell-address="XylloPep_MOs.P15"/>
            <calcext:condition calcext:apply-style-name="ConditionalStyle_164" calcext:value="contains-text(&quot;Arthrobacter&quot;)" calcext:base-cell-address="XylloPep_MOs.P15"/>
            <calcext:condition calcext:apply-style-name="ConditionalStyle_163" calcext:value="contains-text(&quot;Sphingomonas&quot;)" calcext:base-cell-address="XylloPep_MOs.P15"/>
            <calcext:condition calcext:apply-style-name="ConditionalStyle_162" calcext:value="contains-text(&quot;Microbacterium&quot;)" calcext:base-cell-address="XylloPep_MOs.P15"/>
            <calcext:condition calcext:apply-style-name="ConditionalStyle_161" calcext:value="contains-text(&quot;Pseudomonas&quot;)" calcext:base-cell-address="XylloPep_MOs.P15"/>
          </calcext:conditional-format>
          <calcext:conditional-format calcext:target-range-address="XylloPep_MOs.R9:XylloPep_MOs.R9">
            <calcext:condition calcext:apply-style-name="ConditionalStyle_160" calcext:value="contains-text(&quot;Rhodococcus&quot;)" calcext:base-cell-address="XylloPep_MOs.R9"/>
            <calcext:condition calcext:apply-style-name="ConditionalStyle_159" calcext:value="contains-text(&quot;Paenibacillus&quot;)" calcext:base-cell-address="XylloPep_MOs.R9"/>
            <calcext:condition calcext:apply-style-name="ConditionalStyle_158" calcext:value="begins-with(&quot;Bacillus&quot;)" calcext:base-cell-address="XylloPep_MOs.R9"/>
            <calcext:condition calcext:apply-style-name="ConditionalStyle_157" calcext:value="contains-text(&quot;Xanthomonas&quot;)" calcext:base-cell-address="XylloPep_MOs.R9"/>
            <calcext:condition calcext:apply-style-name="ConditionalStyle_156" calcext:value="contains-text(&quot;Herbaspirillum&quot;)" calcext:base-cell-address="XylloPep_MOs.R9"/>
            <calcext:condition calcext:apply-style-name="ConditionalStyle_155" calcext:value="contains-text(&quot;Agrobacterium&quot;)" calcext:base-cell-address="XylloPep_MOs.R9"/>
            <calcext:condition calcext:apply-style-name="ConditionalStyle_154" calcext:value="contains-text(&quot;Arthrobacter&quot;)" calcext:base-cell-address="XylloPep_MOs.R9"/>
            <calcext:condition calcext:apply-style-name="ConditionalStyle_153" calcext:value="contains-text(&quot;Sphingomonas&quot;)" calcext:base-cell-address="XylloPep_MOs.R9"/>
            <calcext:condition calcext:apply-style-name="ConditionalStyle_152" calcext:value="contains-text(&quot;Microbacterium&quot;)" calcext:base-cell-address="XylloPep_MOs.R9"/>
            <calcext:condition calcext:apply-style-name="ConditionalStyle_151" calcext:value="contains-text(&quot;Pseudomonas&quot;)" calcext:base-cell-address="XylloPep_MOs.R9"/>
          </calcext:conditional-format>
          <calcext:conditional-format calcext:target-range-address="XylloPep_MOs.R14:XylloPep_MOs.R14">
            <calcext:condition calcext:apply-style-name="ConditionalStyle_150" calcext:value="contains-text(&quot;Rhodococcus&quot;)" calcext:base-cell-address="XylloPep_MOs.R14"/>
            <calcext:condition calcext:apply-style-name="ConditionalStyle_149" calcext:value="contains-text(&quot;Paenibacillus&quot;)" calcext:base-cell-address="XylloPep_MOs.R14"/>
            <calcext:condition calcext:apply-style-name="ConditionalStyle_148" calcext:value="begins-with(&quot;Bacillus&quot;)" calcext:base-cell-address="XylloPep_MOs.R14"/>
            <calcext:condition calcext:apply-style-name="ConditionalStyle_147" calcext:value="contains-text(&quot;Xanthomonas&quot;)" calcext:base-cell-address="XylloPep_MOs.R14"/>
            <calcext:condition calcext:apply-style-name="ConditionalStyle_146" calcext:value="contains-text(&quot;Herbaspirillum&quot;)" calcext:base-cell-address="XylloPep_MOs.R14"/>
            <calcext:condition calcext:apply-style-name="ConditionalStyle_145" calcext:value="contains-text(&quot;Agrobacterium&quot;)" calcext:base-cell-address="XylloPep_MOs.R14"/>
            <calcext:condition calcext:apply-style-name="ConditionalStyle_144" calcext:value="contains-text(&quot;Arthrobacter&quot;)" calcext:base-cell-address="XylloPep_MOs.R14"/>
            <calcext:condition calcext:apply-style-name="ConditionalStyle_143" calcext:value="contains-text(&quot;Sphingomonas&quot;)" calcext:base-cell-address="XylloPep_MOs.R14"/>
            <calcext:condition calcext:apply-style-name="ConditionalStyle_142" calcext:value="contains-text(&quot;Microbacterium&quot;)" calcext:base-cell-address="XylloPep_MOs.R14"/>
            <calcext:condition calcext:apply-style-name="ConditionalStyle_141" calcext:value="contains-text(&quot;Pseudomonas&quot;)" calcext:base-cell-address="XylloPep_MOs.R14"/>
          </calcext:conditional-format>
          <calcext:conditional-format calcext:target-range-address="XylloPep_MOs.T9:XylloPep_MOs.T9">
            <calcext:condition calcext:apply-style-name="ConditionalStyle_140" calcext:value="contains-text(&quot;Rhodococcus&quot;)" calcext:base-cell-address="XylloPep_MOs.T9"/>
            <calcext:condition calcext:apply-style-name="ConditionalStyle_139" calcext:value="contains-text(&quot;Paenibacillus&quot;)" calcext:base-cell-address="XylloPep_MOs.T9"/>
            <calcext:condition calcext:apply-style-name="ConditionalStyle_138" calcext:value="begins-with(&quot;Bacillus&quot;)" calcext:base-cell-address="XylloPep_MOs.T9"/>
            <calcext:condition calcext:apply-style-name="ConditionalStyle_137" calcext:value="contains-text(&quot;Xanthomonas&quot;)" calcext:base-cell-address="XylloPep_MOs.T9"/>
            <calcext:condition calcext:apply-style-name="ConditionalStyle_136" calcext:value="contains-text(&quot;Herbaspirillum&quot;)" calcext:base-cell-address="XylloPep_MOs.T9"/>
            <calcext:condition calcext:apply-style-name="ConditionalStyle_135" calcext:value="contains-text(&quot;Agrobacterium&quot;)" calcext:base-cell-address="XylloPep_MOs.T9"/>
            <calcext:condition calcext:apply-style-name="ConditionalStyle_134" calcext:value="contains-text(&quot;Arthrobacter&quot;)" calcext:base-cell-address="XylloPep_MOs.T9"/>
            <calcext:condition calcext:apply-style-name="ConditionalStyle_133" calcext:value="contains-text(&quot;Sphingomonas&quot;)" calcext:base-cell-address="XylloPep_MOs.T9"/>
            <calcext:condition calcext:apply-style-name="ConditionalStyle_132" calcext:value="contains-text(&quot;Microbacterium&quot;)" calcext:base-cell-address="XylloPep_MOs.T9"/>
            <calcext:condition calcext:apply-style-name="ConditionalStyle_131" calcext:value="contains-text(&quot;Pseudomonas&quot;)" calcext:base-cell-address="XylloPep_MOs.T9"/>
          </calcext:conditional-format>
          <calcext:conditional-format calcext:target-range-address="XylloPep_MOs.T12:XylloPep_MOs.T12">
            <calcext:condition calcext:apply-style-name="ConditionalStyle_130" calcext:value="contains-text(&quot;Rhodococcus&quot;)" calcext:base-cell-address="XylloPep_MOs.T12"/>
            <calcext:condition calcext:apply-style-name="ConditionalStyle_129" calcext:value="contains-text(&quot;Paenibacillus&quot;)" calcext:base-cell-address="XylloPep_MOs.T12"/>
            <calcext:condition calcext:apply-style-name="ConditionalStyle_128" calcext:value="begins-with(&quot;Bacillus&quot;)" calcext:base-cell-address="XylloPep_MOs.T12"/>
            <calcext:condition calcext:apply-style-name="ConditionalStyle_127" calcext:value="contains-text(&quot;Xanthomonas&quot;)" calcext:base-cell-address="XylloPep_MOs.T12"/>
            <calcext:condition calcext:apply-style-name="ConditionalStyle_126" calcext:value="contains-text(&quot;Herbaspirillum&quot;)" calcext:base-cell-address="XylloPep_MOs.T12"/>
            <calcext:condition calcext:apply-style-name="ConditionalStyle_125" calcext:value="contains-text(&quot;Agrobacterium&quot;)" calcext:base-cell-address="XylloPep_MOs.T12"/>
            <calcext:condition calcext:apply-style-name="ConditionalStyle_124" calcext:value="contains-text(&quot;Arthrobacter&quot;)" calcext:base-cell-address="XylloPep_MOs.T12"/>
            <calcext:condition calcext:apply-style-name="ConditionalStyle_123" calcext:value="contains-text(&quot;Sphingomonas&quot;)" calcext:base-cell-address="XylloPep_MOs.T12"/>
            <calcext:condition calcext:apply-style-name="ConditionalStyle_122" calcext:value="contains-text(&quot;Microbacterium&quot;)" calcext:base-cell-address="XylloPep_MOs.T12"/>
            <calcext:condition calcext:apply-style-name="ConditionalStyle_121" calcext:value="contains-text(&quot;Pseudomonas&quot;)" calcext:base-cell-address="XylloPep_MOs.T12"/>
          </calcext:conditional-format>
          <calcext:conditional-format calcext:target-range-address="XylloPep_MOs.U13:XylloPep_MOs.U14">
            <calcext:condition calcext:apply-style-name="ConditionalStyle_120" calcext:value="contains-text(&quot;Rhodococcus&quot;)" calcext:base-cell-address="XylloPep_MOs.U13"/>
            <calcext:condition calcext:apply-style-name="ConditionalStyle_119" calcext:value="contains-text(&quot;Paenibacillus&quot;)" calcext:base-cell-address="XylloPep_MOs.U13"/>
            <calcext:condition calcext:apply-style-name="ConditionalStyle_118" calcext:value="begins-with(&quot;Bacillus&quot;)" calcext:base-cell-address="XylloPep_MOs.U13"/>
            <calcext:condition calcext:apply-style-name="ConditionalStyle_117" calcext:value="contains-text(&quot;Xanthomonas&quot;)" calcext:base-cell-address="XylloPep_MOs.U13"/>
            <calcext:condition calcext:apply-style-name="ConditionalStyle_116" calcext:value="contains-text(&quot;Herbaspirillum&quot;)" calcext:base-cell-address="XylloPep_MOs.U13"/>
            <calcext:condition calcext:apply-style-name="ConditionalStyle_115" calcext:value="contains-text(&quot;Agrobacterium&quot;)" calcext:base-cell-address="XylloPep_MOs.U13"/>
            <calcext:condition calcext:apply-style-name="ConditionalStyle_114" calcext:value="contains-text(&quot;Arthrobacter&quot;)" calcext:base-cell-address="XylloPep_MOs.U13"/>
            <calcext:condition calcext:apply-style-name="ConditionalStyle_113" calcext:value="contains-text(&quot;Sphingomonas&quot;)" calcext:base-cell-address="XylloPep_MOs.U13"/>
            <calcext:condition calcext:apply-style-name="ConditionalStyle_112" calcext:value="contains-text(&quot;Microbacterium&quot;)" calcext:base-cell-address="XylloPep_MOs.U13"/>
            <calcext:condition calcext:apply-style-name="ConditionalStyle_111" calcext:value="contains-text(&quot;Pseudomonas&quot;)" calcext:base-cell-address="XylloPep_MOs.U13"/>
          </calcext:conditional-format>
          <calcext:conditional-format calcext:target-range-address="XylloPep_MOs.V13:XylloPep_MOs.V15">
            <calcext:condition calcext:apply-style-name="ConditionalStyle_110" calcext:value="contains-text(&quot;Rhodococcus&quot;)" calcext:base-cell-address="XylloPep_MOs.V13"/>
            <calcext:condition calcext:apply-style-name="ConditionalStyle_109" calcext:value="contains-text(&quot;Paenibacillus&quot;)" calcext:base-cell-address="XylloPep_MOs.V13"/>
            <calcext:condition calcext:apply-style-name="ConditionalStyle_108" calcext:value="begins-with(&quot;Bacillus&quot;)" calcext:base-cell-address="XylloPep_MOs.V13"/>
            <calcext:condition calcext:apply-style-name="ConditionalStyle_107" calcext:value="contains-text(&quot;Xanthomonas&quot;)" calcext:base-cell-address="XylloPep_MOs.V13"/>
            <calcext:condition calcext:apply-style-name="ConditionalStyle_106" calcext:value="contains-text(&quot;Herbaspirillum&quot;)" calcext:base-cell-address="XylloPep_MOs.V13"/>
            <calcext:condition calcext:apply-style-name="ConditionalStyle_105" calcext:value="contains-text(&quot;Agrobacterium&quot;)" calcext:base-cell-address="XylloPep_MOs.V13"/>
            <calcext:condition calcext:apply-style-name="ConditionalStyle_104" calcext:value="contains-text(&quot;Arthrobacter&quot;)" calcext:base-cell-address="XylloPep_MOs.V13"/>
            <calcext:condition calcext:apply-style-name="ConditionalStyle_103" calcext:value="contains-text(&quot;Sphingomonas&quot;)" calcext:base-cell-address="XylloPep_MOs.V13"/>
            <calcext:condition calcext:apply-style-name="ConditionalStyle_102" calcext:value="contains-text(&quot;Microbacterium&quot;)" calcext:base-cell-address="XylloPep_MOs.V13"/>
            <calcext:condition calcext:apply-style-name="ConditionalStyle_101" calcext:value="contains-text(&quot;Pseudomonas&quot;)" calcext:base-cell-address="XylloPep_MOs.V13"/>
          </calcext:conditional-format>
          <calcext:conditional-format calcext:target-range-address="XylloPep_MOs.V9:XylloPep_MOs.V9">
            <calcext:condition calcext:apply-style-name="ConditionalStyle_100" calcext:value="contains-text(&quot;Rhodococcus&quot;)" calcext:base-cell-address="XylloPep_MOs.V9"/>
            <calcext:condition calcext:apply-style-name="ConditionalStyle_99" calcext:value="contains-text(&quot;Paenibacillus&quot;)" calcext:base-cell-address="XylloPep_MOs.V9"/>
            <calcext:condition calcext:apply-style-name="ConditionalStyle_98" calcext:value="begins-with(&quot;Bacillus&quot;)" calcext:base-cell-address="XylloPep_MOs.V9"/>
            <calcext:condition calcext:apply-style-name="ConditionalStyle_97" calcext:value="contains-text(&quot;Xanthomonas&quot;)" calcext:base-cell-address="XylloPep_MOs.V9"/>
            <calcext:condition calcext:apply-style-name="ConditionalStyle_96" calcext:value="contains-text(&quot;Herbaspirillum&quot;)" calcext:base-cell-address="XylloPep_MOs.V9"/>
            <calcext:condition calcext:apply-style-name="ConditionalStyle_95" calcext:value="contains-text(&quot;Agrobacterium&quot;)" calcext:base-cell-address="XylloPep_MOs.V9"/>
            <calcext:condition calcext:apply-style-name="ConditionalStyle_94" calcext:value="contains-text(&quot;Arthrobacter&quot;)" calcext:base-cell-address="XylloPep_MOs.V9"/>
            <calcext:condition calcext:apply-style-name="ConditionalStyle_93" calcext:value="contains-text(&quot;Sphingomonas&quot;)" calcext:base-cell-address="XylloPep_MOs.V9"/>
            <calcext:condition calcext:apply-style-name="ConditionalStyle_92" calcext:value="contains-text(&quot;Microbacterium&quot;)" calcext:base-cell-address="XylloPep_MOs.V9"/>
            <calcext:condition calcext:apply-style-name="ConditionalStyle_91" calcext:value="contains-text(&quot;Pseudomonas&quot;)" calcext:base-cell-address="XylloPep_MOs.V9"/>
          </calcext:conditional-format>
          <calcext:conditional-format calcext:target-range-address="XylloPep_MOs.W15:XylloPep_MOs.W15">
            <calcext:condition calcext:apply-style-name="ConditionalStyle_90" calcext:value="contains-text(&quot;Rhodococcus&quot;)" calcext:base-cell-address="XylloPep_MOs.W15"/>
            <calcext:condition calcext:apply-style-name="ConditionalStyle_89" calcext:value="contains-text(&quot;Paenibacillus&quot;)" calcext:base-cell-address="XylloPep_MOs.W15"/>
            <calcext:condition calcext:apply-style-name="ConditionalStyle_88" calcext:value="begins-with(&quot;Bacillus&quot;)" calcext:base-cell-address="XylloPep_MOs.W15"/>
            <calcext:condition calcext:apply-style-name="ConditionalStyle_87" calcext:value="contains-text(&quot;Xanthomonas&quot;)" calcext:base-cell-address="XylloPep_MOs.W15"/>
            <calcext:condition calcext:apply-style-name="ConditionalStyle_86" calcext:value="contains-text(&quot;Herbaspirillum&quot;)" calcext:base-cell-address="XylloPep_MOs.W15"/>
            <calcext:condition calcext:apply-style-name="ConditionalStyle_85" calcext:value="contains-text(&quot;Agrobacterium&quot;)" calcext:base-cell-address="XylloPep_MOs.W15"/>
            <calcext:condition calcext:apply-style-name="ConditionalStyle_84" calcext:value="contains-text(&quot;Arthrobacter&quot;)" calcext:base-cell-address="XylloPep_MOs.W15"/>
            <calcext:condition calcext:apply-style-name="ConditionalStyle_83" calcext:value="contains-text(&quot;Sphingomonas&quot;)" calcext:base-cell-address="XylloPep_MOs.W15"/>
            <calcext:condition calcext:apply-style-name="ConditionalStyle_82" calcext:value="contains-text(&quot;Microbacterium&quot;)" calcext:base-cell-address="XylloPep_MOs.W15"/>
            <calcext:condition calcext:apply-style-name="ConditionalStyle_81" calcext:value="contains-text(&quot;Pseudomonas&quot;)" calcext:base-cell-address="XylloPep_MOs.W15"/>
          </calcext:conditional-format>
          <calcext:conditional-format calcext:target-range-address="XylloPep_MOs.X10:XylloPep_MOs.X10">
            <calcext:condition calcext:apply-style-name="ConditionalStyle_80" calcext:value="contains-text(&quot;Rhodococcus&quot;)" calcext:base-cell-address="XylloPep_MOs.X10"/>
            <calcext:condition calcext:apply-style-name="ConditionalStyle_79" calcext:value="contains-text(&quot;Paenibacillus&quot;)" calcext:base-cell-address="XylloPep_MOs.X10"/>
            <calcext:condition calcext:apply-style-name="ConditionalStyle_78" calcext:value="begins-with(&quot;Bacillus&quot;)" calcext:base-cell-address="XylloPep_MOs.X10"/>
            <calcext:condition calcext:apply-style-name="ConditionalStyle_77" calcext:value="contains-text(&quot;Xanthomonas&quot;)" calcext:base-cell-address="XylloPep_MOs.X10"/>
            <calcext:condition calcext:apply-style-name="ConditionalStyle_76" calcext:value="contains-text(&quot;Herbaspirillum&quot;)" calcext:base-cell-address="XylloPep_MOs.X10"/>
            <calcext:condition calcext:apply-style-name="ConditionalStyle_75" calcext:value="contains-text(&quot;Agrobacterium&quot;)" calcext:base-cell-address="XylloPep_MOs.X10"/>
            <calcext:condition calcext:apply-style-name="ConditionalStyle_74" calcext:value="contains-text(&quot;Arthrobacter&quot;)" calcext:base-cell-address="XylloPep_MOs.X10"/>
            <calcext:condition calcext:apply-style-name="ConditionalStyle_73" calcext:value="contains-text(&quot;Sphingomonas&quot;)" calcext:base-cell-address="XylloPep_MOs.X10"/>
            <calcext:condition calcext:apply-style-name="ConditionalStyle_72" calcext:value="contains-text(&quot;Microbacterium&quot;)" calcext:base-cell-address="XylloPep_MOs.X10"/>
            <calcext:condition calcext:apply-style-name="ConditionalStyle_71" calcext:value="contains-text(&quot;Pseudomonas&quot;)" calcext:base-cell-address="XylloPep_MOs.X10"/>
          </calcext:conditional-format>
          <calcext:conditional-format calcext:target-range-address="XylloPep_MOs.X12:XylloPep_MOs.X12">
            <calcext:condition calcext:apply-style-name="ConditionalStyle_70" calcext:value="contains-text(&quot;Rhodococcus&quot;)" calcext:base-cell-address="XylloPep_MOs.X12"/>
            <calcext:condition calcext:apply-style-name="ConditionalStyle_69" calcext:value="contains-text(&quot;Paenibacillus&quot;)" calcext:base-cell-address="XylloPep_MOs.X12"/>
            <calcext:condition calcext:apply-style-name="ConditionalStyle_68" calcext:value="begins-with(&quot;Bacillus&quot;)" calcext:base-cell-address="XylloPep_MOs.X12"/>
            <calcext:condition calcext:apply-style-name="ConditionalStyle_67" calcext:value="contains-text(&quot;Xanthomonas&quot;)" calcext:base-cell-address="XylloPep_MOs.X12"/>
            <calcext:condition calcext:apply-style-name="ConditionalStyle_66" calcext:value="contains-text(&quot;Herbaspirillum&quot;)" calcext:base-cell-address="XylloPep_MOs.X12"/>
            <calcext:condition calcext:apply-style-name="ConditionalStyle_65" calcext:value="contains-text(&quot;Agrobacterium&quot;)" calcext:base-cell-address="XylloPep_MOs.X12"/>
            <calcext:condition calcext:apply-style-name="ConditionalStyle_64" calcext:value="contains-text(&quot;Arthrobacter&quot;)" calcext:base-cell-address="XylloPep_MOs.X12"/>
            <calcext:condition calcext:apply-style-name="ConditionalStyle_63" calcext:value="contains-text(&quot;Sphingomonas&quot;)" calcext:base-cell-address="XylloPep_MOs.X12"/>
            <calcext:condition calcext:apply-style-name="ConditionalStyle_62" calcext:value="contains-text(&quot;Microbacterium&quot;)" calcext:base-cell-address="XylloPep_MOs.X12"/>
            <calcext:condition calcext:apply-style-name="ConditionalStyle_61" calcext:value="contains-text(&quot;Pseudomonas&quot;)" calcext:base-cell-address="XylloPep_MOs.X12"/>
          </calcext:conditional-format>
          <calcext:conditional-format calcext:target-range-address="XylloPep_MOs.X15:XylloPep_MOs.X16">
            <calcext:condition calcext:apply-style-name="ConditionalStyle_60" calcext:value="contains-text(&quot;Rhodococcus&quot;)" calcext:base-cell-address="XylloPep_MOs.X15"/>
            <calcext:condition calcext:apply-style-name="ConditionalStyle_59" calcext:value="contains-text(&quot;Paenibacillus&quot;)" calcext:base-cell-address="XylloPep_MOs.X15"/>
            <calcext:condition calcext:apply-style-name="ConditionalStyle_58" calcext:value="begins-with(&quot;Bacillus&quot;)" calcext:base-cell-address="XylloPep_MOs.X15"/>
            <calcext:condition calcext:apply-style-name="ConditionalStyle_57" calcext:value="contains-text(&quot;Xanthomonas&quot;)" calcext:base-cell-address="XylloPep_MOs.X15"/>
            <calcext:condition calcext:apply-style-name="ConditionalStyle_56" calcext:value="contains-text(&quot;Herbaspirillum&quot;)" calcext:base-cell-address="XylloPep_MOs.X15"/>
            <calcext:condition calcext:apply-style-name="ConditionalStyle_55" calcext:value="contains-text(&quot;Agrobacterium&quot;)" calcext:base-cell-address="XylloPep_MOs.X15"/>
            <calcext:condition calcext:apply-style-name="ConditionalStyle_54" calcext:value="contains-text(&quot;Arthrobacter&quot;)" calcext:base-cell-address="XylloPep_MOs.X15"/>
            <calcext:condition calcext:apply-style-name="ConditionalStyle_53" calcext:value="contains-text(&quot;Sphingomonas&quot;)" calcext:base-cell-address="XylloPep_MOs.X15"/>
            <calcext:condition calcext:apply-style-name="ConditionalStyle_52" calcext:value="contains-text(&quot;Microbacterium&quot;)" calcext:base-cell-address="XylloPep_MOs.X15"/>
            <calcext:condition calcext:apply-style-name="ConditionalStyle_51" calcext:value="contains-text(&quot;Pseudomonas&quot;)" calcext:base-cell-address="XylloPep_MOs.X15"/>
          </calcext:conditional-format>
          <calcext:conditional-format calcext:target-range-address="XylloPep_MOs.Y14:XylloPep_MOs.Y16">
            <calcext:condition calcext:apply-style-name="ConditionalStyle_50" calcext:value="contains-text(&quot;Rhodococcus&quot;)" calcext:base-cell-address="XylloPep_MOs.Y14"/>
            <calcext:condition calcext:apply-style-name="ConditionalStyle_49" calcext:value="contains-text(&quot;Paenibacillus&quot;)" calcext:base-cell-address="XylloPep_MOs.Y14"/>
            <calcext:condition calcext:apply-style-name="ConditionalStyle_48" calcext:value="begins-with(&quot;Bacillus&quot;)" calcext:base-cell-address="XylloPep_MOs.Y14"/>
            <calcext:condition calcext:apply-style-name="ConditionalStyle_47" calcext:value="contains-text(&quot;Xanthomonas&quot;)" calcext:base-cell-address="XylloPep_MOs.Y14"/>
            <calcext:condition calcext:apply-style-name="ConditionalStyle_46" calcext:value="contains-text(&quot;Herbaspirillum&quot;)" calcext:base-cell-address="XylloPep_MOs.Y14"/>
            <calcext:condition calcext:apply-style-name="ConditionalStyle_45" calcext:value="contains-text(&quot;Agrobacterium&quot;)" calcext:base-cell-address="XylloPep_MOs.Y14"/>
            <calcext:condition calcext:apply-style-name="ConditionalStyle_44" calcext:value="contains-text(&quot;Arthrobacter&quot;)" calcext:base-cell-address="XylloPep_MOs.Y14"/>
            <calcext:condition calcext:apply-style-name="ConditionalStyle_43" calcext:value="contains-text(&quot;Sphingomonas&quot;)" calcext:base-cell-address="XylloPep_MOs.Y14"/>
            <calcext:condition calcext:apply-style-name="ConditionalStyle_42" calcext:value="contains-text(&quot;Microbacterium&quot;)" calcext:base-cell-address="XylloPep_MOs.Y14"/>
            <calcext:condition calcext:apply-style-name="ConditionalStyle_41" calcext:value="contains-text(&quot;Pseudomonas&quot;)" calcext:base-cell-address="XylloPep_MOs.Y14"/>
          </calcext:conditional-format>
          <calcext:conditional-format calcext:target-range-address="XylloPep_MOs.Z10:XylloPep_MOs.Z12">
            <calcext:condition calcext:apply-style-name="ConditionalStyle_40" calcext:value="contains-text(&quot;Rhodococcus&quot;)" calcext:base-cell-address="XylloPep_MOs.Z10"/>
            <calcext:condition calcext:apply-style-name="ConditionalStyle_39" calcext:value="contains-text(&quot;Paenibacillus&quot;)" calcext:base-cell-address="XylloPep_MOs.Z10"/>
            <calcext:condition calcext:apply-style-name="ConditionalStyle_38" calcext:value="begins-with(&quot;Bacillus&quot;)" calcext:base-cell-address="XylloPep_MOs.Z10"/>
            <calcext:condition calcext:apply-style-name="ConditionalStyle_37" calcext:value="contains-text(&quot;Xanthomonas&quot;)" calcext:base-cell-address="XylloPep_MOs.Z10"/>
            <calcext:condition calcext:apply-style-name="ConditionalStyle_36" calcext:value="contains-text(&quot;Herbaspirillum&quot;)" calcext:base-cell-address="XylloPep_MOs.Z10"/>
            <calcext:condition calcext:apply-style-name="ConditionalStyle_35" calcext:value="contains-text(&quot;Agrobacterium&quot;)" calcext:base-cell-address="XylloPep_MOs.Z10"/>
            <calcext:condition calcext:apply-style-name="ConditionalStyle_34" calcext:value="contains-text(&quot;Arthrobacter&quot;)" calcext:base-cell-address="XylloPep_MOs.Z10"/>
            <calcext:condition calcext:apply-style-name="ConditionalStyle_33" calcext:value="contains-text(&quot;Sphingomonas&quot;)" calcext:base-cell-address="XylloPep_MOs.Z10"/>
            <calcext:condition calcext:apply-style-name="ConditionalStyle_32" calcext:value="contains-text(&quot;Microbacterium&quot;)" calcext:base-cell-address="XylloPep_MOs.Z10"/>
            <calcext:condition calcext:apply-style-name="ConditionalStyle_31" calcext:value="contains-text(&quot;Pseudomonas&quot;)" calcext:base-cell-address="XylloPep_MOs.Z10"/>
          </calcext:conditional-format>
          <calcext:conditional-format calcext:target-range-address="XylloPep_MOs.AA12:XylloPep_MOs.AA12">
            <calcext:condition calcext:apply-style-name="ConditionalStyle_30" calcext:value="contains-text(&quot;Rhodococcus&quot;)" calcext:base-cell-address="XylloPep_MOs.AA12"/>
            <calcext:condition calcext:apply-style-name="ConditionalStyle_29" calcext:value="contains-text(&quot;Paenibacillus&quot;)" calcext:base-cell-address="XylloPep_MOs.AA12"/>
            <calcext:condition calcext:apply-style-name="ConditionalStyle_28" calcext:value="begins-with(&quot;Bacillus&quot;)" calcext:base-cell-address="XylloPep_MOs.AA12"/>
            <calcext:condition calcext:apply-style-name="ConditionalStyle_27" calcext:value="contains-text(&quot;Xanthomonas&quot;)" calcext:base-cell-address="XylloPep_MOs.AA12"/>
            <calcext:condition calcext:apply-style-name="ConditionalStyle_26" calcext:value="contains-text(&quot;Herbaspirillum&quot;)" calcext:base-cell-address="XylloPep_MOs.AA12"/>
            <calcext:condition calcext:apply-style-name="ConditionalStyle_25" calcext:value="contains-text(&quot;Agrobacterium&quot;)" calcext:base-cell-address="XylloPep_MOs.AA12"/>
            <calcext:condition calcext:apply-style-name="ConditionalStyle_24" calcext:value="contains-text(&quot;Arthrobacter&quot;)" calcext:base-cell-address="XylloPep_MOs.AA12"/>
            <calcext:condition calcext:apply-style-name="ConditionalStyle_23" calcext:value="contains-text(&quot;Sphingomonas&quot;)" calcext:base-cell-address="XylloPep_MOs.AA12"/>
            <calcext:condition calcext:apply-style-name="ConditionalStyle_22" calcext:value="contains-text(&quot;Microbacterium&quot;)" calcext:base-cell-address="XylloPep_MOs.AA12"/>
            <calcext:condition calcext:apply-style-name="ConditionalStyle_21" calcext:value="contains-text(&quot;Pseudomonas&quot;)" calcext:base-cell-address="XylloPep_MOs.AA12"/>
          </calcext:conditional-format>
          <calcext:conditional-format calcext:target-range-address="XylloPep_MOs.AA9:XylloPep_MOs.AA10">
            <calcext:condition calcext:apply-style-name="ConditionalStyle_20" calcext:value="contains-text(&quot;Rhodococcus&quot;)" calcext:base-cell-address="XylloPep_MOs.AA9"/>
            <calcext:condition calcext:apply-style-name="ConditionalStyle_19" calcext:value="contains-text(&quot;Paenibacillus&quot;)" calcext:base-cell-address="XylloPep_MOs.AA9"/>
            <calcext:condition calcext:apply-style-name="ConditionalStyle_18" calcext:value="begins-with(&quot;Bacillus&quot;)" calcext:base-cell-address="XylloPep_MOs.AA9"/>
            <calcext:condition calcext:apply-style-name="ConditionalStyle_17" calcext:value="contains-text(&quot;Xanthomonas&quot;)" calcext:base-cell-address="XylloPep_MOs.AA9"/>
            <calcext:condition calcext:apply-style-name="ConditionalStyle_16" calcext:value="contains-text(&quot;Herbaspirillum&quot;)" calcext:base-cell-address="XylloPep_MOs.AA9"/>
            <calcext:condition calcext:apply-style-name="ConditionalStyle_15" calcext:value="contains-text(&quot;Agrobacterium&quot;)" calcext:base-cell-address="XylloPep_MOs.AA9"/>
            <calcext:condition calcext:apply-style-name="ConditionalStyle_14" calcext:value="contains-text(&quot;Arthrobacter&quot;)" calcext:base-cell-address="XylloPep_MOs.AA9"/>
            <calcext:condition calcext:apply-style-name="ConditionalStyle_13" calcext:value="contains-text(&quot;Sphingomonas&quot;)" calcext:base-cell-address="XylloPep_MOs.AA9"/>
            <calcext:condition calcext:apply-style-name="ConditionalStyle_12" calcext:value="contains-text(&quot;Microbacterium&quot;)" calcext:base-cell-address="XylloPep_MOs.AA9"/>
            <calcext:condition calcext:apply-style-name="ConditionalStyle_11" calcext:value="contains-text(&quot;Pseudomonas&quot;)" calcext:base-cell-address="XylloPep_MOs.AA9"/>
          </calcext:conditional-format>
          <calcext:conditional-format calcext:target-range-address="XylloPep_MOs.Z16:XylloPep_MOs.AA16">
            <calcext:condition calcext:apply-style-name="ConditionalStyle_10" calcext:value="contains-text(&quot;Rhodococcus&quot;)" calcext:base-cell-address="XylloPep_MOs.Z16"/>
            <calcext:condition calcext:apply-style-name="ConditionalStyle_9" calcext:value="contains-text(&quot;Paenibacillus&quot;)" calcext:base-cell-address="XylloPep_MOs.Z16"/>
            <calcext:condition calcext:apply-style-name="ConditionalStyle_8" calcext:value="begins-with(&quot;Bacillus&quot;)" calcext:base-cell-address="XylloPep_MOs.Z16"/>
            <calcext:condition calcext:apply-style-name="ConditionalStyle_7" calcext:value="contains-text(&quot;Xanthomonas&quot;)" calcext:base-cell-address="XylloPep_MOs.Z16"/>
            <calcext:condition calcext:apply-style-name="ConditionalStyle_6" calcext:value="contains-text(&quot;Herbaspirillum&quot;)" calcext:base-cell-address="XylloPep_MOs.Z16"/>
            <calcext:condition calcext:apply-style-name="ConditionalStyle_5" calcext:value="contains-text(&quot;Agrobacterium&quot;)" calcext:base-cell-address="XylloPep_MOs.Z16"/>
            <calcext:condition calcext:apply-style-name="ConditionalStyle_4" calcext:value="contains-text(&quot;Arthrobacter&quot;)" calcext:base-cell-address="XylloPep_MOs.Z16"/>
            <calcext:condition calcext:apply-style-name="ConditionalStyle_3" calcext:value="contains-text(&quot;Sphingomonas&quot;)" calcext:base-cell-address="XylloPep_MOs.Z16"/>
            <calcext:condition calcext:apply-style-name="ConditionalStyle_2" calcext:value="contains-text(&quot;Microbacterium&quot;)" calcext:base-cell-address="XylloPep_MOs.Z16"/>
            <calcext:condition calcext:apply-style-name="ConditionalStyle_1" calcext:value="contains-text(&quot;Pseudomonas&quot;)" calcext:base-cell-address="XylloPep_MOs.Z16"/>
          </calcext:conditional-format>
        </calcext:conditional-formats>
      </table:table>
      <table:table table:name="loPep_data" table:style-name="ta4">
        <office:forms form:automatic-focus="false" form:apply-design-mode="false"/>
        <table:table-column table:style-name="co2" table:number-columns-repeated="1024" table:default-cell-style-name="Default"/>
        <table:table-row table:style-name="ro1">
          <table:table-cell office:value-type="string" calcext:value-type="string">
            <text:p>EPS1</text:p>
          </table:table-cell>
          <table:table-cell table:number-columns-repeated="13"/>
          <table:table-cell office:value-type="string" calcext:value-type="string">
            <text:p>EPS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bschwächung - Leerwert</text:p>
          </table:table-cell>
          <table:table-cell table:number-columns-repeated="1023"/>
        </table:table-row>
        <table:table-row table:style-name="ro1"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table:style-name="ce10" office:value-type="string" calcext:value-type="string">
            <text:p>A</text:p>
          </table:table-cell>
          <table:table-cell table:style-name="ce59" table:formula="of:=[.B16]-[.$B$13]" office:value-type="float" office:value="0.858099" calcext:value-type="float">
            <text:p>0.86</text:p>
          </table:table-cell>
          <table:table-cell table:style-name="ce59" table:formula="of:=[.C16]-[.$B$13]" office:value-type="float" office:value="0.649786" calcext:value-type="float">
            <text:p>0.65</text:p>
          </table:table-cell>
          <table:table-cell table:style-name="ce59" table:formula="of:=[.D16]-[.$B$13]" office:value-type="float" office:value="0.895254" calcext:value-type="float">
            <text:p>0.90</text:p>
          </table:table-cell>
          <table:table-cell table:style-name="ce59" table:formula="of:=[.E16]-[.$B$13]" office:value-type="float" office:value="1.18355" calcext:value-type="float">
            <text:p>1.18</text:p>
          </table:table-cell>
          <table:table-cell table:style-name="ce59" table:formula="of:=[.F16]-[.$B$13]" office:value-type="float" office:value="0.650656" calcext:value-type="float">
            <text:p>0.65</text:p>
          </table:table-cell>
          <table:table-cell table:style-name="ce59" table:formula="of:=[.G16]-[.$B$13]" office:value-type="float" office:value="0.602609" calcext:value-type="float">
            <text:p>0.60</text:p>
          </table:table-cell>
          <table:table-cell table:style-name="ce59" table:formula="of:=[.H16]-[.$B$13]" office:value-type="float" office:value="0.000880600000000002" calcext:value-type="float">
            <text:p>0.00</text:p>
          </table:table-cell>
          <table:table-cell table:style-name="ce59" table:formula="of:=[.I16]-[.$B$13]" office:value-type="float" office:value="0.511719" calcext:value-type="float">
            <text:p>0.51</text:p>
          </table:table-cell>
          <table:table-cell table:style-name="ce59" table:formula="of:=[.J16]-[.$B$13]" office:value-type="float" office:value="0.547466" calcext:value-type="float">
            <text:p>0.55</text:p>
          </table:table-cell>
          <table:table-cell table:style-name="ce59" table:formula="of:=[.K16]-[.$B$13]" office:value-type="float" office:value="0.567975" calcext:value-type="float">
            <text:p>0.57</text:p>
          </table:table-cell>
          <table:table-cell table:style-name="ce59" table:formula="of:=[.L16]-[.$B$13]" office:value-type="float" office:value="0.179213" calcext:value-type="float">
            <text:p>0.18</text:p>
          </table:table-cell>
          <table:table-cell table:style-name="ce59" table:formula="of:=[.M16]-[.$B$13]" office:value-type="float" office:value="0.631191" calcext:value-type="float">
            <text:p>0.63</text:p>
          </table:table-cell>
          <table:table-cell/>
          <table:table-cell table:style-name="ce10" office:value-type="string" calcext:value-type="string">
            <text:p>A</text:p>
          </table:table-cell>
          <table:table-cell table:style-name="ce59" table:formula="of:=[.P16]-[.$P$13]" office:value-type="float" office:value="0.0000582000000000013" calcext:value-type="float">
            <text:p>0.00</text:p>
          </table:table-cell>
          <table:table-cell table:style-name="ce59" table:formula="of:=[.Q16]-[.$P$13]" office:value-type="float" office:value="0.0085976" calcext:value-type="float">
            <text:p>0.01</text:p>
          </table:table-cell>
          <table:table-cell table:style-name="ce59" table:formula="of:=[.R16]-[.$P$13]" office:value-type="float" office:value="0.0060562" calcext:value-type="float">
            <text:p>0.01</text:p>
          </table:table-cell>
          <table:table-cell table:style-name="ce59" table:formula="of:=[.S16]-[.$P$13]" office:value-type="float" office:value="0.96263" calcext:value-type="float">
            <text:p>0.96</text:p>
          </table:table-cell>
          <table:table-cell table:style-name="ce59" table:formula="of:=[.T16]-[.$P$13]" office:value-type="float" office:value="0.0015618" calcext:value-type="float">
            <text:p>0.00</text:p>
          </table:table-cell>
          <table:table-cell table:style-name="ce59" table:formula="of:=[.U16]-[.$P$13]" office:value-type="float" office:value="0.550891" calcext:value-type="float">
            <text:p>0.55</text:p>
          </table:table-cell>
          <table:table-cell table:style-name="ce59" table:formula="of:=[.V16]-[.$P$13]" office:value-type="float" office:value="0.0370929" calcext:value-type="float">
            <text:p>0.04</text:p>
          </table:table-cell>
          <table:table-cell table:style-name="ce59" table:formula="of:=[.W16]-[.$P$13]" office:value-type="float" office:value="0.788939" calcext:value-type="float">
            <text:p>0.79</text:p>
          </table:table-cell>
          <table:table-cell table:style-name="ce59" table:formula="of:=[.X16]-[.$P$13]" office:value-type="float" office:value="1.38523" calcext:value-type="float">
            <text:p>1.39</text:p>
          </table:table-cell>
          <table:table-cell table:style-name="ce59" table:formula="of:=[.Y16]-[.$P$13]" office:value-type="float" office:value="0.360992" calcext:value-type="float">
            <text:p>0.36</text:p>
          </table:table-cell>
          <table:table-cell table:style-name="ce59" table:formula="of:=[.Z16]-[.$P$13]" office:value-type="float" office:value="0.524503" calcext:value-type="float">
            <text:p>0.52</text:p>
          </table:table-cell>
          <table:table-cell table:style-name="ce59" table:formula="of:=[.AA16]-[.$P$13]" office:value-type="float" office:value="0.105144" calcext:value-type="float">
            <text:p>0.11</text:p>
          </table:table-cell>
          <table:table-cell table:number-columns-repeated="997"/>
        </table:table-row>
        <table:table-row table:style-name="ro1">
          <table:table-cell table:style-name="ce10" office:value-type="string" calcext:value-type="string">
            <text:p>B</text:p>
          </table:table-cell>
          <table:table-cell table:style-name="ce59" table:formula="of:=[.B17]-[.$B$13]" office:value-type="float" office:value="1.10989" calcext:value-type="float">
            <text:p>1.11</text:p>
          </table:table-cell>
          <table:table-cell table:style-name="ce59" table:formula="of:=[.C17]-[.$B$13]" office:value-type="float" office:value="1.58414" calcext:value-type="float">
            <text:p>1.58</text:p>
          </table:table-cell>
          <table:table-cell table:style-name="ce59" table:formula="of:=[.D17]-[.$B$13]" office:value-type="float" office:value="1.12131" calcext:value-type="float">
            <text:p>1.12</text:p>
          </table:table-cell>
          <table:table-cell table:style-name="ce59" table:formula="of:=[.E17]-[.$B$13]" office:value-type="float" office:value="1.09019" calcext:value-type="float">
            <text:p>1.09</text:p>
          </table:table-cell>
          <table:table-cell table:style-name="ce59" table:formula="of:=[.F17]-[.$B$13]" office:value-type="float" office:value="0.851548" calcext:value-type="float">
            <text:p>0.85</text:p>
          </table:table-cell>
          <table:table-cell table:style-name="ce59" table:formula="of:=[.G17]-[.$B$13]" office:value-type="float" office:value="1.14822" calcext:value-type="float">
            <text:p>1.15</text:p>
          </table:table-cell>
          <table:table-cell table:style-name="ce59" table:formula="of:=[.H17]-[.$B$13]" office:value-type="float" office:value="1.57712" calcext:value-type="float">
            <text:p>1.58</text:p>
          </table:table-cell>
          <table:table-cell table:style-name="ce59" table:formula="of:=[.I17]-[.$B$13]" office:value-type="float" office:value="1.59793" calcext:value-type="float">
            <text:p>1.60</text:p>
          </table:table-cell>
          <table:table-cell table:style-name="ce59" table:formula="of:=[.J17]-[.$B$13]" office:value-type="float" office:value="0.787053" calcext:value-type="float">
            <text:p>0.79</text:p>
          </table:table-cell>
          <table:table-cell table:style-name="ce59" table:formula="of:=[.K17]-[.$B$13]" office:value-type="float" office:value="1.59188" calcext:value-type="float">
            <text:p>1.59</text:p>
          </table:table-cell>
          <table:table-cell table:style-name="ce59" table:formula="of:=[.L17]-[.$B$13]" office:value-type="float" office:value="1.07639" calcext:value-type="float">
            <text:p>1.08</text:p>
          </table:table-cell>
          <table:table-cell table:style-name="ce59" table:formula="of:=[.M17]-[.$B$13]" office:value-type="float" office:value="0.723432" calcext:value-type="float">
            <text:p>0.72</text:p>
          </table:table-cell>
          <table:table-cell/>
          <table:table-cell table:style-name="ce10" office:value-type="string" calcext:value-type="string">
            <text:p>B</text:p>
          </table:table-cell>
          <table:table-cell table:style-name="ce59" table:formula="of:=[.P17]-[.$P$13]" office:value-type="float" office:value="0.328742" calcext:value-type="float">
            <text:p>0.33</text:p>
          </table:table-cell>
          <table:table-cell table:style-name="ce59" table:formula="of:=[.Q17]-[.$P$13]" office:value-type="float" office:value="-0.000305300000000001" calcext:value-type="float">
            <text:p>0.00</text:p>
          </table:table-cell>
          <table:table-cell table:style-name="ce59" table:formula="of:=[.R17]-[.$P$13]" office:value-type="float" office:value="0.299916" calcext:value-type="float">
            <text:p>0.30</text:p>
          </table:table-cell>
          <table:table-cell table:style-name="ce59" table:formula="of:=[.S17]-[.$P$13]" office:value-type="float" office:value="0.527604" calcext:value-type="float">
            <text:p>0.53</text:p>
          </table:table-cell>
          <table:table-cell table:style-name="ce59" table:formula="of:=[.T17]-[.$P$13]" office:value-type="float" office:value="0.84749" calcext:value-type="float">
            <text:p>0.85</text:p>
          </table:table-cell>
          <table:table-cell table:style-name="ce59" table:formula="of:=[.U17]-[.$P$13]" office:value-type="float" office:value="1.11706" calcext:value-type="float">
            <text:p>1.12</text:p>
          </table:table-cell>
          <table:table-cell table:style-name="ce59" table:formula="of:=[.V17]-[.$P$13]" office:value-type="float" office:value="0.334368" calcext:value-type="float">
            <text:p>0.33</text:p>
          </table:table-cell>
          <table:table-cell table:style-name="ce59" table:formula="of:=[.W17]-[.$P$13]" office:value-type="float" office:value="0.0002729" calcext:value-type="float">
            <text:p>0.00</text:p>
          </table:table-cell>
          <table:table-cell table:style-name="ce59" table:formula="of:=[.X17]-[.$P$13]" office:value-type="float" office:value="0.0010085" calcext:value-type="float">
            <text:p>0.00</text:p>
          </table:table-cell>
          <table:table-cell table:style-name="ce59" table:formula="of:=[.Y17]-[.$P$13]" office:value-type="float" office:value="0.0005492" calcext:value-type="float">
            <text:p>0.00</text:p>
          </table:table-cell>
          <table:table-cell table:style-name="ce59" table:formula="of:=[.Z17]-[.$P$13]" office:value-type="float" office:value="0.000626000000000002" calcext:value-type="float">
            <text:p>0.00</text:p>
          </table:table-cell>
          <table:table-cell table:style-name="ce59" table:formula="of:=[.AA17]-[.$P$13]" office:value-type="float" office:value="0.0011746" calcext:value-type="float">
            <text:p>0.00</text:p>
          </table:table-cell>
          <table:table-cell table:number-columns-repeated="997"/>
        </table:table-row>
        <table:table-row table:style-name="ro1">
          <table:table-cell table:style-name="ce10" office:value-type="string" calcext:value-type="string">
            <text:p>C</text:p>
          </table:table-cell>
          <table:table-cell table:style-name="ce59" table:formula="of:=[.B18]-[.$B$13]" office:value-type="float" office:value="-0.0000377000000000016" calcext:value-type="float">
            <text:p>0.00</text:p>
          </table:table-cell>
          <table:table-cell table:style-name="ce59" table:formula="of:=[.C18]-[.$B$13]" office:value-type="float" office:value="-0.000629600000000001" calcext:value-type="float">
            <text:p>0.00</text:p>
          </table:table-cell>
          <table:table-cell table:style-name="ce59" table:formula="of:=[.D18]-[.$B$13]" office:value-type="float" office:value="1.56524" calcext:value-type="float">
            <text:p>1.57</text:p>
          </table:table-cell>
          <table:table-cell table:style-name="ce59" table:formula="of:=[.E18]-[.$B$13]" office:value-type="float" office:value="1.59518" calcext:value-type="float">
            <text:p>1.60</text:p>
          </table:table-cell>
          <table:table-cell table:style-name="ce59" table:formula="of:=[.F18]-[.$B$13]" office:value-type="float" office:value="0.793728" calcext:value-type="float">
            <text:p>0.79</text:p>
          </table:table-cell>
          <table:table-cell table:style-name="ce59" table:formula="of:=[.G18]-[.$B$13]" office:value-type="float" office:value="0.747006" calcext:value-type="float">
            <text:p>0.75</text:p>
          </table:table-cell>
          <table:table-cell table:style-name="ce59" table:formula="of:=[.H18]-[.$B$13]" office:value-type="float" office:value="0.737" calcext:value-type="float">
            <text:p>0.74</text:p>
          </table:table-cell>
          <table:table-cell table:style-name="ce59" table:formula="of:=[.I18]-[.$B$13]" office:value-type="float" office:value="0.535948" calcext:value-type="float">
            <text:p>0.54</text:p>
          </table:table-cell>
          <table:table-cell table:style-name="ce59" table:formula="of:=[.J18]-[.$B$13]" office:value-type="float" office:value="0.96914" calcext:value-type="float">
            <text:p>0.97</text:p>
          </table:table-cell>
          <table:table-cell table:style-name="ce59" table:formula="of:=[.K18]-[.$B$13]" office:value-type="float" office:value="0.573097" calcext:value-type="float">
            <text:p>0.57</text:p>
          </table:table-cell>
          <table:table-cell table:style-name="ce59" table:formula="of:=[.L18]-[.$B$13]" office:value-type="float" office:value="1.5931" calcext:value-type="float">
            <text:p>1.59</text:p>
          </table:table-cell>
          <table:table-cell table:style-name="ce59" table:formula="of:=[.M18]-[.$B$13]" office:value-type="float" office:value="0.825316" calcext:value-type="float">
            <text:p>0.83</text:p>
          </table:table-cell>
          <table:table-cell/>
          <table:table-cell table:style-name="ce10" office:value-type="string" calcext:value-type="string">
            <text:p>C</text:p>
          </table:table-cell>
          <table:table-cell table:style-name="ce59" table:formula="of:=[.P18]-[.$P$13]" office:value-type="float" office:value="1.31463" calcext:value-type="float">
            <text:p>1.31</text:p>
          </table:table-cell>
          <table:table-cell table:style-name="ce59" table:formula="of:=[.Q18]-[.$P$13]" office:value-type="float" office:value="1.32638" calcext:value-type="float">
            <text:p>1.33</text:p>
          </table:table-cell>
          <table:table-cell table:style-name="ce59" table:formula="of:=[.R18]-[.$P$13]" office:value-type="float" office:value="1.23429" calcext:value-type="float">
            <text:p>1.23</text:p>
          </table:table-cell>
          <table:table-cell table:style-name="ce59" table:formula="of:=[.S18]-[.$P$13]" office:value-type="float" office:value="1.43583" calcext:value-type="float">
            <text:p>1.44</text:p>
          </table:table-cell>
          <table:table-cell table:style-name="ce59" table:formula="of:=[.T18]-[.$P$13]" office:value-type="float" office:value="0.280254" calcext:value-type="float">
            <text:p>0.28</text:p>
          </table:table-cell>
          <table:table-cell table:style-name="ce59" table:formula="of:=[.U18]-[.$P$13]" office:value-type="float" office:value="1.22494" calcext:value-type="float">
            <text:p>1.22</text:p>
          </table:table-cell>
          <table:table-cell table:style-name="ce59" table:formula="of:=[.V18]-[.$P$13]" office:value-type="float" office:value="0.718075" calcext:value-type="float">
            <text:p>0.72</text:p>
          </table:table-cell>
          <table:table-cell table:style-name="ce59" table:formula="of:=[.W18]-[.$P$13]" office:value-type="float" office:value="0.0074432" calcext:value-type="float">
            <text:p>0.01</text:p>
          </table:table-cell>
          <table:table-cell table:style-name="ce59" table:formula="of:=[.X18]-[.$P$13]" office:value-type="float" office:value="0.831209" calcext:value-type="float">
            <text:p>0.83</text:p>
          </table:table-cell>
          <table:table-cell table:style-name="ce59" table:formula="of:=[.Y18]-[.$P$13]" office:value-type="float" office:value="0.0032599" calcext:value-type="float">
            <text:p>0.00</text:p>
          </table:table-cell>
          <table:table-cell table:style-name="ce59" table:formula="of:=[.Z18]-[.$P$13]" office:value-type="float" office:value="0.00167020000000001" calcext:value-type="float">
            <text:p>0.00</text:p>
          </table:table-cell>
          <table:table-cell table:style-name="ce59" table:formula="of:=[.AA18]-[.$P$13]" office:value-type="float" office:value="1.32118" calcext:value-type="float">
            <text:p>1.32</text:p>
          </table:table-cell>
          <table:table-cell table:number-columns-repeated="997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59" table:formula="of:=[.B19]-[.$B$13]" office:value-type="float" office:value="0.466432" calcext:value-type="float">
            <text:p>0.47</text:p>
          </table:table-cell>
          <table:table-cell table:style-name="ce59" table:formula="of:=[.C19]-[.$B$13]" office:value-type="float" office:value="-0.000226400000000002" calcext:value-type="float">
            <text:p>0.00</text:p>
          </table:table-cell>
          <table:table-cell table:style-name="ce59" table:formula="of:=[.D19]-[.$B$13]" office:value-type="float" office:value="0.782459" calcext:value-type="float">
            <text:p>0.78</text:p>
          </table:table-cell>
          <table:table-cell table:style-name="ce59" table:formula="of:=[.E19]-[.$B$13]" office:value-type="float" office:value="0.836614" calcext:value-type="float">
            <text:p>0.84</text:p>
          </table:table-cell>
          <table:table-cell table:style-name="ce59" table:formula="of:=[.F19]-[.$B$13]" office:value-type="float" office:value="0.000224800000000004" calcext:value-type="float">
            <text:p>0.00</text:p>
          </table:table-cell>
          <table:table-cell table:style-name="ce59" table:formula="of:=[.G19]-[.$B$13]" office:value-type="float" office:value="1.03329" calcext:value-type="float">
            <text:p>1.03</text:p>
          </table:table-cell>
          <table:table-cell table:style-name="ce59" table:formula="of:=[.H19]-[.$B$13]" office:value-type="float" office:value="0.860376" calcext:value-type="float">
            <text:p>0.86</text:p>
          </table:table-cell>
          <table:table-cell table:style-name="ce59" table:formula="of:=[.I19]-[.$B$13]" office:value-type="float" office:value="0.000964600000000003" calcext:value-type="float">
            <text:p>0.00</text:p>
          </table:table-cell>
          <table:table-cell table:style-name="ce59" table:formula="of:=[.J19]-[.$B$13]" office:value-type="float" office:value="0.751825" calcext:value-type="float">
            <text:p>0.75</text:p>
          </table:table-cell>
          <table:table-cell table:style-name="ce59" table:formula="of:=[.K19]-[.$B$13]" office:value-type="float" office:value="0.809917" calcext:value-type="float">
            <text:p>0.81</text:p>
          </table:table-cell>
          <table:table-cell table:style-name="ce59" table:formula="of:=[.L19]-[.$B$13]" office:value-type="float" office:value="0.747897" calcext:value-type="float">
            <text:p>0.75</text:p>
          </table:table-cell>
          <table:table-cell table:style-name="ce59" table:formula="of:=[.M19]-[.$B$13]" office:value-type="float" office:value="1.14021" calcext:value-type="float">
            <text:p>1.14</text:p>
          </table:table-cell>
          <table:table-cell/>
          <table:table-cell table:style-name="ce10" office:value-type="string" calcext:value-type="string">
            <text:p>D</text:p>
          </table:table-cell>
          <table:table-cell table:style-name="ce59" table:formula="of:=[.P19]-[.$P$13]" office:value-type="float" office:value="0.606741" calcext:value-type="float">
            <text:p>0.61</text:p>
          </table:table-cell>
          <table:table-cell table:style-name="ce59" table:formula="of:=[.Q19]-[.$P$13]" office:value-type="float" office:value="1.19519" calcext:value-type="float">
            <text:p>1.20</text:p>
          </table:table-cell>
          <table:table-cell table:style-name="ce59" table:formula="of:=[.R19]-[.$P$13]" office:value-type="float" office:value="0.230192" calcext:value-type="float">
            <text:p>0.23</text:p>
          </table:table-cell>
          <table:table-cell table:style-name="ce59" table:formula="of:=[.S19]-[.$P$13]" office:value-type="float" office:value="1.02138" calcext:value-type="float">
            <text:p>1.02</text:p>
          </table:table-cell>
          <table:table-cell table:style-name="ce59" table:formula="of:=[.T19]-[.$P$13]" office:value-type="float" office:value="0.000821000000000002" calcext:value-type="float">
            <text:p>0.00</text:p>
          </table:table-cell>
          <table:table-cell table:style-name="ce59" table:formula="of:=[.U19]-[.$P$13]" office:value-type="float" office:value="0.90161" calcext:value-type="float">
            <text:p>0.90</text:p>
          </table:table-cell>
          <table:table-cell table:style-name="ce59" table:formula="of:=[.V19]-[.$P$13]" office:value-type="float" office:value="0.916292" calcext:value-type="float">
            <text:p>0.92</text:p>
          </table:table-cell>
          <table:table-cell table:style-name="ce59" table:formula="of:=[.W19]-[.$P$13]" office:value-type="float" office:value="0.0058587" calcext:value-type="float">
            <text:p>0.01</text:p>
          </table:table-cell>
          <table:table-cell table:style-name="ce59" table:formula="of:=[.X19]-[.$P$13]" office:value-type="float" office:value="0.00482320000000001" calcext:value-type="float">
            <text:p>0.00</text:p>
          </table:table-cell>
          <table:table-cell table:style-name="ce59" table:formula="of:=[.Y19]-[.$P$13]" office:value-type="float" office:value="0.0014769" calcext:value-type="float">
            <text:p>0.00</text:p>
          </table:table-cell>
          <table:table-cell table:style-name="ce59" table:formula="of:=[.Z19]-[.$P$13]" office:value-type="float" office:value="0.0037593" calcext:value-type="float">
            <text:p>0.00</text:p>
          </table:table-cell>
          <table:table-cell table:style-name="ce59" table:formula="of:=[.AA19]-[.$P$13]" office:value-type="float" office:value="0.0011617" calcext:value-type="float">
            <text:p>0.00</text:p>
          </table:table-cell>
          <table:table-cell table:number-columns-repeated="997"/>
        </table:table-row>
        <table:table-row table:style-name="ro1">
          <table:table-cell table:style-name="ce10" office:value-type="string" calcext:value-type="string">
            <text:p>E</text:p>
          </table:table-cell>
          <table:table-cell table:style-name="ce59" table:formula="of:=[.B20]-[.$B$13]" office:value-type="float" office:value="0.600734" calcext:value-type="float">
            <text:p>0.60</text:p>
          </table:table-cell>
          <table:table-cell table:style-name="ce59" table:formula="of:=[.C20]-[.$B$13]" office:value-type="float" office:value="-0.000418299999999996" calcext:value-type="float">
            <text:p>0.00</text:p>
          </table:table-cell>
          <table:table-cell table:style-name="ce59" table:formula="of:=[.D20]-[.$B$13]" office:value-type="float" office:value="1.13539" calcext:value-type="float">
            <text:p>1.14</text:p>
          </table:table-cell>
          <table:table-cell table:style-name="ce59" table:formula="of:=[.E20]-[.$B$13]" office:value-type="float" office:value="0.86577" calcext:value-type="float">
            <text:p>0.87</text:p>
          </table:table-cell>
          <table:table-cell table:style-name="ce59" table:formula="of:=[.F20]-[.$B$13]" office:value-type="float" office:value="0.336518" calcext:value-type="float">
            <text:p>0.34</text:p>
          </table:table-cell>
          <table:table-cell table:style-name="ce59" table:formula="of:=[.G20]-[.$B$13]" office:value-type="float" office:value="0.000730700000000001" calcext:value-type="float">
            <text:p>0.00</text:p>
          </table:table-cell>
          <table:table-cell table:style-name="ce59" table:formula="of:=[.H20]-[.$B$13]" office:value-type="float" office:value="0.000956100000000001" calcext:value-type="float">
            <text:p>0.00</text:p>
          </table:table-cell>
          <table:table-cell table:style-name="ce59" table:formula="of:=[.I20]-[.$B$13]" office:value-type="float" office:value="0.557717" calcext:value-type="float">
            <text:p>0.56</text:p>
          </table:table-cell>
          <table:table-cell table:style-name="ce59" table:formula="of:=[.J20]-[.$B$13]" office:value-type="float" office:value="0.379805" calcext:value-type="float">
            <text:p>0.38</text:p>
          </table:table-cell>
          <table:table-cell table:style-name="ce59" table:formula="of:=[.K20]-[.$B$13]" office:value-type="float" office:value="0.331144" calcext:value-type="float">
            <text:p>0.33</text:p>
          </table:table-cell>
          <table:table-cell table:style-name="ce59" table:formula="of:=[.L20]-[.$B$13]" office:value-type="float" office:value="0.0030479" calcext:value-type="float">
            <text:p>0.00</text:p>
          </table:table-cell>
          <table:table-cell table:style-name="ce59" table:formula="of:=[.M20]-[.$B$13]" office:value-type="float" office:value="0.000722600000000004" calcext:value-type="float">
            <text:p>0.00</text:p>
          </table:table-cell>
          <table:table-cell/>
          <table:table-cell table:style-name="ce10" office:value-type="string" calcext:value-type="string">
            <text:p>E</text:p>
          </table:table-cell>
          <table:table-cell table:style-name="ce59" table:formula="of:=[.P20]-[.$P$13]" office:value-type="float" office:value="0.429372" calcext:value-type="float">
            <text:p>0.43</text:p>
          </table:table-cell>
          <table:table-cell table:style-name="ce59" table:formula="of:=[.Q20]-[.$P$13]" office:value-type="float" office:value="1.14368" calcext:value-type="float">
            <text:p>1.14</text:p>
          </table:table-cell>
          <table:table-cell table:style-name="ce59" table:formula="of:=[.R20]-[.$P$13]" office:value-type="float" office:value="1.08116" calcext:value-type="float">
            <text:p>1.08</text:p>
          </table:table-cell>
          <table:table-cell table:style-name="ce59" table:formula="of:=[.S20]-[.$P$13]" office:value-type="float" office:value="1.36843" calcext:value-type="float">
            <text:p>1.37</text:p>
          </table:table-cell>
          <table:table-cell table:style-name="ce59" table:formula="of:=[.T20]-[.$P$13]" office:value-type="float" office:value="1.23755" calcext:value-type="float">
            <text:p>1.24</text:p>
          </table:table-cell>
          <table:table-cell table:style-name="ce59" table:formula="of:=[.U20]-[.$P$13]" office:value-type="float" office:value="0.000331100000000001" calcext:value-type="float">
            <text:p>0.00</text:p>
          </table:table-cell>
          <table:table-cell table:style-name="ce59" table:formula="of:=[.V20]-[.$P$13]" office:value-type="float" office:value="0.0012085" calcext:value-type="float">
            <text:p>0.00</text:p>
          </table:table-cell>
          <table:table-cell table:style-name="ce59" table:formula="of:=[.W20]-[.$P$13]" office:value-type="float" office:value="0.0017895" calcext:value-type="float">
            <text:p>0.00</text:p>
          </table:table-cell>
          <table:table-cell table:style-name="ce59" table:formula="of:=[.X20]-[.$P$13]" office:value-type="float" office:value="1.20994" calcext:value-type="float">
            <text:p>1.21</text:p>
          </table:table-cell>
          <table:table-cell table:style-name="ce59" table:formula="of:=[.Y20]-[.$P$13]" office:value-type="float" office:value="0.632661" calcext:value-type="float">
            <text:p>0.63</text:p>
          </table:table-cell>
          <table:table-cell table:style-name="ce59" table:formula="of:=[.Z20]-[.$P$13]" office:value-type="float" office:value="1.1336" calcext:value-type="float">
            <text:p>1.13</text:p>
          </table:table-cell>
          <table:table-cell table:style-name="ce59" table:formula="of:=[.AA20]-[.$P$13]" office:value-type="float" office:value="1.15055" calcext:value-type="float">
            <text:p>1.15</text:p>
          </table:table-cell>
          <table:table-cell table:number-columns-repeated="997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59" table:formula="of:=[.B21]-[.$B$13]" office:value-type="float" office:value="0.0105637" calcext:value-type="float">
            <text:p>0.01</text:p>
          </table:table-cell>
          <table:table-cell table:style-name="ce59" table:formula="of:=[.C21]-[.$B$13]" office:value-type="float" office:value="0.00117190000000001" calcext:value-type="float">
            <text:p>0.00</text:p>
          </table:table-cell>
          <table:table-cell table:style-name="ce59" table:formula="of:=[.D21]-[.$B$13]" office:value-type="float" office:value="0.0227077" calcext:value-type="float">
            <text:p>0.02</text:p>
          </table:table-cell>
          <table:table-cell table:style-name="ce59" table:formula="of:=[.E21]-[.$B$13]" office:value-type="float" office:value="1.62983" calcext:value-type="float">
            <text:p>1.63</text:p>
          </table:table-cell>
          <table:table-cell table:style-name="ce59" table:formula="of:=[.F21]-[.$B$13]" office:value-type="float" office:value="0.379873" calcext:value-type="float">
            <text:p>0.38</text:p>
          </table:table-cell>
          <table:table-cell table:style-name="ce59" table:formula="of:=[.G21]-[.$B$13]" office:value-type="float" office:value="0.000344799999999999" calcext:value-type="float">
            <text:p>0.00</text:p>
          </table:table-cell>
          <table:table-cell table:style-name="ce59" table:formula="of:=[.H21]-[.$B$13]" office:value-type="float" office:value="0.633973" calcext:value-type="float">
            <text:p>0.63</text:p>
          </table:table-cell>
          <table:table-cell table:style-name="ce59" table:formula="of:=[.I21]-[.$B$13]" office:value-type="float" office:value="0.98982" calcext:value-type="float">
            <text:p>0.99</text:p>
          </table:table-cell>
          <table:table-cell table:style-name="ce59" table:formula="of:=[.J21]-[.$B$13]" office:value-type="float" office:value="0.668877" calcext:value-type="float">
            <text:p>0.67</text:p>
          </table:table-cell>
          <table:table-cell table:style-name="ce59" table:formula="of:=[.K21]-[.$B$13]" office:value-type="float" office:value="1.50015" calcext:value-type="float">
            <text:p>1.50</text:p>
          </table:table-cell>
          <table:table-cell table:style-name="ce59" table:formula="of:=[.L21]-[.$B$13]" office:value-type="float" office:value="1.2874" calcext:value-type="float">
            <text:p>1.29</text:p>
          </table:table-cell>
          <table:table-cell table:style-name="ce59" table:formula="of:=[.M21]-[.$B$13]" office:value-type="float" office:value="0.41457" calcext:value-type="float">
            <text:p>0.41</text:p>
          </table:table-cell>
          <table:table-cell/>
          <table:table-cell table:style-name="ce10" office:value-type="string" calcext:value-type="string">
            <text:p>F</text:p>
          </table:table-cell>
          <table:table-cell table:style-name="ce59" table:formula="of:=[.P21]-[.$P$13]" office:value-type="float" office:value="0.840744" calcext:value-type="float">
            <text:p>0.84</text:p>
          </table:table-cell>
          <table:table-cell table:style-name="ce59" table:formula="of:=[.Q21]-[.$P$13]" office:value-type="float" office:value="1.53936" calcext:value-type="float">
            <text:p>1.54</text:p>
          </table:table-cell>
          <table:table-cell table:style-name="ce59" table:formula="of:=[.R21]-[.$P$13]" office:value-type="float" office:value="0.000809299999999999" calcext:value-type="float">
            <text:p>0.00</text:p>
          </table:table-cell>
          <table:table-cell table:style-name="ce59" table:formula="of:=[.S21]-[.$P$13]" office:value-type="float" office:value="0.97358" calcext:value-type="float">
            <text:p>0.97</text:p>
          </table:table-cell>
          <table:table-cell table:style-name="ce59" table:formula="of:=[.T21]-[.$P$13]" office:value-type="float" office:value="0.554024" calcext:value-type="float">
            <text:p>0.55</text:p>
          </table:table-cell>
          <table:table-cell table:style-name="ce59" table:formula="of:=[.U21]-[.$P$13]" office:value-type="float" office:value="0.0197451" calcext:value-type="float">
            <text:p>0.02</text:p>
          </table:table-cell>
          <table:table-cell table:style-name="ce59" table:formula="of:=[.V21]-[.$P$13]" office:value-type="float" office:value="-0.0000932000000000016" calcext:value-type="float">
            <text:p>0.00</text:p>
          </table:table-cell>
          <table:table-cell table:style-name="ce59" table:formula="of:=[.W21]-[.$P$13]" office:value-type="float" office:value="0.837172" calcext:value-type="float">
            <text:p>0.84</text:p>
          </table:table-cell>
          <table:table-cell table:style-name="ce59" table:formula="of:=[.X21]-[.$P$13]" office:value-type="float" office:value="0.7268" calcext:value-type="float">
            <text:p>0.73</text:p>
          </table:table-cell>
          <table:table-cell table:style-name="ce59" table:formula="of:=[.Y21]-[.$P$13]" office:value-type="float" office:value="0.000682000000000002" calcext:value-type="float">
            <text:p>0.00</text:p>
          </table:table-cell>
          <table:table-cell table:style-name="ce59" table:formula="of:=[.Z21]-[.$P$13]" office:value-type="float" office:value="0.742121" calcext:value-type="float">
            <text:p>0.74</text:p>
          </table:table-cell>
          <table:table-cell table:style-name="ce59" table:formula="of:=[.AA21]-[.$P$13]" office:value-type="float" office:value="1.5589" calcext:value-type="float">
            <text:p>1.56</text:p>
          </table:table-cell>
          <table:table-cell table:number-columns-repeated="997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59" table:formula="of:=[.B22]-[.$B$13]" office:value-type="float" office:value="0.286512" calcext:value-type="float">
            <text:p>0.29</text:p>
          </table:table-cell>
          <table:table-cell table:style-name="ce59" table:formula="of:=[.C22]-[.$B$13]" office:value-type="float" office:value="0.0039103" calcext:value-type="float">
            <text:p>0.00</text:p>
          </table:table-cell>
          <table:table-cell table:style-name="ce59" table:formula="of:=[.D22]-[.$B$13]" office:value-type="float" office:value="0.481674" calcext:value-type="float">
            <text:p>0.48</text:p>
          </table:table-cell>
          <table:table-cell table:style-name="ce59" table:formula="of:=[.E22]-[.$B$13]" office:value-type="float" office:value="0.407781" calcext:value-type="float">
            <text:p>0.41</text:p>
          </table:table-cell>
          <table:table-cell table:style-name="ce59" table:formula="of:=[.F22]-[.$B$13]" office:value-type="float" office:value="0.525275" calcext:value-type="float">
            <text:p>0.53</text:p>
          </table:table-cell>
          <table:table-cell table:style-name="ce59" table:formula="of:=[.G22]-[.$B$13]" office:value-type="float" office:value="0.823509" calcext:value-type="float">
            <text:p>0.82</text:p>
          </table:table-cell>
          <table:table-cell table:style-name="ce59" table:formula="of:=[.H22]-[.$B$13]" office:value-type="float" office:value="0.421485" calcext:value-type="float">
            <text:p>0.42</text:p>
          </table:table-cell>
          <table:table-cell table:style-name="ce59" table:formula="of:=[.I22]-[.$B$13]" office:value-type="float" office:value="0.482455" calcext:value-type="float">
            <text:p>0.48</text:p>
          </table:table-cell>
          <table:table-cell table:style-name="ce59" table:formula="of:=[.J22]-[.$B$13]" office:value-type="float" office:value="0.000386900000000002" calcext:value-type="float">
            <text:p>0.00</text:p>
          </table:table-cell>
          <table:table-cell table:style-name="ce59" table:formula="of:=[.K22]-[.$B$13]" office:value-type="float" office:value="0.576145" calcext:value-type="float">
            <text:p>0.58</text:p>
          </table:table-cell>
          <table:table-cell table:style-name="ce59" table:formula="of:=[.L22]-[.$B$13]" office:value-type="float" office:value="1.53664" calcext:value-type="float">
            <text:p>1.54</text:p>
          </table:table-cell>
          <table:table-cell table:style-name="ce59" table:formula="of:=[.M22]-[.$B$13]" office:value-type="float" office:value="0.923482" calcext:value-type="float">
            <text:p>0.92</text:p>
          </table:table-cell>
          <table:table-cell/>
          <table:table-cell table:style-name="ce10" office:value-type="string" calcext:value-type="string">
            <text:p>G</text:p>
          </table:table-cell>
          <table:table-cell table:style-name="ce59" table:formula="of:=[.P22]-[.$P$13]" office:value-type="float" office:value="0.000602999999999999" calcext:value-type="float">
            <text:p>0.00</text:p>
          </table:table-cell>
          <table:table-cell table:style-name="ce59" table:formula="of:=[.Q22]-[.$P$13]" office:value-type="float" office:value="1.14102" calcext:value-type="float">
            <text:p>1.14</text:p>
          </table:table-cell>
          <table:table-cell table:style-name="ce59" table:formula="of:=[.R22]-[.$P$13]" office:value-type="float" office:value="1.20988" calcext:value-type="float">
            <text:p>1.21</text:p>
          </table:table-cell>
          <table:table-cell table:style-name="ce59" table:formula="of:=[.S22]-[.$P$13]" office:value-type="float" office:value="1.212" calcext:value-type="float">
            <text:p>1.21</text:p>
          </table:table-cell>
          <table:table-cell table:style-name="ce59" table:formula="of:=[.T22]-[.$P$13]" office:value-type="float" office:value="1.20556" calcext:value-type="float">
            <text:p>1.21</text:p>
          </table:table-cell>
          <table:table-cell table:style-name="ce59" table:formula="of:=[.U22]-[.$P$13]" office:value-type="float" office:value="1.35844" calcext:value-type="float">
            <text:p>1.36</text:p>
          </table:table-cell>
          <table:table-cell table:style-name="ce59" table:formula="of:=[.V22]-[.$P$13]" office:value-type="float" office:value="0.000692600000000002" calcext:value-type="float">
            <text:p>0.00</text:p>
          </table:table-cell>
          <table:table-cell table:style-name="ce59" table:formula="of:=[.W22]-[.$P$13]" office:value-type="float" office:value="0.137972" calcext:value-type="float">
            <text:p>0.14</text:p>
          </table:table-cell>
          <table:table-cell table:style-name="ce59" table:formula="of:=[.X22]-[.$P$13]" office:value-type="float" office:value="0.0000881000000000076" calcext:value-type="float">
            <text:p>0.00</text:p>
          </table:table-cell>
          <table:table-cell table:style-name="ce59" table:formula="of:=[.Y22]-[.$P$13]" office:value-type="float" office:value="0.0021568" calcext:value-type="float">
            <text:p>0.00</text:p>
          </table:table-cell>
          <table:table-cell table:style-name="ce59" table:formula="of:=[.Z22]-[.$P$13]" office:value-type="float" office:value="1.10974" calcext:value-type="float">
            <text:p>1.11</text:p>
          </table:table-cell>
          <table:table-cell table:style-name="ce59" table:formula="of:=[.AA22]-[.$P$13]" office:value-type="float" office:value="1.10968" calcext:value-type="float">
            <text:p>1.11</text:p>
          </table:table-cell>
          <table:table-cell table:number-columns-repeated="997"/>
        </table:table-row>
        <table:table-row table:style-name="ro1">
          <table:table-cell table:style-name="ce10" office:value-type="string" calcext:value-type="string">
            <text:p>H</text:p>
          </table:table-cell>
          <table:table-cell table:style-name="ce59" table:formula="of:=[.B23]-[.$B$13]" office:value-type="float" office:value="0.000928100000000001" calcext:value-type="float">
            <text:p>0.00</text:p>
          </table:table-cell>
          <table:table-cell table:style-name="ce59" table:formula="of:=[.C23]-[.$B$13]" office:value-type="float" office:value="0.589966" calcext:value-type="float">
            <text:p>0.59</text:p>
          </table:table-cell>
          <table:table-cell table:style-name="ce59" table:formula="of:=[.D23]-[.$B$13]" office:value-type="float" office:value="0.6895" calcext:value-type="float">
            <text:p>0.69</text:p>
          </table:table-cell>
          <table:table-cell table:style-name="ce59" table:formula="of:=[.E23]-[.$B$13]" office:value-type="float" office:value="0.000460800000000004" calcext:value-type="float">
            <text:p>0.00</text:p>
          </table:table-cell>
          <table:table-cell table:style-name="ce59" table:formula="of:=[.F23]-[.$B$13]" office:value-type="float" office:value="0.252026" calcext:value-type="float">
            <text:p>0.25</text:p>
          </table:table-cell>
          <table:table-cell table:style-name="ce59" table:formula="of:=[.G23]-[.$B$13]" office:value-type="float" office:value="0.226899" calcext:value-type="float">
            <text:p>0.23</text:p>
          </table:table-cell>
          <table:table-cell table:style-name="ce59" table:formula="of:=[.H23]-[.$B$13]" office:value-type="float" office:value="0.496544" calcext:value-type="float">
            <text:p>0.50</text:p>
          </table:table-cell>
          <table:table-cell table:style-name="ce59" table:formula="of:=[.I23]-[.$B$13]" office:value-type="float" office:value="1.41211" calcext:value-type="float">
            <text:p>1.41</text:p>
          </table:table-cell>
          <table:table-cell table:style-name="ce59" table:formula="of:=[.J23]-[.$B$13]" office:value-type="float" office:value="1.15166" calcext:value-type="float">
            <text:p>1.15</text:p>
          </table:table-cell>
          <table:table-cell table:style-name="ce59" table:formula="of:=[.K23]-[.$B$13]" office:value-type="float" office:value="1.58226" calcext:value-type="float">
            <text:p>1.58</text:p>
          </table:table-cell>
          <table:table-cell table:style-name="ce59" table:formula="of:=[.L23]-[.$B$13]" office:value-type="float" office:value="0.615173" calcext:value-type="float">
            <text:p>0.62</text:p>
          </table:table-cell>
          <table:table-cell table:style-name="ce59" table:formula="of:=[.M23]-[.$B$13]" office:value-type="float" office:value="0.624351" calcext:value-type="float">
            <text:p>0.62</text:p>
          </table:table-cell>
          <table:table-cell/>
          <table:table-cell table:style-name="ce10" office:value-type="string" calcext:value-type="string">
            <text:p>H</text:p>
          </table:table-cell>
          <table:table-cell table:style-name="ce59" table:formula="of:=[.P23]-[.$P$13]" office:value-type="float" office:value="0.439474" calcext:value-type="float">
            <text:p>0.44</text:p>
          </table:table-cell>
          <table:table-cell table:style-name="ce59" table:formula="of:=[.Q23]-[.$P$13]" office:value-type="float" office:value="0.507222" calcext:value-type="float">
            <text:p>0.51</text:p>
          </table:table-cell>
          <table:table-cell table:style-name="ce59" table:formula="of:=[.R23]-[.$P$13]" office:value-type="float" office:value="0.897038" calcext:value-type="float">
            <text:p>0.90</text:p>
          </table:table-cell>
          <table:table-cell table:style-name="ce59" table:formula="of:=[.S23]-[.$P$13]" office:value-type="float" office:value="0.604439" calcext:value-type="float">
            <text:p>0.60</text:p>
          </table:table-cell>
          <table:table-cell table:style-name="ce59" table:formula="of:=[.T23]-[.$P$13]" office:value-type="float" office:value="0.623082" calcext:value-type="float">
            <text:p>0.62</text:p>
          </table:table-cell>
          <table:table-cell table:style-name="ce59" table:formula="of:=[.U23]-[.$P$13]" office:value-type="float" office:value="0.524671" calcext:value-type="float">
            <text:p>0.52</text:p>
          </table:table-cell>
          <table:table-cell table:style-name="ce59" table:formula="of:=[.V23]-[.$P$13]" office:value-type="float" office:value="0.847171" calcext:value-type="float">
            <text:p>0.85</text:p>
          </table:table-cell>
          <table:table-cell table:style-name="ce59" table:formula="of:=[.W23]-[.$P$13]" office:value-type="float" office:value="0.654423" calcext:value-type="float">
            <text:p>0.65</text:p>
          </table:table-cell>
          <table:table-cell table:style-name="ce59" table:formula="of:=[.X23]-[.$P$13]" office:value-type="float" office:value="0.133119" calcext:value-type="float">
            <text:p>0.13</text:p>
          </table:table-cell>
          <table:table-cell table:style-name="ce59" table:formula="of:=[.Y23]-[.$P$13]" office:value-type="float" office:value="0.001387" calcext:value-type="float">
            <text:p>0.00</text:p>
          </table:table-cell>
          <table:table-cell table:style-name="ce59" table:formula="of:=[.Z23]-[.$P$13]" office:value-type="float" office:value="0.0021181" calcext:value-type="float">
            <text:p>0.00</text:p>
          </table:table-cell>
          <table:table-cell table:style-name="ce59" table:formula="of:=[.AA23]-[.$P$13]" office:value-type="float" office:value="0.000812100000000003" calcext:value-type="float">
            <text:p>0.00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eerwert:</text:p>
          </table:table-cell>
          <table:table-cell office:value-type="float" office:value="0.038" calcext:value-type="float">
            <text:p>0.038</text:p>
          </table:table-cell>
          <table:table-cell table:number-columns-repeated="13"/>
          <table:table-cell office:value-type="float" office:value="0.038" calcext:value-type="float">
            <text:p>0.03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bschwächung</text:p>
          </table:table-cell>
          <table:table-cell table:style-name="ce11" table:number-columns-repeated="12"/>
          <table:table-cell table:number-columns-repeated="2"/>
          <table:table-cell table:style-name="ce11" table:number-columns-repeated="12"/>
          <table:table-cell table:number-columns-repeated="997"/>
        </table:table-row>
        <table:table-row table:style-name="ro1"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table:style-name="ce10" office:value-type="string" calcext:value-type="string">
            <text:p>A</text:p>
          </table:table-cell>
          <table:table-cell table:style-name="ce59" office:value-type="float" office:value="0.896099" calcext:value-type="float">
            <text:p>0.90</text:p>
          </table:table-cell>
          <table:table-cell table:style-name="ce59" office:value-type="float" office:value="0.687786" calcext:value-type="float">
            <text:p>0.69</text:p>
          </table:table-cell>
          <table:table-cell table:style-name="ce59" office:value-type="float" office:value="0.933254" calcext:value-type="float">
            <text:p>0.93</text:p>
          </table:table-cell>
          <table:table-cell table:style-name="ce59" office:value-type="float" office:value="1.22155" calcext:value-type="float">
            <text:p>1.22</text:p>
          </table:table-cell>
          <table:table-cell table:style-name="ce59" office:value-type="float" office:value="0.688656" calcext:value-type="float">
            <text:p>0.69</text:p>
          </table:table-cell>
          <table:table-cell table:style-name="ce59" office:value-type="float" office:value="0.640609" calcext:value-type="float">
            <text:p>0.64</text:p>
          </table:table-cell>
          <table:table-cell table:style-name="ce59" office:value-type="float" office:value="0.0388806" calcext:value-type="float">
            <text:p>0.04</text:p>
          </table:table-cell>
          <table:table-cell table:style-name="ce59" office:value-type="float" office:value="0.549719" calcext:value-type="float">
            <text:p>0.55</text:p>
          </table:table-cell>
          <table:table-cell table:style-name="ce59" office:value-type="float" office:value="0.585466" calcext:value-type="float">
            <text:p>0.59</text:p>
          </table:table-cell>
          <table:table-cell table:style-name="ce59" office:value-type="float" office:value="0.605975" calcext:value-type="float">
            <text:p>0.61</text:p>
          </table:table-cell>
          <table:table-cell table:style-name="ce59" office:value-type="float" office:value="0.217213" calcext:value-type="float">
            <text:p>0.22</text:p>
          </table:table-cell>
          <table:table-cell table:style-name="ce59" office:value-type="float" office:value="0.669191" calcext:value-type="float">
            <text:p>0.67</text:p>
          </table:table-cell>
          <table:table-cell/>
          <table:table-cell table:style-name="ce10" office:value-type="string" calcext:value-type="string">
            <text:p>A</text:p>
          </table:table-cell>
          <table:table-cell table:style-name="ce59" office:value-type="float" office:value="0.0380582" calcext:value-type="float">
            <text:p>0.04</text:p>
          </table:table-cell>
          <table:table-cell table:style-name="ce59" office:value-type="float" office:value="0.0465976" calcext:value-type="float">
            <text:p>0.05</text:p>
          </table:table-cell>
          <table:table-cell table:style-name="ce59" office:value-type="float" office:value="0.0440562" calcext:value-type="float">
            <text:p>0.04</text:p>
          </table:table-cell>
          <table:table-cell table:style-name="ce59" office:value-type="float" office:value="1.00063" calcext:value-type="float">
            <text:p>1.00</text:p>
          </table:table-cell>
          <table:table-cell table:style-name="ce59" office:value-type="float" office:value="0.0395618" calcext:value-type="float">
            <text:p>0.04</text:p>
          </table:table-cell>
          <table:table-cell table:style-name="ce59" office:value-type="float" office:value="0.588891" calcext:value-type="float">
            <text:p>0.59</text:p>
          </table:table-cell>
          <table:table-cell table:style-name="ce59" office:value-type="float" office:value="0.0750929" calcext:value-type="float">
            <text:p>0.08</text:p>
          </table:table-cell>
          <table:table-cell table:style-name="ce59" office:value-type="float" office:value="0.826939" calcext:value-type="float">
            <text:p>0.83</text:p>
          </table:table-cell>
          <table:table-cell table:style-name="ce59" office:value-type="float" office:value="1.42323" calcext:value-type="float">
            <text:p>1.42</text:p>
          </table:table-cell>
          <table:table-cell table:style-name="ce59" office:value-type="float" office:value="0.398992" calcext:value-type="float">
            <text:p>0.40</text:p>
          </table:table-cell>
          <table:table-cell table:style-name="ce59" office:value-type="float" office:value="0.562503" calcext:value-type="float">
            <text:p>0.56</text:p>
          </table:table-cell>
          <table:table-cell table:style-name="ce59" office:value-type="float" office:value="0.143144" calcext:value-type="float">
            <text:p>0.14</text:p>
          </table:table-cell>
          <table:table-cell table:number-columns-repeated="997"/>
        </table:table-row>
        <table:table-row table:style-name="ro1">
          <table:table-cell table:style-name="ce10" office:value-type="string" calcext:value-type="string">
            <text:p>B</text:p>
          </table:table-cell>
          <table:table-cell table:style-name="ce59" office:value-type="float" office:value="1.14789" calcext:value-type="float">
            <text:p>1.15</text:p>
          </table:table-cell>
          <table:table-cell table:style-name="ce59" office:value-type="float" office:value="1.62214" calcext:value-type="float">
            <text:p>1.62</text:p>
          </table:table-cell>
          <table:table-cell table:style-name="ce59" office:value-type="float" office:value="1.15931" calcext:value-type="float">
            <text:p>1.16</text:p>
          </table:table-cell>
          <table:table-cell table:style-name="ce59" office:value-type="float" office:value="1.12819" calcext:value-type="float">
            <text:p>1.13</text:p>
          </table:table-cell>
          <table:table-cell table:style-name="ce59" office:value-type="float" office:value="0.889548" calcext:value-type="float">
            <text:p>0.89</text:p>
          </table:table-cell>
          <table:table-cell table:style-name="ce59" office:value-type="float" office:value="1.18622" calcext:value-type="float">
            <text:p>1.19</text:p>
          </table:table-cell>
          <table:table-cell table:style-name="ce59" office:value-type="float" office:value="1.61512" calcext:value-type="float">
            <text:p>1.62</text:p>
          </table:table-cell>
          <table:table-cell table:style-name="ce59" office:value-type="float" office:value="1.63593" calcext:value-type="float">
            <text:p>1.64</text:p>
          </table:table-cell>
          <table:table-cell table:style-name="ce59" office:value-type="float" office:value="0.825053" calcext:value-type="float">
            <text:p>0.83</text:p>
          </table:table-cell>
          <table:table-cell table:style-name="ce59" office:value-type="float" office:value="1.62988" calcext:value-type="float">
            <text:p>1.63</text:p>
          </table:table-cell>
          <table:table-cell table:style-name="ce59" office:value-type="float" office:value="1.11439" calcext:value-type="float">
            <text:p>1.11</text:p>
          </table:table-cell>
          <table:table-cell table:style-name="ce59" office:value-type="float" office:value="0.761432" calcext:value-type="float">
            <text:p>0.76</text:p>
          </table:table-cell>
          <table:table-cell/>
          <table:table-cell table:style-name="ce10" office:value-type="string" calcext:value-type="string">
            <text:p>B</text:p>
          </table:table-cell>
          <table:table-cell table:style-name="ce59" office:value-type="float" office:value="0.366742" calcext:value-type="float">
            <text:p>0.37</text:p>
          </table:table-cell>
          <table:table-cell table:style-name="ce59" office:value-type="float" office:value="0.0376947" calcext:value-type="float">
            <text:p>0.04</text:p>
          </table:table-cell>
          <table:table-cell table:style-name="ce59" office:value-type="float" office:value="0.337916" calcext:value-type="float">
            <text:p>0.34</text:p>
          </table:table-cell>
          <table:table-cell table:style-name="ce59" office:value-type="float" office:value="0.565604" calcext:value-type="float">
            <text:p>0.57</text:p>
          </table:table-cell>
          <table:table-cell table:style-name="ce59" office:value-type="float" office:value="0.88549" calcext:value-type="float">
            <text:p>0.89</text:p>
          </table:table-cell>
          <table:table-cell table:style-name="ce59" office:value-type="float" office:value="1.15506" calcext:value-type="float">
            <text:p>1.16</text:p>
          </table:table-cell>
          <table:table-cell table:style-name="ce59" office:value-type="float" office:value="0.372368" calcext:value-type="float">
            <text:p>0.37</text:p>
          </table:table-cell>
          <table:table-cell table:style-name="ce59" office:value-type="float" office:value="0.0382729" calcext:value-type="float">
            <text:p>0.04</text:p>
          </table:table-cell>
          <table:table-cell table:style-name="ce59" office:value-type="float" office:value="0.0390085" calcext:value-type="float">
            <text:p>0.04</text:p>
          </table:table-cell>
          <table:table-cell table:style-name="ce59" office:value-type="float" office:value="0.0385492" calcext:value-type="float">
            <text:p>0.04</text:p>
          </table:table-cell>
          <table:table-cell table:style-name="ce59" office:value-type="float" office:value="0.038626" calcext:value-type="float">
            <text:p>0.04</text:p>
          </table:table-cell>
          <table:table-cell table:style-name="ce59" office:value-type="float" office:value="0.0391746" calcext:value-type="float">
            <text:p>0.04</text:p>
          </table:table-cell>
          <table:table-cell table:number-columns-repeated="997"/>
        </table:table-row>
        <table:table-row table:style-name="ro1">
          <table:table-cell table:style-name="ce10" office:value-type="string" calcext:value-type="string">
            <text:p>C</text:p>
          </table:table-cell>
          <table:table-cell table:style-name="ce59" office:value-type="float" office:value="0.0379623" calcext:value-type="float">
            <text:p>0.04</text:p>
          </table:table-cell>
          <table:table-cell table:style-name="ce59" office:value-type="float" office:value="0.0373704" calcext:value-type="float">
            <text:p>0.04</text:p>
          </table:table-cell>
          <table:table-cell table:style-name="ce59" office:value-type="float" office:value="1.60324" calcext:value-type="float">
            <text:p>1.60</text:p>
          </table:table-cell>
          <table:table-cell table:style-name="ce59" office:value-type="float" office:value="1.63318" calcext:value-type="float">
            <text:p>1.63</text:p>
          </table:table-cell>
          <table:table-cell table:style-name="ce59" office:value-type="float" office:value="0.831728" calcext:value-type="float">
            <text:p>0.83</text:p>
          </table:table-cell>
          <table:table-cell table:style-name="ce59" office:value-type="float" office:value="0.785006" calcext:value-type="float">
            <text:p>0.79</text:p>
          </table:table-cell>
          <table:table-cell table:style-name="ce59" office:value-type="float" office:value="0.775" calcext:value-type="float">
            <text:p>0.78</text:p>
          </table:table-cell>
          <table:table-cell table:style-name="ce59" office:value-type="float" office:value="0.573948" calcext:value-type="float">
            <text:p>0.57</text:p>
          </table:table-cell>
          <table:table-cell table:style-name="ce59" office:value-type="float" office:value="1.00714" calcext:value-type="float">
            <text:p>1.01</text:p>
          </table:table-cell>
          <table:table-cell table:style-name="ce59" office:value-type="float" office:value="0.611097" calcext:value-type="float">
            <text:p>0.61</text:p>
          </table:table-cell>
          <table:table-cell table:style-name="ce59" office:value-type="float" office:value="1.6311" calcext:value-type="float">
            <text:p>1.63</text:p>
          </table:table-cell>
          <table:table-cell table:style-name="ce59" office:value-type="float" office:value="0.863316" calcext:value-type="float">
            <text:p>0.86</text:p>
          </table:table-cell>
          <table:table-cell/>
          <table:table-cell table:style-name="ce10" office:value-type="string" calcext:value-type="string">
            <text:p>C</text:p>
          </table:table-cell>
          <table:table-cell table:style-name="ce59" office:value-type="float" office:value="1.35263" calcext:value-type="float">
            <text:p>1.35</text:p>
          </table:table-cell>
          <table:table-cell table:style-name="ce59" office:value-type="float" office:value="1.36438" calcext:value-type="float">
            <text:p>1.36</text:p>
          </table:table-cell>
          <table:table-cell table:style-name="ce59" office:value-type="float" office:value="1.27229" calcext:value-type="float">
            <text:p>1.27</text:p>
          </table:table-cell>
          <table:table-cell table:style-name="ce59" office:value-type="float" office:value="1.47383" calcext:value-type="float">
            <text:p>1.47</text:p>
          </table:table-cell>
          <table:table-cell table:style-name="ce59" office:value-type="float" office:value="0.318254" calcext:value-type="float">
            <text:p>0.32</text:p>
          </table:table-cell>
          <table:table-cell table:style-name="ce59" office:value-type="float" office:value="1.26294" calcext:value-type="float">
            <text:p>1.26</text:p>
          </table:table-cell>
          <table:table-cell table:style-name="ce59" office:value-type="float" office:value="0.756075" calcext:value-type="float">
            <text:p>0.76</text:p>
          </table:table-cell>
          <table:table-cell table:style-name="ce59" office:value-type="float" office:value="0.0454432" calcext:value-type="float">
            <text:p>0.05</text:p>
          </table:table-cell>
          <table:table-cell table:style-name="ce59" office:value-type="float" office:value="0.869209" calcext:value-type="float">
            <text:p>0.87</text:p>
          </table:table-cell>
          <table:table-cell table:style-name="ce59" office:value-type="float" office:value="0.0412599" calcext:value-type="float">
            <text:p>0.04</text:p>
          </table:table-cell>
          <table:table-cell table:style-name="ce59" office:value-type="float" office:value="0.0396702" calcext:value-type="float">
            <text:p>0.04</text:p>
          </table:table-cell>
          <table:table-cell table:style-name="ce59" office:value-type="float" office:value="1.35918" calcext:value-type="float">
            <text:p>1.36</text:p>
          </table:table-cell>
          <table:table-cell table:number-columns-repeated="997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59" office:value-type="float" office:value="0.504432" calcext:value-type="float">
            <text:p>0.50</text:p>
          </table:table-cell>
          <table:table-cell table:style-name="ce59" office:value-type="float" office:value="0.0377736" calcext:value-type="float">
            <text:p>0.04</text:p>
          </table:table-cell>
          <table:table-cell table:style-name="ce59" office:value-type="float" office:value="0.820459" calcext:value-type="float">
            <text:p>0.82</text:p>
          </table:table-cell>
          <table:table-cell table:style-name="ce59" office:value-type="float" office:value="0.874614" calcext:value-type="float">
            <text:p>0.87</text:p>
          </table:table-cell>
          <table:table-cell table:style-name="ce59" office:value-type="float" office:value="0.0382248" calcext:value-type="float">
            <text:p>0.04</text:p>
          </table:table-cell>
          <table:table-cell table:style-name="ce59" office:value-type="float" office:value="1.07129" calcext:value-type="float">
            <text:p>1.07</text:p>
          </table:table-cell>
          <table:table-cell table:style-name="ce59" office:value-type="float" office:value="0.898376" calcext:value-type="float">
            <text:p>0.90</text:p>
          </table:table-cell>
          <table:table-cell table:style-name="ce59" office:value-type="float" office:value="0.0389646" calcext:value-type="float">
            <text:p>0.04</text:p>
          </table:table-cell>
          <table:table-cell table:style-name="ce59" office:value-type="float" office:value="0.789825" calcext:value-type="float">
            <text:p>0.79</text:p>
          </table:table-cell>
          <table:table-cell table:style-name="ce59" office:value-type="float" office:value="0.847917" calcext:value-type="float">
            <text:p>0.85</text:p>
          </table:table-cell>
          <table:table-cell table:style-name="ce59" office:value-type="float" office:value="0.785897" calcext:value-type="float">
            <text:p>0.79</text:p>
          </table:table-cell>
          <table:table-cell table:style-name="ce59" office:value-type="float" office:value="1.17821" calcext:value-type="float">
            <text:p>1.18</text:p>
          </table:table-cell>
          <table:table-cell/>
          <table:table-cell table:style-name="ce10" office:value-type="string" calcext:value-type="string">
            <text:p>D</text:p>
          </table:table-cell>
          <table:table-cell table:style-name="ce59" office:value-type="float" office:value="0.644741" calcext:value-type="float">
            <text:p>0.64</text:p>
          </table:table-cell>
          <table:table-cell table:style-name="ce59" office:value-type="float" office:value="1.23319" calcext:value-type="float">
            <text:p>1.23</text:p>
          </table:table-cell>
          <table:table-cell table:style-name="ce59" office:value-type="float" office:value="0.268192" calcext:value-type="float">
            <text:p>0.27</text:p>
          </table:table-cell>
          <table:table-cell table:style-name="ce59" office:value-type="float" office:value="1.05938" calcext:value-type="float">
            <text:p>1.06</text:p>
          </table:table-cell>
          <table:table-cell table:style-name="ce59" office:value-type="float" office:value="0.038821" calcext:value-type="float">
            <text:p>0.04</text:p>
          </table:table-cell>
          <table:table-cell table:style-name="ce59" office:value-type="float" office:value="0.93961" calcext:value-type="float">
            <text:p>0.94</text:p>
          </table:table-cell>
          <table:table-cell table:style-name="ce59" office:value-type="float" office:value="0.954292" calcext:value-type="float">
            <text:p>0.95</text:p>
          </table:table-cell>
          <table:table-cell table:style-name="ce59" office:value-type="float" office:value="0.0438587" calcext:value-type="float">
            <text:p>0.04</text:p>
          </table:table-cell>
          <table:table-cell table:style-name="ce59" office:value-type="float" office:value="0.0428232" calcext:value-type="float">
            <text:p>0.04</text:p>
          </table:table-cell>
          <table:table-cell table:style-name="ce59" office:value-type="float" office:value="0.0394769" calcext:value-type="float">
            <text:p>0.04</text:p>
          </table:table-cell>
          <table:table-cell table:style-name="ce59" office:value-type="float" office:value="0.0417593" calcext:value-type="float">
            <text:p>0.04</text:p>
          </table:table-cell>
          <table:table-cell table:style-name="ce59" office:value-type="float" office:value="0.0391617" calcext:value-type="float">
            <text:p>0.04</text:p>
          </table:table-cell>
          <table:table-cell table:number-columns-repeated="997"/>
        </table:table-row>
        <table:table-row table:style-name="ro1">
          <table:table-cell table:style-name="ce10" office:value-type="string" calcext:value-type="string">
            <text:p>E</text:p>
          </table:table-cell>
          <table:table-cell table:style-name="ce59" office:value-type="float" office:value="0.638734" calcext:value-type="float">
            <text:p>0.64</text:p>
          </table:table-cell>
          <table:table-cell table:style-name="ce59" office:value-type="float" office:value="0.0375817" calcext:value-type="float">
            <text:p>0.04</text:p>
          </table:table-cell>
          <table:table-cell table:style-name="ce59" office:value-type="float" office:value="1.17339" calcext:value-type="float">
            <text:p>1.17</text:p>
          </table:table-cell>
          <table:table-cell table:style-name="ce59" office:value-type="float" office:value="0.90377" calcext:value-type="float">
            <text:p>0.90</text:p>
          </table:table-cell>
          <table:table-cell table:style-name="ce59" office:value-type="float" office:value="0.374518" calcext:value-type="float">
            <text:p>0.37</text:p>
          </table:table-cell>
          <table:table-cell table:style-name="ce59" office:value-type="float" office:value="0.0387307" calcext:value-type="float">
            <text:p>0.04</text:p>
          </table:table-cell>
          <table:table-cell table:style-name="ce59" office:value-type="float" office:value="0.0389561" calcext:value-type="float">
            <text:p>0.04</text:p>
          </table:table-cell>
          <table:table-cell table:style-name="ce59" office:value-type="float" office:value="0.595717" calcext:value-type="float">
            <text:p>0.60</text:p>
          </table:table-cell>
          <table:table-cell table:style-name="ce59" office:value-type="float" office:value="0.417805" calcext:value-type="float">
            <text:p>0.42</text:p>
          </table:table-cell>
          <table:table-cell table:style-name="ce59" office:value-type="float" office:value="0.369144" calcext:value-type="float">
            <text:p>0.37</text:p>
          </table:table-cell>
          <table:table-cell table:style-name="ce59" office:value-type="float" office:value="0.0410479" calcext:value-type="float">
            <text:p>0.04</text:p>
          </table:table-cell>
          <table:table-cell table:style-name="ce59" office:value-type="float" office:value="0.0387226" calcext:value-type="float">
            <text:p>0.04</text:p>
          </table:table-cell>
          <table:table-cell/>
          <table:table-cell table:style-name="ce10" office:value-type="string" calcext:value-type="string">
            <text:p>E</text:p>
          </table:table-cell>
          <table:table-cell table:style-name="ce59" office:value-type="float" office:value="0.467372" calcext:value-type="float">
            <text:p>0.47</text:p>
          </table:table-cell>
          <table:table-cell table:style-name="ce59" office:value-type="float" office:value="1.18168" calcext:value-type="float">
            <text:p>1.18</text:p>
          </table:table-cell>
          <table:table-cell table:style-name="ce59" office:value-type="float" office:value="1.11916" calcext:value-type="float">
            <text:p>1.12</text:p>
          </table:table-cell>
          <table:table-cell table:style-name="ce59" office:value-type="float" office:value="1.40643" calcext:value-type="float">
            <text:p>1.41</text:p>
          </table:table-cell>
          <table:table-cell table:style-name="ce59" office:value-type="float" office:value="1.27555" calcext:value-type="float">
            <text:p>1.28</text:p>
          </table:table-cell>
          <table:table-cell table:style-name="ce59" office:value-type="float" office:value="0.0383311" calcext:value-type="float">
            <text:p>0.04</text:p>
          </table:table-cell>
          <table:table-cell table:style-name="ce59" office:value-type="float" office:value="0.0392085" calcext:value-type="float">
            <text:p>0.04</text:p>
          </table:table-cell>
          <table:table-cell table:style-name="ce59" office:value-type="float" office:value="0.0397895" calcext:value-type="float">
            <text:p>0.04</text:p>
          </table:table-cell>
          <table:table-cell table:style-name="ce59" office:value-type="float" office:value="1.24794" calcext:value-type="float">
            <text:p>1.25</text:p>
          </table:table-cell>
          <table:table-cell table:style-name="ce59" office:value-type="float" office:value="0.670661" calcext:value-type="float">
            <text:p>0.67</text:p>
          </table:table-cell>
          <table:table-cell table:style-name="ce59" office:value-type="float" office:value="1.1716" calcext:value-type="float">
            <text:p>1.17</text:p>
          </table:table-cell>
          <table:table-cell table:style-name="ce59" office:value-type="float" office:value="1.18855" calcext:value-type="float">
            <text:p>1.19</text:p>
          </table:table-cell>
          <table:table-cell table:number-columns-repeated="997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59" office:value-type="float" office:value="0.0485637" calcext:value-type="float">
            <text:p>0.05</text:p>
          </table:table-cell>
          <table:table-cell table:style-name="ce59" office:value-type="float" office:value="0.0391719" calcext:value-type="float">
            <text:p>0.04</text:p>
          </table:table-cell>
          <table:table-cell table:style-name="ce59" office:value-type="float" office:value="0.0607077" calcext:value-type="float">
            <text:p>0.06</text:p>
          </table:table-cell>
          <table:table-cell table:style-name="ce59" office:value-type="float" office:value="1.66783" calcext:value-type="float">
            <text:p>1.67</text:p>
          </table:table-cell>
          <table:table-cell table:style-name="ce59" office:value-type="float" office:value="0.417873" calcext:value-type="float">
            <text:p>0.42</text:p>
          </table:table-cell>
          <table:table-cell table:style-name="ce59" office:value-type="float" office:value="0.0383448" calcext:value-type="float">
            <text:p>0.04</text:p>
          </table:table-cell>
          <table:table-cell table:style-name="ce59" office:value-type="float" office:value="0.671973" calcext:value-type="float">
            <text:p>0.67</text:p>
          </table:table-cell>
          <table:table-cell table:style-name="ce59" office:value-type="float" office:value="1.02782" calcext:value-type="float">
            <text:p>1.03</text:p>
          </table:table-cell>
          <table:table-cell table:style-name="ce59" office:value-type="float" office:value="0.706877" calcext:value-type="float">
            <text:p>0.71</text:p>
          </table:table-cell>
          <table:table-cell table:style-name="ce59" office:value-type="float" office:value="1.53815" calcext:value-type="float">
            <text:p>1.54</text:p>
          </table:table-cell>
          <table:table-cell table:style-name="ce59" office:value-type="float" office:value="1.3254" calcext:value-type="float">
            <text:p>1.33</text:p>
          </table:table-cell>
          <table:table-cell table:style-name="ce59" office:value-type="float" office:value="0.45257" calcext:value-type="float">
            <text:p>0.45</text:p>
          </table:table-cell>
          <table:table-cell/>
          <table:table-cell table:style-name="ce10" office:value-type="string" calcext:value-type="string">
            <text:p>F</text:p>
          </table:table-cell>
          <table:table-cell table:style-name="ce59" office:value-type="float" office:value="0.878744" calcext:value-type="float">
            <text:p>0.88</text:p>
          </table:table-cell>
          <table:table-cell table:style-name="ce59" office:value-type="float" office:value="1.57736" calcext:value-type="float">
            <text:p>1.58</text:p>
          </table:table-cell>
          <table:table-cell table:style-name="ce59" office:value-type="float" office:value="0.0388093" calcext:value-type="float">
            <text:p>0.04</text:p>
          </table:table-cell>
          <table:table-cell table:style-name="ce59" office:value-type="float" office:value="1.01158" calcext:value-type="float">
            <text:p>1.01</text:p>
          </table:table-cell>
          <table:table-cell table:style-name="ce59" office:value-type="float" office:value="0.592024" calcext:value-type="float">
            <text:p>0.59</text:p>
          </table:table-cell>
          <table:table-cell table:style-name="ce59" office:value-type="float" office:value="0.0577451" calcext:value-type="float">
            <text:p>0.06</text:p>
          </table:table-cell>
          <table:table-cell table:style-name="ce59" office:value-type="float" office:value="0.0379068" calcext:value-type="float">
            <text:p>0.04</text:p>
          </table:table-cell>
          <table:table-cell table:style-name="ce59" office:value-type="float" office:value="0.875172" calcext:value-type="float">
            <text:p>0.88</text:p>
          </table:table-cell>
          <table:table-cell table:style-name="ce59" office:value-type="float" office:value="0.7648" calcext:value-type="float">
            <text:p>0.76</text:p>
          </table:table-cell>
          <table:table-cell table:style-name="ce59" office:value-type="float" office:value="0.038682" calcext:value-type="float">
            <text:p>0.04</text:p>
          </table:table-cell>
          <table:table-cell table:style-name="ce59" office:value-type="float" office:value="0.780121" calcext:value-type="float">
            <text:p>0.78</text:p>
          </table:table-cell>
          <table:table-cell table:style-name="ce59" office:value-type="float" office:value="1.5969" calcext:value-type="float">
            <text:p>1.60</text:p>
          </table:table-cell>
          <table:table-cell table:number-columns-repeated="997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59" office:value-type="float" office:value="0.324512" calcext:value-type="float">
            <text:p>0.32</text:p>
          </table:table-cell>
          <table:table-cell table:style-name="ce59" office:value-type="float" office:value="0.0419103" calcext:value-type="float">
            <text:p>0.04</text:p>
          </table:table-cell>
          <table:table-cell table:style-name="ce59" office:value-type="float" office:value="0.519674" calcext:value-type="float">
            <text:p>0.52</text:p>
          </table:table-cell>
          <table:table-cell table:style-name="ce59" office:value-type="float" office:value="0.445781" calcext:value-type="float">
            <text:p>0.45</text:p>
          </table:table-cell>
          <table:table-cell table:style-name="ce59" office:value-type="float" office:value="0.563275" calcext:value-type="float">
            <text:p>0.56</text:p>
          </table:table-cell>
          <table:table-cell table:style-name="ce59" office:value-type="float" office:value="0.861509" calcext:value-type="float">
            <text:p>0.86</text:p>
          </table:table-cell>
          <table:table-cell table:style-name="ce59" office:value-type="float" office:value="0.459485" calcext:value-type="float">
            <text:p>0.46</text:p>
          </table:table-cell>
          <table:table-cell table:style-name="ce59" office:value-type="float" office:value="0.520455" calcext:value-type="float">
            <text:p>0.52</text:p>
          </table:table-cell>
          <table:table-cell table:style-name="ce59" office:value-type="float" office:value="0.0383869" calcext:value-type="float">
            <text:p>0.04</text:p>
          </table:table-cell>
          <table:table-cell table:style-name="ce59" office:value-type="float" office:value="0.614145" calcext:value-type="float">
            <text:p>0.61</text:p>
          </table:table-cell>
          <table:table-cell table:style-name="ce59" office:value-type="float" office:value="1.57464" calcext:value-type="float">
            <text:p>1.57</text:p>
          </table:table-cell>
          <table:table-cell table:style-name="ce59" office:value-type="float" office:value="0.961482" calcext:value-type="float">
            <text:p>0.96</text:p>
          </table:table-cell>
          <table:table-cell/>
          <table:table-cell table:style-name="ce10" office:value-type="string" calcext:value-type="string">
            <text:p>G</text:p>
          </table:table-cell>
          <table:table-cell table:style-name="ce59" office:value-type="float" office:value="0.038603" calcext:value-type="float">
            <text:p>0.04</text:p>
          </table:table-cell>
          <table:table-cell table:style-name="ce59" office:value-type="float" office:value="1.17902" calcext:value-type="float">
            <text:p>1.18</text:p>
          </table:table-cell>
          <table:table-cell table:style-name="ce59" office:value-type="float" office:value="1.24788" calcext:value-type="float">
            <text:p>1.25</text:p>
          </table:table-cell>
          <table:table-cell table:style-name="ce59" office:value-type="float" office:value="1.25" calcext:value-type="float">
            <text:p>1.25</text:p>
          </table:table-cell>
          <table:table-cell table:style-name="ce59" office:value-type="float" office:value="1.24356" calcext:value-type="float">
            <text:p>1.24</text:p>
          </table:table-cell>
          <table:table-cell table:style-name="ce59" office:value-type="float" office:value="1.39644" calcext:value-type="float">
            <text:p>1.40</text:p>
          </table:table-cell>
          <table:table-cell table:style-name="ce59" office:value-type="float" office:value="0.0386926" calcext:value-type="float">
            <text:p>0.04</text:p>
          </table:table-cell>
          <table:table-cell table:style-name="ce59" office:value-type="float" office:value="0.175972" calcext:value-type="float">
            <text:p>0.18</text:p>
          </table:table-cell>
          <table:table-cell table:style-name="ce59" office:value-type="float" office:value="0.0380881" calcext:value-type="float">
            <text:p>0.04</text:p>
          </table:table-cell>
          <table:table-cell table:style-name="ce59" office:value-type="float" office:value="0.0401568" calcext:value-type="float">
            <text:p>0.04</text:p>
          </table:table-cell>
          <table:table-cell table:style-name="ce59" office:value-type="float" office:value="1.14774" calcext:value-type="float">
            <text:p>1.15</text:p>
          </table:table-cell>
          <table:table-cell table:style-name="ce59" office:value-type="float" office:value="1.14768" calcext:value-type="float">
            <text:p>1.15</text:p>
          </table:table-cell>
          <table:table-cell table:number-columns-repeated="997"/>
        </table:table-row>
        <table:table-row table:style-name="ro1">
          <table:table-cell table:style-name="ce10" office:value-type="string" calcext:value-type="string">
            <text:p>H</text:p>
          </table:table-cell>
          <table:table-cell table:style-name="ce59" office:value-type="float" office:value="0.0389281" calcext:value-type="float">
            <text:p>0.04</text:p>
          </table:table-cell>
          <table:table-cell table:style-name="ce59" office:value-type="float" office:value="0.627966" calcext:value-type="float">
            <text:p>0.63</text:p>
          </table:table-cell>
          <table:table-cell table:style-name="ce59" office:value-type="float" office:value="0.7275" calcext:value-type="float">
            <text:p>0.73</text:p>
          </table:table-cell>
          <table:table-cell table:style-name="ce59" office:value-type="float" office:value="0.0384608" calcext:value-type="float">
            <text:p>0.04</text:p>
          </table:table-cell>
          <table:table-cell table:style-name="ce59" office:value-type="float" office:value="0.290026" calcext:value-type="float">
            <text:p>0.29</text:p>
          </table:table-cell>
          <table:table-cell table:style-name="ce59" office:value-type="float" office:value="0.264899" calcext:value-type="float">
            <text:p>0.26</text:p>
          </table:table-cell>
          <table:table-cell table:style-name="ce59" office:value-type="float" office:value="0.534544" calcext:value-type="float">
            <text:p>0.53</text:p>
          </table:table-cell>
          <table:table-cell table:style-name="ce59" office:value-type="float" office:value="1.45011" calcext:value-type="float">
            <text:p>1.45</text:p>
          </table:table-cell>
          <table:table-cell table:style-name="ce59" office:value-type="float" office:value="1.18966" calcext:value-type="float">
            <text:p>1.19</text:p>
          </table:table-cell>
          <table:table-cell table:style-name="ce59" office:value-type="float" office:value="1.62026" calcext:value-type="float">
            <text:p>1.62</text:p>
          </table:table-cell>
          <table:table-cell table:style-name="ce59" office:value-type="float" office:value="0.653173" calcext:value-type="float">
            <text:p>0.65</text:p>
          </table:table-cell>
          <table:table-cell table:style-name="ce59" office:value-type="float" office:value="0.662351" calcext:value-type="float">
            <text:p>0.66</text:p>
          </table:table-cell>
          <table:table-cell/>
          <table:table-cell table:style-name="ce10" office:value-type="string" calcext:value-type="string">
            <text:p>H</text:p>
          </table:table-cell>
          <table:table-cell table:style-name="ce59" office:value-type="float" office:value="0.477474" calcext:value-type="float">
            <text:p>0.48</text:p>
          </table:table-cell>
          <table:table-cell table:style-name="ce59" office:value-type="float" office:value="0.545222" calcext:value-type="float">
            <text:p>0.55</text:p>
          </table:table-cell>
          <table:table-cell table:style-name="ce59" office:value-type="float" office:value="0.935038" calcext:value-type="float">
            <text:p>0.94</text:p>
          </table:table-cell>
          <table:table-cell table:style-name="ce59" office:value-type="float" office:value="0.642439" calcext:value-type="float">
            <text:p>0.64</text:p>
          </table:table-cell>
          <table:table-cell table:style-name="ce59" office:value-type="float" office:value="0.661082" calcext:value-type="float">
            <text:p>0.66</text:p>
          </table:table-cell>
          <table:table-cell table:style-name="ce59" office:value-type="float" office:value="0.562671" calcext:value-type="float">
            <text:p>0.56</text:p>
          </table:table-cell>
          <table:table-cell table:style-name="ce59" office:value-type="float" office:value="0.885171" calcext:value-type="float">
            <text:p>0.89</text:p>
          </table:table-cell>
          <table:table-cell table:style-name="ce59" office:value-type="float" office:value="0.692423" calcext:value-type="float">
            <text:p>0.69</text:p>
          </table:table-cell>
          <table:table-cell table:style-name="ce59" office:value-type="float" office:value="0.171119" calcext:value-type="float">
            <text:p>0.17</text:p>
          </table:table-cell>
          <table:table-cell table:style-name="ce59" office:value-type="float" office:value="0.039387" calcext:value-type="float">
            <text:p>0.04</text:p>
          </table:table-cell>
          <table:table-cell table:style-name="ce59" office:value-type="float" office:value="0.0401181" calcext:value-type="float">
            <text:p>0.04</text:p>
          </table:table-cell>
          <table:table-cell table:style-name="ce59" office:value-type="float" office:value="0.0388121" calcext:value-type="float">
            <text:p>0.04</text:p>
          </table:table-cell>
          <table:table-cell table:number-columns-repeated="997"/>
        </table:table-row>
        <table:table-row table:style-name="ro1" table:number-rows-repeated="26">
          <table:table-cell table:number-columns-repeated="1024"/>
        </table:table-row>
        <table:table-row table:style-name="ro1">
          <table:table-cell/>
          <table:table-cell table:style-name="ce11" table:number-columns-repeated="12"/>
          <table:table-cell table:number-columns-repeated="2"/>
          <table:table-cell table:style-name="ce11" table:number-columns-repeated="12"/>
          <table:table-cell table:number-columns-repeated="997"/>
        </table:table-row>
        <table:table-row table:style-name="ro1" table:number-rows-repeated="8">
          <table:table-cell table:style-name="ce10"/>
          <table:table-cell table:style-name="ce60" table:number-columns-repeated="12"/>
          <table:table-cell/>
          <table:table-cell table:style-name="ce10"/>
          <table:table-cell table:style-name="ce60" table:number-columns-repeated="12"/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 table:number-columns-repeated="12"/>
          <table:table-cell table:number-columns-repeated="2"/>
          <table:table-cell table:style-name="ce11" table:number-columns-repeated="12"/>
          <table:table-cell table:number-columns-repeated="997"/>
        </table:table-row>
        <table:table-row table:style-name="ro1" table:number-rows-repeated="8">
          <table:table-cell table:style-name="ce10"/>
          <table:table-cell table:style-name="ce60" table:number-columns-repeated="12"/>
          <table:table-cell/>
          <table:table-cell table:style-name="ce10"/>
          <table:table-cell table:style-name="ce60" table:number-columns-repeated="12"/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 table:number-columns-repeated="12"/>
          <table:table-cell table:number-columns-repeated="2"/>
          <table:table-cell table:style-name="ce11" table:number-columns-repeated="12"/>
          <table:table-cell table:number-columns-repeated="997"/>
        </table:table-row>
        <table:table-row table:style-name="ro1" table:number-rows-repeated="8">
          <table:table-cell table:style-name="ce10"/>
          <table:table-cell table:style-name="ce60" table:number-columns-repeated="12"/>
          <table:table-cell/>
          <table:table-cell table:style-name="ce10"/>
          <table:table-cell table:style-name="ce60" table:number-columns-repeated="12"/>
          <table:table-cell table:number-columns-repeated="997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3" number:min-integer-digits="1"/>
    </number:number-style>
    <number:percentage-style style:name="N126">
      <number:number number:decimal-places="1" number:min-integer-digits="1"/>
      <number:text>%</number:text>
    </number:percentag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Excel_20_Built-in_20_Heading_20_1" style:display-name="Excel Built-in Heading 1" style:family="table-cell" style:parent-style-name="Default">
      <style:table-cell-properties fo:border-bottom="2.49pt solid #4f81bd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7c0de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Percent" style:display-name="Excel Built-in Percent" style:family="table-cell" style:parent-style-name="Default" style:data-style-name="N10"/>
    <style:style style:name="ConditionalStyle_5f_390" style:display-name="ConditionalStyle_390" style:family="table-cell" style:parent-style-name="Default">
      <style:table-cell-properties fo:background-color="#e6c8ff"/>
    </style:style>
    <style:style style:name="ConditionalStyle_5f_389" style:display-name="ConditionalStyle_389" style:family="table-cell" style:parent-style-name="Default">
      <style:table-cell-properties fo:background-color="#8caa46"/>
    </style:style>
    <style:style style:name="ConditionalStyle_5f_388" style:display-name="ConditionalStyle_388" style:family="table-cell" style:parent-style-name="Default">
      <style:table-cell-properties fo:background-color="#fac090"/>
    </style:style>
    <style:style style:name="ConditionalStyle_5f_387" style:display-name="ConditionalStyle_387" style:family="table-cell" style:parent-style-name="Default">
      <style:table-cell-properties fo:background-color="#ffb4b4"/>
    </style:style>
    <style:style style:name="ConditionalStyle_5f_386" style:display-name="ConditionalStyle_386" style:family="table-cell" style:parent-style-name="Default">
      <style:table-cell-properties fo:background-color="#ffff93"/>
    </style:style>
    <style:style style:name="ConditionalStyle_5f_385" style:display-name="ConditionalStyle_385" style:family="table-cell" style:parent-style-name="Default">
      <style:table-cell-properties fo:background-color="#dfbe9d"/>
    </style:style>
    <style:style style:name="ConditionalStyle_5f_384" style:display-name="ConditionalStyle_384" style:family="table-cell" style:parent-style-name="Default">
      <style:table-cell-properties fo:background-color="#f2dcdb"/>
    </style:style>
    <style:style style:name="ConditionalStyle_5f_383" style:display-name="ConditionalStyle_383" style:family="table-cell" style:parent-style-name="Default">
      <style:table-cell-properties fo:background-color="#d7e4bd"/>
    </style:style>
    <style:style style:name="ConditionalStyle_5f_382" style:display-name="ConditionalStyle_382" style:family="table-cell" style:parent-style-name="Default">
      <style:table-cell-properties fo:background-color="#b3a2c7"/>
    </style:style>
    <style:style style:name="ConditionalStyle_5f_381" style:display-name="ConditionalStyle_381" style:family="table-cell" style:parent-style-name="Default">
      <style:table-cell-properties fo:background-color="#93cddd"/>
    </style:style>
    <style:style style:name="ConditionalStyle_5f_380" style:display-name="ConditionalStyle_380" style:family="table-cell" style:parent-style-name="Default">
      <style:table-cell-properties fo:background-color="#e6c8ff"/>
    </style:style>
    <style:style style:name="ConditionalStyle_5f_379" style:display-name="ConditionalStyle_379" style:family="table-cell" style:parent-style-name="Default">
      <style:table-cell-properties fo:background-color="#8caa46"/>
    </style:style>
    <style:style style:name="ConditionalStyle_5f_378" style:display-name="ConditionalStyle_378" style:family="table-cell" style:parent-style-name="Default">
      <style:table-cell-properties fo:background-color="#fac090"/>
    </style:style>
    <style:style style:name="ConditionalStyle_5f_377" style:display-name="ConditionalStyle_377" style:family="table-cell" style:parent-style-name="Default">
      <style:table-cell-properties fo:background-color="#ffb4b4"/>
    </style:style>
    <style:style style:name="ConditionalStyle_5f_376" style:display-name="ConditionalStyle_376" style:family="table-cell" style:parent-style-name="Default">
      <style:table-cell-properties fo:background-color="#ffff93"/>
    </style:style>
    <style:style style:name="ConditionalStyle_5f_375" style:display-name="ConditionalStyle_375" style:family="table-cell" style:parent-style-name="Default">
      <style:table-cell-properties fo:background-color="#dfbe9d"/>
    </style:style>
    <style:style style:name="ConditionalStyle_5f_374" style:display-name="ConditionalStyle_374" style:family="table-cell" style:parent-style-name="Default">
      <style:table-cell-properties fo:background-color="#f2dcdb"/>
    </style:style>
    <style:style style:name="ConditionalStyle_5f_373" style:display-name="ConditionalStyle_373" style:family="table-cell" style:parent-style-name="Default">
      <style:table-cell-properties fo:background-color="#d7e4bd"/>
    </style:style>
    <style:style style:name="ConditionalStyle_5f_372" style:display-name="ConditionalStyle_372" style:family="table-cell" style:parent-style-name="Default">
      <style:table-cell-properties fo:background-color="#b3a2c7"/>
    </style:style>
    <style:style style:name="ConditionalStyle_5f_371" style:display-name="ConditionalStyle_371" style:family="table-cell" style:parent-style-name="Default">
      <style:table-cell-properties fo:background-color="#93cddd"/>
    </style:style>
    <style:style style:name="ConditionalStyle_5f_370" style:display-name="ConditionalStyle_370" style:family="table-cell" style:parent-style-name="Default">
      <style:table-cell-properties fo:background-color="#e6c8ff"/>
    </style:style>
    <style:style style:name="ConditionalStyle_5f_369" style:display-name="ConditionalStyle_369" style:family="table-cell" style:parent-style-name="Default">
      <style:table-cell-properties fo:background-color="#8caa46"/>
    </style:style>
    <style:style style:name="ConditionalStyle_5f_368" style:display-name="ConditionalStyle_368" style:family="table-cell" style:parent-style-name="Default">
      <style:table-cell-properties fo:background-color="#fac090"/>
    </style:style>
    <style:style style:name="ConditionalStyle_5f_367" style:display-name="ConditionalStyle_367" style:family="table-cell" style:parent-style-name="Default">
      <style:table-cell-properties fo:background-color="#ffb4b4"/>
    </style:style>
    <style:style style:name="ConditionalStyle_5f_366" style:display-name="ConditionalStyle_366" style:family="table-cell" style:parent-style-name="Default">
      <style:table-cell-properties fo:background-color="#ffff93"/>
    </style:style>
    <style:style style:name="ConditionalStyle_5f_365" style:display-name="ConditionalStyle_365" style:family="table-cell" style:parent-style-name="Default">
      <style:table-cell-properties fo:background-color="#dfbe9d"/>
    </style:style>
    <style:style style:name="ConditionalStyle_5f_364" style:display-name="ConditionalStyle_364" style:family="table-cell" style:parent-style-name="Default">
      <style:table-cell-properties fo:background-color="#f2dcdb"/>
    </style:style>
    <style:style style:name="ConditionalStyle_5f_363" style:display-name="ConditionalStyle_363" style:family="table-cell" style:parent-style-name="Default">
      <style:table-cell-properties fo:background-color="#d7e4bd"/>
    </style:style>
    <style:style style:name="ConditionalStyle_5f_362" style:display-name="ConditionalStyle_362" style:family="table-cell" style:parent-style-name="Default">
      <style:table-cell-properties fo:background-color="#b3a2c7"/>
    </style:style>
    <style:style style:name="ConditionalStyle_5f_361" style:display-name="ConditionalStyle_361" style:family="table-cell" style:parent-style-name="Default">
      <style:table-cell-properties fo:background-color="#93cddd"/>
    </style:style>
    <style:style style:name="ConditionalStyle_5f_360" style:display-name="ConditionalStyle_360" style:family="table-cell" style:parent-style-name="Default">
      <style:table-cell-properties fo:background-color="#e6c8ff"/>
    </style:style>
    <style:style style:name="ConditionalStyle_5f_359" style:display-name="ConditionalStyle_359" style:family="table-cell" style:parent-style-name="Default">
      <style:table-cell-properties fo:background-color="#8caa46"/>
    </style:style>
    <style:style style:name="ConditionalStyle_5f_358" style:display-name="ConditionalStyle_358" style:family="table-cell" style:parent-style-name="Default">
      <style:table-cell-properties fo:background-color="#fac090"/>
    </style:style>
    <style:style style:name="ConditionalStyle_5f_357" style:display-name="ConditionalStyle_357" style:family="table-cell" style:parent-style-name="Default">
      <style:table-cell-properties fo:background-color="#ffb4b4"/>
    </style:style>
    <style:style style:name="ConditionalStyle_5f_356" style:display-name="ConditionalStyle_356" style:family="table-cell" style:parent-style-name="Default">
      <style:table-cell-properties fo:background-color="#ffff93"/>
    </style:style>
    <style:style style:name="ConditionalStyle_5f_355" style:display-name="ConditionalStyle_355" style:family="table-cell" style:parent-style-name="Default">
      <style:table-cell-properties fo:background-color="#dfbe9d"/>
    </style:style>
    <style:style style:name="ConditionalStyle_5f_354" style:display-name="ConditionalStyle_354" style:family="table-cell" style:parent-style-name="Default">
      <style:table-cell-properties fo:background-color="#f2dcdb"/>
    </style:style>
    <style:style style:name="ConditionalStyle_5f_353" style:display-name="ConditionalStyle_353" style:family="table-cell" style:parent-style-name="Default">
      <style:table-cell-properties fo:background-color="#d7e4bd"/>
    </style:style>
    <style:style style:name="ConditionalStyle_5f_352" style:display-name="ConditionalStyle_352" style:family="table-cell" style:parent-style-name="Default">
      <style:table-cell-properties fo:background-color="#b3a2c7"/>
    </style:style>
    <style:style style:name="ConditionalStyle_5f_351" style:display-name="ConditionalStyle_351" style:family="table-cell" style:parent-style-name="Default">
      <style:table-cell-properties fo:background-color="#93cddd"/>
    </style:style>
    <style:style style:name="ConditionalStyle_5f_350" style:display-name="ConditionalStyle_350" style:family="table-cell" style:parent-style-name="Default">
      <style:table-cell-properties fo:background-color="#e6c8ff"/>
    </style:style>
    <style:style style:name="ConditionalStyle_5f_349" style:display-name="ConditionalStyle_349" style:family="table-cell" style:parent-style-name="Default">
      <style:table-cell-properties fo:background-color="#8caa46"/>
    </style:style>
    <style:style style:name="ConditionalStyle_5f_348" style:display-name="ConditionalStyle_348" style:family="table-cell" style:parent-style-name="Default">
      <style:table-cell-properties fo:background-color="#fac090"/>
    </style:style>
    <style:style style:name="ConditionalStyle_5f_347" style:display-name="ConditionalStyle_347" style:family="table-cell" style:parent-style-name="Default">
      <style:table-cell-properties fo:background-color="#ffb4b4"/>
    </style:style>
    <style:style style:name="ConditionalStyle_5f_346" style:display-name="ConditionalStyle_346" style:family="table-cell" style:parent-style-name="Default">
      <style:table-cell-properties fo:background-color="#ffff93"/>
    </style:style>
    <style:style style:name="ConditionalStyle_5f_345" style:display-name="ConditionalStyle_345" style:family="table-cell" style:parent-style-name="Default">
      <style:table-cell-properties fo:background-color="#dfbe9d"/>
    </style:style>
    <style:style style:name="ConditionalStyle_5f_344" style:display-name="ConditionalStyle_344" style:family="table-cell" style:parent-style-name="Default">
      <style:table-cell-properties fo:background-color="#f2dcdb"/>
    </style:style>
    <style:style style:name="ConditionalStyle_5f_343" style:display-name="ConditionalStyle_343" style:family="table-cell" style:parent-style-name="Default">
      <style:table-cell-properties fo:background-color="#d7e4bd"/>
    </style:style>
    <style:style style:name="ConditionalStyle_5f_342" style:display-name="ConditionalStyle_342" style:family="table-cell" style:parent-style-name="Default">
      <style:table-cell-properties fo:background-color="#b3a2c7"/>
    </style:style>
    <style:style style:name="ConditionalStyle_5f_341" style:display-name="ConditionalStyle_341" style:family="table-cell" style:parent-style-name="Default">
      <style:table-cell-properties fo:background-color="#93cddd"/>
    </style:style>
    <style:style style:name="ConditionalStyle_5f_340" style:display-name="ConditionalStyle_340" style:family="table-cell" style:parent-style-name="Default">
      <style:table-cell-properties fo:background-color="#e6c8ff"/>
    </style:style>
    <style:style style:name="ConditionalStyle_5f_339" style:display-name="ConditionalStyle_339" style:family="table-cell" style:parent-style-name="Default">
      <style:table-cell-properties fo:background-color="#8caa46"/>
    </style:style>
    <style:style style:name="ConditionalStyle_5f_338" style:display-name="ConditionalStyle_338" style:family="table-cell" style:parent-style-name="Default">
      <style:table-cell-properties fo:background-color="#fac090"/>
    </style:style>
    <style:style style:name="ConditionalStyle_5f_337" style:display-name="ConditionalStyle_337" style:family="table-cell" style:parent-style-name="Default">
      <style:table-cell-properties fo:background-color="#ffb4b4"/>
    </style:style>
    <style:style style:name="ConditionalStyle_5f_336" style:display-name="ConditionalStyle_336" style:family="table-cell" style:parent-style-name="Default">
      <style:table-cell-properties fo:background-color="#ffff93"/>
    </style:style>
    <style:style style:name="ConditionalStyle_5f_335" style:display-name="ConditionalStyle_335" style:family="table-cell" style:parent-style-name="Default">
      <style:table-cell-properties fo:background-color="#dfbe9d"/>
    </style:style>
    <style:style style:name="ConditionalStyle_5f_334" style:display-name="ConditionalStyle_334" style:family="table-cell" style:parent-style-name="Default">
      <style:table-cell-properties fo:background-color="#f2dcdb"/>
    </style:style>
    <style:style style:name="ConditionalStyle_5f_333" style:display-name="ConditionalStyle_333" style:family="table-cell" style:parent-style-name="Default">
      <style:table-cell-properties fo:background-color="#d7e4bd"/>
    </style:style>
    <style:style style:name="ConditionalStyle_5f_332" style:display-name="ConditionalStyle_332" style:family="table-cell" style:parent-style-name="Default">
      <style:table-cell-properties fo:background-color="#b3a2c7"/>
    </style:style>
    <style:style style:name="ConditionalStyle_5f_331" style:display-name="ConditionalStyle_331" style:family="table-cell" style:parent-style-name="Default">
      <style:table-cell-properties fo:background-color="#93cddd"/>
    </style:style>
    <style:style style:name="ConditionalStyle_5f_330" style:display-name="ConditionalStyle_330" style:family="table-cell" style:parent-style-name="Default">
      <style:table-cell-properties fo:background-color="#e6c8ff"/>
    </style:style>
    <style:style style:name="ConditionalStyle_5f_329" style:display-name="ConditionalStyle_329" style:family="table-cell" style:parent-style-name="Default">
      <style:table-cell-properties fo:background-color="#8caa46"/>
    </style:style>
    <style:style style:name="ConditionalStyle_5f_328" style:display-name="ConditionalStyle_328" style:family="table-cell" style:parent-style-name="Default">
      <style:table-cell-properties fo:background-color="#fac090"/>
    </style:style>
    <style:style style:name="ConditionalStyle_5f_327" style:display-name="ConditionalStyle_327" style:family="table-cell" style:parent-style-name="Default">
      <style:table-cell-properties fo:background-color="#ffb4b4"/>
    </style:style>
    <style:style style:name="ConditionalStyle_5f_326" style:display-name="ConditionalStyle_326" style:family="table-cell" style:parent-style-name="Default">
      <style:table-cell-properties fo:background-color="#ffff93"/>
    </style:style>
    <style:style style:name="ConditionalStyle_5f_325" style:display-name="ConditionalStyle_325" style:family="table-cell" style:parent-style-name="Default">
      <style:table-cell-properties fo:background-color="#dfbe9d"/>
    </style:style>
    <style:style style:name="ConditionalStyle_5f_324" style:display-name="ConditionalStyle_324" style:family="table-cell" style:parent-style-name="Default">
      <style:table-cell-properties fo:background-color="#f2dcdb"/>
    </style:style>
    <style:style style:name="ConditionalStyle_5f_323" style:display-name="ConditionalStyle_323" style:family="table-cell" style:parent-style-name="Default">
      <style:table-cell-properties fo:background-color="#d7e4bd"/>
    </style:style>
    <style:style style:name="ConditionalStyle_5f_322" style:display-name="ConditionalStyle_322" style:family="table-cell" style:parent-style-name="Default">
      <style:table-cell-properties fo:background-color="#b3a2c7"/>
    </style:style>
    <style:style style:name="ConditionalStyle_5f_321" style:display-name="ConditionalStyle_321" style:family="table-cell" style:parent-style-name="Default">
      <style:table-cell-properties fo:background-color="#93cddd"/>
    </style:style>
    <style:style style:name="ConditionalStyle_5f_320" style:display-name="ConditionalStyle_320" style:family="table-cell" style:parent-style-name="Default">
      <style:table-cell-properties fo:background-color="#e6c8ff"/>
    </style:style>
    <style:style style:name="ConditionalStyle_5f_319" style:display-name="ConditionalStyle_319" style:family="table-cell" style:parent-style-name="Default">
      <style:table-cell-properties fo:background-color="#8caa46"/>
    </style:style>
    <style:style style:name="ConditionalStyle_5f_318" style:display-name="ConditionalStyle_318" style:family="table-cell" style:parent-style-name="Default">
      <style:table-cell-properties fo:background-color="#fac090"/>
    </style:style>
    <style:style style:name="ConditionalStyle_5f_317" style:display-name="ConditionalStyle_317" style:family="table-cell" style:parent-style-name="Default">
      <style:table-cell-properties fo:background-color="#ffb4b4"/>
    </style:style>
    <style:style style:name="ConditionalStyle_5f_316" style:display-name="ConditionalStyle_316" style:family="table-cell" style:parent-style-name="Default">
      <style:table-cell-properties fo:background-color="#ffff93"/>
    </style:style>
    <style:style style:name="ConditionalStyle_5f_315" style:display-name="ConditionalStyle_315" style:family="table-cell" style:parent-style-name="Default">
      <style:table-cell-properties fo:background-color="#dfbe9d"/>
    </style:style>
    <style:style style:name="ConditionalStyle_5f_314" style:display-name="ConditionalStyle_314" style:family="table-cell" style:parent-style-name="Default">
      <style:table-cell-properties fo:background-color="#f2dcdb"/>
    </style:style>
    <style:style style:name="ConditionalStyle_5f_313" style:display-name="ConditionalStyle_313" style:family="table-cell" style:parent-style-name="Default">
      <style:table-cell-properties fo:background-color="#d7e4bd"/>
    </style:style>
    <style:style style:name="ConditionalStyle_5f_312" style:display-name="ConditionalStyle_312" style:family="table-cell" style:parent-style-name="Default">
      <style:table-cell-properties fo:background-color="#b3a2c7"/>
    </style:style>
    <style:style style:name="ConditionalStyle_5f_311" style:display-name="ConditionalStyle_311" style:family="table-cell" style:parent-style-name="Default">
      <style:table-cell-properties fo:background-color="#93cddd"/>
    </style:style>
    <style:style style:name="ConditionalStyle_5f_310" style:display-name="ConditionalStyle_310" style:family="table-cell" style:parent-style-name="Default">
      <style:table-cell-properties fo:background-color="#e6c8ff"/>
    </style:style>
    <style:style style:name="ConditionalStyle_5f_309" style:display-name="ConditionalStyle_309" style:family="table-cell" style:parent-style-name="Default">
      <style:table-cell-properties fo:background-color="#8caa46"/>
    </style:style>
    <style:style style:name="ConditionalStyle_5f_308" style:display-name="ConditionalStyle_308" style:family="table-cell" style:parent-style-name="Default">
      <style:table-cell-properties fo:background-color="#fac090"/>
    </style:style>
    <style:style style:name="ConditionalStyle_5f_307" style:display-name="ConditionalStyle_307" style:family="table-cell" style:parent-style-name="Default">
      <style:table-cell-properties fo:background-color="#ffb4b4"/>
    </style:style>
    <style:style style:name="ConditionalStyle_5f_306" style:display-name="ConditionalStyle_306" style:family="table-cell" style:parent-style-name="Default">
      <style:table-cell-properties fo:background-color="#ffff93"/>
    </style:style>
    <style:style style:name="ConditionalStyle_5f_305" style:display-name="ConditionalStyle_305" style:family="table-cell" style:parent-style-name="Default">
      <style:table-cell-properties fo:background-color="#dfbe9d"/>
    </style:style>
    <style:style style:name="ConditionalStyle_5f_304" style:display-name="ConditionalStyle_304" style:family="table-cell" style:parent-style-name="Default">
      <style:table-cell-properties fo:background-color="#f2dcdb"/>
    </style:style>
    <style:style style:name="ConditionalStyle_5f_303" style:display-name="ConditionalStyle_303" style:family="table-cell" style:parent-style-name="Default">
      <style:table-cell-properties fo:background-color="#d7e4bd"/>
    </style:style>
    <style:style style:name="ConditionalStyle_5f_302" style:display-name="ConditionalStyle_302" style:family="table-cell" style:parent-style-name="Default">
      <style:table-cell-properties fo:background-color="#b3a2c7"/>
    </style:style>
    <style:style style:name="ConditionalStyle_5f_301" style:display-name="ConditionalStyle_301" style:family="table-cell" style:parent-style-name="Default">
      <style:table-cell-properties fo:background-color="#93cddd"/>
    </style:style>
    <style:style style:name="ConditionalStyle_5f_300" style:display-name="ConditionalStyle_300" style:family="table-cell" style:parent-style-name="Default">
      <style:table-cell-properties fo:background-color="#e6c8ff"/>
    </style:style>
    <style:style style:name="ConditionalStyle_5f_299" style:display-name="ConditionalStyle_299" style:family="table-cell" style:parent-style-name="Default">
      <style:table-cell-properties fo:background-color="#8caa46"/>
    </style:style>
    <style:style style:name="ConditionalStyle_5f_298" style:display-name="ConditionalStyle_298" style:family="table-cell" style:parent-style-name="Default">
      <style:table-cell-properties fo:background-color="#fac090"/>
    </style:style>
    <style:style style:name="ConditionalStyle_5f_297" style:display-name="ConditionalStyle_297" style:family="table-cell" style:parent-style-name="Default">
      <style:table-cell-properties fo:background-color="#ffb4b4"/>
    </style:style>
    <style:style style:name="ConditionalStyle_5f_296" style:display-name="ConditionalStyle_296" style:family="table-cell" style:parent-style-name="Default">
      <style:table-cell-properties fo:background-color="#ffff93"/>
    </style:style>
    <style:style style:name="ConditionalStyle_5f_295" style:display-name="ConditionalStyle_295" style:family="table-cell" style:parent-style-name="Default">
      <style:table-cell-properties fo:background-color="#dfbe9d"/>
    </style:style>
    <style:style style:name="ConditionalStyle_5f_294" style:display-name="ConditionalStyle_294" style:family="table-cell" style:parent-style-name="Default">
      <style:table-cell-properties fo:background-color="#f2dcdb"/>
    </style:style>
    <style:style style:name="ConditionalStyle_5f_293" style:display-name="ConditionalStyle_293" style:family="table-cell" style:parent-style-name="Default">
      <style:table-cell-properties fo:background-color="#d7e4bd"/>
    </style:style>
    <style:style style:name="ConditionalStyle_5f_292" style:display-name="ConditionalStyle_292" style:family="table-cell" style:parent-style-name="Default">
      <style:table-cell-properties fo:background-color="#b3a2c7"/>
    </style:style>
    <style:style style:name="ConditionalStyle_5f_291" style:display-name="ConditionalStyle_291" style:family="table-cell" style:parent-style-name="Default">
      <style:table-cell-properties fo:background-color="#93cddd"/>
    </style:style>
    <style:style style:name="ConditionalStyle_5f_290" style:display-name="ConditionalStyle_290" style:family="table-cell" style:parent-style-name="Default">
      <style:table-cell-properties fo:background-color="#e6c8ff"/>
    </style:style>
    <style:style style:name="ConditionalStyle_5f_289" style:display-name="ConditionalStyle_289" style:family="table-cell" style:parent-style-name="Default">
      <style:table-cell-properties fo:background-color="#8caa46"/>
    </style:style>
    <style:style style:name="ConditionalStyle_5f_288" style:display-name="ConditionalStyle_288" style:family="table-cell" style:parent-style-name="Default">
      <style:table-cell-properties fo:background-color="#fac090"/>
    </style:style>
    <style:style style:name="ConditionalStyle_5f_287" style:display-name="ConditionalStyle_287" style:family="table-cell" style:parent-style-name="Default">
      <style:table-cell-properties fo:background-color="#ffb4b4"/>
    </style:style>
    <style:style style:name="ConditionalStyle_5f_286" style:display-name="ConditionalStyle_286" style:family="table-cell" style:parent-style-name="Default">
      <style:table-cell-properties fo:background-color="#ffff93"/>
    </style:style>
    <style:style style:name="ConditionalStyle_5f_285" style:display-name="ConditionalStyle_285" style:family="table-cell" style:parent-style-name="Default">
      <style:table-cell-properties fo:background-color="#dfbe9d"/>
    </style:style>
    <style:style style:name="ConditionalStyle_5f_284" style:display-name="ConditionalStyle_284" style:family="table-cell" style:parent-style-name="Default">
      <style:table-cell-properties fo:background-color="#f2dcdb"/>
    </style:style>
    <style:style style:name="ConditionalStyle_5f_283" style:display-name="ConditionalStyle_283" style:family="table-cell" style:parent-style-name="Default">
      <style:table-cell-properties fo:background-color="#d7e4bd"/>
    </style:style>
    <style:style style:name="ConditionalStyle_5f_282" style:display-name="ConditionalStyle_282" style:family="table-cell" style:parent-style-name="Default">
      <style:table-cell-properties fo:background-color="#b3a2c7"/>
    </style:style>
    <style:style style:name="ConditionalStyle_5f_281" style:display-name="ConditionalStyle_281" style:family="table-cell" style:parent-style-name="Default">
      <style:table-cell-properties fo:background-color="#93cddd"/>
    </style:style>
    <style:style style:name="ConditionalStyle_5f_280" style:display-name="ConditionalStyle_280" style:family="table-cell" style:parent-style-name="Default">
      <style:table-cell-properties fo:background-color="#e6c8ff"/>
    </style:style>
    <style:style style:name="ConditionalStyle_5f_279" style:display-name="ConditionalStyle_279" style:family="table-cell" style:parent-style-name="Default">
      <style:table-cell-properties fo:background-color="#8caa46"/>
    </style:style>
    <style:style style:name="ConditionalStyle_5f_278" style:display-name="ConditionalStyle_278" style:family="table-cell" style:parent-style-name="Default">
      <style:table-cell-properties fo:background-color="#fac090"/>
    </style:style>
    <style:style style:name="ConditionalStyle_5f_277" style:display-name="ConditionalStyle_277" style:family="table-cell" style:parent-style-name="Default">
      <style:table-cell-properties fo:background-color="#ffb4b4"/>
    </style:style>
    <style:style style:name="ConditionalStyle_5f_276" style:display-name="ConditionalStyle_276" style:family="table-cell" style:parent-style-name="Default">
      <style:table-cell-properties fo:background-color="#ffff93"/>
    </style:style>
    <style:style style:name="ConditionalStyle_5f_275" style:display-name="ConditionalStyle_275" style:family="table-cell" style:parent-style-name="Default">
      <style:table-cell-properties fo:background-color="#dfbe9d"/>
    </style:style>
    <style:style style:name="ConditionalStyle_5f_274" style:display-name="ConditionalStyle_274" style:family="table-cell" style:parent-style-name="Default">
      <style:table-cell-properties fo:background-color="#f2dcdb"/>
    </style:style>
    <style:style style:name="ConditionalStyle_5f_273" style:display-name="ConditionalStyle_273" style:family="table-cell" style:parent-style-name="Default">
      <style:table-cell-properties fo:background-color="#d7e4bd"/>
    </style:style>
    <style:style style:name="ConditionalStyle_5f_272" style:display-name="ConditionalStyle_272" style:family="table-cell" style:parent-style-name="Default">
      <style:table-cell-properties fo:background-color="#b3a2c7"/>
    </style:style>
    <style:style style:name="ConditionalStyle_5f_271" style:display-name="ConditionalStyle_271" style:family="table-cell" style:parent-style-name="Default">
      <style:table-cell-properties fo:background-color="#93cddd"/>
    </style:style>
    <style:style style:name="ConditionalStyle_5f_270" style:display-name="ConditionalStyle_270" style:family="table-cell" style:parent-style-name="Default">
      <style:table-cell-properties fo:background-color="#e6c8ff"/>
    </style:style>
    <style:style style:name="ConditionalStyle_5f_269" style:display-name="ConditionalStyle_269" style:family="table-cell" style:parent-style-name="Default">
      <style:table-cell-properties fo:background-color="#8caa46"/>
    </style:style>
    <style:style style:name="ConditionalStyle_5f_268" style:display-name="ConditionalStyle_268" style:family="table-cell" style:parent-style-name="Default">
      <style:table-cell-properties fo:background-color="#fac090"/>
    </style:style>
    <style:style style:name="ConditionalStyle_5f_267" style:display-name="ConditionalStyle_267" style:family="table-cell" style:parent-style-name="Default">
      <style:table-cell-properties fo:background-color="#ffb4b4"/>
    </style:style>
    <style:style style:name="ConditionalStyle_5f_266" style:display-name="ConditionalStyle_266" style:family="table-cell" style:parent-style-name="Default">
      <style:table-cell-properties fo:background-color="#ffff93"/>
    </style:style>
    <style:style style:name="ConditionalStyle_5f_265" style:display-name="ConditionalStyle_265" style:family="table-cell" style:parent-style-name="Default">
      <style:table-cell-properties fo:background-color="#dfbe9d"/>
    </style:style>
    <style:style style:name="ConditionalStyle_5f_264" style:display-name="ConditionalStyle_264" style:family="table-cell" style:parent-style-name="Default">
      <style:table-cell-properties fo:background-color="#f2dcdb"/>
    </style:style>
    <style:style style:name="ConditionalStyle_5f_263" style:display-name="ConditionalStyle_263" style:family="table-cell" style:parent-style-name="Default">
      <style:table-cell-properties fo:background-color="#d7e4bd"/>
    </style:style>
    <style:style style:name="ConditionalStyle_5f_262" style:display-name="ConditionalStyle_262" style:family="table-cell" style:parent-style-name="Default">
      <style:table-cell-properties fo:background-color="#b3a2c7"/>
    </style:style>
    <style:style style:name="ConditionalStyle_5f_261" style:display-name="ConditionalStyle_261" style:family="table-cell" style:parent-style-name="Default">
      <style:table-cell-properties fo:background-color="#93cddd"/>
    </style:style>
    <style:style style:name="ConditionalStyle_5f_260" style:display-name="ConditionalStyle_260" style:family="table-cell" style:parent-style-name="Default">
      <style:table-cell-properties fo:background-color="#e6c8ff"/>
    </style:style>
    <style:style style:name="ConditionalStyle_5f_259" style:display-name="ConditionalStyle_259" style:family="table-cell" style:parent-style-name="Default">
      <style:table-cell-properties fo:background-color="#8caa46"/>
    </style:style>
    <style:style style:name="ConditionalStyle_5f_258" style:display-name="ConditionalStyle_258" style:family="table-cell" style:parent-style-name="Default">
      <style:table-cell-properties fo:background-color="#fac090"/>
    </style:style>
    <style:style style:name="ConditionalStyle_5f_257" style:display-name="ConditionalStyle_257" style:family="table-cell" style:parent-style-name="Default">
      <style:table-cell-properties fo:background-color="#ffb4b4"/>
    </style:style>
    <style:style style:name="ConditionalStyle_5f_256" style:display-name="ConditionalStyle_256" style:family="table-cell" style:parent-style-name="Default">
      <style:table-cell-properties fo:background-color="#ffff93"/>
    </style:style>
    <style:style style:name="ConditionalStyle_5f_255" style:display-name="ConditionalStyle_255" style:family="table-cell" style:parent-style-name="Default">
      <style:table-cell-properties fo:background-color="#dfbe9d"/>
    </style:style>
    <style:style style:name="ConditionalStyle_5f_254" style:display-name="ConditionalStyle_254" style:family="table-cell" style:parent-style-name="Default">
      <style:table-cell-properties fo:background-color="#f2dcdb"/>
    </style:style>
    <style:style style:name="ConditionalStyle_5f_253" style:display-name="ConditionalStyle_253" style:family="table-cell" style:parent-style-name="Default">
      <style:table-cell-properties fo:background-color="#d7e4bd"/>
    </style:style>
    <style:style style:name="ConditionalStyle_5f_252" style:display-name="ConditionalStyle_252" style:family="table-cell" style:parent-style-name="Default">
      <style:table-cell-properties fo:background-color="#b3a2c7"/>
    </style:style>
    <style:style style:name="ConditionalStyle_5f_251" style:display-name="ConditionalStyle_251" style:family="table-cell" style:parent-style-name="Default">
      <style:table-cell-properties fo:background-color="#93cddd"/>
    </style:style>
    <style:style style:name="ConditionalStyle_5f_250" style:display-name="ConditionalStyle_250" style:family="table-cell" style:parent-style-name="Default">
      <style:table-cell-properties fo:background-color="#e6c8ff"/>
    </style:style>
    <style:style style:name="ConditionalStyle_5f_249" style:display-name="ConditionalStyle_249" style:family="table-cell" style:parent-style-name="Default">
      <style:table-cell-properties fo:background-color="#8caa46"/>
    </style:style>
    <style:style style:name="ConditionalStyle_5f_248" style:display-name="ConditionalStyle_248" style:family="table-cell" style:parent-style-name="Default">
      <style:table-cell-properties fo:background-color="#fac090"/>
    </style:style>
    <style:style style:name="ConditionalStyle_5f_247" style:display-name="ConditionalStyle_247" style:family="table-cell" style:parent-style-name="Default">
      <style:table-cell-properties fo:background-color="#ffb4b4"/>
    </style:style>
    <style:style style:name="ConditionalStyle_5f_246" style:display-name="ConditionalStyle_246" style:family="table-cell" style:parent-style-name="Default">
      <style:table-cell-properties fo:background-color="#ffff93"/>
    </style:style>
    <style:style style:name="ConditionalStyle_5f_245" style:display-name="ConditionalStyle_245" style:family="table-cell" style:parent-style-name="Default">
      <style:table-cell-properties fo:background-color="#dfbe9d"/>
    </style:style>
    <style:style style:name="ConditionalStyle_5f_244" style:display-name="ConditionalStyle_244" style:family="table-cell" style:parent-style-name="Default">
      <style:table-cell-properties fo:background-color="#f2dcdb"/>
    </style:style>
    <style:style style:name="ConditionalStyle_5f_243" style:display-name="ConditionalStyle_243" style:family="table-cell" style:parent-style-name="Default">
      <style:table-cell-properties fo:background-color="#d7e4bd"/>
    </style:style>
    <style:style style:name="ConditionalStyle_5f_242" style:display-name="ConditionalStyle_242" style:family="table-cell" style:parent-style-name="Default">
      <style:table-cell-properties fo:background-color="#b3a2c7"/>
    </style:style>
    <style:style style:name="ConditionalStyle_5f_241" style:display-name="ConditionalStyle_241" style:family="table-cell" style:parent-style-name="Default">
      <style:table-cell-properties fo:background-color="#93cddd"/>
    </style:style>
    <style:style style:name="ConditionalStyle_5f_240" style:display-name="ConditionalStyle_240" style:family="table-cell" style:parent-style-name="Default">
      <style:table-cell-properties fo:background-color="#e6c8ff"/>
    </style:style>
    <style:style style:name="ConditionalStyle_5f_239" style:display-name="ConditionalStyle_239" style:family="table-cell" style:parent-style-name="Default">
      <style:table-cell-properties fo:background-color="#8caa46"/>
    </style:style>
    <style:style style:name="ConditionalStyle_5f_238" style:display-name="ConditionalStyle_238" style:family="table-cell" style:parent-style-name="Default">
      <style:table-cell-properties fo:background-color="#fac090"/>
    </style:style>
    <style:style style:name="ConditionalStyle_5f_237" style:display-name="ConditionalStyle_237" style:family="table-cell" style:parent-style-name="Default">
      <style:table-cell-properties fo:background-color="#ffb4b4"/>
    </style:style>
    <style:style style:name="ConditionalStyle_5f_236" style:display-name="ConditionalStyle_236" style:family="table-cell" style:parent-style-name="Default">
      <style:table-cell-properties fo:background-color="#ffff93"/>
    </style:style>
    <style:style style:name="ConditionalStyle_5f_235" style:display-name="ConditionalStyle_235" style:family="table-cell" style:parent-style-name="Default">
      <style:table-cell-properties fo:background-color="#dfbe9d"/>
    </style:style>
    <style:style style:name="ConditionalStyle_5f_234" style:display-name="ConditionalStyle_234" style:family="table-cell" style:parent-style-name="Default">
      <style:table-cell-properties fo:background-color="#f2dcdb"/>
    </style:style>
    <style:style style:name="ConditionalStyle_5f_233" style:display-name="ConditionalStyle_233" style:family="table-cell" style:parent-style-name="Default">
      <style:table-cell-properties fo:background-color="#d7e4bd"/>
    </style:style>
    <style:style style:name="ConditionalStyle_5f_232" style:display-name="ConditionalStyle_232" style:family="table-cell" style:parent-style-name="Default">
      <style:table-cell-properties fo:background-color="#b3a2c7"/>
    </style:style>
    <style:style style:name="ConditionalStyle_5f_231" style:display-name="ConditionalStyle_231" style:family="table-cell" style:parent-style-name="Default">
      <style:table-cell-properties fo:background-color="#93cddd"/>
    </style:style>
    <style:style style:name="ConditionalStyle_5f_230" style:display-name="ConditionalStyle_230" style:family="table-cell" style:parent-style-name="Default">
      <style:table-cell-properties fo:background-color="#e6c8ff"/>
    </style:style>
    <style:style style:name="ConditionalStyle_5f_229" style:display-name="ConditionalStyle_229" style:family="table-cell" style:parent-style-name="Default">
      <style:table-cell-properties fo:background-color="#8caa46"/>
    </style:style>
    <style:style style:name="ConditionalStyle_5f_228" style:display-name="ConditionalStyle_228" style:family="table-cell" style:parent-style-name="Default">
      <style:table-cell-properties fo:background-color="#fac090"/>
    </style:style>
    <style:style style:name="ConditionalStyle_5f_227" style:display-name="ConditionalStyle_227" style:family="table-cell" style:parent-style-name="Default">
      <style:table-cell-properties fo:background-color="#ffb4b4"/>
    </style:style>
    <style:style style:name="ConditionalStyle_5f_226" style:display-name="ConditionalStyle_226" style:family="table-cell" style:parent-style-name="Default">
      <style:table-cell-properties fo:background-color="#ffff93"/>
    </style:style>
    <style:style style:name="ConditionalStyle_5f_225" style:display-name="ConditionalStyle_225" style:family="table-cell" style:parent-style-name="Default">
      <style:table-cell-properties fo:background-color="#dfbe9d"/>
    </style:style>
    <style:style style:name="ConditionalStyle_5f_224" style:display-name="ConditionalStyle_224" style:family="table-cell" style:parent-style-name="Default">
      <style:table-cell-properties fo:background-color="#f2dcdb"/>
    </style:style>
    <style:style style:name="ConditionalStyle_5f_223" style:display-name="ConditionalStyle_223" style:family="table-cell" style:parent-style-name="Default">
      <style:table-cell-properties fo:background-color="#d7e4bd"/>
    </style:style>
    <style:style style:name="ConditionalStyle_5f_222" style:display-name="ConditionalStyle_222" style:family="table-cell" style:parent-style-name="Default">
      <style:table-cell-properties fo:background-color="#b3a2c7"/>
    </style:style>
    <style:style style:name="ConditionalStyle_5f_221" style:display-name="ConditionalStyle_221" style:family="table-cell" style:parent-style-name="Default">
      <style:table-cell-properties fo:background-color="#93cddd"/>
    </style:style>
    <style:style style:name="ConditionalStyle_5f_220" style:display-name="ConditionalStyle_220" style:family="table-cell" style:parent-style-name="Default">
      <style:table-cell-properties fo:background-color="#e6c8ff"/>
    </style:style>
    <style:style style:name="ConditionalStyle_5f_219" style:display-name="ConditionalStyle_219" style:family="table-cell" style:parent-style-name="Default">
      <style:table-cell-properties fo:background-color="#8caa46"/>
    </style:style>
    <style:style style:name="ConditionalStyle_5f_218" style:display-name="ConditionalStyle_218" style:family="table-cell" style:parent-style-name="Default">
      <style:table-cell-properties fo:background-color="#fac090"/>
    </style:style>
    <style:style style:name="ConditionalStyle_5f_217" style:display-name="ConditionalStyle_217" style:family="table-cell" style:parent-style-name="Default">
      <style:table-cell-properties fo:background-color="#ffb4b4"/>
    </style:style>
    <style:style style:name="ConditionalStyle_5f_216" style:display-name="ConditionalStyle_216" style:family="table-cell" style:parent-style-name="Default">
      <style:table-cell-properties fo:background-color="#ffff93"/>
    </style:style>
    <style:style style:name="ConditionalStyle_5f_215" style:display-name="ConditionalStyle_215" style:family="table-cell" style:parent-style-name="Default">
      <style:table-cell-properties fo:background-color="#dfbe9d"/>
    </style:style>
    <style:style style:name="ConditionalStyle_5f_214" style:display-name="ConditionalStyle_214" style:family="table-cell" style:parent-style-name="Default">
      <style:table-cell-properties fo:background-color="#f2dcdb"/>
    </style:style>
    <style:style style:name="ConditionalStyle_5f_213" style:display-name="ConditionalStyle_213" style:family="table-cell" style:parent-style-name="Default">
      <style:table-cell-properties fo:background-color="#d7e4bd"/>
    </style:style>
    <style:style style:name="ConditionalStyle_5f_212" style:display-name="ConditionalStyle_212" style:family="table-cell" style:parent-style-name="Default">
      <style:table-cell-properties fo:background-color="#b3a2c7"/>
    </style:style>
    <style:style style:name="ConditionalStyle_5f_211" style:display-name="ConditionalStyle_211" style:family="table-cell" style:parent-style-name="Default">
      <style:table-cell-properties fo:background-color="#93cddd"/>
    </style:style>
    <style:style style:name="ConditionalStyle_5f_210" style:display-name="ConditionalStyle_210" style:family="table-cell" style:parent-style-name="Default">
      <style:table-cell-properties fo:background-color="#e6c8ff"/>
    </style:style>
    <style:style style:name="ConditionalStyle_5f_209" style:display-name="ConditionalStyle_209" style:family="table-cell" style:parent-style-name="Default">
      <style:table-cell-properties fo:background-color="#8caa46"/>
    </style:style>
    <style:style style:name="ConditionalStyle_5f_208" style:display-name="ConditionalStyle_208" style:family="table-cell" style:parent-style-name="Default">
      <style:table-cell-properties fo:background-color="#fac090"/>
    </style:style>
    <style:style style:name="ConditionalStyle_5f_207" style:display-name="ConditionalStyle_207" style:family="table-cell" style:parent-style-name="Default">
      <style:table-cell-properties fo:background-color="#ffb4b4"/>
    </style:style>
    <style:style style:name="ConditionalStyle_5f_206" style:display-name="ConditionalStyle_206" style:family="table-cell" style:parent-style-name="Default">
      <style:table-cell-properties fo:background-color="#ffff93"/>
    </style:style>
    <style:style style:name="ConditionalStyle_5f_205" style:display-name="ConditionalStyle_205" style:family="table-cell" style:parent-style-name="Default">
      <style:table-cell-properties fo:background-color="#dfbe9d"/>
    </style:style>
    <style:style style:name="ConditionalStyle_5f_204" style:display-name="ConditionalStyle_204" style:family="table-cell" style:parent-style-name="Default">
      <style:table-cell-properties fo:background-color="#f2dcdb"/>
    </style:style>
    <style:style style:name="ConditionalStyle_5f_203" style:display-name="ConditionalStyle_203" style:family="table-cell" style:parent-style-name="Default">
      <style:table-cell-properties fo:background-color="#d7e4bd"/>
    </style:style>
    <style:style style:name="ConditionalStyle_5f_202" style:display-name="ConditionalStyle_202" style:family="table-cell" style:parent-style-name="Default">
      <style:table-cell-properties fo:background-color="#b3a2c7"/>
    </style:style>
    <style:style style:name="ConditionalStyle_5f_201" style:display-name="ConditionalStyle_201" style:family="table-cell" style:parent-style-name="Default">
      <style:table-cell-properties fo:background-color="#93cddd"/>
    </style:style>
    <style:style style:name="ConditionalStyle_5f_200" style:display-name="ConditionalStyle_200" style:family="table-cell" style:parent-style-name="Default">
      <style:table-cell-properties fo:background-color="#e6c8ff"/>
    </style:style>
    <style:style style:name="ConditionalStyle_5f_199" style:display-name="ConditionalStyle_199" style:family="table-cell" style:parent-style-name="Default">
      <style:table-cell-properties fo:background-color="#8caa46"/>
    </style:style>
    <style:style style:name="ConditionalStyle_5f_198" style:display-name="ConditionalStyle_198" style:family="table-cell" style:parent-style-name="Default">
      <style:table-cell-properties fo:background-color="#fac090"/>
    </style:style>
    <style:style style:name="ConditionalStyle_5f_197" style:display-name="ConditionalStyle_197" style:family="table-cell" style:parent-style-name="Default">
      <style:table-cell-properties fo:background-color="#ffb4b4"/>
    </style:style>
    <style:style style:name="ConditionalStyle_5f_196" style:display-name="ConditionalStyle_196" style:family="table-cell" style:parent-style-name="Default">
      <style:table-cell-properties fo:background-color="#ffff93"/>
    </style:style>
    <style:style style:name="ConditionalStyle_5f_195" style:display-name="ConditionalStyle_195" style:family="table-cell" style:parent-style-name="Default">
      <style:table-cell-properties fo:background-color="#dfbe9d"/>
    </style:style>
    <style:style style:name="ConditionalStyle_5f_194" style:display-name="ConditionalStyle_194" style:family="table-cell" style:parent-style-name="Default">
      <style:table-cell-properties fo:background-color="#f2dcdb"/>
    </style:style>
    <style:style style:name="ConditionalStyle_5f_193" style:display-name="ConditionalStyle_193" style:family="table-cell" style:parent-style-name="Default">
      <style:table-cell-properties fo:background-color="#d7e4bd"/>
    </style:style>
    <style:style style:name="ConditionalStyle_5f_192" style:display-name="ConditionalStyle_192" style:family="table-cell" style:parent-style-name="Default">
      <style:table-cell-properties fo:background-color="#b3a2c7"/>
    </style:style>
    <style:style style:name="ConditionalStyle_5f_191" style:display-name="ConditionalStyle_191" style:family="table-cell" style:parent-style-name="Default">
      <style:table-cell-properties fo:background-color="#93cddd"/>
    </style:style>
    <style:style style:name="ConditionalStyle_5f_190" style:display-name="ConditionalStyle_190" style:family="table-cell" style:parent-style-name="Default">
      <style:table-cell-properties fo:background-color="#e6c8ff"/>
    </style:style>
    <style:style style:name="ConditionalStyle_5f_189" style:display-name="ConditionalStyle_189" style:family="table-cell" style:parent-style-name="Default">
      <style:table-cell-properties fo:background-color="#8caa46"/>
    </style:style>
    <style:style style:name="ConditionalStyle_5f_188" style:display-name="ConditionalStyle_188" style:family="table-cell" style:parent-style-name="Default">
      <style:table-cell-properties fo:background-color="#fac090"/>
    </style:style>
    <style:style style:name="ConditionalStyle_5f_187" style:display-name="ConditionalStyle_187" style:family="table-cell" style:parent-style-name="Default">
      <style:table-cell-properties fo:background-color="#ffb4b4"/>
    </style:style>
    <style:style style:name="ConditionalStyle_5f_186" style:display-name="ConditionalStyle_186" style:family="table-cell" style:parent-style-name="Default">
      <style:table-cell-properties fo:background-color="#ffff93"/>
    </style:style>
    <style:style style:name="ConditionalStyle_5f_185" style:display-name="ConditionalStyle_185" style:family="table-cell" style:parent-style-name="Default">
      <style:table-cell-properties fo:background-color="#dfbe9d"/>
    </style:style>
    <style:style style:name="ConditionalStyle_5f_184" style:display-name="ConditionalStyle_184" style:family="table-cell" style:parent-style-name="Default">
      <style:table-cell-properties fo:background-color="#f2dcdb"/>
    </style:style>
    <style:style style:name="ConditionalStyle_5f_183" style:display-name="ConditionalStyle_183" style:family="table-cell" style:parent-style-name="Default">
      <style:table-cell-properties fo:background-color="#d7e4bd"/>
    </style:style>
    <style:style style:name="ConditionalStyle_5f_182" style:display-name="ConditionalStyle_182" style:family="table-cell" style:parent-style-name="Default">
      <style:table-cell-properties fo:background-color="#b3a2c7"/>
    </style:style>
    <style:style style:name="ConditionalStyle_5f_181" style:display-name="ConditionalStyle_181" style:family="table-cell" style:parent-style-name="Default">
      <style:table-cell-properties fo:background-color="#93cddd"/>
    </style:style>
    <style:style style:name="ConditionalStyle_5f_180" style:display-name="ConditionalStyle_180" style:family="table-cell" style:parent-style-name="Default">
      <style:table-cell-properties fo:background-color="#e6c8ff"/>
    </style:style>
    <style:style style:name="ConditionalStyle_5f_179" style:display-name="ConditionalStyle_179" style:family="table-cell" style:parent-style-name="Default">
      <style:table-cell-properties fo:background-color="#8caa46"/>
    </style:style>
    <style:style style:name="ConditionalStyle_5f_178" style:display-name="ConditionalStyle_178" style:family="table-cell" style:parent-style-name="Default">
      <style:table-cell-properties fo:background-color="#fac090"/>
    </style:style>
    <style:style style:name="ConditionalStyle_5f_177" style:display-name="ConditionalStyle_177" style:family="table-cell" style:parent-style-name="Default">
      <style:table-cell-properties fo:background-color="#ffb4b4"/>
    </style:style>
    <style:style style:name="ConditionalStyle_5f_176" style:display-name="ConditionalStyle_176" style:family="table-cell" style:parent-style-name="Default">
      <style:table-cell-properties fo:background-color="#ffff93"/>
    </style:style>
    <style:style style:name="ConditionalStyle_5f_175" style:display-name="ConditionalStyle_175" style:family="table-cell" style:parent-style-name="Default">
      <style:table-cell-properties fo:background-color="#dfbe9d"/>
    </style:style>
    <style:style style:name="ConditionalStyle_5f_174" style:display-name="ConditionalStyle_174" style:family="table-cell" style:parent-style-name="Default">
      <style:table-cell-properties fo:background-color="#f2dcdb"/>
    </style:style>
    <style:style style:name="ConditionalStyle_5f_173" style:display-name="ConditionalStyle_173" style:family="table-cell" style:parent-style-name="Default">
      <style:table-cell-properties fo:background-color="#d7e4bd"/>
    </style:style>
    <style:style style:name="ConditionalStyle_5f_172" style:display-name="ConditionalStyle_172" style:family="table-cell" style:parent-style-name="Default">
      <style:table-cell-properties fo:background-color="#b3a2c7"/>
    </style:style>
    <style:style style:name="ConditionalStyle_5f_171" style:display-name="ConditionalStyle_171" style:family="table-cell" style:parent-style-name="Default">
      <style:table-cell-properties fo:background-color="#93cddd"/>
    </style:style>
    <style:style style:name="ConditionalStyle_5f_170" style:display-name="ConditionalStyle_170" style:family="table-cell" style:parent-style-name="Default">
      <style:table-cell-properties fo:background-color="#e6c8ff"/>
    </style:style>
    <style:style style:name="ConditionalStyle_5f_169" style:display-name="ConditionalStyle_169" style:family="table-cell" style:parent-style-name="Default">
      <style:table-cell-properties fo:background-color="#8caa46"/>
    </style:style>
    <style:style style:name="ConditionalStyle_5f_168" style:display-name="ConditionalStyle_168" style:family="table-cell" style:parent-style-name="Default">
      <style:table-cell-properties fo:background-color="#fac090"/>
    </style:style>
    <style:style style:name="ConditionalStyle_5f_167" style:display-name="ConditionalStyle_167" style:family="table-cell" style:parent-style-name="Default">
      <style:table-cell-properties fo:background-color="#ffb4b4"/>
    </style:style>
    <style:style style:name="ConditionalStyle_5f_166" style:display-name="ConditionalStyle_166" style:family="table-cell" style:parent-style-name="Default">
      <style:table-cell-properties fo:background-color="#ffff93"/>
    </style:style>
    <style:style style:name="ConditionalStyle_5f_165" style:display-name="ConditionalStyle_165" style:family="table-cell" style:parent-style-name="Default">
      <style:table-cell-properties fo:background-color="#dfbe9d"/>
    </style:style>
    <style:style style:name="ConditionalStyle_5f_164" style:display-name="ConditionalStyle_164" style:family="table-cell" style:parent-style-name="Default">
      <style:table-cell-properties fo:background-color="#f2dcdb"/>
    </style:style>
    <style:style style:name="ConditionalStyle_5f_163" style:display-name="ConditionalStyle_163" style:family="table-cell" style:parent-style-name="Default">
      <style:table-cell-properties fo:background-color="#d7e4bd"/>
    </style:style>
    <style:style style:name="ConditionalStyle_5f_162" style:display-name="ConditionalStyle_162" style:family="table-cell" style:parent-style-name="Default">
      <style:table-cell-properties fo:background-color="#b3a2c7"/>
    </style:style>
    <style:style style:name="ConditionalStyle_5f_161" style:display-name="ConditionalStyle_161" style:family="table-cell" style:parent-style-name="Default">
      <style:table-cell-properties fo:background-color="#93cddd"/>
    </style:style>
    <style:style style:name="ConditionalStyle_5f_160" style:display-name="ConditionalStyle_160" style:family="table-cell" style:parent-style-name="Default">
      <style:table-cell-properties fo:background-color="#e6c8ff"/>
    </style:style>
    <style:style style:name="ConditionalStyle_5f_159" style:display-name="ConditionalStyle_159" style:family="table-cell" style:parent-style-name="Default">
      <style:table-cell-properties fo:background-color="#8caa46"/>
    </style:style>
    <style:style style:name="ConditionalStyle_5f_158" style:display-name="ConditionalStyle_158" style:family="table-cell" style:parent-style-name="Default">
      <style:table-cell-properties fo:background-color="#fac090"/>
    </style:style>
    <style:style style:name="ConditionalStyle_5f_157" style:display-name="ConditionalStyle_157" style:family="table-cell" style:parent-style-name="Default">
      <style:table-cell-properties fo:background-color="#ffb4b4"/>
    </style:style>
    <style:style style:name="ConditionalStyle_5f_156" style:display-name="ConditionalStyle_156" style:family="table-cell" style:parent-style-name="Default">
      <style:table-cell-properties fo:background-color="#ffff93"/>
    </style:style>
    <style:style style:name="ConditionalStyle_5f_155" style:display-name="ConditionalStyle_155" style:family="table-cell" style:parent-style-name="Default">
      <style:table-cell-properties fo:background-color="#dfbe9d"/>
    </style:style>
    <style:style style:name="ConditionalStyle_5f_154" style:display-name="ConditionalStyle_154" style:family="table-cell" style:parent-style-name="Default">
      <style:table-cell-properties fo:background-color="#f2dcdb"/>
    </style:style>
    <style:style style:name="ConditionalStyle_5f_153" style:display-name="ConditionalStyle_153" style:family="table-cell" style:parent-style-name="Default">
      <style:table-cell-properties fo:background-color="#d7e4bd"/>
    </style:style>
    <style:style style:name="ConditionalStyle_5f_152" style:display-name="ConditionalStyle_152" style:family="table-cell" style:parent-style-name="Default">
      <style:table-cell-properties fo:background-color="#b3a2c7"/>
    </style:style>
    <style:style style:name="ConditionalStyle_5f_151" style:display-name="ConditionalStyle_151" style:family="table-cell" style:parent-style-name="Default">
      <style:table-cell-properties fo:background-color="#93cddd"/>
    </style:style>
    <style:style style:name="ConditionalStyle_5f_150" style:display-name="ConditionalStyle_150" style:family="table-cell" style:parent-style-name="Default">
      <style:table-cell-properties fo:background-color="#e6c8ff"/>
    </style:style>
    <style:style style:name="ConditionalStyle_5f_149" style:display-name="ConditionalStyle_149" style:family="table-cell" style:parent-style-name="Default">
      <style:table-cell-properties fo:background-color="#8caa46"/>
    </style:style>
    <style:style style:name="ConditionalStyle_5f_148" style:display-name="ConditionalStyle_148" style:family="table-cell" style:parent-style-name="Default">
      <style:table-cell-properties fo:background-color="#fac090"/>
    </style:style>
    <style:style style:name="ConditionalStyle_5f_147" style:display-name="ConditionalStyle_147" style:family="table-cell" style:parent-style-name="Default">
      <style:table-cell-properties fo:background-color="#ffb4b4"/>
    </style:style>
    <style:style style:name="ConditionalStyle_5f_146" style:display-name="ConditionalStyle_146" style:family="table-cell" style:parent-style-name="Default">
      <style:table-cell-properties fo:background-color="#ffff93"/>
    </style:style>
    <style:style style:name="ConditionalStyle_5f_145" style:display-name="ConditionalStyle_145" style:family="table-cell" style:parent-style-name="Default">
      <style:table-cell-properties fo:background-color="#dfbe9d"/>
    </style:style>
    <style:style style:name="ConditionalStyle_5f_144" style:display-name="ConditionalStyle_144" style:family="table-cell" style:parent-style-name="Default">
      <style:table-cell-properties fo:background-color="#f2dcdb"/>
    </style:style>
    <style:style style:name="ConditionalStyle_5f_143" style:display-name="ConditionalStyle_143" style:family="table-cell" style:parent-style-name="Default">
      <style:table-cell-properties fo:background-color="#d7e4bd"/>
    </style:style>
    <style:style style:name="ConditionalStyle_5f_142" style:display-name="ConditionalStyle_142" style:family="table-cell" style:parent-style-name="Default">
      <style:table-cell-properties fo:background-color="#b3a2c7"/>
    </style:style>
    <style:style style:name="ConditionalStyle_5f_141" style:display-name="ConditionalStyle_141" style:family="table-cell" style:parent-style-name="Default">
      <style:table-cell-properties fo:background-color="#93cddd"/>
    </style:style>
    <style:style style:name="ConditionalStyle_5f_140" style:display-name="ConditionalStyle_140" style:family="table-cell" style:parent-style-name="Default">
      <style:table-cell-properties fo:background-color="#e6c8ff"/>
    </style:style>
    <style:style style:name="ConditionalStyle_5f_139" style:display-name="ConditionalStyle_139" style:family="table-cell" style:parent-style-name="Default">
      <style:table-cell-properties fo:background-color="#8caa46"/>
    </style:style>
    <style:style style:name="ConditionalStyle_5f_138" style:display-name="ConditionalStyle_138" style:family="table-cell" style:parent-style-name="Default">
      <style:table-cell-properties fo:background-color="#fac090"/>
    </style:style>
    <style:style style:name="ConditionalStyle_5f_137" style:display-name="ConditionalStyle_137" style:family="table-cell" style:parent-style-name="Default">
      <style:table-cell-properties fo:background-color="#ffb4b4"/>
    </style:style>
    <style:style style:name="ConditionalStyle_5f_136" style:display-name="ConditionalStyle_136" style:family="table-cell" style:parent-style-name="Default">
      <style:table-cell-properties fo:background-color="#ffff93"/>
    </style:style>
    <style:style style:name="ConditionalStyle_5f_135" style:display-name="ConditionalStyle_135" style:family="table-cell" style:parent-style-name="Default">
      <style:table-cell-properties fo:background-color="#dfbe9d"/>
    </style:style>
    <style:style style:name="ConditionalStyle_5f_134" style:display-name="ConditionalStyle_134" style:family="table-cell" style:parent-style-name="Default">
      <style:table-cell-properties fo:background-color="#f2dcdb"/>
    </style:style>
    <style:style style:name="ConditionalStyle_5f_133" style:display-name="ConditionalStyle_133" style:family="table-cell" style:parent-style-name="Default">
      <style:table-cell-properties fo:background-color="#d7e4bd"/>
    </style:style>
    <style:style style:name="ConditionalStyle_5f_132" style:display-name="ConditionalStyle_132" style:family="table-cell" style:parent-style-name="Default">
      <style:table-cell-properties fo:background-color="#b3a2c7"/>
    </style:style>
    <style:style style:name="ConditionalStyle_5f_131" style:display-name="ConditionalStyle_131" style:family="table-cell" style:parent-style-name="Default">
      <style:table-cell-properties fo:background-color="#93cddd"/>
    </style:style>
    <style:style style:name="ConditionalStyle_5f_130" style:display-name="ConditionalStyle_130" style:family="table-cell" style:parent-style-name="Default">
      <style:table-cell-properties fo:background-color="#e6c8ff"/>
    </style:style>
    <style:style style:name="ConditionalStyle_5f_129" style:display-name="ConditionalStyle_129" style:family="table-cell" style:parent-style-name="Default">
      <style:table-cell-properties fo:background-color="#8caa46"/>
    </style:style>
    <style:style style:name="ConditionalStyle_5f_128" style:display-name="ConditionalStyle_128" style:family="table-cell" style:parent-style-name="Default">
      <style:table-cell-properties fo:background-color="#fac090"/>
    </style:style>
    <style:style style:name="ConditionalStyle_5f_127" style:display-name="ConditionalStyle_127" style:family="table-cell" style:parent-style-name="Default">
      <style:table-cell-properties fo:background-color="#ffb4b4"/>
    </style:style>
    <style:style style:name="ConditionalStyle_5f_126" style:display-name="ConditionalStyle_126" style:family="table-cell" style:parent-style-name="Default">
      <style:table-cell-properties fo:background-color="#ffff93"/>
    </style:style>
    <style:style style:name="ConditionalStyle_5f_125" style:display-name="ConditionalStyle_125" style:family="table-cell" style:parent-style-name="Default">
      <style:table-cell-properties fo:background-color="#dfbe9d"/>
    </style:style>
    <style:style style:name="ConditionalStyle_5f_124" style:display-name="ConditionalStyle_124" style:family="table-cell" style:parent-style-name="Default">
      <style:table-cell-properties fo:background-color="#f2dcdb"/>
    </style:style>
    <style:style style:name="ConditionalStyle_5f_123" style:display-name="ConditionalStyle_123" style:family="table-cell" style:parent-style-name="Default">
      <style:table-cell-properties fo:background-color="#d7e4bd"/>
    </style:style>
    <style:style style:name="ConditionalStyle_5f_122" style:display-name="ConditionalStyle_122" style:family="table-cell" style:parent-style-name="Default">
      <style:table-cell-properties fo:background-color="#b3a2c7"/>
    </style:style>
    <style:style style:name="ConditionalStyle_5f_121" style:display-name="ConditionalStyle_121" style:family="table-cell" style:parent-style-name="Default">
      <style:table-cell-properties fo:background-color="#93cddd"/>
    </style:style>
    <style:style style:name="ConditionalStyle_5f_120" style:display-name="ConditionalStyle_120" style:family="table-cell" style:parent-style-name="Default">
      <style:table-cell-properties fo:background-color="#e6c8ff"/>
    </style:style>
    <style:style style:name="ConditionalStyle_5f_119" style:display-name="ConditionalStyle_119" style:family="table-cell" style:parent-style-name="Default">
      <style:table-cell-properties fo:background-color="#8caa46"/>
    </style:style>
    <style:style style:name="ConditionalStyle_5f_118" style:display-name="ConditionalStyle_118" style:family="table-cell" style:parent-style-name="Default">
      <style:table-cell-properties fo:background-color="#fac090"/>
    </style:style>
    <style:style style:name="ConditionalStyle_5f_117" style:display-name="ConditionalStyle_117" style:family="table-cell" style:parent-style-name="Default">
      <style:table-cell-properties fo:background-color="#ffb4b4"/>
    </style:style>
    <style:style style:name="ConditionalStyle_5f_116" style:display-name="ConditionalStyle_116" style:family="table-cell" style:parent-style-name="Default">
      <style:table-cell-properties fo:background-color="#ffff93"/>
    </style:style>
    <style:style style:name="ConditionalStyle_5f_115" style:display-name="ConditionalStyle_115" style:family="table-cell" style:parent-style-name="Default">
      <style:table-cell-properties fo:background-color="#dfbe9d"/>
    </style:style>
    <style:style style:name="ConditionalStyle_5f_114" style:display-name="ConditionalStyle_114" style:family="table-cell" style:parent-style-name="Default">
      <style:table-cell-properties fo:background-color="#f2dcdb"/>
    </style:style>
    <style:style style:name="ConditionalStyle_5f_113" style:display-name="ConditionalStyle_113" style:family="table-cell" style:parent-style-name="Default">
      <style:table-cell-properties fo:background-color="#d7e4bd"/>
    </style:style>
    <style:style style:name="ConditionalStyle_5f_112" style:display-name="ConditionalStyle_112" style:family="table-cell" style:parent-style-name="Default">
      <style:table-cell-properties fo:background-color="#b3a2c7"/>
    </style:style>
    <style:style style:name="ConditionalStyle_5f_111" style:display-name="ConditionalStyle_111" style:family="table-cell" style:parent-style-name="Default">
      <style:table-cell-properties fo:background-color="#93cddd"/>
    </style:style>
    <style:style style:name="ConditionalStyle_5f_110" style:display-name="ConditionalStyle_110" style:family="table-cell" style:parent-style-name="Default">
      <style:table-cell-properties fo:background-color="#e6c8ff"/>
    </style:style>
    <style:style style:name="ConditionalStyle_5f_109" style:display-name="ConditionalStyle_109" style:family="table-cell" style:parent-style-name="Default">
      <style:table-cell-properties fo:background-color="#8caa46"/>
    </style:style>
    <style:style style:name="ConditionalStyle_5f_108" style:display-name="ConditionalStyle_108" style:family="table-cell" style:parent-style-name="Default">
      <style:table-cell-properties fo:background-color="#fac090"/>
    </style:style>
    <style:style style:name="ConditionalStyle_5f_107" style:display-name="ConditionalStyle_107" style:family="table-cell" style:parent-style-name="Default">
      <style:table-cell-properties fo:background-color="#ffb4b4"/>
    </style:style>
    <style:style style:name="ConditionalStyle_5f_106" style:display-name="ConditionalStyle_106" style:family="table-cell" style:parent-style-name="Default">
      <style:table-cell-properties fo:background-color="#ffff93"/>
    </style:style>
    <style:style style:name="ConditionalStyle_5f_105" style:display-name="ConditionalStyle_105" style:family="table-cell" style:parent-style-name="Default">
      <style:table-cell-properties fo:background-color="#dfbe9d"/>
    </style:style>
    <style:style style:name="ConditionalStyle_5f_104" style:display-name="ConditionalStyle_104" style:family="table-cell" style:parent-style-name="Default">
      <style:table-cell-properties fo:background-color="#f2dcdb"/>
    </style:style>
    <style:style style:name="ConditionalStyle_5f_103" style:display-name="ConditionalStyle_103" style:family="table-cell" style:parent-style-name="Default">
      <style:table-cell-properties fo:background-color="#d7e4bd"/>
    </style:style>
    <style:style style:name="ConditionalStyle_5f_102" style:display-name="ConditionalStyle_102" style:family="table-cell" style:parent-style-name="Default">
      <style:table-cell-properties fo:background-color="#b3a2c7"/>
    </style:style>
    <style:style style:name="ConditionalStyle_5f_101" style:display-name="ConditionalStyle_101" style:family="table-cell" style:parent-style-name="Default">
      <style:table-cell-properties fo:background-color="#93cddd"/>
    </style:style>
    <style:style style:name="ConditionalStyle_5f_100" style:display-name="ConditionalStyle_100" style:family="table-cell" style:parent-style-name="Default">
      <style:table-cell-properties fo:background-color="#e6c8ff"/>
    </style:style>
    <style:style style:name="ConditionalStyle_5f_99" style:display-name="ConditionalStyle_99" style:family="table-cell" style:parent-style-name="Default">
      <style:table-cell-properties fo:background-color="#8caa46"/>
    </style:style>
    <style:style style:name="ConditionalStyle_5f_98" style:display-name="ConditionalStyle_98" style:family="table-cell" style:parent-style-name="Default">
      <style:table-cell-properties fo:background-color="#fac090"/>
    </style:style>
    <style:style style:name="ConditionalStyle_5f_97" style:display-name="ConditionalStyle_97" style:family="table-cell" style:parent-style-name="Default">
      <style:table-cell-properties fo:background-color="#ffb4b4"/>
    </style:style>
    <style:style style:name="ConditionalStyle_5f_96" style:display-name="ConditionalStyle_96" style:family="table-cell" style:parent-style-name="Default">
      <style:table-cell-properties fo:background-color="#ffff93"/>
    </style:style>
    <style:style style:name="ConditionalStyle_5f_95" style:display-name="ConditionalStyle_95" style:family="table-cell" style:parent-style-name="Default">
      <style:table-cell-properties fo:background-color="#dfbe9d"/>
    </style:style>
    <style:style style:name="ConditionalStyle_5f_94" style:display-name="ConditionalStyle_94" style:family="table-cell" style:parent-style-name="Default">
      <style:table-cell-properties fo:background-color="#f2dcdb"/>
    </style:style>
    <style:style style:name="ConditionalStyle_5f_93" style:display-name="ConditionalStyle_93" style:family="table-cell" style:parent-style-name="Default">
      <style:table-cell-properties fo:background-color="#d7e4bd"/>
    </style:style>
    <style:style style:name="ConditionalStyle_5f_92" style:display-name="ConditionalStyle_92" style:family="table-cell" style:parent-style-name="Default">
      <style:table-cell-properties fo:background-color="#b3a2c7"/>
    </style:style>
    <style:style style:name="ConditionalStyle_5f_91" style:display-name="ConditionalStyle_91" style:family="table-cell" style:parent-style-name="Default">
      <style:table-cell-properties fo:background-color="#93cddd"/>
    </style:style>
    <style:style style:name="ConditionalStyle_5f_90" style:display-name="ConditionalStyle_90" style:family="table-cell" style:parent-style-name="Default">
      <style:table-cell-properties fo:background-color="#e6c8ff"/>
    </style:style>
    <style:style style:name="ConditionalStyle_5f_89" style:display-name="ConditionalStyle_89" style:family="table-cell" style:parent-style-name="Default">
      <style:table-cell-properties fo:background-color="#8caa46"/>
    </style:style>
    <style:style style:name="ConditionalStyle_5f_88" style:display-name="ConditionalStyle_88" style:family="table-cell" style:parent-style-name="Default">
      <style:table-cell-properties fo:background-color="#fac090"/>
    </style:style>
    <style:style style:name="ConditionalStyle_5f_87" style:display-name="ConditionalStyle_87" style:family="table-cell" style:parent-style-name="Default">
      <style:table-cell-properties fo:background-color="#ffb4b4"/>
    </style:style>
    <style:style style:name="ConditionalStyle_5f_86" style:display-name="ConditionalStyle_86" style:family="table-cell" style:parent-style-name="Default">
      <style:table-cell-properties fo:background-color="#ffff93"/>
    </style:style>
    <style:style style:name="ConditionalStyle_5f_85" style:display-name="ConditionalStyle_85" style:family="table-cell" style:parent-style-name="Default">
      <style:table-cell-properties fo:background-color="#dfbe9d"/>
    </style:style>
    <style:style style:name="ConditionalStyle_5f_84" style:display-name="ConditionalStyle_84" style:family="table-cell" style:parent-style-name="Default">
      <style:table-cell-properties fo:background-color="#f2dcdb"/>
    </style:style>
    <style:style style:name="ConditionalStyle_5f_83" style:display-name="ConditionalStyle_83" style:family="table-cell" style:parent-style-name="Default">
      <style:table-cell-properties fo:background-color="#d7e4bd"/>
    </style:style>
    <style:style style:name="ConditionalStyle_5f_82" style:display-name="ConditionalStyle_82" style:family="table-cell" style:parent-style-name="Default">
      <style:table-cell-properties fo:background-color="#b3a2c7"/>
    </style:style>
    <style:style style:name="ConditionalStyle_5f_81" style:display-name="ConditionalStyle_81" style:family="table-cell" style:parent-style-name="Default">
      <style:table-cell-properties fo:background-color="#93cddd"/>
    </style:style>
    <style:style style:name="ConditionalStyle_5f_80" style:display-name="ConditionalStyle_80" style:family="table-cell" style:parent-style-name="Default">
      <style:table-cell-properties fo:background-color="#e6c8ff"/>
    </style:style>
    <style:style style:name="ConditionalStyle_5f_79" style:display-name="ConditionalStyle_79" style:family="table-cell" style:parent-style-name="Default">
      <style:table-cell-properties fo:background-color="#8caa46"/>
    </style:style>
    <style:style style:name="ConditionalStyle_5f_78" style:display-name="ConditionalStyle_78" style:family="table-cell" style:parent-style-name="Default">
      <style:table-cell-properties fo:background-color="#fac090"/>
    </style:style>
    <style:style style:name="ConditionalStyle_5f_77" style:display-name="ConditionalStyle_77" style:family="table-cell" style:parent-style-name="Default">
      <style:table-cell-properties fo:background-color="#ffb4b4"/>
    </style:style>
    <style:style style:name="ConditionalStyle_5f_76" style:display-name="ConditionalStyle_76" style:family="table-cell" style:parent-style-name="Default">
      <style:table-cell-properties fo:background-color="#ffff93"/>
    </style:style>
    <style:style style:name="ConditionalStyle_5f_75" style:display-name="ConditionalStyle_75" style:family="table-cell" style:parent-style-name="Default">
      <style:table-cell-properties fo:background-color="#dfbe9d"/>
    </style:style>
    <style:style style:name="ConditionalStyle_5f_74" style:display-name="ConditionalStyle_74" style:family="table-cell" style:parent-style-name="Default">
      <style:table-cell-properties fo:background-color="#f2dcdb"/>
    </style:style>
    <style:style style:name="ConditionalStyle_5f_73" style:display-name="ConditionalStyle_73" style:family="table-cell" style:parent-style-name="Default">
      <style:table-cell-properties fo:background-color="#d7e4bd"/>
    </style:style>
    <style:style style:name="ConditionalStyle_5f_72" style:display-name="ConditionalStyle_72" style:family="table-cell" style:parent-style-name="Default">
      <style:table-cell-properties fo:background-color="#b3a2c7"/>
    </style:style>
    <style:style style:name="ConditionalStyle_5f_71" style:display-name="ConditionalStyle_71" style:family="table-cell" style:parent-style-name="Default">
      <style:table-cell-properties fo:background-color="#93cddd"/>
    </style:style>
    <style:style style:name="ConditionalStyle_5f_70" style:display-name="ConditionalStyle_70" style:family="table-cell" style:parent-style-name="Default">
      <style:table-cell-properties fo:background-color="#e6c8ff"/>
    </style:style>
    <style:style style:name="ConditionalStyle_5f_69" style:display-name="ConditionalStyle_69" style:family="table-cell" style:parent-style-name="Default">
      <style:table-cell-properties fo:background-color="#8caa46"/>
    </style:style>
    <style:style style:name="ConditionalStyle_5f_68" style:display-name="ConditionalStyle_68" style:family="table-cell" style:parent-style-name="Default">
      <style:table-cell-properties fo:background-color="#fac090"/>
    </style:style>
    <style:style style:name="ConditionalStyle_5f_67" style:display-name="ConditionalStyle_67" style:family="table-cell" style:parent-style-name="Default">
      <style:table-cell-properties fo:background-color="#ffb4b4"/>
    </style:style>
    <style:style style:name="ConditionalStyle_5f_66" style:display-name="ConditionalStyle_66" style:family="table-cell" style:parent-style-name="Default">
      <style:table-cell-properties fo:background-color="#ffff93"/>
    </style:style>
    <style:style style:name="ConditionalStyle_5f_65" style:display-name="ConditionalStyle_65" style:family="table-cell" style:parent-style-name="Default">
      <style:table-cell-properties fo:background-color="#dfbe9d"/>
    </style:style>
    <style:style style:name="ConditionalStyle_5f_64" style:display-name="ConditionalStyle_64" style:family="table-cell" style:parent-style-name="Default">
      <style:table-cell-properties fo:background-color="#f2dcdb"/>
    </style:style>
    <style:style style:name="ConditionalStyle_5f_63" style:display-name="ConditionalStyle_63" style:family="table-cell" style:parent-style-name="Default">
      <style:table-cell-properties fo:background-color="#d7e4bd"/>
    </style:style>
    <style:style style:name="ConditionalStyle_5f_62" style:display-name="ConditionalStyle_62" style:family="table-cell" style:parent-style-name="Default">
      <style:table-cell-properties fo:background-color="#b3a2c7"/>
    </style:style>
    <style:style style:name="ConditionalStyle_5f_61" style:display-name="ConditionalStyle_61" style:family="table-cell" style:parent-style-name="Default">
      <style:table-cell-properties fo:background-color="#93cddd"/>
    </style:style>
    <style:style style:name="ConditionalStyle_5f_60" style:display-name="ConditionalStyle_60" style:family="table-cell" style:parent-style-name="Default">
      <style:table-cell-properties fo:background-color="#e6c8ff"/>
    </style:style>
    <style:style style:name="ConditionalStyle_5f_59" style:display-name="ConditionalStyle_59" style:family="table-cell" style:parent-style-name="Default">
      <style:table-cell-properties fo:background-color="#8caa46"/>
    </style:style>
    <style:style style:name="ConditionalStyle_5f_58" style:display-name="ConditionalStyle_58" style:family="table-cell" style:parent-style-name="Default">
      <style:table-cell-properties fo:background-color="#fac090"/>
    </style:style>
    <style:style style:name="ConditionalStyle_5f_57" style:display-name="ConditionalStyle_57" style:family="table-cell" style:parent-style-name="Default">
      <style:table-cell-properties fo:background-color="#ffb4b4"/>
    </style:style>
    <style:style style:name="ConditionalStyle_5f_56" style:display-name="ConditionalStyle_56" style:family="table-cell" style:parent-style-name="Default">
      <style:table-cell-properties fo:background-color="#ffff93"/>
    </style:style>
    <style:style style:name="ConditionalStyle_5f_55" style:display-name="ConditionalStyle_55" style:family="table-cell" style:parent-style-name="Default">
      <style:table-cell-properties fo:background-color="#dfbe9d"/>
    </style:style>
    <style:style style:name="ConditionalStyle_5f_54" style:display-name="ConditionalStyle_54" style:family="table-cell" style:parent-style-name="Default">
      <style:table-cell-properties fo:background-color="#f2dcdb"/>
    </style:style>
    <style:style style:name="ConditionalStyle_5f_53" style:display-name="ConditionalStyle_53" style:family="table-cell" style:parent-style-name="Default">
      <style:table-cell-properties fo:background-color="#d7e4bd"/>
    </style:style>
    <style:style style:name="ConditionalStyle_5f_52" style:display-name="ConditionalStyle_52" style:family="table-cell" style:parent-style-name="Default">
      <style:table-cell-properties fo:background-color="#b3a2c7"/>
    </style:style>
    <style:style style:name="ConditionalStyle_5f_51" style:display-name="ConditionalStyle_51" style:family="table-cell" style:parent-style-name="Default">
      <style:table-cell-properties fo:background-color="#93cddd"/>
    </style:style>
    <style:style style:name="ConditionalStyle_5f_50" style:display-name="ConditionalStyle_50" style:family="table-cell" style:parent-style-name="Default">
      <style:table-cell-properties fo:background-color="#e6c8ff"/>
    </style:style>
    <style:style style:name="ConditionalStyle_5f_49" style:display-name="ConditionalStyle_49" style:family="table-cell" style:parent-style-name="Default">
      <style:table-cell-properties fo:background-color="#8caa46"/>
    </style:style>
    <style:style style:name="ConditionalStyle_5f_48" style:display-name="ConditionalStyle_48" style:family="table-cell" style:parent-style-name="Default">
      <style:table-cell-properties fo:background-color="#fac090"/>
    </style:style>
    <style:style style:name="ConditionalStyle_5f_47" style:display-name="ConditionalStyle_47" style:family="table-cell" style:parent-style-name="Default">
      <style:table-cell-properties fo:background-color="#ffb4b4"/>
    </style:style>
    <style:style style:name="ConditionalStyle_5f_46" style:display-name="ConditionalStyle_46" style:family="table-cell" style:parent-style-name="Default">
      <style:table-cell-properties fo:background-color="#ffff93"/>
    </style:style>
    <style:style style:name="ConditionalStyle_5f_45" style:display-name="ConditionalStyle_45" style:family="table-cell" style:parent-style-name="Default">
      <style:table-cell-properties fo:background-color="#dfbe9d"/>
    </style:style>
    <style:style style:name="ConditionalStyle_5f_44" style:display-name="ConditionalStyle_44" style:family="table-cell" style:parent-style-name="Default">
      <style:table-cell-properties fo:background-color="#f2dcdb"/>
    </style:style>
    <style:style style:name="ConditionalStyle_5f_43" style:display-name="ConditionalStyle_43" style:family="table-cell" style:parent-style-name="Default">
      <style:table-cell-properties fo:background-color="#d7e4bd"/>
    </style:style>
    <style:style style:name="ConditionalStyle_5f_42" style:display-name="ConditionalStyle_42" style:family="table-cell" style:parent-style-name="Default">
      <style:table-cell-properties fo:background-color="#b3a2c7"/>
    </style:style>
    <style:style style:name="ConditionalStyle_5f_41" style:display-name="ConditionalStyle_41" style:family="table-cell" style:parent-style-name="Default">
      <style:table-cell-properties fo:background-color="#93cddd"/>
    </style:style>
    <style:style style:name="ConditionalStyle_5f_40" style:display-name="ConditionalStyle_40" style:family="table-cell" style:parent-style-name="Default">
      <style:table-cell-properties fo:background-color="#e6c8ff"/>
    </style:style>
    <style:style style:name="ConditionalStyle_5f_39" style:display-name="ConditionalStyle_39" style:family="table-cell" style:parent-style-name="Default">
      <style:table-cell-properties fo:background-color="#8caa46"/>
    </style:style>
    <style:style style:name="ConditionalStyle_5f_38" style:display-name="ConditionalStyle_38" style:family="table-cell" style:parent-style-name="Default">
      <style:table-cell-properties fo:background-color="#fac090"/>
    </style:style>
    <style:style style:name="ConditionalStyle_5f_37" style:display-name="ConditionalStyle_37" style:family="table-cell" style:parent-style-name="Default">
      <style:table-cell-properties fo:background-color="#ffb4b4"/>
    </style:style>
    <style:style style:name="ConditionalStyle_5f_36" style:display-name="ConditionalStyle_36" style:family="table-cell" style:parent-style-name="Default">
      <style:table-cell-properties fo:background-color="#ffff93"/>
    </style:style>
    <style:style style:name="ConditionalStyle_5f_35" style:display-name="ConditionalStyle_35" style:family="table-cell" style:parent-style-name="Default">
      <style:table-cell-properties fo:background-color="#dfbe9d"/>
    </style:style>
    <style:style style:name="ConditionalStyle_5f_34" style:display-name="ConditionalStyle_34" style:family="table-cell" style:parent-style-name="Default">
      <style:table-cell-properties fo:background-color="#f2dcdb"/>
    </style:style>
    <style:style style:name="ConditionalStyle_5f_33" style:display-name="ConditionalStyle_33" style:family="table-cell" style:parent-style-name="Default">
      <style:table-cell-properties fo:background-color="#d7e4bd"/>
    </style:style>
    <style:style style:name="ConditionalStyle_5f_32" style:display-name="ConditionalStyle_32" style:family="table-cell" style:parent-style-name="Default">
      <style:table-cell-properties fo:background-color="#b3a2c7"/>
    </style:style>
    <style:style style:name="ConditionalStyle_5f_31" style:display-name="ConditionalStyle_31" style:family="table-cell" style:parent-style-name="Default">
      <style:table-cell-properties fo:background-color="#93cddd"/>
    </style:style>
    <style:style style:name="ConditionalStyle_5f_30" style:display-name="ConditionalStyle_30" style:family="table-cell" style:parent-style-name="Default">
      <style:table-cell-properties fo:background-color="#e6c8ff"/>
    </style:style>
    <style:style style:name="ConditionalStyle_5f_29" style:display-name="ConditionalStyle_29" style:family="table-cell" style:parent-style-name="Default">
      <style:table-cell-properties fo:background-color="#8caa46"/>
    </style:style>
    <style:style style:name="ConditionalStyle_5f_28" style:display-name="ConditionalStyle_28" style:family="table-cell" style:parent-style-name="Default">
      <style:table-cell-properties fo:background-color="#fac090"/>
    </style:style>
    <style:style style:name="ConditionalStyle_5f_27" style:display-name="ConditionalStyle_27" style:family="table-cell" style:parent-style-name="Default">
      <style:table-cell-properties fo:background-color="#ffb4b4"/>
    </style:style>
    <style:style style:name="ConditionalStyle_5f_26" style:display-name="ConditionalStyle_26" style:family="table-cell" style:parent-style-name="Default">
      <style:table-cell-properties fo:background-color="#ffff93"/>
    </style:style>
    <style:style style:name="ConditionalStyle_5f_25" style:display-name="ConditionalStyle_25" style:family="table-cell" style:parent-style-name="Default">
      <style:table-cell-properties fo:background-color="#dfbe9d"/>
    </style:style>
    <style:style style:name="ConditionalStyle_5f_24" style:display-name="ConditionalStyle_24" style:family="table-cell" style:parent-style-name="Default">
      <style:table-cell-properties fo:background-color="#f2dcdb"/>
    </style:style>
    <style:style style:name="ConditionalStyle_5f_23" style:display-name="ConditionalStyle_23" style:family="table-cell" style:parent-style-name="Default">
      <style:table-cell-properties fo:background-color="#d7e4bd"/>
    </style:style>
    <style:style style:name="ConditionalStyle_5f_22" style:display-name="ConditionalStyle_22" style:family="table-cell" style:parent-style-name="Default">
      <style:table-cell-properties fo:background-color="#b3a2c7"/>
    </style:style>
    <style:style style:name="ConditionalStyle_5f_21" style:display-name="ConditionalStyle_21" style:family="table-cell" style:parent-style-name="Default">
      <style:table-cell-properties fo:background-color="#93cddd"/>
    </style:style>
    <style:style style:name="ConditionalStyle_5f_20" style:display-name="ConditionalStyle_20" style:family="table-cell" style:parent-style-name="Default">
      <style:table-cell-properties fo:background-color="#e6c8ff"/>
    </style:style>
    <style:style style:name="ConditionalStyle_5f_19" style:display-name="ConditionalStyle_19" style:family="table-cell" style:parent-style-name="Default">
      <style:table-cell-properties fo:background-color="#8caa46"/>
    </style:style>
    <style:style style:name="ConditionalStyle_5f_18" style:display-name="ConditionalStyle_18" style:family="table-cell" style:parent-style-name="Default">
      <style:table-cell-properties fo:background-color="#fac090"/>
    </style:style>
    <style:style style:name="ConditionalStyle_5f_17" style:display-name="ConditionalStyle_17" style:family="table-cell" style:parent-style-name="Default">
      <style:table-cell-properties fo:background-color="#ffb4b4"/>
    </style:style>
    <style:style style:name="ConditionalStyle_5f_16" style:display-name="ConditionalStyle_16" style:family="table-cell" style:parent-style-name="Default">
      <style:table-cell-properties fo:background-color="#ffff93"/>
    </style:style>
    <style:style style:name="ConditionalStyle_5f_15" style:display-name="ConditionalStyle_15" style:family="table-cell" style:parent-style-name="Default">
      <style:table-cell-properties fo:background-color="#dfbe9d"/>
    </style:style>
    <style:style style:name="ConditionalStyle_5f_14" style:display-name="ConditionalStyle_14" style:family="table-cell" style:parent-style-name="Default">
      <style:table-cell-properties fo:background-color="#f2dcdb"/>
    </style:style>
    <style:style style:name="ConditionalStyle_5f_13" style:display-name="ConditionalStyle_13" style:family="table-cell" style:parent-style-name="Default">
      <style:table-cell-properties fo:background-color="#d7e4bd"/>
    </style:style>
    <style:style style:name="ConditionalStyle_5f_12" style:display-name="ConditionalStyle_12" style:family="table-cell" style:parent-style-name="Default">
      <style:table-cell-properties fo:background-color="#b3a2c7"/>
    </style:style>
    <style:style style:name="ConditionalStyle_5f_11" style:display-name="ConditionalStyle_11" style:family="table-cell" style:parent-style-name="Default">
      <style:table-cell-properties fo:background-color="#93cddd"/>
    </style:style>
    <style:style style:name="ConditionalStyle_5f_10" style:display-name="ConditionalStyle_10" style:family="table-cell" style:parent-style-name="Default">
      <style:table-cell-properties fo:background-color="#e6c8ff"/>
    </style:style>
    <style:style style:name="ConditionalStyle_5f_9" style:display-name="ConditionalStyle_9" style:family="table-cell" style:parent-style-name="Default">
      <style:table-cell-properties fo:background-color="#8caa46"/>
    </style:style>
    <style:style style:name="ConditionalStyle_5f_8" style:display-name="ConditionalStyle_8" style:family="table-cell" style:parent-style-name="Default">
      <style:table-cell-properties fo:background-color="#fac090"/>
    </style:style>
    <style:style style:name="ConditionalStyle_5f_7" style:display-name="ConditionalStyle_7" style:family="table-cell" style:parent-style-name="Default">
      <style:table-cell-properties fo:background-color="#ffb4b4"/>
    </style:style>
    <style:style style:name="ConditionalStyle_5f_6" style:display-name="ConditionalStyle_6" style:family="table-cell" style:parent-style-name="Default">
      <style:table-cell-properties fo:background-color="#ffff93"/>
    </style:style>
    <style:style style:name="ConditionalStyle_5f_5" style:display-name="ConditionalStyle_5" style:family="table-cell" style:parent-style-name="Default">
      <style:table-cell-properties fo:background-color="#dfbe9d"/>
    </style:style>
    <style:style style:name="ConditionalStyle_5f_4" style:display-name="ConditionalStyle_4" style:family="table-cell" style:parent-style-name="Default">
      <style:table-cell-properties fo:background-color="#f2dcdb"/>
    </style:style>
    <style:style style:name="ConditionalStyle_5f_3" style:display-name="ConditionalStyle_3" style:family="table-cell" style:parent-style-name="Default">
      <style:table-cell-properties fo:background-color="#d7e4bd"/>
    </style:style>
    <style:style style:name="ConditionalStyle_5f_2" style:display-name="ConditionalStyle_2" style:family="table-cell" style:parent-style-name="Default">
      <style:table-cell-properties fo:background-color="#b3a2c7"/>
    </style:style>
    <style:style style:name="ConditionalStyle_5f_1" style:display-name="ConditionalStyle_1" style:family="table-cell" style:parent-style-name="Default">
      <style:table-cell-properties fo:background-color="#93c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9">00/00/0000</text:date>, <text:time style:data-style-name="N2" text:time-value="18:15:22.8122774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inweise" style:display-name="PageStyle_Hinwei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XylloPep_5f_Growth" style:display-name="PageStyle_XylloPep_Growth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XylloPep_5f_MOs" style:display-name="PageStyle_XylloPep_MO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oPep_5f_data" style:display-name="PageStyle_loPep_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12-07-23T14:39:25</dc:date>
    <meta:editing-duration>P0D</meta:editing-duration>
    <meta:generator>LibreOffice/4.2.8.2$Linux_X86_64 LibreOffice_project/420m0$Build-2</meta:generator>
    <meta:document-statistic meta:table-count="4" meta:cell-count="1737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